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Noto Sans" svg:font-family="'Noto Sans'"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Noto Sans1" svg:font-family="'Noto Sans'" style:font-family-generic="swiss" style:font-pitch="variable"/>
    <style:font-face style:name="Segoe UI" svg:font-family="'Segoe UI'" style:font-family-generic="swiss" style:font-pitch="variable"/>
    <style:font-face style:name="Times New Roman2" svg:font-family="'Times New Roman'" style:font-family-generic="swiss" style:font-pitch="variable"/>
    <style:font-face style:name="DejaVu Sans Condensed" svg:font-family="'DejaVu Sans Condensed'"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5.252cm" fo:margin-left="1.483cm" table:align="left"/>
    </style:style>
    <style:style style:name="Tabela1.A" style:family="table-column">
      <style:table-column-properties style:column-width="3.251cm"/>
    </style:style>
    <style:style style:name="Tabela1.B" style:family="table-column">
      <style:table-column-properties style:column-width="12.002cm"/>
    </style:style>
    <style:style style:name="Tabela1.A1" style:family="table-cell">
      <style:table-cell-properties style:vertical-align="middle" fo:padding-left="0.191cm" fo:padding-right="0.191cm" fo:padding-top="0cm" fo:padding-bottom="0cm" fo:border="0.035cm solid #6d6d6d" style:writing-mode="lr-tb"/>
    </style:style>
    <style:style style:name="Tabela1.A10" style:family="table-cell">
      <style:table-cell-properties style:vertical-align="middle" fo:padding-left="0.191cm" fo:padding-right="0.191cm" fo:padding-top="0cm" fo:padding-bottom="0cm" fo:border-left="0.035cm solid #6d6d6d" fo:border-right="0.035cm solid #6d6d6d" fo:border-top="none" fo:border-bottom="0.035cm solid #6d6d6d" style:writing-mode="lr-tb"/>
    </style:style>
    <style:style style:name="Tabela2" style:family="table">
      <style:table-properties style:width="15.252cm" fo:margin-left="1.483cm" table:align="left"/>
    </style:style>
    <style:style style:name="Tabela2.A" style:family="table-column">
      <style:table-column-properties style:column-width="2.251cm"/>
    </style:style>
    <style:style style:name="Tabela2.B" style:family="table-column">
      <style:table-column-properties style:column-width="5.249cm"/>
    </style:style>
    <style:style style:name="Tabela2.C" style:family="table-column">
      <style:table-column-properties style:column-width="5.001cm"/>
    </style:style>
    <style:style style:name="Tabela2.D" style:family="table-column">
      <style:table-column-properties style:column-width="2.752cm"/>
    </style:style>
    <style:style style:name="Tabela2.A1" style:family="table-cell">
      <style:table-cell-properties style:vertical-align="middle" fo:padding-left="0.191cm" fo:padding-right="0.191cm" fo:padding-top="0cm" fo:padding-bottom="0cm" fo:border="0.035cm solid #6d6d6d" style:writing-mode="lr-tb"/>
    </style:style>
    <style:style style:name="Tabela2.A10" style:family="table-cell">
      <style:table-cell-properties style:vertical-align="middle" fo:padding-left="0.191cm" fo:padding-right="0.191cm" fo:padding-top="0cm" fo:padding-bottom="0cm" fo:border-left="0.035cm solid #6d6d6d" fo:border-right="0.035cm solid #6d6d6d" fo:border-top="none" fo:border-bottom="0.035cm solid #6d6d6d" style:writing-mode="lr-tb"/>
    </style:style>
    <style:style style:name="Tabela3" style:family="table">
      <style:table-properties style:width="15.252cm" fo:margin-left="1.483cm" table:align="left"/>
    </style:style>
    <style:style style:name="Tabela3.A" style:family="table-column">
      <style:table-column-properties style:column-width="1.75cm"/>
    </style:style>
    <style:style style:name="Tabela3.B" style:family="table-column">
      <style:table-column-properties style:column-width="2.521cm"/>
    </style:style>
    <style:style style:name="Tabela3.C" style:family="table-column">
      <style:table-column-properties style:column-width="2.06cm"/>
    </style:style>
    <style:style style:name="Tabela3.D" style:family="table-column">
      <style:table-column-properties style:column-width="3.175cm"/>
    </style:style>
    <style:style style:name="Tabela3.E" style:family="table-column">
      <style:table-column-properties style:column-width="2.967cm"/>
    </style:style>
    <style:style style:name="Tabela3.F" style:family="table-column">
      <style:table-column-properties style:column-width="2.78cm"/>
    </style:style>
    <style:style style:name="Tabela3.A1" style:family="table-cell">
      <style:table-cell-properties style:vertical-align="middle" fo:padding-left="0.191cm" fo:padding-right="0.191cm" fo:padding-top="0cm" fo:padding-bottom="0cm" fo:border="0.035cm solid #6d6d6d" style:writing-mode="lr-tb"/>
    </style:style>
    <style:style style:name="Tabela3.A11" style:family="table-cell">
      <style:table-cell-properties style:vertical-align="middle" fo:padding-left="0.191cm" fo:padding-right="0.191cm" fo:padding-top="0cm" fo:padding-bottom="0cm" fo:border-left="0.035cm solid #6d6d6d" fo:border-right="0.035cm solid #6d6d6d" fo:border-top="none" fo:border-bottom="0.035cm solid #6d6d6d" style:writing-mode="lr-tb"/>
    </style:style>
    <style:style style:name="Tabela4" style:family="table">
      <style:table-properties style:width="15.244cm" fo:margin-left="1.483cm" table:align="left"/>
    </style:style>
    <style:style style:name="Tabela4.A" style:family="table-column">
      <style:table-column-properties style:column-width="2.499cm"/>
    </style:style>
    <style:style style:name="Tabela4.B" style:family="table-column">
      <style:table-column-properties style:column-width="3.995cm"/>
    </style:style>
    <style:style style:name="Tabela4.C" style:family="table-column">
      <style:table-column-properties style:column-width="3.803cm"/>
    </style:style>
    <style:style style:name="Tabela4.D" style:family="table-column">
      <style:table-column-properties style:column-width="2.203cm"/>
    </style:style>
    <style:style style:name="Tabela4.E" style:family="table-column">
      <style:table-column-properties style:column-width="2.743cm"/>
    </style:style>
    <style:style style:name="Tabela4.A1" style:family="table-cell">
      <style:table-cell-properties style:vertical-align="middle" fo:padding-left="0.191cm" fo:padding-right="0.191cm" fo:padding-top="0cm" fo:padding-bottom="0cm" fo:border="0.035cm solid #6d6d6d" style:writing-mode="lr-tb"/>
    </style:style>
    <style:style style:name="Tabela4.A11" style:family="table-cell">
      <style:table-cell-properties style:vertical-align="middle" fo:padding-left="0.191cm" fo:padding-right="0.191cm" fo:padding-top="0cm" fo:padding-bottom="0cm" fo:border-left="0.035cm solid #6d6d6d" fo:border-right="0.035cm solid #6d6d6d" fo:border-top="none" fo:border-bottom="0.035cm solid #6d6d6d" style:writing-mode="lr-tb"/>
    </style:style>
    <style:style style:name="Tabela5" style:family="table">
      <style:table-properties style:width="15.252cm" fo:margin-left="1.483cm" table:align="left"/>
    </style:style>
    <style:style style:name="Tabela5.A" style:family="table-column">
      <style:table-column-properties style:column-width="1.75cm"/>
    </style:style>
    <style:style style:name="Tabela5.B" style:family="table-column">
      <style:table-column-properties style:column-width="2.75cm"/>
    </style:style>
    <style:style style:name="Tabela5.C" style:family="table-column">
      <style:table-column-properties style:column-width="3.501cm"/>
    </style:style>
    <style:style style:name="Tabela5.D" style:family="table-column">
      <style:table-column-properties style:column-width="7.251cm"/>
    </style:style>
    <style:style style:name="Tabela5.A1" style:family="table-cell">
      <style:table-cell-properties style:vertical-align="middle" fo:padding-left="0.191cm" fo:padding-right="0.191cm" fo:padding-top="0cm" fo:padding-bottom="0cm" fo:border="0.035cm solid #6d6d6d" style:writing-mode="lr-tb"/>
    </style:style>
    <style:style style:name="Tabela5.11" style:family="table-row">
      <style:table-row-properties style:min-row-height="0.478cm"/>
    </style:style>
    <style:style style:name="Tabela5.A11" style:family="table-cell">
      <style:table-cell-properties style:vertical-align="middle" fo:padding-left="0.191cm" fo:padding-right="0.191cm" fo:padding-top="0cm" fo:padding-bottom="0cm" fo:border-left="0.035cm solid #6d6d6d" fo:border-right="0.035cm solid #6d6d6d" fo:border-top="none" fo:border-bottom="0.035cm solid #6d6d6d" style:writing-mode="lr-tb"/>
    </style:style>
    <style:style style:name="Tabela6" style:family="table">
      <style:table-properties style:width="15.252cm" fo:margin-left="1.483cm" table:align="left"/>
    </style:style>
    <style:style style:name="Tabela6.A" style:family="table-column">
      <style:table-column-properties style:column-width="2cm"/>
    </style:style>
    <style:style style:name="Tabela6.B" style:family="table-column">
      <style:table-column-properties style:column-width="3.5cm"/>
    </style:style>
    <style:style style:name="Tabela6.C" style:family="table-column">
      <style:table-column-properties style:column-width="1.752cm"/>
    </style:style>
    <style:style style:name="Tabela6.D" style:family="table-column">
      <style:table-column-properties style:column-width="1.75cm"/>
    </style:style>
    <style:style style:name="Tabela6.G" style:family="table-column">
      <style:table-column-properties style:column-width="2.501cm"/>
    </style:style>
    <style:style style:name="Tabela6.A1" style:family="table-cell">
      <style:table-cell-properties style:vertical-align="middle" fo:padding-left="0.191cm" fo:padding-right="0.191cm" fo:padding-top="0cm" fo:padding-bottom="0cm" fo:border="0.035cm solid #6d6d6d" style:writing-mode="lr-tb"/>
    </style:style>
    <style:style style:name="Tabela6.A11" style:family="table-cell">
      <style:table-cell-properties style:vertical-align="middle" fo:padding-left="0.191cm" fo:padding-right="0.191cm" fo:padding-top="0cm" fo:padding-bottom="0cm" fo:border-left="0.035cm solid #6d6d6d" fo:border-right="0.035cm solid #6d6d6d" fo:border-top="none" fo:border-bottom="0.035cm solid #6d6d6d" style:writing-mode="lr-tb"/>
    </style:style>
    <style:style style:name="Tabela7" style:family="table">
      <style:table-properties style:width="15.252cm" fo:margin-left="1.483cm" table:align="left"/>
    </style:style>
    <style:style style:name="Tabela7.A" style:family="table-column">
      <style:table-column-properties style:column-width="2cm"/>
    </style:style>
    <style:style style:name="Tabela7.B" style:family="table-column">
      <style:table-column-properties style:column-width="3.251cm"/>
    </style:style>
    <style:style style:name="Tabela7.C" style:family="table-column">
      <style:table-column-properties style:column-width="4.249cm"/>
    </style:style>
    <style:style style:name="Tabela7.E" style:family="table-column">
      <style:table-column-properties style:column-width="2.501cm"/>
    </style:style>
    <style:style style:name="Tabela7.A1" style:family="table-cell">
      <style:table-cell-properties style:vertical-align="middle" fo:padding-left="0.191cm" fo:padding-right="0.191cm" fo:padding-top="0cm" fo:padding-bottom="0cm" fo:border="0.035cm solid #6d6d6d" style:writing-mode="lr-tb"/>
    </style:style>
    <style:style style:name="Tabela7.E3" style:family="table-cell" style:data-style-name="N104">
      <style:table-cell-properties style:vertical-align="middle" fo:padding-left="0.191cm" fo:padding-right="0.191cm" fo:padding-top="0cm" fo:padding-bottom="0cm" fo:border="0.035cm solid #6d6d6d" style:writing-mode="lr-tb"/>
    </style:style>
    <style:style style:name="Tabela7.A11" style:family="table-cell">
      <style:table-cell-properties style:vertical-align="middle" fo:padding-left="0.191cm" fo:padding-right="0.191cm" fo:padding-top="0cm" fo:padding-bottom="0cm" fo:border-left="0.035cm solid #6d6d6d" fo:border-right="0.035cm solid #6d6d6d" fo:border-top="none" fo:border-bottom="0.035cm solid #6d6d6d" style:writing-mode="lr-tb"/>
    </style:style>
    <style:style style:name="P1" style:family="paragraph" style:parent-style-name="Standard">
      <style:paragraph-properties fo:line-height="150%" fo:text-align="justify" style:justify-single-word="false" style:text-autospace="none"/>
      <style:text-properties style:font-name="Times New Roman1" style:letter-kerning="false" style:font-name-asian="TimesNewRomanPSMT" style:font-name-complex="TimesNewRomanPSMT"/>
    </style:style>
    <style:style style:name="P2" style:family="paragraph" style:parent-style-name="Standard">
      <style:paragraph-properties fo:line-height="150%" fo:text-align="justify" style:justify-single-word="false" style:text-autospace="none"/>
    </style:style>
    <style:style style:name="P3" style:family="paragraph" style:parent-style-name="Standard">
      <style:paragraph-properties fo:line-height="150%" fo:text-align="justify" style:justify-single-word="false" style:text-autospace="none"/>
      <style:text-properties style:font-name="Times New Roman1" style:font-name-complex="Times-Roman"/>
    </style:style>
    <style:style style:name="P4" style:family="paragraph" style:parent-style-name="Standard">
      <style:paragraph-properties fo:line-height="150%" fo:text-align="justify" style:justify-single-word="false" style:text-autospace="none"/>
      <style:text-properties style:font-name="Times New Roman1" style:letter-kerning="false" style:font-name-asian="Times-Roman" style:font-name-complex="Times-Roman"/>
    </style:style>
    <style:style style:name="P5" style:family="paragraph" style:parent-style-name="Standard">
      <style:paragraph-properties fo:margin-left="0cm" fo:margin-right="0.282cm" fo:line-height="15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6" style:family="paragraph" style:parent-style-name="Standard">
      <style:paragraph-properties fo:margin-left="0cm" fo:margin-right="0.282cm" fo:line-height="150%" fo:text-align="justify" style:justify-single-word="false" fo:text-indent="0cm" style:auto-text-indent="false" style:text-autospace="none"/>
    </style:style>
    <style:style style:name="P7" style:family="paragraph" style:parent-style-name="Standard">
      <style:paragraph-properties fo:margin-left="0.141cm" fo:margin-right="0.141cm" fo:line-height="150%" fo:text-align="center" style:justify-single-word="false" fo:text-indent="-0.141cm" style:auto-text-indent="false" style:text-autospace="none">
        <style:tab-stops/>
      </style:paragraph-properties>
      <style:text-properties style:font-name="Times New Roman1" fo:font-weight="bold" style:letter-kerning="false" style:font-name-asian="TimesNewRomanPSMT" style:font-weight-asian="bold" style:font-name-complex="TimesNewRomanPSMT" style:font-weight-complex="bold"/>
    </style:style>
    <style:style style:name="P8" style:family="paragraph" style:parent-style-name="Standard">
      <style:paragraph-properties fo:margin-left="1.397cm" fo:margin-right="0.282cm" fo:line-height="150%" fo:text-align="justify" style:justify-single-word="false" fo:text-indent="0cm" style:auto-text-indent="false" style:text-autospace="none">
        <style:tab-stops/>
      </style:paragraph-properties>
    </style:style>
    <style:style style:name="P9" style:family="paragraph" style:parent-style-name="Standard">
      <style:paragraph-properties fo:margin-left="0.282cm" fo:margin-right="0.282cm" fo:line-height="150%" fo:text-align="justify" style:justify-single-word="false" fo:text-indent="-0.282cm" style:auto-text-indent="false" style:text-autospace="none">
        <style:tab-stops/>
      </style:paragraph-properties>
      <style:text-properties style:font-name="Times New Roman1" style:letter-kerning="false" style:font-name-asian="TimesNewRomanPSMT" style:font-name-complex="TimesNewRomanPSMT"/>
    </style:style>
    <style:style style:name="P10" style:family="paragraph" style:parent-style-name="Standard">
      <style:paragraph-properties fo:margin-left="0.141cm" fo:margin-right="0.141cm" fo:line-height="150%" fo:text-align="center" style:justify-single-word="false" fo:text-indent="-0.141cm" style:auto-text-indent="false" style:text-autospace="none">
        <style:tab-stops/>
      </style:paragraph-properties>
      <style:text-properties style:font-name="Times New Roman1" fo:font-size="10.5pt" fo:font-weight="bold" style:letter-kerning="false" style:font-name-asian="TimesNewRomanPSMT" style:font-size-asian="10.5pt" style:font-weight-asian="bold" style:font-name-complex="TimesNewRomanPSMT" style:font-size-complex="10.5pt" style:font-weight-complex="bold"/>
    </style:style>
    <style:style style:name="P11" style:family="paragraph" style:parent-style-name="Standard">
      <style:paragraph-properties fo:margin-left="0.141cm" fo:margin-right="0.141cm" fo:line-height="150%" fo:text-align="center" style:justify-single-word="false" fo:text-indent="-0.141cm" style:auto-text-indent="false" style:text-autospace="none">
        <style:tab-stops/>
      </style:paragraph-properties>
    </style:style>
    <style:style style:name="P12" style:family="paragraph" style:parent-style-name="Standard">
      <style:paragraph-properties fo:margin-left="0cm" fo:margin-right="0.141cm" fo:line-height="150%" fo:text-align="center" style:justify-single-word="false" fo:text-indent="0cm" style:auto-text-indent="false" style:text-autospace="none"/>
    </style:style>
    <style:style style:name="P13" style:family="paragraph" style:parent-style-name="Standard">
      <style:paragraph-properties fo:line-height="150%" fo:text-align="center" style:justify-single-word="false" style:text-autospace="none"/>
    </style:style>
    <style:style style:name="P14" style:family="paragraph" style:parent-style-name="Standard">
      <style:paragraph-properties fo:line-height="150%" fo:text-align="center" style:justify-single-word="false" style:text-autospace="none"/>
      <style:text-properties style:font-name="Times New Roman1" style:letter-kerning="false" style:font-name-asian="TimesNewRomanPSMT" style:font-name-complex="TimesNewRomanPSMT"/>
    </style:style>
    <style:style style:name="P15" style:family="paragraph" style:parent-style-name="Standard">
      <style:paragraph-properties fo:margin-left="1.397cm" fo:margin-right="0.282cm" fo:line-height="150%" fo:text-align="justify" style:justify-single-word="false" fo:text-indent="0cm" style:auto-text-indent="false" style:text-autospace="none">
        <style:tab-stops/>
      </style:paragraph-properties>
      <style:text-properties fo:font-size="10pt" style:font-size-asian="10pt" style:font-size-complex="10pt"/>
    </style:style>
    <style:style style:name="P16" style:family="paragraph" style:parent-style-name="Standard">
      <style:paragraph-properties fo:line-height="150%" fo:text-align="justify" style:justify-single-word="false" fo:break-before="page" style:text-autospace="none"/>
      <style:text-properties style:font-name="Times New Roman1" fo:font-weight="bold" style:letter-kerning="false" style:font-name-asian="TimesNewRomanPSMT" style:font-weight-asian="bold" style:font-name-complex="TimesNewRomanPSMT" style:font-weight-complex="bold"/>
    </style:style>
    <style:style style:name="P17" style:family="paragraph" style:parent-style-name="Standard">
      <style:paragraph-properties fo:line-height="150%" fo:text-align="justify" style:justify-single-word="false" style:text-autospace="none"/>
      <style:text-properties style:font-name="Times New Roman1" fo:font-weight="bold" style:letter-kerning="false" style:font-name-asian="TimesNewRomanPSMT" style:font-weight-asian="bold" style:font-name-complex="TimesNewRomanPSMT" style:font-weight-complex="bold"/>
    </style:style>
    <style:style style:name="P18" style:family="paragraph" style:parent-style-name="Standard">
      <style:paragraph-properties fo:margin-left="0cm" fo:margin-right="0.282cm" fo:line-height="10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19" style:family="paragraph" style:parent-style-name="Standard" style:list-style-name="L1">
      <style:paragraph-properties fo:margin-left="0cm" fo:margin-right="0.282cm" fo:line-height="10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20" style:family="paragraph" style:parent-style-name="Standard" style:list-style-name="L1">
      <style:paragraph-properties fo:line-height="150%" fo:text-align="justify" style:justify-single-word="false" style:text-autospace="none"/>
      <style:text-properties style:font-name="Times New Roman1" style:letter-kerning="false" style:font-name-asian="TimesNewRomanPSMT" style:font-name-complex="TimesNewRomanPSMT" style:font-weight-complex="bold"/>
    </style:style>
    <style:style style:name="P21" style:family="paragraph" style:parent-style-name="Standard" style:list-style-name="L1">
      <style:paragraph-properties fo:margin-left="0cm" fo:margin-right="0.282cm" fo:line-height="15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22" style:family="paragraph" style:parent-style-name="Standard">
      <style:paragraph-properties fo:margin-left="1.266cm" fo:margin-right="0.282cm" fo:line-height="150%" fo:text-align="justify" style:justify-single-word="false" fo:text-indent="0cm" style:auto-text-indent="false" style:text-autospace="none">
        <style:tab-stops/>
      </style:paragraph-properties>
      <style:text-properties style:font-name="Times New Roman1" style:letter-kerning="false" style:font-name-asian="TimesNewRomanPSMT" style:font-name-complex="TimesNewRomanPSMT" style:font-weight-complex="bold"/>
    </style:style>
    <style:style style:name="P23" style:family="paragraph" style:parent-style-name="Standard">
      <style:paragraph-properties fo:text-align="justify" style:justify-single-word="false" style:text-autospace="none"/>
      <style:text-properties style:font-name="TimesNewRomanPSMT" style:letter-kerning="false" style:font-name-asian="TimesNewRomanPSMT" style:font-name-complex="TimesNewRomanPSMT" style:font-weight-complex="bold"/>
    </style:style>
    <style:style style:name="P24" style:family="paragraph" style:parent-style-name="Standard" style:list-style-name="L2">
      <style:paragraph-properties fo:margin-left="0cm" fo:margin-right="0.282cm" fo:line-height="150%" fo:text-align="justify" style:justify-single-word="false" fo:text-indent="0cm" style:auto-text-indent="false" style:text-autospace="none"/>
      <style:text-properties style:font-name="TimesNewRomanPSMT" style:letter-kerning="false" style:font-name-asian="TimesNewRomanPSMT" style:font-name-complex="TimesNewRomanPSMT" style:font-weight-complex="bold"/>
    </style:style>
    <style:style style:name="P25" style:family="paragraph" style:parent-style-name="Standard">
      <style:paragraph-properties fo:margin-left="1.397cm" fo:margin-right="0.282cm" fo:line-height="150%" fo:text-align="justify" style:justify-single-word="false" fo:text-indent="0cm" style:auto-text-indent="false" style:text-autospace="none">
        <style:tab-stops/>
      </style:paragraph-properties>
      <style:text-properties style:font-name="Times New Roman1" style:letter-kerning="false" style:font-name-asian="TimesNewRomanPSMT" style:font-name-complex="TimesNewRomanPSMT" style:font-weight-complex="bold"/>
    </style:style>
    <style:style style:name="P26" style:family="paragraph" style:parent-style-name="Standard">
      <style:paragraph-properties fo:text-align="justify" style:justify-single-word="false" style:text-autospace="none"/>
      <style:text-properties style:font-name="Times New Roman1" style:letter-kerning="false" style:font-name-asian="TimesNewRomanPSMT" style:font-name-complex="TimesNewRomanPSMT" style:font-weight-complex="bold"/>
    </style:style>
    <style:style style:name="P27" style:family="paragraph" style:parent-style-name="Standard" style:list-style-name="L2">
      <style:paragraph-properties fo:margin-left="0cm" fo:margin-right="0.282cm" fo:line-height="15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28" style:family="paragraph" style:parent-style-name="Standard" style:list-style-name="L2" style:master-page-name="">
      <style:paragraph-properties fo:margin-left="1.199cm" fo:margin-right="0.3cm" fo:line-height="150%" fo:text-align="justify" style:justify-single-word="false" fo:hyphenation-ladder-count="no-limit" fo:text-indent="0cm" style:auto-text-indent="false" style:page-number="auto"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29" style:family="paragraph" style:parent-style-name="Standard" style:list-style-name="L2">
      <style:paragraph-properties fo:margin-left="1.199cm" fo:margin-right="0.3cm" fo:line-height="150%" fo:text-align="justify" style:justify-single-word="false" fo:hyphenation-ladder-count="no-limit" fo:text-indent="0cm" style:auto-text-indent="false"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30" style:family="paragraph" style:parent-style-name="Standard" style:list-style-name="L2">
      <style:paragraph-properties fo:line-height="150%" fo:text-align="justify" style:justify-single-word="false" fo:hyphenation-ladder-count="no-limit"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31" style:family="paragraph" style:parent-style-name="Standard" style:list-style-name="L2" style:master-page-name="">
      <style:paragraph-properties fo:line-height="150%" fo:text-align="justify" style:justify-single-word="false" fo:hyphenation-ladder-count="no-limit" style:page-number="auto"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32" style:family="paragraph" style:parent-style-name="Standard" style:list-style-name="L3" style:master-page-name="">
      <style:paragraph-properties fo:margin-left="1.199cm" fo:margin-right="0.3cm" fo:line-height="150%" fo:text-align="justify" style:justify-single-word="false" fo:hyphenation-ladder-count="no-limit" fo:text-indent="0cm" style:auto-text-indent="false" style:page-number="auto"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33" style:family="paragraph" style:parent-style-name="Standard" style:list-style-name="L3">
      <style:paragraph-properties fo:margin-left="1.199cm" fo:margin-right="0.3cm" fo:line-height="150%" fo:text-align="justify" style:justify-single-word="false" fo:hyphenation-ladder-count="no-limit" fo:text-indent="0cm" style:auto-text-indent="false"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34" style:family="paragraph" style:parent-style-name="Standard" style:list-style-name="L3">
      <style:paragraph-properties fo:line-height="150%" fo:text-align="justify" style:justify-single-word="false" fo:hyphenation-ladder-count="no-limit"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35" style:family="paragraph" style:parent-style-name="Standard">
      <style:paragraph-properties fo:margin-left="0.28cm" fo:margin-right="0.28cm" fo:text-align="justify" style:justify-single-word="false" fo:text-indent="-0.28cm" style:auto-text-indent="false" style:text-autospace="none">
        <style:tab-stops/>
      </style:paragraph-properties>
      <style:text-properties fo:color="#000000" style:font-name="Times New Roman1" fo:font-weight="bold" style:font-weight-asian="bold"/>
    </style:style>
    <style:style style:name="P36" style:family="paragraph" style:parent-style-name="Standard">
      <style:paragraph-properties fo:margin-left="0.28cm" fo:margin-right="0.28cm" fo:text-align="justify" style:justify-single-word="false" fo:text-indent="-0.28cm" style:auto-text-indent="false" style:text-autospace="none">
        <style:tab-stops/>
      </style:paragraph-properties>
      <style:text-properties style:font-name="TimesNewRomanPSMT" fo:font-weight="bold" style:letter-kerning="false" style:font-name-asian="TimesNewRomanPSMT" style:font-weight-asian="bold" style:font-name-complex="TimesNewRomanPSMT" style:font-weight-complex="bold"/>
    </style:style>
    <style:style style:name="P37" style:family="paragraph" style:parent-style-name="Heading_20_1">
      <style:paragraph-properties loext:contextual-spacing="false" fo:margin-left="1.401cm" fo:margin-right="0cm" fo:margin-top="0cm" fo:margin-bottom="0cm" fo:line-height="150%" fo:text-align="justify" style:justify-single-word="false" fo:text-indent="0cm" style:auto-text-indent="false">
        <style:tab-stops/>
      </style:paragraph-properties>
      <style:text-properties style:font-name="Times New Roman1" fo:font-size="12pt" fo:font-weight="normal" style:font-size-asian="12pt" style:font-weight-asian="normal" style:font-name-complex="Times New Roman" style:font-size-complex="12pt"/>
    </style:style>
    <style:style style:name="P38" style:family="paragraph" style:parent-style-name="Standard">
      <style:paragraph-properties fo:margin-left="1.401cm" fo:margin-right="0.282cm" fo:line-height="150%" fo:text-align="justify" style:justify-single-word="false" fo:text-indent="0cm" style:auto-text-indent="false" style:text-autospace="none">
        <style:tab-stops/>
      </style:paragraph-properties>
      <style:text-properties style:font-name="Times New Roman1" style:font-name-complex="Times New Roman"/>
    </style:style>
    <style:style style:name="P39" style:family="paragraph" style:parent-style-name="Standard" style:master-page-name="">
      <style:paragraph-properties fo:margin-left="1.199cm" fo:margin-right="0.3cm" fo:line-height="150%" fo:text-align="justify" style:justify-single-word="false" fo:hyphenation-ladder-count="no-limit" fo:text-indent="0cm" style:auto-text-indent="false" style:page-number="auto" style:text-autospace="none"/>
      <style:text-properties style:font-name="Times New Roman1" style:font-name-complex="Times New Roman" fo:hyphenate="false" fo:hyphenation-remain-char-count="0" fo:hyphenation-push-char-count="0"/>
    </style:style>
    <style:style style:name="P40" style:family="paragraph" style:parent-style-name="Heading_20_1">
      <style:paragraph-properties loext:contextual-spacing="false" fo:margin-left="2.501cm" fo:margin-right="0cm" fo:margin-top="0cm" fo:margin-bottom="0cm" fo:line-height="150%" fo:text-align="justify" style:justify-single-word="false" fo:text-indent="0cm" style:auto-text-indent="false">
        <style:tab-stops/>
      </style:paragraph-properties>
      <style:text-properties style:font-name="Times New Roman1" fo:font-size="12pt" fo:font-weight="normal" style:font-size-asian="12pt" style:font-weight-asian="normal" style:font-name-complex="Times New Roman" style:font-size-complex="12pt"/>
    </style:style>
    <style:style style:name="P41" style:family="paragraph" style:parent-style-name="Standard">
      <style:paragraph-properties fo:margin-left="1.513cm" fo:margin-right="0.282cm" fo:line-height="150%" fo:text-align="justify" style:justify-single-word="false" fo:text-indent="0cm" style:auto-text-indent="false" style:text-autospace="none">
        <style:tab-stops/>
      </style:paragraph-properties>
      <style:text-properties style:font-name="Times New Roman1" style:font-name-complex="Times New Roman"/>
    </style:style>
    <style:style style:name="P42" style:family="paragraph" style:parent-style-name="Standard" style:list-style-name="L4">
      <style:paragraph-properties fo:margin-left="0cm" fo:margin-right="0.282cm" fo:line-height="150%" fo:text-align="justify" style:justify-single-word="false" fo:text-indent="0cm" style:auto-text-indent="false" style:text-autospace="none"/>
      <style:text-properties style:font-name="Times New Roman1" style:font-name-complex="Times New Roman"/>
    </style:style>
    <style:style style:name="P43" style:family="paragraph" style:parent-style-name="Standard" style:list-style-name="L4">
      <style:paragraph-properties fo:margin-left="0cm" fo:margin-right="0.282cm" fo:line-height="150%" fo:text-align="justify" style:justify-single-word="false" fo:text-indent="0cm" style:auto-text-indent="false" style:text-autospace="none"/>
    </style:style>
    <style:style style:name="P44" style:family="paragraph" style:parent-style-name="Standard">
      <style:paragraph-properties fo:margin-left="1.513cm" fo:margin-right="0.282cm" fo:line-height="150%" fo:text-align="justify" style:justify-single-word="false" fo:text-indent="0cm" style:auto-text-indent="false" style:text-autospace="none">
        <style:tab-stops/>
      </style:paragraph-properties>
    </style:style>
    <style:style style:name="P45" style:family="paragraph" style:parent-style-name="Standard">
      <style:paragraph-properties fo:line-height="150%" fo:text-align="justify" style:justify-single-word="false" style:text-autospace="none"/>
      <style:text-properties style:font-name="Times New Roman1" style:letter-kerning="false" style:font-name-asian="TimesNewRomanPSMT" style:font-name-complex="TimesNewRomanPSMT"/>
    </style:style>
    <style:style style:name="P46" style:family="paragraph" style:parent-style-name="Standard">
      <style:paragraph-properties fo:line-height="150%" fo:text-align="center" style:justify-single-word="false" style:text-autospace="none"/>
      <style:text-properties style:font-name="Times New Roman1" style:letter-kerning="false" style:font-name-asian="TimesNewRomanPSMT" style:font-name-complex="TimesNewRomanPSMT"/>
    </style:style>
    <style:style style:name="P47" style:family="paragraph" style:parent-style-name="Standard">
      <style:paragraph-properties fo:text-align="justify" style:justify-single-word="false" style:text-autospace="none"/>
      <style:text-properties style:font-name="Times New Roman1" style:letter-kerning="false" style:font-name-asian="TimesNewRomanPSMT" style:font-name-complex="TimesNewRomanPSMT" style:font-weight-complex="bold"/>
    </style:style>
    <style:style style:name="P48" style:family="paragraph" style:parent-style-name="Standard">
      <style:paragraph-properties fo:text-align="justify" style:justify-single-word="false" style:text-autospace="none"/>
      <style:text-properties style:font-name="Times New Roman1" style:letter-kerning="false" style:font-name-asian="TimesNewRomanPSMT" style:font-name-complex="TimesNewRomanPSMT"/>
    </style:style>
    <style:style style:name="P49" style:family="paragraph" style:parent-style-name="Standard">
      <style:paragraph-properties fo:line-height="200%" fo:text-align="justify" style:justify-single-word="false" style:text-autospace="none"/>
      <style:text-properties style:font-name="Times New Roman1" style:letter-kerning="false" style:font-name-asian="TimesNewRomanPSMT" style:font-name-complex="TimesNewRomanPSMT"/>
    </style:style>
    <style:style style:name="P50" style:family="paragraph" style:parent-style-name="Standard">
      <style:paragraph-properties fo:line-height="150%" fo:text-align="justify" style:justify-single-word="false" style:text-autospace="none"/>
      <style:text-properties style:font-name="Times New Roman1" style:letter-kerning="false" style:font-name-asian="Times-Roman" style:font-name-complex="Times-Roman"/>
    </style:style>
    <style:style style:name="P51" style:family="paragraph" style:parent-style-name="Standard">
      <style:paragraph-properties fo:line-height="150%" fo:text-align="center" style:justify-single-word="false" style:text-autospace="none"/>
      <style:text-properties style:font-name="Times New Roman1" style:letter-kerning="false" style:font-name-asian="Times-Roman" style:font-name-complex="Times-Roman"/>
    </style:style>
    <style:style style:name="P52" style:family="paragraph" style:parent-style-name="Standard">
      <style:paragraph-properties fo:text-align="justify" style:justify-single-word="false" style:text-autospace="none"/>
      <style:text-properties style:font-name="Times New Roman1" style:letter-kerning="false" style:font-name-asian="Times-Roman" style:font-name-complex="Times-Roman"/>
    </style:style>
    <style:style style:name="P53" style:family="paragraph" style:parent-style-name="Standard">
      <style:paragraph-properties fo:line-height="150%" fo:text-align="justify" style:justify-single-word="false" style:text-autospace="none"/>
      <style:text-properties style:font-name="Times New Roman1" style:font-name-complex="Times-Roman"/>
    </style:style>
    <style:style style:name="P54" style:family="paragraph" style:parent-style-name="Standard">
      <style:paragraph-properties fo:line-height="150%" fo:text-align="justify" style:justify-single-word="false" style:text-autospace="none"/>
      <style:text-properties style:font-name="Times New Roman1" fo:font-weight="bold" style:letter-kerning="false" style:font-name-asian="TimesNewRomanPSMT" style:font-weight-asian="bold" style:font-name-complex="TimesNewRomanPSMT" style:font-weight-complex="bold"/>
    </style:style>
    <style:style style:name="P55" style:family="paragraph" style:parent-style-name="Standard">
      <style:paragraph-properties fo:line-height="150%" fo:text-align="center" style:justify-single-word="false" style:text-autospace="none"/>
      <style:text-properties style:font-name="Times New Roman1" fo:font-weight="bold" style:letter-kerning="false" style:font-name-asian="TimesNewRomanPSMT" style:font-weight-asian="bold" style:font-name-complex="TimesNewRomanPSMT" style:font-weight-complex="bold"/>
    </style:style>
    <style:style style:name="P56" style:family="paragraph" style:parent-style-name="Standard">
      <style:paragraph-properties fo:text-align="justify" style:justify-single-word="false" style:text-autospace="none"/>
      <style:text-properties style:font-name="Times New Roman1" fo:font-weight="bold" style:letter-kerning="false" style:font-name-asian="TimesNewRomanPSMT" style:font-weight-asian="bold" style:font-name-complex="TimesNewRomanPSMT" style:font-weight-complex="bold"/>
    </style:style>
    <style:style style:name="P57" style:family="paragraph" style:parent-style-name="Standard">
      <style:paragraph-properties fo:text-align="justify" style:justify-single-word="false" style:text-autospace="none"/>
      <style:text-properties style:font-name="Times New Roman1"/>
    </style:style>
    <style:style style:name="P58" style:family="paragraph" style:parent-style-name="Standard">
      <style:paragraph-properties fo:line-height="150%" fo:text-align="justify" style:justify-single-word="false" style:text-autospace="none"/>
    </style:style>
    <style:style style:name="P59" style:family="paragraph" style:parent-style-name="Standard">
      <style:paragraph-properties fo:line-height="150%" fo:text-align="center" style:justify-single-word="false" style:text-autospace="none"/>
    </style:style>
    <style:style style:name="P60" style:family="paragraph" style:parent-style-name="Standard">
      <style:paragraph-properties fo:margin-left="0cm" fo:margin-right="0.282cm" fo:line-height="15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61" style:family="paragraph" style:parent-style-name="Standard">
      <style:paragraph-properties fo:margin-left="0cm" fo:margin-right="0.282cm" fo:line-height="150%" fo:text-align="justify" style:justify-single-word="false" fo:text-indent="0cm" style:auto-text-indent="false" style:text-autospace="none">
        <style:tab-stops/>
      </style:paragraph-properties>
      <style:text-properties style:font-name="Times New Roman1" style:letter-kerning="false" style:font-name-asian="TimesNewRomanPSMT" style:font-name-complex="TimesNewRomanPSMT" style:font-weight-complex="bold"/>
    </style:style>
    <style:style style:name="P62" style:family="paragraph" style:parent-style-name="Standard">
      <style:paragraph-properties fo:margin-left="0cm" fo:margin-right="0.282cm" fo:line-height="10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63" style:family="paragraph" style:parent-style-name="Standard">
      <style:paragraph-properties fo:margin-left="0cm" fo:margin-right="0.282cm" fo:line-height="150%" fo:text-align="justify" style:justify-single-word="false" fo:text-indent="0cm" style:auto-text-indent="false" style:text-autospace="none">
        <style:tab-stops/>
      </style:paragraph-properties>
      <style:text-properties style:font-name="Times New Roman1" style:font-name-complex="Times New Roman"/>
    </style:style>
    <style:style style:name="P64" style:family="paragraph" style:parent-style-name="Standard">
      <style:paragraph-properties fo:margin-left="0cm" fo:margin-right="0.282cm" fo:line-height="100%" fo:text-align="justify" style:justify-single-word="false" fo:text-indent="0cm" style:auto-text-indent="false" style:text-autospace="none">
        <style:tab-stops/>
      </style:paragraph-properties>
      <style:text-properties style:font-name="Times New Roman1" style:font-name-complex="Times New Roman"/>
    </style:style>
    <style:style style:name="P65" style:family="paragraph" style:parent-style-name="Standard">
      <style:paragraph-properties fo:margin-left="0.141cm" fo:margin-right="0.141cm" fo:line-height="150%" fo:text-align="center" style:justify-single-word="false" fo:text-indent="-0.141cm" style:auto-text-indent="false" style:text-autospace="none">
        <style:tab-stops/>
      </style:paragraph-properties>
      <style:text-properties style:font-name="Times New Roman1" fo:font-weight="bold" style:letter-kerning="false" style:font-name-asian="TimesNewRomanPSMT" style:font-weight-asian="bold" style:font-name-complex="TimesNewRomanPSMT" style:font-weight-complex="bold"/>
    </style:style>
    <style:style style:name="P66" style:family="paragraph" style:parent-style-name="Standard">
      <style:paragraph-properties fo:margin-left="0.141cm" fo:margin-right="0.141cm" fo:line-height="150%" fo:text-align="center" style:justify-single-word="false" fo:text-indent="-0.141cm" style:auto-text-indent="false" style:text-autospace="none">
        <style:tab-stops/>
      </style:paragraph-properties>
      <style:text-properties style:font-name="Times New Roman1" fo:font-size="10.5pt" fo:font-weight="bold" style:letter-kerning="false" style:font-name-asian="TimesNewRomanPSMT" style:font-size-asian="10.5pt" style:font-weight-asian="bold" style:font-name-complex="TimesNewRomanPSMT" style:font-size-complex="10.5pt" style:font-weight-complex="bold"/>
    </style:style>
    <style:style style:name="P67" style:family="paragraph" style:parent-style-name="Standard">
      <style:paragraph-properties fo:margin-left="0.141cm" fo:margin-right="0.141cm" fo:line-height="150%" fo:text-align="center" style:justify-single-word="false" fo:text-indent="-0.141cm" style:auto-text-indent="false" style:text-autospace="none">
        <style:tab-stops/>
      </style:paragraph-properties>
    </style:style>
    <style:style style:name="P68" style:family="paragraph" style:parent-style-name="Standard">
      <style:paragraph-properties fo:margin-left="1.397cm" fo:margin-right="0.282cm" fo:line-height="150%" fo:text-align="justify" style:justify-single-word="false" fo:text-indent="0cm" style:auto-text-indent="false" style:text-autospace="none">
        <style:tab-stops/>
      </style:paragraph-properties>
    </style:style>
    <style:style style:name="P69" style:family="paragraph" style:parent-style-name="Standard">
      <style:paragraph-properties fo:margin-left="1.397cm" fo:margin-right="0.282cm" fo:line-height="150%" fo:text-align="justify" style:justify-single-word="false" fo:text-indent="0cm" style:auto-text-indent="false" style:text-autospace="none">
        <style:tab-stops/>
      </style:paragraph-properties>
      <style:text-properties fo:font-size="10pt" style:font-size-asian="10pt" style:font-size-complex="10pt"/>
    </style:style>
    <style:style style:name="P70" style:family="paragraph" style:parent-style-name="Standard">
      <style:paragraph-properties fo:margin-left="1.397cm" fo:margin-right="0.282cm" fo:line-height="150%" fo:text-align="justify" style:justify-single-word="false" fo:text-indent="0cm" style:auto-text-indent="false" style:text-autospace="none">
        <style:tab-stops/>
      </style:paragraph-properties>
      <style:text-properties style:font-name="Times New Roman1" style:letter-kerning="false" style:font-name-asian="TimesNewRomanPSMT" style:font-name-complex="TimesNewRomanPSMT" style:font-weight-complex="bold"/>
    </style:style>
    <style:style style:name="P71" style:family="paragraph" style:parent-style-name="Standard">
      <style:paragraph-properties fo:margin-left="1.397cm" fo:margin-right="0.282cm" fo:line-height="150%" fo:text-align="justify" style:justify-single-word="false" fo:text-indent="0cm" style:auto-text-indent="false" style:text-autospace="none">
        <style:tab-stops/>
      </style:paragraph-properties>
      <style:text-properties style:font-name="Times New Roman1" fo:font-weight="bold" style:letter-kerning="false" style:font-name-asian="TimesNewRomanPSMT" style:font-weight-asian="bold" style:font-name-complex="TimesNewRomanPSMT" style:font-weight-complex="bold"/>
    </style:style>
    <style:style style:name="P72" style:family="paragraph" style:parent-style-name="Standard">
      <style:paragraph-properties fo:margin-left="1.397cm" fo:margin-right="0.282cm" fo:line-height="150%" fo:text-align="justify" style:justify-single-word="false" fo:text-indent="0cm" style:auto-text-indent="false" style:text-autospace="none">
        <style:tab-stops/>
      </style:paragraph-properties>
      <style:text-properties style:font-name="Times New Roman1" fo:font-size="10pt" style:letter-kerning="false" style:font-name-asian="TimesNewRomanPSMT" style:font-size-asian="10pt" style:font-name-complex="TimesNewRomanPSMT" style:font-size-complex="10pt"/>
    </style:style>
    <style:style style:name="P73" style:family="paragraph" style:parent-style-name="Standard">
      <style:paragraph-properties fo:margin-left="0.282cm" fo:margin-right="0.282cm" fo:line-height="150%" fo:text-align="justify" style:justify-single-word="false" fo:text-indent="-0.282cm" style:auto-text-indent="false" style:text-autospace="none">
        <style:tab-stops/>
      </style:paragraph-properties>
      <style:text-properties style:font-name="Times New Roman1" style:letter-kerning="false" style:font-name-asian="TimesNewRomanPSMT" style:font-name-complex="TimesNewRomanPSMT"/>
    </style:style>
    <style:style style:name="P74" style:family="paragraph" style:parent-style-name="Standard">
      <style:paragraph-properties fo:margin-left="0cm" fo:margin-right="0.141cm" fo:line-height="150%" fo:text-align="center" style:justify-single-word="false" fo:text-indent="0cm" style:auto-text-indent="false" style:text-autospace="none"/>
    </style:style>
    <style:style style:name="P75" style:family="paragraph" style:parent-style-name="Standard">
      <style:paragraph-properties fo:margin-left="0cm" fo:margin-right="0.141cm" fo:line-height="150%" fo:text-align="center" style:justify-single-word="false" fo:text-indent="0cm" style:auto-text-indent="false" style:text-autospace="none"/>
      <style:text-properties style:font-name="Times New Roman1" fo:font-size="10.5pt" fo:font-weight="bold" style:letter-kerning="false" style:font-name-asian="TimesNewRomanPSMT" style:font-size-asian="10.5pt" style:font-weight-asian="bold" style:font-name-complex="TimesNewRomanPSMT" style:font-size-complex="10.5pt" style:font-weight-complex="bold"/>
    </style:style>
    <style:style style:name="P76" style:family="paragraph" style:parent-style-name="Standard">
      <style:paragraph-properties fo:margin-left="0cm" fo:margin-right="0.141cm" fo:line-height="150%" fo:text-align="center" style:justify-single-word="false" fo:text-indent="0cm" style:auto-text-indent="false" style:text-autospace="none"/>
      <style:text-properties style:font-name="Times New Roman1" fo:font-weight="bold" style:letter-kerning="false" style:font-name-asian="TimesNewRomanPSMT" style:font-weight-asian="bold" style:font-name-complex="TimesNewRomanPSMT" style:font-weight-complex="bold"/>
    </style:style>
    <style:style style:name="P77" style:family="paragraph" style:parent-style-name="Standard">
      <style:paragraph-properties fo:line-height="150%" fo:text-align="justify" style:justify-single-word="false" fo:break-before="page" style:text-autospace="none"/>
      <style:text-properties style:font-name="Times New Roman1" fo:font-weight="bold" style:letter-kerning="false" style:font-name-asian="TimesNewRomanPSMT" style:font-weight-asian="bold" style:font-name-complex="TimesNewRomanPSMT" style:font-weight-complex="bold"/>
    </style:style>
    <style:style style:name="P78" style:family="paragraph" style:parent-style-name="Standard">
      <style:paragraph-properties fo:margin-left="0.28cm" fo:margin-right="0.28cm" fo:text-align="justify" style:justify-single-word="false" fo:text-indent="-0.28cm" style:auto-text-indent="false" style:text-autospace="none">
        <style:tab-stops/>
      </style:paragraph-properties>
      <style:text-properties style:font-name="Times New Roman1" fo:font-weight="bold" style:letter-kerning="false" style:font-name-asian="TimesNewRomanPSMT" style:font-weight-asian="bold" style:font-name-complex="TimesNewRomanPSMT" style:font-weight-complex="bold"/>
    </style:style>
    <style:style style:name="P79" style:family="paragraph" style:parent-style-name="Standard">
      <style:paragraph-properties fo:margin-left="0.28cm" fo:margin-right="0.28cm" fo:text-align="justify" style:justify-single-word="false" fo:text-indent="-0.28cm" style:auto-text-indent="false" style:text-autospace="none">
        <style:tab-stops/>
      </style:paragraph-properties>
      <style:text-properties style:font-name="Times New Roman1" style:letter-kerning="false" style:font-name-asian="TimesNewRomanPSMT" style:font-name-complex="TimesNewRomanPSMT" style:font-weight-complex="bold"/>
    </style:style>
    <style:style style:name="P80" style:family="paragraph" style:parent-style-name="Standard">
      <style:paragraph-properties fo:margin-left="0.28cm" fo:margin-right="0.28cm" fo:text-align="justify" style:justify-single-word="false" fo:text-indent="-0.28cm" style:auto-text-indent="false" style:text-autospace="none">
        <style:tab-stops/>
      </style:paragraph-properties>
      <style:text-properties style:font-name="Times New Roman1" style:letter-kerning="false" style:font-name-asian="TimesNewRomanPSMT" style:font-name-complex="TimesNewRomanPSMT"/>
    </style:style>
    <style:style style:name="P81" style:family="paragraph" style:parent-style-name="Standard">
      <style:paragraph-properties fo:margin-left="1.401cm" fo:margin-right="0.282cm" fo:line-height="150%" fo:text-align="justify" style:justify-single-word="false" fo:text-indent="0cm" style:auto-text-indent="false" style:text-autospace="none">
        <style:tab-stops/>
      </style:paragraph-properties>
      <style:text-properties style:font-name="Times New Roman1" style:font-name-complex="Times New Roman"/>
    </style:style>
    <style:style style:name="P82" style:family="paragraph" style:parent-style-name="Standard">
      <style:paragraph-properties fo:margin-left="1.401cm" fo:margin-right="0.282cm" fo:line-height="150%" fo:text-align="justify" style:justify-single-word="false" fo:text-indent="0cm" style:auto-text-indent="false" style:text-autospace="none">
        <style:tab-stops/>
      </style:paragraph-properties>
      <style:text-properties style:font-name="Times New Roman1"/>
    </style:style>
    <style:style style:name="P83" style:family="paragraph" style:parent-style-name="Standard">
      <style:paragraph-properties fo:margin-left="1.401cm" fo:margin-right="0.282cm" fo:line-height="150%" fo:text-align="justify" style:justify-single-word="false" fo:text-indent="0cm" style:auto-text-indent="false" style:text-autospace="none">
        <style:tab-stops/>
      </style:paragraph-properties>
    </style:style>
    <style:style style:name="P84" style:family="paragraph" style:parent-style-name="Standard">
      <style:paragraph-properties fo:margin-left="1.513cm" fo:margin-right="0.282cm" fo:line-height="150%" fo:text-align="justify" style:justify-single-word="false" fo:text-indent="0cm" style:auto-text-indent="false" style:text-autospace="none">
        <style:tab-stops/>
      </style:paragraph-properties>
      <style:text-properties style:font-name="Times New Roman1" style:font-name-complex="Times New Roman"/>
    </style:style>
    <style:style style:name="P85" style:family="paragraph" style:parent-style-name="Standard">
      <style:paragraph-properties fo:margin-left="1.513cm" fo:margin-right="0.282cm" fo:line-height="150%" fo:text-align="justify" style:justify-single-word="false" fo:text-indent="0cm" style:auto-text-indent="false" style:text-autospace="none">
        <style:tab-stops/>
      </style:paragraph-properties>
      <style:text-properties style:font-name="Times New Roman1" style:letter-kerning="false" style:font-name-asian="Times-Roman" style:font-name-complex="Times-Roman"/>
    </style:style>
    <style:style style:name="P86" style:family="paragraph" style:parent-style-name="Normal">
      <style:text-properties fo:color="#000000" style:font-name="Times New Roman1"/>
    </style:style>
    <style:style style:name="P87" style:family="paragraph" style:parent-style-name="Normal">
      <style:paragraph-properties fo:text-align="justify" style:justify-single-word="false"/>
      <style:text-properties fo:color="#000000" style:font-name="Times New Roman1"/>
    </style:style>
    <style:style style:name="P88" style:family="paragraph" style:parent-style-name="Normal">
      <style:text-properties style:font-name="Times New Roman1"/>
    </style:style>
    <style:style style:name="P89" style:family="paragraph" style:parent-style-name="Normal">
      <style:text-properties style:font-name="Times New Roman1" style:font-name-complex="Times New Roman"/>
    </style:style>
    <style:style style:name="P90" style:family="paragraph" style:parent-style-name="Normal">
      <style:paragraph-properties fo:text-align="center" style:justify-single-word="false"/>
      <style:text-properties style:font-name="Times New Roman1"/>
    </style:style>
    <style:style style:name="P91" style:family="paragraph" style:parent-style-name="Normal">
      <style:text-properties style:font-name="Times New Roman1" fo:font-weight="bold" style:font-weight-asian="bold"/>
    </style:style>
    <style:style style:name="P92" style:family="paragraph" style:parent-style-name="Normal">
      <style:text-properties style:font-name="Times New Roman1" fo:language="en" fo:country="US"/>
    </style:style>
    <style:style style:name="P93" style:family="paragraph" style:parent-style-name="Normal">
      <style:text-properties style:font-name="Times New Roman1" style:font-weight-complex="bold"/>
    </style:style>
    <style:style style:name="P94" style:family="paragraph" style:parent-style-name="Parágrafo_20_da_20_Lista">
      <style:text-properties style:font-name="Times New Roman1"/>
    </style:style>
    <style:style style:name="P95" style:family="paragraph" style:parent-style-name="Parágrafo_20_da_20_Lista">
      <style:text-properties style:font-name="Times New Roman1" style:letter-kerning="false" style:font-name-asian="TimesNewRomanPSMT" style:font-name-complex="TimesNewRomanPSMT" style:font-weight-complex="bold"/>
    </style:style>
    <style:style style:name="P96" style:family="paragraph" style:parent-style-name="Parágrafo_20_da_20_Lista">
      <style:text-properties style:font-name="Times New Roman1" fo:font-weight="bold" style:letter-kerning="false" style:font-name-asian="TimesNewRomanPSMT" style:font-weight-asian="bold" style:font-name-complex="TimesNewRomanPSMT" style:font-weight-complex="bold"/>
    </style:style>
    <style:style style:name="P97" style:family="paragraph" style:parent-style-name="Parágrafo_20_da_20_Lista">
      <style:text-properties style:font-name="Times New Roman1" style:font-name-complex="Times New Roman"/>
    </style:style>
    <style:style style:name="P98" style:family="paragraph" style:parent-style-name="Parágrafo_20_da_20_Lista">
      <style:paragraph-properties fo:margin-left="0cm" fo:margin-right="0cm" fo:text-indent="0cm" style:auto-text-indent="false"/>
      <style:text-properties style:font-name="Times New Roman1" style:letter-kerning="false" style:font-name-asian="TimesNewRomanPSMT" style:font-name-complex="TimesNewRomanPSMT" style:font-weight-complex="bold"/>
    </style:style>
    <style:style style:name="P99" style:family="paragraph" style:parent-style-name="Standard">
      <style:paragraph-properties fo:margin-left="7.975cm" fo:margin-right="0cm" fo:line-height="150%" fo:text-align="justify" style:justify-single-word="false" fo:text-indent="0cm" style:auto-text-indent="false" style:text-autospace="none">
        <style:tab-stops/>
      </style:paragraph-properties>
      <style:text-properties style:font-name="Times New Roman1" style:letter-kerning="false" style:font-name-asian="TimesNewRomanPSMT" style:font-name-complex="TimesNewRomanPSMT"/>
    </style:style>
    <style:style style:name="P100" style:family="paragraph" style:parent-style-name="Standard">
      <style:paragraph-properties fo:margin-left="0.635cm" fo:margin-right="0.282cm" fo:line-height="150%" fo:text-align="justify" style:justify-single-word="false" fo:text-indent="0cm" style:auto-text-indent="false" style:text-autospace="none">
        <style:tab-stops/>
      </style:paragraph-properties>
      <style:text-properties style:font-name="Times New Roman1" style:letter-kerning="false" style:font-name-asian="TimesNewRomanPSMT" style:font-name-complex="TimesNewRomanPSMT" style:font-weight-complex="bold"/>
    </style:style>
    <style:style style:name="P101" style:family="paragraph" style:parent-style-name="Standard">
      <style:paragraph-properties fo:margin-left="0.501cm" fo:margin-right="0.28cm" fo:line-height="150%" fo:text-align="justify" style:justify-single-word="false" fo:text-indent="0cm" style:auto-text-indent="false" style:text-autospace="none">
        <style:tab-stops/>
      </style:paragraph-properties>
      <style:text-properties style:font-name="Times New Roman1" style:letter-kerning="false" style:font-name-asian="TimesNewRomanPSMT" style:font-name-complex="Times New Roman" style:font-weight-complex="bold"/>
    </style:style>
    <style:style style:name="P102" style:family="paragraph" style:parent-style-name="Standard">
      <style:paragraph-properties fo:margin-left="0.63cm" fo:margin-right="0.28cm" fo:text-align="justify" style:justify-single-word="false" fo:text-indent="0cm" style:auto-text-indent="false" style:text-autospace="none">
        <style:tab-stops/>
      </style:paragraph-properties>
      <style:text-properties fo:color="#000000" style:font-name="Times New Roman1" style:font-name-complex="Times New Roman"/>
    </style:style>
    <style:style style:name="P103" style:family="paragraph" style:parent-style-name="Standard">
      <style:paragraph-properties fo:margin-left="0.63cm" fo:margin-right="0.28cm" fo:text-align="justify" style:justify-single-word="false" fo:text-indent="0cm" style:auto-text-indent="false" style:text-autospace="none">
        <style:tab-stops/>
      </style:paragraph-properties>
      <style:text-properties style:font-name="Times New Roman1" fo:font-weight="bold" style:font-weight-asian="bold" style:font-name-complex="Times New Roman"/>
    </style:style>
    <style:style style:name="P104" style:family="paragraph" style:parent-style-name="Standard">
      <style:paragraph-properties fo:margin-left="0.63cm" fo:margin-right="0.28cm" fo:text-align="justify" style:justify-single-word="false" fo:text-indent="0cm" style:auto-text-indent="false" style:text-autospace="none">
        <style:tab-stops/>
      </style:paragraph-properties>
      <style:text-properties style:font-name="Times New Roman1" style:font-name-complex="Times New Roman"/>
    </style:style>
    <style:style style:name="P105" style:family="paragraph" style:parent-style-name="Standard">
      <style:paragraph-properties fo:margin-left="0cm" fo:margin-right="0.28cm" fo:text-align="justify" style:justify-single-word="false" fo:text-indent="0cm" style:auto-text-indent="false" style:text-autospace="none">
        <style:tab-stops/>
      </style:paragraph-properties>
      <style:text-properties style:font-name="Times New Roman1" style:font-name-complex="Times New Roman"/>
    </style:style>
    <style:style style:name="P106" style:family="paragraph" style:parent-style-name="Standard">
      <style:paragraph-properties fo:margin-left="1.51cm" fo:margin-right="0.28cm" fo:text-align="justify" style:justify-single-word="false" fo:text-indent="0cm" style:auto-text-indent="false" style:text-autospace="none">
        <style:tab-stops/>
      </style:paragraph-properties>
      <style:text-properties style:font-name="Times New Roman1" fo:font-weight="bold" style:font-weight-asian="bold" style:font-name-complex="Times New Roman"/>
    </style:style>
    <style:style style:name="P107" style:family="paragraph" style:parent-style-name="Standard">
      <style:paragraph-properties fo:margin-left="1.51cm" fo:margin-right="0.28cm" fo:text-align="justify" style:justify-single-word="false" fo:text-indent="0cm" style:auto-text-indent="false" style:text-autospace="none">
        <style:tab-stops/>
      </style:paragraph-properties>
      <style:text-properties style:font-name="Times New Roman1" style:font-name-complex="Times New Roman"/>
    </style:style>
    <style:style style:name="P108" style:family="paragraph" style:parent-style-name="Standard">
      <style:paragraph-properties fo:margin-left="0cm" fo:margin-right="0.3cm" fo:line-height="150%" fo:text-align="justify" style:justify-single-word="false" fo:hyphenation-ladder-count="no-limit" fo:text-indent="0cm" style:auto-text-indent="false"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09" style:family="paragraph" style:parent-style-name="Heading_20_1">
      <style:paragraph-properties loext:contextual-spacing="false" fo:margin-left="1.401cm" fo:margin-right="0cm" fo:margin-top="0cm" fo:margin-bottom="0cm" fo:line-height="150%" fo:text-align="justify" style:justify-single-word="false" fo:text-indent="0cm" style:auto-text-indent="false">
        <style:tab-stops/>
      </style:paragraph-properties>
      <style:text-properties style:font-name="Times New Roman1" fo:font-size="12pt" fo:font-weight="normal" style:font-size-asian="12pt" style:font-weight-asian="normal" style:font-name-complex="Times New Roman" style:font-size-complex="12pt"/>
    </style:style>
    <style:style style:name="P110" style:family="paragraph" style:parent-style-name="Heading_20_1">
      <style:paragraph-properties loext:contextual-spacing="false" fo:margin-left="1.401cm" fo:margin-right="0cm" fo:margin-top="0cm" fo:margin-bottom="0cm" fo:line-height="150%" fo:text-align="justify" style:justify-single-word="false" fo:text-indent="0cm" style:auto-text-indent="false">
        <style:tab-stops/>
      </style:paragraph-properties>
    </style:style>
    <style:style style:name="P111" style:family="paragraph" style:parent-style-name="Heading_20_1">
      <style:paragraph-properties loext:contextual-spacing="false" fo:margin-left="2.501cm" fo:margin-right="0cm" fo:margin-top="0cm" fo:margin-bottom="0cm" fo:line-height="150%" fo:text-align="justify" style:justify-single-word="false" fo:text-indent="0cm" style:auto-text-indent="false">
        <style:tab-stops/>
      </style:paragraph-properties>
      <style:text-properties style:font-name="Times New Roman1" fo:font-size="12pt" fo:font-weight="normal" style:font-size-asian="12pt" style:font-weight-asian="normal" style:font-name-complex="Times New Roman" style:font-size-complex="12pt"/>
    </style:style>
    <style:style style:name="P112" style:family="paragraph" style:parent-style-name="Heading_20_1">
      <style:paragraph-properties loext:contextual-spacing="false" fo:margin-left="1.27cm" fo:margin-right="0cm" fo:margin-top="0cm" fo:margin-bottom="0cm" fo:line-height="150%" fo:text-align="justify" style:justify-single-word="false" fo:text-indent="0cm" style:auto-text-indent="false">
        <style:tab-stops/>
      </style:paragraph-properties>
      <style:text-properties style:font-name="Times New Roman1" fo:font-size="12pt" fo:font-weight="normal" style:font-size-asian="12pt" style:font-weight-asian="normal" style:font-name-complex="Times New Roman" style:font-size-complex="12pt"/>
    </style:style>
    <style:style style:name="P113" style:family="paragraph" style:parent-style-name="Heading_20_1">
      <style:paragraph-properties loext:contextual-spacing="false" fo:margin-left="1.513cm" fo:margin-right="0cm" fo:margin-top="0cm" fo:margin-bottom="0cm" fo:line-height="150%" fo:text-align="justify" style:justify-single-word="false" fo:text-indent="0cm" style:auto-text-indent="false">
        <style:tab-stops/>
      </style:paragraph-properties>
      <style:text-properties style:font-name="Times New Roman1" fo:font-size="12pt" fo:font-weight="normal" style:font-size-asian="12pt" style:font-weight-asian="normal" style:font-name-complex="Times New Roman" style:font-size-complex="12pt"/>
    </style:style>
    <style:style style:name="P114" style:family="paragraph" style:parent-style-name="Standard">
      <style:paragraph-properties fo:text-align="justify" style:justify-single-word="false" style:text-autospace="none"/>
      <style:text-properties style:font-name="TimesNewRomanPSMT" style:letter-kerning="false" style:font-name-asian="TimesNewRomanPSMT" style:font-name-complex="TimesNewRomanPSMT" style:font-weight-complex="bold"/>
    </style:style>
    <style:style style:name="P115" style:family="paragraph" style:parent-style-name="Standard">
      <style:paragraph-properties fo:line-height="150%" fo:text-align="justify" style:justify-single-word="false" style:text-autospace="none"/>
      <style:text-properties style:font-name="Times New Roman1" style:letter-kerning="false" style:font-name-asian="TimesNewRomanPSMT" style:font-name-complex="TimesNewRomanPSMT"/>
    </style:style>
    <style:style style:name="P116" style:family="paragraph" style:parent-style-name="Standard">
      <style:paragraph-properties fo:line-height="150%" fo:text-align="center" style:justify-single-word="false" style:text-autospace="none"/>
      <style:text-properties style:font-name="Times New Roman1" style:letter-kerning="false" style:font-name-asian="TimesNewRomanPSMT" style:font-name-complex="TimesNewRomanPSMT"/>
    </style:style>
    <style:style style:name="P117" style:family="paragraph" style:parent-style-name="Standard" style:list-style-name="L1">
      <style:paragraph-properties fo:line-height="150%" fo:text-align="justify" style:justify-single-word="false" style:text-autospace="none"/>
      <style:text-properties style:font-name="Times New Roman1" style:letter-kerning="false" style:font-name-asian="TimesNewRomanPSMT" style:font-name-complex="TimesNewRomanPSMT" style:font-weight-complex="bold"/>
    </style:style>
    <style:style style:name="P118" style:family="paragraph" style:parent-style-name="Standard" style:list-style-name="L2">
      <style:paragraph-properties fo:line-height="150%" fo:text-align="justify" style:justify-single-word="false" fo:hyphenation-ladder-count="no-limit"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19" style:family="paragraph" style:parent-style-name="Standard" style:list-style-name="L3">
      <style:paragraph-properties fo:line-height="150%" fo:text-align="justify" style:justify-single-word="false" fo:hyphenation-ladder-count="no-limit"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20" style:family="paragraph" style:parent-style-name="Standard" style:list-style-name="L1">
      <style:paragraph-properties fo:line-height="150%" fo:text-align="justify" style:justify-single-word="false" style:text-autospace="none">
        <style:tab-stops/>
      </style:paragraph-properties>
      <style:text-properties style:font-name="Times New Roman1" style:letter-kerning="false" style:font-name-asian="TimesNewRomanPSMT" style:font-name-complex="TimesNewRomanPSMT" style:font-weight-complex="bold"/>
    </style:style>
    <style:style style:name="P121" style:family="paragraph" style:parent-style-name="Standard">
      <style:paragraph-properties fo:text-align="justify" style:justify-single-word="false" style:text-autospace="none"/>
      <style:text-properties style:font-name="Times New Roman1" style:letter-kerning="false" style:font-name-asian="TimesNewRomanPSMT" style:font-name-complex="TimesNewRomanPSMT" style:font-weight-complex="bold"/>
    </style:style>
    <style:style style:name="P122" style:family="paragraph" style:parent-style-name="Standard">
      <style:paragraph-properties fo:line-height="150%" fo:text-align="justify" style:justify-single-word="false" style:text-autospace="none"/>
      <style:text-properties style:font-name="Times New Roman1" style:letter-kerning="false" style:font-name-asian="Times-Roman" style:font-name-complex="Times-Roman"/>
    </style:style>
    <style:style style:name="P123" style:family="paragraph" style:parent-style-name="Standard">
      <style:paragraph-properties fo:line-height="150%" fo:text-align="justify" style:justify-single-word="false" style:text-autospace="none"/>
      <style:text-properties style:font-name="Times New Roman1" style:font-name-complex="Times-Roman"/>
    </style:style>
    <style:style style:name="P124" style:family="paragraph" style:parent-style-name="Standard">
      <style:paragraph-properties fo:line-height="150%" fo:text-align="justify" style:justify-single-word="false" style:text-autospace="none"/>
      <style:text-properties style:font-name="Times New Roman1" fo:font-weight="bold" style:letter-kerning="false" style:font-name-asian="TimesNewRomanPSMT" style:font-weight-asian="bold" style:font-name-complex="TimesNewRomanPSMT" style:font-weight-complex="bold"/>
    </style:style>
    <style:style style:name="P125" style:family="paragraph" style:parent-style-name="Standard">
      <style:paragraph-properties fo:line-height="150%" fo:text-align="justify" style:justify-single-word="false" style:text-autospace="none"/>
    </style:style>
    <style:style style:name="P126" style:family="paragraph" style:parent-style-name="Standard">
      <style:paragraph-properties fo:line-height="150%" fo:text-align="center" style:justify-single-word="false" style:text-autospace="none"/>
    </style:style>
    <style:style style:name="P127" style:family="paragraph" style:parent-style-name="Standard" style:list-style-name="L2">
      <style:paragraph-properties fo:margin-left="0cm" fo:margin-right="0.282cm" fo:line-height="150%" fo:text-align="justify" style:justify-single-word="false" fo:text-indent="0cm" style:auto-text-indent="false" style:text-autospace="none"/>
      <style:text-properties style:font-name="TimesNewRomanPSMT" style:letter-kerning="false" style:font-name-asian="TimesNewRomanPSMT" style:font-name-complex="TimesNewRomanPSMT" style:font-weight-complex="bold"/>
    </style:style>
    <style:style style:name="P128" style:family="paragraph" style:parent-style-name="Standard" style:list-style-name="L1">
      <style:paragraph-properties fo:margin-left="0cm" fo:margin-right="0.282cm" fo:line-height="10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129" style:family="paragraph" style:parent-style-name="Standard">
      <style:paragraph-properties fo:margin-left="0cm" fo:margin-right="0.282cm" fo:line-height="10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130" style:family="paragraph" style:parent-style-name="Standard" style:list-style-name="L1">
      <style:paragraph-properties fo:margin-left="0cm" fo:margin-right="0.282cm" fo:line-height="15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131" style:family="paragraph" style:parent-style-name="Standard" style:list-style-name="L2">
      <style:paragraph-properties fo:margin-left="0cm" fo:margin-right="0.282cm" fo:line-height="15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132" style:family="paragraph" style:parent-style-name="Standard" style:list-style-name="L5">
      <style:paragraph-properties fo:margin-left="0cm" fo:margin-right="0.282cm" fo:line-height="15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133" style:family="paragraph" style:parent-style-name="Standard" style:list-style-name="L2">
      <style:paragraph-properties fo:margin-left="0cm" fo:margin-right="0.282cm" fo:line-height="150%" fo:text-align="justify" style:justify-single-word="false" fo:text-indent="0cm" style:auto-text-indent="false" style:text-autospace="none">
        <style:tab-stops/>
      </style:paragraph-properties>
      <style:text-properties style:font-name="Times New Roman1" style:letter-kerning="false" style:font-name-asian="TimesNewRomanPSMT" style:font-name-complex="TimesNewRomanPSMT" style:font-weight-complex="bold"/>
    </style:style>
    <style:style style:name="P134" style:family="paragraph" style:parent-style-name="Standard" style:list-style-name="L3">
      <style:paragraph-properties fo:margin-left="0cm" fo:margin-right="0.282cm" fo:line-height="15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135" style:family="paragraph" style:parent-style-name="Standard">
      <style:paragraph-properties fo:margin-left="0cm" fo:margin-right="0.282cm" fo:line-height="15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136" style:family="paragraph" style:parent-style-name="Standard" style:list-style-name="L4">
      <style:paragraph-properties fo:margin-left="0cm" fo:margin-right="0.282cm" fo:line-height="150%" fo:text-align="justify" style:justify-single-word="false" fo:text-indent="0cm" style:auto-text-indent="false" style:text-autospace="none"/>
      <style:text-properties style:font-name="Times New Roman1" style:font-name-complex="Times New Roman"/>
    </style:style>
    <style:style style:name="P137" style:family="paragraph" style:parent-style-name="Standard" style:list-style-name="L5">
      <style:paragraph-properties fo:margin-left="0cm" fo:margin-right="0.282cm" fo:line-height="150%" fo:text-align="justify" style:justify-single-word="false" fo:text-indent="0cm" style:auto-text-indent="false" style:text-autospace="none"/>
      <style:text-properties style:font-name="Times New Roman1" fo:font-weight="bold" style:letter-kerning="false" style:font-name-asian="TimesNewRomanPSMT" style:font-weight-asian="bold" style:font-name-complex="TimesNewRomanPSMT" style:font-weight-complex="bold"/>
    </style:style>
    <style:style style:name="P138" style:family="paragraph" style:parent-style-name="Standard" style:list-style-name="L1">
      <style:paragraph-properties fo:margin-left="0cm" fo:margin-right="0.282cm" fo:line-height="150%" fo:text-align="justify" style:justify-single-word="false" fo:text-indent="0cm" style:auto-text-indent="false" style:text-autospace="none"/>
      <style:text-properties style:font-name="Times New Roman1" fo:font-weight="bold" style:letter-kerning="false" style:font-name-asian="TimesNewRomanPSMT" style:font-weight-asian="bold" style:font-name-complex="TimesNewRomanPSMT" style:font-weight-complex="bold"/>
    </style:style>
    <style:style style:name="P139" style:family="paragraph" style:parent-style-name="Standard" style:list-style-name="L2">
      <style:paragraph-properties fo:margin-left="0cm" fo:margin-right="0.282cm" fo:line-height="150%" fo:text-align="justify" style:justify-single-word="false" fo:text-indent="0cm" style:auto-text-indent="false" style:text-autospace="none"/>
      <style:text-properties style:font-name="Times New Roman1" fo:font-weight="bold" style:letter-kerning="false" style:font-name-asian="TimesNewRomanPSMT" style:font-weight-asian="bold" style:font-name-complex="TimesNewRomanPSMT" style:font-weight-complex="bold"/>
    </style:style>
    <style:style style:name="P140" style:family="paragraph" style:parent-style-name="Standard" style:list-style-name="L3">
      <style:paragraph-properties fo:margin-left="0cm" fo:margin-right="0.282cm" fo:line-height="150%" fo:text-align="justify" style:justify-single-word="false" fo:text-indent="0cm" style:auto-text-indent="false" style:text-autospace="none"/>
      <style:text-properties style:font-name="Times New Roman1" fo:font-weight="bold" style:letter-kerning="false" style:font-name-asian="TimesNewRomanPSMT" style:font-weight-asian="bold" style:font-name-complex="TimesNewRomanPSMT" style:font-weight-complex="bold"/>
    </style:style>
    <style:style style:name="P141" style:family="paragraph" style:parent-style-name="Standard" style:list-style-name="L4">
      <style:paragraph-properties fo:margin-left="0cm" fo:margin-right="0.282cm" fo:line-height="150%" fo:text-align="justify" style:justify-single-word="false" fo:text-indent="0cm" style:auto-text-indent="false" style:text-autospace="none"/>
    </style:style>
    <style:style style:name="P142" style:family="paragraph" style:parent-style-name="Standard" style:list-style-name="L5">
      <style:paragraph-properties fo:margin-left="0cm" fo:margin-right="0.282cm" fo:line-height="150%" fo:text-align="justify" style:justify-single-word="false" fo:text-indent="0cm" style:auto-text-indent="false" style:text-autospace="none"/>
    </style:style>
    <style:style style:name="P143" style:family="paragraph" style:parent-style-name="Standard" style:list-style-name="L3">
      <style:paragraph-properties fo:margin-left="0cm" fo:margin-right="0.282cm" fo:line-height="150%" fo:text-align="justify" style:justify-single-word="false" fo:text-indent="0cm" style:auto-text-indent="false" style:text-autospace="none"/>
    </style:style>
    <style:style style:name="P144" style:family="paragraph" style:parent-style-name="Standard">
      <style:paragraph-properties fo:margin-left="0cm" fo:margin-right="0.282cm" fo:line-height="150%" fo:text-align="justify" style:justify-single-word="false" fo:text-indent="0cm" style:auto-text-indent="false" style:text-autospace="none"/>
    </style:style>
    <style:style style:name="P145" style:family="paragraph" style:parent-style-name="Standard" style:list-style-name="L4">
      <style:paragraph-properties loext:contextual-spacing="false" fo:margin-left="0cm" fo:margin-right="0.282cm" fo:margin-top="0cm" fo:margin-bottom="0.282cm" fo:text-align="justify" style:justify-single-word="false" fo:text-indent="0cm" style:auto-text-indent="false" style:text-autospace="none"/>
      <style:text-properties style:font-name="Times New Roman1" fo:font-weight="bold" style:letter-kerning="false" style:font-name-asian="TimesNewRomanPSMT" style:font-weight-asian="bold" style:font-name-complex="Times New Roman" style:font-weight-complex="bold"/>
    </style:style>
    <style:style style:name="P146" style:family="paragraph" style:parent-style-name="Standard" style:list-style-name="L4">
      <style:paragraph-properties loext:contextual-spacing="false" fo:margin-left="0cm" fo:margin-right="0.282cm" fo:margin-top="0cm" fo:margin-bottom="0.282cm" fo:text-align="justify" style:justify-single-word="false" fo:text-indent="0cm" style:auto-text-indent="false" style:text-autospace="none"/>
      <style:text-properties style:font-name="Times New Roman1" fo:font-weight="bold" style:font-weight-asian="bold" style:font-name-complex="Times New Roman"/>
    </style:style>
    <style:style style:name="P147" style:family="paragraph" style:parent-style-name="Standard">
      <style:paragraph-properties fo:margin-left="0.141cm" fo:margin-right="0.141cm" fo:line-height="150%" fo:text-align="center" style:justify-single-word="false" fo:text-indent="-0.141cm" style:auto-text-indent="false" style:text-autospace="none">
        <style:tab-stops/>
      </style:paragraph-properties>
      <style:text-properties style:font-name="Times New Roman1" fo:font-weight="bold" style:letter-kerning="false" style:font-name-asian="TimesNewRomanPSMT" style:font-weight-asian="bold" style:font-name-complex="TimesNewRomanPSMT" style:font-weight-complex="bold"/>
    </style:style>
    <style:style style:name="P148" style:family="paragraph" style:parent-style-name="Standard">
      <style:paragraph-properties fo:margin-left="0.141cm" fo:margin-right="0.141cm" fo:line-height="150%" fo:text-align="center" style:justify-single-word="false" fo:text-indent="-0.141cm" style:auto-text-indent="false" style:text-autospace="none">
        <style:tab-stops/>
      </style:paragraph-properties>
      <style:text-properties style:font-name="Times New Roman1" fo:font-size="10.5pt" fo:font-weight="bold" style:letter-kerning="false" style:font-name-asian="TimesNewRomanPSMT" style:font-size-asian="10.5pt" style:font-weight-asian="bold" style:font-name-complex="TimesNewRomanPSMT" style:font-size-complex="10.5pt" style:font-weight-complex="bold"/>
    </style:style>
    <style:style style:name="P149" style:family="paragraph" style:parent-style-name="Standard">
      <style:paragraph-properties fo:margin-left="0.141cm" fo:margin-right="0.141cm" fo:line-height="150%" fo:text-align="center" style:justify-single-word="false" fo:text-indent="-0.141cm" style:auto-text-indent="false" style:text-autospace="none">
        <style:tab-stops/>
      </style:paragraph-properties>
    </style:style>
    <style:style style:name="P150" style:family="paragraph" style:parent-style-name="Standard">
      <style:paragraph-properties fo:margin-left="0.282cm" fo:margin-right="0.282cm" fo:line-height="150%" fo:text-align="justify" style:justify-single-word="false" fo:text-indent="-0.282cm" style:auto-text-indent="false" style:text-autospace="none">
        <style:tab-stops/>
      </style:paragraph-properties>
      <style:text-properties style:font-name="Times New Roman1" style:letter-kerning="false" style:font-name-asian="TimesNewRomanPSMT" style:font-name-complex="TimesNewRomanPSMT"/>
    </style:style>
    <style:style style:name="P151" style:family="paragraph" style:parent-style-name="Standard" style:list-style-name="L2">
      <style:paragraph-properties fo:margin-left="1.266cm" fo:margin-right="0.282cm" fo:line-height="150%" fo:text-align="justify" style:justify-single-word="false" fo:text-indent="0cm" style:auto-text-indent="false" style:text-autospace="none">
        <style:tab-stops/>
      </style:paragraph-properties>
      <style:text-properties style:font-name="Times New Roman1" style:letter-kerning="false" style:font-name-asian="TimesNewRomanPSMT" style:font-name-complex="TimesNewRomanPSMT" style:font-weight-complex="bold"/>
    </style:style>
    <style:style style:name="P152" style:family="paragraph" style:parent-style-name="Standard">
      <style:paragraph-properties fo:margin-left="1.266cm" fo:margin-right="0.282cm" fo:line-height="150%" fo:text-align="justify" style:justify-single-word="false" fo:text-indent="0cm" style:auto-text-indent="false" style:text-autospace="none">
        <style:tab-stops/>
      </style:paragraph-properties>
      <style:text-properties style:font-name="Times New Roman1" style:letter-kerning="false" style:font-name-asian="TimesNewRomanPSMT" style:font-name-complex="TimesNewRomanPSMT" style:font-weight-complex="bold"/>
    </style:style>
    <style:style style:name="P153" style:family="paragraph" style:parent-style-name="Standard" style:list-style-name="L2" style:master-page-name="">
      <style:paragraph-properties fo:margin-left="1.266cm" fo:margin-right="0.282cm" fo:line-height="150%" fo:text-align="justify" style:justify-single-word="false" fo:hyphenation-ladder-count="no-limit" fo:text-indent="0cm" style:auto-text-indent="false" style:page-number="auto" style:text-autospace="none">
        <style:tab-stops/>
      </style:paragraph-properties>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54" style:family="paragraph" style:parent-style-name="Standard" style:list-style-name="L2" style:master-page-name="">
      <style:paragraph-properties fo:margin-left="1.266cm" fo:margin-right="0.282cm" fo:line-height="150%" fo:text-align="justify" style:justify-single-word="false" fo:text-indent="0cm" style:auto-text-indent="false" style:page-number="auto" style:text-autospace="none">
        <style:tab-stops/>
      </style:paragraph-properties>
      <style:text-properties style:font-name="Times New Roman1" style:letter-kerning="false" style:font-name-asian="TimesNewRomanPSMT" style:font-name-complex="TimesNewRomanPSMT" style:font-weight-complex="bold"/>
    </style:style>
    <style:style style:name="P155" style:family="paragraph" style:parent-style-name="Standard">
      <style:paragraph-properties fo:margin-left="1.397cm" fo:margin-right="0.282cm" fo:line-height="150%" fo:text-align="justify" style:justify-single-word="false" fo:text-indent="0cm" style:auto-text-indent="false" style:text-autospace="none">
        <style:tab-stops/>
      </style:paragraph-properties>
    </style:style>
    <style:style style:name="P156" style:family="paragraph" style:parent-style-name="Standard">
      <style:paragraph-properties fo:margin-left="1.397cm" fo:margin-right="0.282cm" fo:line-height="150%" fo:text-align="justify" style:justify-single-word="false" fo:text-indent="0cm" style:auto-text-indent="false" style:text-autospace="none">
        <style:tab-stops/>
      </style:paragraph-properties>
      <style:text-properties style:font-name="Times New Roman1" style:letter-kerning="false" style:font-name-asian="TimesNewRomanPSMT" style:font-name-complex="TimesNewRomanPSMT" style:font-weight-complex="bold"/>
    </style:style>
    <style:style style:name="P157" style:family="paragraph" style:parent-style-name="Standard">
      <style:paragraph-properties fo:margin-left="1.397cm" fo:margin-right="0.282cm" fo:line-height="150%" fo:text-align="justify" style:justify-single-word="false" fo:text-indent="0cm" style:auto-text-indent="false" style:text-autospace="none">
        <style:tab-stops/>
      </style:paragraph-properties>
      <style:text-properties fo:font-size="10pt" style:font-size-asian="10pt" style:font-size-complex="10pt"/>
    </style:style>
    <style:style style:name="P158" style:family="paragraph" style:parent-style-name="Standard" style:list-style-name="L2" style:master-page-name="">
      <style:paragraph-properties fo:margin-left="1.199cm" fo:margin-right="0.3cm" fo:line-height="150%" fo:text-align="justify" style:justify-single-word="false" fo:hyphenation-ladder-count="no-limit" fo:text-indent="0cm" style:auto-text-indent="false" style:page-number="auto"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59" style:family="paragraph" style:parent-style-name="Standard" style:list-style-name="L3" style:master-page-name="">
      <style:paragraph-properties fo:margin-left="1.199cm" fo:margin-right="0.3cm" fo:line-height="150%" fo:text-align="justify" style:justify-single-word="false" fo:hyphenation-ladder-count="no-limit" fo:text-indent="0cm" style:auto-text-indent="false" style:page-number="auto"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60" style:family="paragraph" style:parent-style-name="Standard" style:list-style-name="L4" style:master-page-name="">
      <style:paragraph-properties fo:margin-left="1.199cm" fo:margin-right="0.3cm" fo:line-height="150%" fo:text-align="justify" style:justify-single-word="false" fo:hyphenation-ladder-count="no-limit" fo:text-indent="0cm" style:auto-text-indent="false" style:page-number="auto" style:text-autospace="none"/>
      <style:text-properties style:font-name="Times New Roman1" style:font-name-complex="Times New Roman" fo:hyphenate="false" fo:hyphenation-remain-char-count="0" fo:hyphenation-push-char-count="0"/>
    </style:style>
    <style:style style:name="P161" style:family="paragraph" style:parent-style-name="Standard" style:list-style-name="L2">
      <style:paragraph-properties fo:margin-left="1.199cm" fo:margin-right="0.3cm" fo:line-height="150%" fo:text-align="justify" style:justify-single-word="false" fo:hyphenation-ladder-count="no-limit" fo:text-indent="0cm" style:auto-text-indent="false"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62" style:family="paragraph" style:parent-style-name="Standard" style:list-style-name="L3">
      <style:paragraph-properties fo:margin-left="1.199cm" fo:margin-right="0.3cm" fo:line-height="150%" fo:text-align="justify" style:justify-single-word="false" fo:hyphenation-ladder-count="no-limit" fo:text-indent="0cm" style:auto-text-indent="false"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63" style:family="paragraph" style:parent-style-name="Standard" style:master-page-name="">
      <style:paragraph-properties fo:margin-left="1.199cm" fo:margin-right="0.3cm" fo:line-height="150%" fo:text-align="justify" style:justify-single-word="false" fo:hyphenation-ladder-count="no-limit" fo:text-indent="0cm" style:auto-text-indent="false" style:page-number="auto" style:text-autospace="none"/>
      <style:text-properties style:font-name="Times New Roman1" style:font-name-complex="Times New Roman" fo:hyphenate="false" fo:hyphenation-remain-char-count="0" fo:hyphenation-push-char-count="0"/>
    </style:style>
    <style:style style:name="P164" style:family="paragraph" style:parent-style-name="Standard" style:list-style-name="L2" style:master-page-name="">
      <style:paragraph-properties fo:margin-left="1.199cm" fo:margin-right="0.3cm" fo:line-height="150%" fo:text-align="justify" style:justify-single-word="false" fo:hyphenation-ladder-count="no-limit" fo:text-indent="0cm" style:auto-text-indent="false" style:page-number="auto"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65" style:family="paragraph" style:parent-style-name="Standard" style:list-style-name="L2" style:master-page-name="">
      <style:paragraph-properties fo:margin-left="1.199cm" fo:margin-right="0.3cm" fo:line-height="150%" fo:text-align="justify" style:justify-single-word="false" fo:hyphenation-ladder-count="no-limit" fo:text-indent="0cm" style:auto-text-indent="false" style:page-number="auto"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66" style:family="paragraph" style:parent-style-name="Standard" style:list-style-name="L3" style:master-page-name="">
      <style:paragraph-properties fo:margin-left="1.199cm" fo:margin-right="0.3cm" fo:line-height="150%" fo:text-align="justify" style:justify-single-word="false" fo:hyphenation-ladder-count="no-limit" fo:text-indent="0cm" style:auto-text-indent="false" style:page-number="auto"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67" style:family="paragraph" style:parent-style-name="Standard" style:master-page-name="MP0">
      <style:paragraph-properties fo:line-height="150%" fo:text-align="justify" style:justify-single-word="false" style:page-number="auto" fo:break-before="page" style:text-autospace="none"/>
      <style:text-properties style:font-name="Times New Roman1" fo:font-weight="bold" style:letter-kerning="false" style:font-name-asian="TimesNewRomanPSMT" style:font-weight-asian="bold" style:font-name-complex="TimesNewRomanPSMT" style:font-weight-complex="bold"/>
    </style:style>
    <style:style style:name="P168" style:family="paragraph" style:parent-style-name="Standard" style:list-style-name="L2">
      <style:paragraph-properties fo:margin-left="0cm" fo:margin-right="0.3cm" fo:line-height="150%" fo:text-align="justify" style:justify-single-word="false" fo:hyphenation-ladder-count="no-limit" fo:text-indent="0cm" style:auto-text-indent="false"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69" style:family="paragraph" style:parent-style-name="Standard" style:list-style-name="L4" style:master-page-name="">
      <style:paragraph-properties fo:margin-left="0cm" fo:margin-right="0.3cm" fo:line-height="150%" fo:text-align="justify" style:justify-single-word="false" fo:hyphenation-ladder-count="no-limit" fo:text-indent="0cm" style:auto-text-indent="false" style:page-number="auto" style:text-autospace="none">
        <style:tab-stops/>
      </style:paragraph-properties>
      <style:text-properties style:font-name="Times New Roman1" style:font-name-complex="Times New Roman" fo:hyphenate="false" fo:hyphenation-remain-char-count="0" fo:hyphenation-push-char-count="0"/>
    </style:style>
    <style:style style:name="P170" style:family="paragraph" style:parent-style-name="Standard" style:list-style-name="L4" style:master-page-name="">
      <style:paragraph-properties fo:margin-left="0cm" fo:margin-right="0.3cm" fo:line-height="150%" fo:text-align="justify" style:justify-single-word="false" fo:hyphenation-ladder-count="no-limit" fo:text-indent="0cm" style:auto-text-indent="false" style:page-number="auto" style:text-autospace="none">
        <style:tab-stops/>
      </style:paragraph-properties>
      <style:text-properties fo:hyphenate="false" fo:hyphenation-remain-char-count="0" fo:hyphenation-push-char-count="0"/>
    </style:style>
    <style:style style:name="P171" style:family="paragraph" style:parent-style-name="Standard" style:list-style-name="L4">
      <style:paragraph-properties fo:margin-left="1.401cm" fo:margin-right="0.282cm" fo:line-height="150%" fo:text-align="justify" style:justify-single-word="false" fo:text-indent="0cm" style:auto-text-indent="false" style:text-autospace="none">
        <style:tab-stops/>
      </style:paragraph-properties>
      <style:text-properties style:font-name="Times New Roman1" style:font-name-complex="Times New Roman"/>
    </style:style>
    <style:style style:name="P172" style:family="paragraph" style:parent-style-name="Standard">
      <style:paragraph-properties fo:margin-left="1.401cm" fo:margin-right="0.282cm" fo:line-height="150%" fo:text-align="justify" style:justify-single-word="false" fo:text-indent="0cm" style:auto-text-indent="false" style:text-autospace="none">
        <style:tab-stops/>
      </style:paragraph-properties>
      <style:text-properties style:font-name="Times New Roman1" style:font-name-complex="Times New Roman"/>
    </style:style>
    <style:style style:name="P173" style:family="paragraph" style:parent-style-name="Standard">
      <style:paragraph-properties fo:line-height="150%" fo:text-align="justify" style:justify-single-word="false" fo:break-before="page" style:text-autospace="none"/>
      <style:text-properties style:font-name="Times New Roman1" fo:font-weight="bold" style:letter-kerning="false" style:font-name-asian="TimesNewRomanPSMT" style:font-weight-asian="bold" style:font-name-complex="TimesNewRomanPSMT" style:font-weight-complex="bold"/>
    </style:style>
    <style:style style:name="P174" style:family="paragraph" style:parent-style-name="Standard">
      <style:paragraph-properties fo:margin-left="0.28cm" fo:margin-right="0.28cm" fo:text-align="justify" style:justify-single-word="false" fo:text-indent="-0.28cm" style:auto-text-indent="false" style:text-autospace="none">
        <style:tab-stops/>
      </style:paragraph-properties>
      <style:text-properties fo:color="#000000" style:font-name="Times New Roman1" fo:font-weight="bold" style:font-weight-asian="bold"/>
    </style:style>
    <style:style style:name="P175" style:family="paragraph" style:parent-style-name="Standard">
      <style:paragraph-properties fo:margin-left="0.28cm" fo:margin-right="0.28cm" fo:text-align="justify" style:justify-single-word="false" fo:text-indent="-0.28cm" style:auto-text-indent="false" style:text-autospace="none">
        <style:tab-stops/>
      </style:paragraph-properties>
      <style:text-properties style:font-name="TimesNewRomanPSMT" fo:font-weight="bold" style:letter-kerning="false" style:font-name-asian="TimesNewRomanPSMT" style:font-weight-asian="bold" style:font-name-complex="TimesNewRomanPSMT" style:font-weight-complex="bold"/>
    </style:style>
    <style:style style:name="P176" style:family="paragraph" style:parent-style-name="Standard">
      <style:paragraph-properties fo:margin-left="1.513cm" fo:margin-right="0.282cm" fo:line-height="150%" fo:text-align="justify" style:justify-single-word="false" fo:text-indent="0cm" style:auto-text-indent="false" style:text-autospace="none">
        <style:tab-stops/>
      </style:paragraph-properties>
    </style:style>
    <style:style style:name="P177" style:family="paragraph" style:parent-style-name="Standard">
      <style:paragraph-properties fo:margin-left="1.513cm" fo:margin-right="0.282cm" fo:line-height="150%" fo:text-align="justify" style:justify-single-word="false" fo:text-indent="0cm" style:auto-text-indent="false" style:text-autospace="none">
        <style:tab-stops/>
      </style:paragraph-properties>
      <style:text-properties style:font-name="Times New Roman1" style:font-name-complex="Times New Roman"/>
    </style:style>
    <style:style style:name="P178" style:family="paragraph" style:parent-style-name="Standard">
      <style:paragraph-properties fo:margin-left="0cm" fo:margin-right="0.141cm" fo:line-height="150%" fo:text-align="center" style:justify-single-word="false" fo:text-indent="0cm" style:auto-text-indent="false" style:text-autospace="none"/>
    </style:style>
    <style:style style:name="P179" style:family="paragraph" style:parent-style-name="Standard" style:list-style-name="L2" style:master-page-name="">
      <style:paragraph-properties fo:line-height="150%" fo:text-align="justify" style:justify-single-word="false" fo:hyphenation-ladder-count="no-limit" style:page-number="auto"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imesNewRomanPSMT"/>
    </style:style>
    <style:style style:name="T2" style:family="text">
      <style:text-properties style:font-name="TimesNewRomanPSMT" fo:background-color="#ffff00" loext:char-shading-value="0"/>
    </style:style>
    <style:style style:name="T3" style:family="text">
      <style:text-properties style:font-name="Times New Roman1" style:letter-kerning="false" style:font-name-asian="TimesNewRomanPSMT" style:font-name-complex="TimesNewRomanPSMT"/>
    </style:style>
    <style:style style:name="T4" style:family="text">
      <style:text-properties fo:color="#000000" style:font-name="Times-Roman" style:text-underline-style="none" fo:font-weight="normal" style:text-underline-mode="continuous" style:text-overline-mode="continuous" style:text-line-through-mode="continuous" style:letter-kerning="false" fo:background-color="transparent" style:font-name-asian="Times-Roman" style:font-weight-asian="normal" style:font-name-complex="Times-Roman" style:font-weight-complex="normal" loext:char-shading-value="0"/>
    </style:style>
    <style:style style:name="T5" style:family="text">
      <style:text-properties style:letter-kerning="false" style:font-name-asian="Times-Roman"/>
    </style:style>
    <style:style style:name="T6" style:family="text">
      <style:text-properties fo:background-color="transparent" loext:char-shading-value="0"/>
    </style:style>
    <style:style style:name="T7" style:family="text">
      <style:text-properties fo:background-color="#ffff00" loext:char-shading-value="0"/>
    </style:style>
    <style:style style:name="T8" style:family="text">
      <style:text-properties style:font-name="Times New Roman1" style:letter-kerning="false" style:font-name-asian="TimesNewRomanPSMT" style:font-name-complex="TimesNewRomanPSMT" style:font-weight-complex="bold"/>
    </style:style>
    <style:style style:name="T9" style:family="text">
      <style:text-properties style:font-name="TimesNewRomanPSMT" style:letter-kerning="false" style:font-name-asian="TimesNewRomanPSMT" style:font-name-complex="TimesNewRomanPSMT" style:font-weight-complex="bold"/>
    </style:style>
    <style:style style:name="T10" style:family="text">
      <style:text-properties style:font-name="Times New Roman1" style:font-name-complex="Times New Roman"/>
    </style:style>
    <style:style style:name="T11" style:family="text">
      <style:text-properties style:text-position="super 65%" style:font-name="TimesNewRomanPSMT" fo:font-size="10pt" style:letter-kerning="false" style:font-name-asian="TimesNewRomanPSMT" style:font-size-asian="10pt" style:font-name-complex="TimesNewRomanPSMT" style:font-size-complex="10pt" style:font-weight-complex="bold"/>
    </style:style>
    <style:style style:name="T12" style:family="text">
      <style:text-properties style:font-name="Times New Roman1" fo:font-size="10pt" style:letter-kerning="false" style:font-name-asian="TimesNewRomanPSMT" style:font-size-asian="10pt" style:font-name-complex="TimesNewRomanPSMT" style:font-size-complex="10pt" style:font-weight-complex="bold"/>
    </style:style>
    <style:style style:name="T13" style:family="text">
      <style:text-properties style:text-position="super 67%" style:font-name="TimesNewRomanPSMT"/>
    </style:style>
    <style:style style:name="T14" style:family="text">
      <style:text-properties style:text-position="super 67%" style:font-name="TimesNewRomanPSMT" fo:font-size="10.5pt" fo:font-weight="bold" style:letter-kerning="false" style:font-name-asian="TimesNewRomanPSMT" style:font-size-asian="10.5pt" style:font-weight-asian="bold" style:font-name-complex="TimesNewRomanPSMT" style:font-size-complex="10.5pt" style:font-weight-complex="bold"/>
    </style:style>
    <style:style style:name="T15" style:family="text">
      <style:text-properties style:font-name="TimesNewRomanPSMT" fo:font-size="10.5pt" fo:font-weight="bold" style:letter-kerning="false" style:font-name-asian="TimesNewRomanPSMT" style:font-size-asian="10.5pt" style:font-weight-asian="bold" style:font-name-complex="TimesNewRomanPSMT" style:font-size-complex="10.5pt" style:font-weight-complex="bold"/>
    </style:style>
    <style:style style:name="T16" style:family="text">
      <style:text-properties style:text-position="super 67%" style:font-name="TimesNewRomanPSMT" style:letter-kerning="false" style:font-name-asian="TimesNewRomanPSMT" style:font-name-complex="TimesNewRomanPSMT"/>
    </style:style>
    <style:style style:name="T17" style:family="text">
      <style:text-properties style:text-position="super 65%" style:font-name="Times New Roman1" fo:font-size="10pt" style:letter-kerning="false" style:font-name-asian="TimesNewRomanPSMT" style:font-size-asian="10pt" style:font-name-complex="TimesNewRomanPSMT" style:font-size-complex="10pt" style:font-weight-complex="bold"/>
    </style:style>
    <style:style style:name="T18" style:family="text">
      <style:text-properties style:font-name="TimesNewRomanPSMT" fo:font-size="10pt" style:letter-kerning="false" style:font-name-asian="TimesNewRomanPSMT" style:font-size-asian="10pt" style:font-name-complex="TimesNewRomanPSMT" style:font-size-complex="10pt" style:font-weight-complex="bold"/>
    </style:style>
    <style:style style:name="T19" style:family="text">
      <style:text-properties style:text-position="super 65%" style:font-name="TimesNewRomanPSMT" fo:font-size="10pt" style:letter-kerning="false" style:font-name-asian="TimesNewRomanPSMT" style:font-size-asian="10pt" style:font-name-complex="TimesNewRomanPSMT" style:font-size-complex="10pt"/>
    </style:style>
    <style:style style:name="T20" style:family="text">
      <style:text-properties style:font-name="Times New Roman1" fo:font-weight="bold" style:letter-kerning="false" style:font-name-asian="TimesNewRomanPSMT" style:font-weight-asian="bold" style:font-name-complex="TimesNewRomanPSMT" style:font-weight-complex="bold"/>
    </style:style>
    <style:style style:name="T21" style:family="text">
      <style:text-properties style:text-position="super 67%" style:font-name="Times New Roman1" fo:font-weight="bold" style:letter-kerning="false" style:font-name-asian="TimesNewRomanPSMT" style:font-weight-asian="bold" style:font-name-complex="TimesNewRomanPSMT" style:font-weight-complex="bold"/>
    </style:style>
    <style:style style:name="T22" style:family="text">
      <style:text-properties style:text-position="super 65%" style:font-name="Times New Roman1" fo:font-size="10pt" style:letter-kerning="false" style:font-name-asian="TimesNewRomanPSMT" style:font-size-asian="10pt" style:font-name-complex="TimesNewRomanPSMT" style:font-size-complex="10pt"/>
    </style:style>
    <style:style style:name="T23" style:family="text">
      <style:text-properties style:text-position="super 65%" style:font-name="Times New Roman1" style:letter-kerning="false" style:font-name-asian="TimesNewRomanPSMT" style:font-name-complex="TimesNewRomanPSMT" style:font-weight-complex="bold"/>
    </style:style>
    <style:style style:name="T24" style:family="text">
      <style:text-properties style:text-position="super 65%" style:font-name="Times New Roman1" fo:font-size="12pt" style:letter-kerning="false" style:font-name-asian="TimesNewRomanPSMT" style:font-size-asian="12pt" style:font-name-complex="TimesNewRomanPSMT" style:font-size-complex="12pt" style:font-weight-complex="bold"/>
    </style:style>
    <style:style style:name="T25" style:family="text">
      <style:text-properties style:font-name="Times New Roman1" style:font-name-complex="Times New Roman" style:font-weight-complex="bold"/>
    </style:style>
    <style:style style:name="T26" style:family="text">
      <style:text-properties style:font-name="TimesNewRomanPSMT"/>
    </style:style>
    <style:style style:name="T27" style:family="text">
      <style:text-properties style:font-name="TimesNewRomanPSMT" fo:background-color="#ffff00" loext:char-shading-value="0"/>
    </style:style>
    <style:style style:name="T28" style:family="text">
      <style:text-properties style:font-name="TimesNewRomanPSMT" fo:background-color="#ffff00" loext:char-shading-value="0"/>
    </style:style>
    <style:style style:name="T29" style:family="text">
      <style:text-properties style:font-name="TimesNewRomanPSMT" style:letter-kerning="false" style:font-name-asian="TimesNewRomanPSMT" style:font-name-complex="TimesNewRomanPSMT" style:font-weight-complex="bold"/>
    </style:style>
    <style:style style:name="T30" style:family="text">
      <style:text-properties style:font-name="TimesNewRomanPSMT" fo:font-size="10.5pt" fo:font-weight="bold" style:letter-kerning="false" style:font-name-asian="TimesNewRomanPSMT" style:font-size-asian="10.5pt" style:font-weight-asian="bold" style:font-name-complex="TimesNewRomanPSMT" style:font-size-complex="10.5pt" style:font-weight-complex="bold"/>
    </style:style>
    <style:style style:name="T31" style:family="text">
      <style:text-properties style:font-name="TimesNewRomanPSMT" fo:font-size="10pt" style:letter-kerning="false" style:font-name-asian="TimesNewRomanPSMT" style:font-size-asian="10pt" style:font-name-complex="TimesNewRomanPSMT" style:font-size-complex="10pt" style:font-weight-complex="bold"/>
    </style:style>
    <style:style style:name="T32" style:family="text">
      <style:text-properties style:font-name="TimesNewRomanPSMT" fo:background-color="transparent" loext:char-shading-value="0"/>
    </style:style>
    <style:style style:name="T33" style:family="text">
      <style:text-properties style:font-name="Times New Roman1" style:letter-kerning="false" style:font-name-asian="TimesNewRomanPSMT" style:font-name-complex="TimesNewRomanPSMT"/>
    </style:style>
    <style:style style:name="T34" style:family="text">
      <style:text-properties style:font-name="Times New Roman1" style:letter-kerning="false" style:font-name-asian="TimesNewRomanPSMT" style:font-name-complex="TimesNewRomanPSMT" style:font-weight-complex="bold"/>
    </style:style>
    <style:style style:name="T35" style:family="text">
      <style:text-properties style:font-name="Times New Roman1" style:letter-kerning="false" style:font-name-asian="TimesNewRomanPSMT" style:font-name-complex="Times New Roman"/>
    </style:style>
    <style:style style:name="T36" style:family="text">
      <style:text-properties style:font-name="Times New Roman1" style:letter-kerning="false" style:font-name-asian="Times-Roman" style:font-name-complex="Times-Roman"/>
    </style:style>
    <style:style style:name="T37" style:family="text">
      <style:text-properties style:font-name="Times New Roman1" style:font-name-complex="Times New Roman"/>
    </style:style>
    <style:style style:name="T38" style:family="text">
      <style:text-properties style:font-name="Times New Roman1" style:font-name-complex="Times New Roman" style:font-weight-complex="bold"/>
    </style:style>
    <style:style style:name="T39" style:family="text">
      <style:text-properties style:font-name="Times New Roman1" fo:font-size="10pt" style:letter-kerning="false" style:font-name-asian="TimesNewRomanPSMT" style:font-size-asian="10pt" style:font-name-complex="TimesNewRomanPSMT" style:font-size-complex="10pt" style:font-weight-complex="bold"/>
    </style:style>
    <style:style style:name="T40" style:family="text">
      <style:text-properties style:font-name="Times New Roman1" fo:font-weight="bold" style:letter-kerning="false" style:font-name-asian="TimesNewRomanPSMT" style:font-weight-asian="bold" style:font-name-complex="TimesNewRomanPSMT" style:font-weight-complex="bold"/>
    </style:style>
    <style:style style:name="T41" style:family="text">
      <style:text-properties style:font-name="Times New Roman1" fo:font-weight="bold" style:font-weight-asian="bold" style:font-name-complex="Times New Roman"/>
    </style:style>
    <style:style style:name="T42" style:family="text">
      <style:text-properties style:font-name="Times New Roman1" fo:font-size="12pt" fo:font-weight="normal" style:font-size-asian="12pt" style:font-weight-asian="normal" style:font-name-complex="Times New Roman" style:font-size-complex="12pt"/>
    </style:style>
    <style:style style:name="T43" style:family="text">
      <style:text-properties style:font-name="Times New Roman1" fo:font-size="12pt" fo:font-style="italic" fo:font-weight="normal" style:font-size-asian="12pt" style:font-style-asian="italic" style:font-weight-asian="normal" style:font-name-complex="Times New Roman" style:font-size-complex="12pt"/>
    </style:style>
    <style:style style:name="T44" style:family="text">
      <style:text-properties style:font-name="Times New Roman1" fo:font-size="10.5pt" fo:font-weight="bold" style:letter-kerning="false" style:font-name-asian="TimesNewRomanPSMT" style:font-size-asian="10.5pt" style:font-weight-asian="bold" style:font-name-complex="TimesNewRomanPSMT" style:font-size-complex="10.5pt" style:font-weight-complex="bold"/>
    </style:style>
    <style:style style:name="T45" style:family="text">
      <style:text-properties style:font-name="Times New Roman1" fo:font-style="italic" style:letter-kerning="false" style:font-name-asian="TimesNewRomanPSMT" style:font-style-asian="italic" style:font-name-complex="TimesNewRomanPSMT" style:font-weight-complex="bold"/>
    </style:style>
    <style:style style:name="T46" style:family="text">
      <style:text-properties fo:color="#000000" style:font-name="Times-Roman" style:text-underline-style="none" fo:font-weight="normal" style:text-underline-mode="continuous" style:text-overline-mode="continuous" style:text-line-through-mode="continuous" style:letter-kerning="false" fo:background-color="transparent" style:font-name-asian="Times-Roman" style:font-weight-asian="normal" style:font-name-complex="Times-Roman" style:font-weight-complex="normal" loext:char-shading-value="0"/>
    </style:style>
    <style:style style:name="T47" style:family="text">
      <style:text-properties fo:color="#000000" style:font-name="Times New Roman1" style:text-underline-style="none" fo:font-weight="normal" style:text-underline-mode="continuous" style:text-overline-mode="continuous" style:text-line-through-mode="continuous" style:letter-kerning="false" fo:background-color="transparent" style:font-name-asian="Times-Roman" style:font-weight-asian="normal" style:font-name-complex="Times-Roman" style:font-weight-complex="normal" loext:char-shading-value="0"/>
    </style:style>
    <style:style style:name="T48" style:family="text">
      <style:text-properties fo:color="#000000" style:font-name="Times New Roman1" fo:font-weight="bold" style:font-weight-asian="bold"/>
    </style:style>
    <style:style style:name="T49" style:family="text">
      <style:text-properties style:letter-kerning="false" style:font-name-asian="Times-Roman"/>
    </style:style>
    <style:style style:name="T50" style:family="text">
      <style:text-properties fo:background-color="transparent" loext:char-shading-value="0"/>
    </style:style>
    <style:style style:name="T51" style:family="text">
      <style:text-properties fo:background-color="#ffff00" loext:char-shading-value="0"/>
    </style:style>
    <style:style style:name="T52" style:family="text">
      <style:text-properties style:text-position="super 65%" style:font-name="TimesNewRomanPSMT" fo:font-size="10pt" style:letter-kerning="false" style:font-name-asian="TimesNewRomanPSMT" style:font-size-asian="10pt" style:font-name-complex="TimesNewRomanPSMT" style:font-size-complex="10pt"/>
    </style:style>
    <style:style style:name="T53" style:family="text">
      <style:text-properties style:text-position="super 65%" style:font-name="TimesNewRomanPSMT" fo:font-size="10pt" style:letter-kerning="false" style:font-name-asian="TimesNewRomanPSMT" style:font-size-asian="10pt" style:font-name-complex="TimesNewRomanPSMT" style:font-size-complex="10pt" style:font-weight-complex="bold"/>
    </style:style>
    <style:style style:name="T54" style:family="text">
      <style:text-properties style:text-position="super 65%" style:font-name="Times New Roman1" fo:font-size="10pt" style:letter-kerning="false" style:font-name-asian="TimesNewRomanPSMT" style:font-size-asian="10pt" style:font-name-complex="TimesNewRomanPSMT" style:font-size-complex="10pt"/>
    </style:style>
    <style:style style:name="T55" style:family="text">
      <style:text-properties style:text-position="super 65%" style:font-name="Times New Roman1" fo:font-size="10pt" style:letter-kerning="false" style:font-name-asian="TimesNewRomanPSMT" style:font-size-asian="10pt" style:font-name-complex="TimesNewRomanPSMT" style:font-size-complex="10pt" style:font-weight-complex="bold"/>
    </style:style>
    <style:style style:name="T56" style:family="text">
      <style:text-properties style:text-position="super 65%" style:font-name="Times New Roman1" fo:font-size="12pt" style:letter-kerning="false" style:font-name-asian="TimesNewRomanPSMT" style:font-size-asian="12pt" style:font-name-complex="TimesNewRomanPSMT" style:font-size-complex="12pt" style:font-weight-complex="bold"/>
    </style:style>
    <style:style style:name="T57" style:family="text">
      <style:text-properties style:text-position="super 65%" style:font-name="Times New Roman1" style:letter-kerning="false" style:font-name-asian="TimesNewRomanPSMT" style:font-name-complex="TimesNewRomanPSMT" style:font-weight-complex="bold"/>
    </style:style>
    <style:style style:name="T58" style:family="text">
      <style:text-properties style:text-position="super 65%" style:font-weight-complex="bold"/>
    </style:style>
    <style:style style:name="T59" style:family="text">
      <style:text-properties style:text-position="super 67%" style:font-name="TimesNewRomanPSMT"/>
    </style:style>
    <style:style style:name="T60" style:family="text">
      <style:text-properties style:text-position="super 67%" style:font-name="TimesNewRomanPSMT" fo:font-size="10.5pt" fo:font-weight="bold" style:letter-kerning="false" style:font-name-asian="TimesNewRomanPSMT" style:font-size-asian="10.5pt" style:font-weight-asian="bold" style:font-name-complex="TimesNewRomanPSMT" style:font-size-complex="10.5pt" style:font-weight-complex="bold"/>
    </style:style>
    <style:style style:name="T61" style:family="text">
      <style:text-properties style:text-position="super 67%" style:font-name="TimesNewRomanPSMT" style:letter-kerning="false" style:font-name-asian="TimesNewRomanPSMT" style:font-name-complex="TimesNewRomanPSMT"/>
    </style:style>
    <style:style style:name="T62" style:family="text">
      <style:text-properties style:text-position="super 67%" style:font-name="Times New Roman1" fo:font-weight="bold" style:letter-kerning="false" style:font-name-asian="TimesNewRomanPSMT" style:font-weight-asian="bold" style:font-name-complex="TimesNewRomanPSMT" style:font-weight-complex="bold"/>
    </style:style>
    <style:style style:name="T63" style:family="text">
      <style:text-properties fo:font-weight="bold" style:font-weight-asian="bold" style:font-weight-complex="bold"/>
    </style:style>
    <style:style style:name="T64" style:family="text">
      <style:text-properties style:use-window-font-color="true" style:text-outline="false" style:text-line-through-style="none" style:text-position="0% 100%" style:font-name="Noto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style:use-window-font-color="true" style:text-outline="false" style:text-line-through-styl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5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office:automatic-styles>
  <office:body>
    <office:text text:use-soft-page-breaks="true">
      <text:tracked-changes>
        <text:changed-region xml:id="ct139674377806232" text:id="ct139674377806232">
          <text:format-change>
            <office:change-info>
              <dc:creator>christian </dc:creator>
              <dc:date>2015-10-01T14:05:00</dc:date>
            </office:change-info>
          </text:format-change>
        </text:changed-region>
        <text:changed-region xml:id="ct139674377851856" text:id="ct139674377851856">
          <text:insertion>
            <office:change-info>
              <dc:creator>christian </dc:creator>
              <dc:date>2015-10-19T15:34:00</dc:date>
            </office:change-info>
          </text:insertion>
        </text:changed-region>
        <text:changed-region xml:id="ct139674377808344" text:id="ct139674377808344">
          <text:format-change>
            <office:change-info>
              <dc:creator>christian </dc:creator>
              <dc:date>2015-10-01T14:05:00</dc:date>
            </office:change-info>
          </text:format-change>
        </text:changed-region>
        <text:changed-region xml:id="ct139674377807960" text:id="ct139674377807960">
          <text:deletion>
            <office:change-info>
              <dc:creator>christian </dc:creator>
              <dc:date>2015-09-30T17:03:00</dc:date>
            </office:change-info>
            <text:p text:style-name="P1"><text:span text:style-name="T1">de</text:span></text:p>
          </text:deletion>
        </text:changed-region>
        <text:changed-region xml:id="ct139674378658384" text:id="ct139674378658384">
          <text:insertion>
            <office:change-info>
              <dc:creator>christian </dc:creator>
              <dc:date>2015-09-30T17:03:00</dc:date>
            </office:change-info>
          </text:insertion>
        </text:changed-region>
        <text:changed-region xml:id="ct139674377808536" text:id="ct139674377808536">
          <text:deletion>
            <office:change-info>
              <dc:creator>christian </dc:creator>
              <dc:date>2015-09-30T17:03:00</dc:date>
            </office:change-info>
            <text:p text:style-name="P1"><text:span text:style-name="T1"><text:s/></text:span><text:span text:style-name="T2">12 seguinte</text:span></text:p>
          </text:deletion>
        </text:changed-region>
        <text:changed-region xml:id="ct139674377808920" text:id="ct139674377808920">
          <text:format-change>
            <office:change-info>
              <dc:creator>christian </dc:creator>
              <dc:date>2015-10-01T14:05:00</dc:date>
            </office:change-info>
          </text:format-change>
        </text:changed-region>
        <text:changed-region xml:id="ct139674377809112" text:id="ct139674377809112">
          <text:insertion>
            <office:change-info>
              <dc:creator>Autor desconhecido</dc:creator>
              <dc:date>2015-10-02T09:18:00</dc:date>
            </office:change-info>
          </text:insertion>
        </text:changed-region>
        <text:changed-region xml:id="ct139674377809496" text:id="ct139674377809496">
          <text:format-change>
            <office:change-info>
              <dc:creator>christian </dc:creator>
              <dc:date>2015-10-01T14:05:00</dc:date>
            </office:change-info>
          </text:format-change>
        </text:changed-region>
        <text:changed-region xml:id="ct139674377809688" text:id="ct139674377809688">
          <text:deletion>
            <office:change-info>
              <dc:creator>Autor desconhecido</dc:creator>
              <dc:date>2015-10-02T09:18:00</dc:date>
            </office:change-info>
            <text:p text:style-name="P1">s</text:p>
          </text:deletion>
        </text:changed-region>
        <text:changed-region xml:id="ct139674375090184" text:id="ct139674375090184">
          <text:format-change>
            <office:change-info>
              <dc:creator>christian </dc:creator>
              <dc:date>2015-10-01T14:05:00</dc:date>
            </office:change-info>
          </text:format-change>
        </text:changed-region>
        <text:changed-region xml:id="ct139674375090376" text:id="ct139674375090376">
          <text:deletion>
            <office:change-info>
              <dc:creator>Autor desconhecido</dc:creator>
              <dc:date>2015-10-02T09:18:00</dc:date>
            </office:change-info>
            <text:p text:style-name="P1">s</text:p>
          </text:deletion>
        </text:changed-region>
        <text:changed-region xml:id="ct139674375090760" text:id="ct139674375090760">
          <text:format-change>
            <office:change-info>
              <dc:creator>christian </dc:creator>
              <dc:date>2015-10-01T14:05:00</dc:date>
            </office:change-info>
          </text:format-change>
        </text:changed-region>
        <text:changed-region xml:id="ct139674375090952" text:id="ct139674375090952">
          <text:deletion>
            <office:change-info>
              <dc:creator>Autor desconhecido</dc:creator>
              <dc:date>2015-10-02T07:37:00</dc:date>
            </office:change-info>
            <text:p text:style-name="P2"><text:span text:style-name="T3">.</text:span></text:p>
          </text:deletion>
        </text:changed-region>
        <text:changed-region xml:id="ct139674375091144" text:id="ct139674375091144">
          <text:insertion>
            <office:change-info>
              <dc:creator>Autor desconhecido</dc:creator>
              <dc:date>2015-10-02T07:37:00</dc:date>
            </office:change-info>
          </text:insertion>
        </text:changed-region>
        <text:changed-region xml:id="ct139674375091336" text:id="ct139674375091336">
          <text:format-change>
            <office:change-info>
              <dc:creator>christian </dc:creator>
              <dc:date>2015-10-01T14:05:00</dc:date>
            </office:change-info>
          </text:format-change>
        </text:changed-region>
        <text:changed-region xml:id="ct139674375091528" text:id="ct139674375091528">
          <text:insertion>
            <office:change-info>
              <dc:creator>Autor desconhecido</dc:creator>
              <dc:date>2015-10-02T07:36:00</dc:date>
            </office:change-info>
          </text:insertion>
        </text:changed-region>
        <text:changed-region xml:id="ct139674375091720" text:id="ct139674375091720">
          <text:format-change>
            <office:change-info>
              <dc:creator>christian </dc:creator>
              <dc:date>2015-10-01T14:05:00</dc:date>
            </office:change-info>
          </text:format-change>
        </text:changed-region>
        <text:changed-region xml:id="ct139674375091912" text:id="ct139674375091912">
          <text:deletion>
            <office:change-info>
              <dc:creator>christian </dc:creator>
              <dc:date>2015-09-30T17:04:00</dc:date>
            </office:change-info>
            <text:p text:style-name="P2"><text:span text:style-name="Fonte_20_parág._20_padrão"><text:span text:style-name="T4"><text:s/>?</text:span></text:span></text:p>
          </text:deletion>
        </text:changed-region>
        <text:changed-region xml:id="ct139674375092104" text:id="ct139674375092104">
          <text:insertion>
            <office:change-info>
              <dc:creator>Autor desconhecido</dc:creator>
              <dc:date>2015-10-02T07:37:00</dc:date>
            </office:change-info>
          </text:insertion>
        </text:changed-region>
        <text:changed-region xml:id="ct139674375092296" text:id="ct139674375092296">
          <text:format-change>
            <office:change-info>
              <dc:creator>christian </dc:creator>
              <dc:date>2015-10-01T14:05:00</dc:date>
            </office:change-info>
          </text:format-change>
        </text:changed-region>
        <text:changed-region xml:id="ct139674375092488" text:id="ct139674375092488">
          <text:deletion>
            <office:change-info>
              <dc:creator>Autor desconhecido</dc:creator>
              <dc:date>2015-10-02T07:37:00</dc:date>
            </office:change-info>
            <text:p text:style-name="P3"><text:span text:style-name="T5"><text:s/>em Boletim de Serviço</text:span></text:p>
          </text:deletion>
        </text:changed-region>
        <text:changed-region xml:id="ct139674375092680" text:id="ct139674375092680">
          <text:format-change>
            <office:change-info>
              <dc:creator>christian </dc:creator>
              <dc:date>2015-10-01T14:05:00</dc:date>
            </office:change-info>
          </text:format-change>
        </text:changed-region>
        <text:changed-region xml:id="ct139674375093064" text:id="ct139674375093064">
          <text:insertion>
            <office:change-info>
              <dc:creator>Autor desconhecido</dc:creator>
              <dc:date>2015-10-02T09:15:00</dc:date>
            </office:change-info>
          </text:insertion>
        </text:changed-region>
        <text:changed-region xml:id="ct139674375093256" text:id="ct139674375093256">
          <text:deletion>
            <office:change-info>
              <dc:creator>Autor desconhecido</dc:creator>
              <dc:date>2015-10-02T09:15:00</dc:date>
            </office:change-info>
            <text:p text:style-name="P4"/>
            <text:p text:style-name="P4"/>
            <text:p text:style-name="P3"/>
          </text:deletion>
        </text:changed-region>
        <text:changed-region xml:id="ct139674375093832" text:id="ct139674375093832">
          <text:insertion>
            <office:change-info>
              <dc:creator>Autor desconhecido</dc:creator>
              <dc:date>2015-10-02T09:15:00</dc:date>
            </office:change-info>
          </text:insertion>
        </text:changed-region>
        <text:changed-region xml:id="ct139674375094024" text:id="ct139674375094024">
          <text:format-change>
            <office:change-info>
              <dc:creator>christian </dc:creator>
              <dc:date>2015-10-01T14:05:00</dc:date>
            </office:change-info>
          </text:format-change>
        </text:changed-region>
        <text:changed-region xml:id="ct139674374995984" text:id="ct139674374995984">
          <text:deletion>
            <office:change-info>
              <dc:creator>Autor desconhecido</dc:creator>
              <dc:date>2015-10-02T07:50:00</dc:date>
            </office:change-info>
            <text:p text:style-name="P5">meio do </text:p>
          </text:deletion>
        </text:changed-region>
        <text:changed-region xml:id="ct139674374996176" text:id="ct139674374996176">
          <text:format-change>
            <office:change-info>
              <dc:creator>christian </dc:creator>
              <dc:date>2015-10-01T14:05:00</dc:date>
            </office:change-info>
          </text:format-change>
        </text:changed-region>
        <text:changed-region xml:id="ct139674374996368" text:id="ct139674374996368">
          <text:insertion>
            <office:change-info>
              <dc:creator>christian </dc:creator>
              <dc:date>2015-09-30T17:04:00</dc:date>
            </office:change-info>
          </text:insertion>
        </text:changed-region>
        <text:changed-region xml:id="ct139674374996560" text:id="ct139674374996560">
          <text:insertion>
            <office:change-info>
              <dc:creator>christian </dc:creator>
              <dc:date>2015-09-30T17:05:00</dc:date>
            </office:change-info>
          </text:insertion>
        </text:changed-region>
        <text:changed-region xml:id="ct139674374996752" text:id="ct139674374996752">
          <text:format-change>
            <office:change-info>
              <dc:creator>christian </dc:creator>
              <dc:date>2015-10-01T14:05:00</dc:date>
            </office:change-info>
          </text:format-change>
        </text:changed-region>
        <text:changed-region xml:id="ct139674374997136" text:id="ct139674374997136">
          <text:deletion>
            <office:change-info>
              <dc:creator>Autor desconhecido</dc:creator>
              <dc:date>2015-10-02T07:51:00</dc:date>
            </office:change-info>
            <text:p text:style-name="P5"><text:span text:style-name="T6">2º</text:span></text:p>
          </text:deletion>
        </text:changed-region>
        <text:changed-region xml:id="ct139674374996944" text:id="ct139674374996944">
          <text:deletion>
            <office:change-info>
              <dc:creator>christian </dc:creator>
              <dc:date>2015-09-30T17:05:00</dc:date>
            </office:change-info>
            <text:p text:style-name="P5"><text:span text:style-name="T2"><text:s/>? não ficou muito claro isso.</text:span></text:p>
          </text:deletion>
        </text:changed-region>
        <text:changed-region xml:id="ct139674374997328" text:id="ct139674374997328">
          <text:insertion>
            <office:change-info>
              <dc:creator>Autor desconhecido</dc:creator>
              <dc:date>2015-10-02T07:51:00</dc:date>
            </office:change-info>
          </text:insertion>
        </text:changed-region>
        <text:changed-region xml:id="ct139674374997520" text:id="ct139674374997520">
          <text:format-change>
            <office:change-info>
              <dc:creator>christian </dc:creator>
              <dc:date>2015-10-01T14:05:00</dc:date>
            </office:change-info>
          </text:format-change>
        </text:changed-region>
        <text:changed-region xml:id="ct139674374997712" text:id="ct139674374997712">
          <text:insertion>
            <office:change-info>
              <dc:creator>Autor desconhecido</dc:creator>
              <dc:date>2015-10-02T07:43:00</dc:date>
            </office:change-info>
          </text:insertion>
        </text:changed-region>
        <text:changed-region xml:id="ct139674374997904" text:id="ct139674374997904">
          <text:deletion>
            <office:change-info>
              <dc:creator>Autor desconhecido</dc:creator>
              <dc:date>2015-10-02T07:43:00</dc:date>
            </office:change-info>
            <text:p text:style-name="P5">A partir do cadastro </text:p>
          </text:deletion>
        </text:changed-region>
        <text:changed-region xml:id="ct139674374998096" text:id="ct139674374998096">
          <text:format-change>
            <office:change-info>
              <dc:creator>christian </dc:creator>
              <dc:date>2015-10-01T14:05:00</dc:date>
            </office:change-info>
          </text:format-change>
        </text:changed-region>
        <text:changed-region xml:id="ct139674374998288" text:id="ct139674374998288">
          <text:insertion>
            <office:change-info>
              <dc:creator>Autor desconhecido</dc:creator>
              <dc:date>2015-10-02T07:43:00</dc:date>
            </office:change-info>
          </text:insertion>
        </text:changed-region>
        <text:changed-region xml:id="ct139674374998672" text:id="ct139674374998672">
          <text:deletion>
            <office:change-info>
              <dc:creator>Autor desconhecido</dc:creator>
              <dc:date>2015-10-02T07:44:00</dc:date>
            </office:change-info>
            <text:p text:style-name="P5"><text:span text:style-name="T7"><text:s/></text:span></text:p>
          </text:deletion>
        </text:changed-region>
        <text:changed-region xml:id="ct139674374998480" text:id="ct139674374998480">
          <text:deletion>
            <office:change-info>
              <dc:creator>Autor desconhecido</dc:creator>
              <dc:date>2015-10-02T07:46:00</dc:date>
            </office:change-info>
            <text:p text:style-name="P5"><text:span text:style-name="T7">a CGTI fará automaticamente a criação de usuário para acesso aos serviços de TIC e a criação de endereço de correio eletrônico para o usuário.</text:span></text:p>
          </text:deletion>
        </text:changed-region>
        <text:changed-region xml:id="ct139674374998864" text:id="ct139674374998864">
          <text:insertion>
            <office:change-info>
              <dc:creator>Autor desconhecido</dc:creator>
              <dc:date>2015-10-02T07:53:00</dc:date>
            </office:change-info>
          </text:insertion>
        </text:changed-region>
        <text:changed-region xml:id="ct139674374999056" text:id="ct139674374999056">
          <text:insertion>
            <office:change-info>
              <dc:creator>Autor desconhecido</dc:creator>
              <dc:date>2015-10-02T07:54:00</dc:date>
            </office:change-info>
          </text:insertion>
        </text:changed-region>
        <text:changed-region xml:id="ct139674374999248" text:id="ct139674374999248">
          <text:format-change>
            <office:change-info>
              <dc:creator>christian </dc:creator>
              <dc:date>2015-10-01T14:05:00</dc:date>
            </office:change-info>
          </text:format-change>
        </text:changed-region>
        <text:changed-region xml:id="ct139674374999440" text:id="ct139674374999440">
          <text:deletion>
            <office:change-info>
              <dc:creator>Autor desconhecido</dc:creator>
              <dc:date>2015-10-02T07:55:00</dc:date>
            </office:change-info>
            <text:p text:style-name="P6"><text:span text:style-name="Fonte_20_parág._20_padrão"><text:span text:style-name="T8"><text:s/></text:span></text:span></text:p>
          </text:deletion>
        </text:changed-region>
        <text:changed-region xml:id="ct139674374999632" text:id="ct139674374999632">
          <text:insertion>
            <office:change-info>
              <dc:creator>Autor desconhecido</dc:creator>
              <dc:date>2015-10-02T07:55:00</dc:date>
            </office:change-info>
          </text:insertion>
        </text:changed-region>
        <text:changed-region xml:id="ct139674374999824" text:id="ct139674374999824">
          <text:format-change>
            <office:change-info>
              <dc:creator>christian </dc:creator>
              <dc:date>2015-10-01T14:05:00</dc:date>
            </office:change-info>
          </text:format-change>
        </text:changed-region>
        <text:changed-region xml:id="ct139674375012376" text:id="ct139674375012376">
          <text:insertion>
            <office:change-info>
              <dc:creator>Autor desconhecido</dc:creator>
              <dc:date>2015-10-02T07:58:00</dc:date>
            </office:change-info>
          </text:insertion>
        </text:changed-region>
        <text:changed-region xml:id="ct139674375012568" text:id="ct139674375012568">
          <text:format-change>
            <office:change-info>
              <dc:creator>christian </dc:creator>
              <dc:date>2015-10-01T14:05:00</dc:date>
            </office:change-info>
          </text:format-change>
        </text:changed-region>
        <text:changed-region xml:id="ct139674375012760" text:id="ct139674375012760">
          <text:deletion>
            <office:change-info>
              <dc:creator>Autor desconhecido</dc:creator>
              <dc:date>2015-10-02T07:57:00</dc:date>
            </office:change-info>
            <text:p text:style-name="P6"><text:span text:style-name="Fonte_20_parág._20_padrão"><text:span text:style-name="T8">formulário</text:span></text:span></text:p>
          </text:deletion>
        </text:changed-region>
        <text:changed-region xml:id="ct139674375013144" text:id="ct139674375013144">
          <text:insertion>
            <office:change-info>
              <dc:creator>Autor desconhecido</dc:creator>
              <dc:date>2015-10-02T07:57:00</dc:date>
            </office:change-info>
          </text:insertion>
        </text:changed-region>
        <text:changed-region xml:id="ct139674375013336" text:id="ct139674375013336">
          <text:deletion>
            <office:change-info>
              <dc:creator>Autor desconhecido</dc:creator>
              <dc:date>2015-10-02T07:57:00</dc:date>
            </office:change-info>
            <text:p text:style-name="P6"><text:span text:style-name="Fonte_20_parág._20_padrão"><text:span text:style-name="T8"><text:s/>"Cadastro de Usuário como Colaborador Eventual" disponível na Intranet </text:span></text:span></text:p>
          </text:deletion>
        </text:changed-region>
        <text:changed-region xml:id="ct139674375013528" text:id="ct139674375013528">
          <text:insertion>
            <office:change-info>
              <dc:creator>Autor desconhecido</dc:creator>
              <dc:date>2015-10-02T07:58:00</dc:date>
            </office:change-info>
          </text:insertion>
        </text:changed-region>
        <text:changed-region xml:id="ct139674375013720" text:id="ct139674375013720">
          <text:format-change>
            <office:change-info>
              <dc:creator>christian </dc:creator>
              <dc:date>2015-10-01T14:05:00</dc:date>
            </office:change-info>
          </text:format-change>
        </text:changed-region>
        <text:changed-region xml:id="ct139674375013912" text:id="ct139674375013912">
          <text:deletion>
            <office:change-info>
              <dc:creator>christian </dc:creator>
              <dc:date>2015-09-30T17:06:00</dc:date>
            </office:change-info>
            <text:p text:style-name="P6"><text:span text:style-name="Fonte_20_parág._20_padrão"><text:span text:style-name="T9"><office:annotation><dc:creator>Autor desconhecido</dc:creator><dc:date>2015-09-29T21:26:20</dc:date><text:p text:style-name="P180"><text:span text:style-name="T65">Isso não vai dificultar no caso de usuários que venham usar a wifi ?</text:span></text:p></office:annotation></text:span></text:span></text:p>
          </text:deletion>
        </text:changed-region>
        <text:changed-region xml:id="ct139674375014104" text:id="ct139674375014104">
          <text:format-change>
            <office:change-info>
              <dc:creator>christian </dc:creator>
              <dc:date>2015-10-01T14:05:00</dc:date>
            </office:change-info>
          </text:format-change>
        </text:changed-region>
        <text:changed-region xml:id="ct139674375012952" text:id="ct139674375012952">
          <text:insertion>
            <office:change-info>
              <dc:creator>Autor desconhecido</dc:creator>
              <dc:date>2015-10-02T08:05:00</dc:date>
            </office:change-info>
          </text:insertion>
        </text:changed-region>
        <text:changed-region xml:id="ct139674375014296" text:id="ct139674375014296">
          <text:format-change>
            <office:change-info>
              <dc:creator>christian </dc:creator>
              <dc:date>2015-10-01T14:05:00</dc:date>
            </office:change-info>
          </text:format-change>
        </text:changed-region>
        <text:changed-region xml:id="ct139674375014488" text:id="ct139674375014488">
          <text:insertion>
            <office:change-info>
              <dc:creator>Autor desconhecido</dc:creator>
              <dc:date>2015-10-02T08:00:00</dc:date>
            </office:change-info>
          </text:insertion>
        </text:changed-region>
        <text:changed-region xml:id="ct139674375014680" text:id="ct139674375014680">
          <text:deletion>
            <office:change-info>
              <dc:creator>Autor desconhecido</dc:creator>
              <dc:date>2015-10-02T08:00:00</dc:date>
            </office:change-info>
            <text:p text:style-name="P5">SRH </text:p>
          </text:deletion>
        </text:changed-region>
        <text:changed-region xml:id="ct139674375014872" text:id="ct139674375014872">
          <text:format-change>
            <office:change-info>
              <dc:creator>christian </dc:creator>
              <dc:date>2015-10-01T14:05:00</dc:date>
            </office:change-info>
          </text:format-change>
        </text:changed-region>
        <text:changed-region xml:id="ct139674375015064" text:id="ct139674375015064">
          <text:insertion>
            <office:change-info>
              <dc:creator>Autor desconhecido</dc:creator>
              <dc:date>2015-10-02T08:00:00</dc:date>
            </office:change-info>
          </text:insertion>
        </text:changed-region>
        <text:changed-region xml:id="ct139674375015256" text:id="ct139674375015256">
          <text:deletion>
            <office:change-info>
              <dc:creator>Autor desconhecido</dc:creator>
              <dc:date>2015-10-02T08:03:00</dc:date>
            </office:change-info>
            <text:p text:style-name="P5"><text:s/>informar a CGTI eletronicamente desta </text:p>
          </text:deletion>
        </text:changed-region>
        <text:changed-region xml:id="ct139674375015448" text:id="ct139674375015448">
          <text:insertion>
            <office:change-info>
              <dc:creator>Autor desconhecido</dc:creator>
              <dc:date>2015-10-02T08:03:00</dc:date>
            </office:change-info>
          </text:insertion>
        </text:changed-region>
        <text:changed-region xml:id="ct139674375015640" text:id="ct139674375015640">
          <text:format-change>
            <office:change-info>
              <dc:creator>christian </dc:creator>
              <dc:date>2015-10-01T14:05:00</dc:date>
            </office:change-info>
          </text:format-change>
        </text:changed-region>
        <text:changed-region xml:id="ct139674375015832" text:id="ct139674375015832">
          <text:insertion>
            <office:change-info>
              <dc:creator>Autor desconhecido</dc:creator>
              <dc:date>2015-10-02T08:03:00</dc:date>
            </office:change-info>
          </text:insertion>
        </text:changed-region>
        <text:changed-region xml:id="ct139674375016024" text:id="ct139674375016024">
          <text:deletion>
            <office:change-info>
              <dc:creator>Autor desconhecido</dc:creator>
              <dc:date>2015-10-02T08:04:00</dc:date>
            </office:change-info>
            <text:p text:style-name="P5">. </text:p>
          </text:deletion>
        </text:changed-region>
        <text:changed-region xml:id="ct139674375016216" text:id="ct139674375016216">
          <text:insertion>
            <office:change-info>
              <dc:creator>Autor desconhecido</dc:creator>
              <dc:date>2015-10-02T08:04:00</dc:date>
            </office:change-info>
          </text:insertion>
        </text:changed-region>
        <text:changed-region xml:id="ct139674375033224" text:id="ct139674375033224">
          <text:format-change>
            <office:change-info>
              <dc:creator>christian </dc:creator>
              <dc:date>2015-10-01T14:05:00</dc:date>
            </office:change-info>
          </text:format-change>
        </text:changed-region>
        <text:changed-region xml:id="ct139674375032840" text:id="ct139674375032840">
          <text:deletion>
            <office:change-info>
              <dc:creator>christian </dc:creator>
              <dc:date>2015-09-30T17:08:00</dc:date>
            </office:change-info>
            <text:p text:style-name="P5"><text:span text:style-name="T1"><office:annotation><dc:creator>Autor desconhecido</dc:creator><dc:date>2015-09-29T21:37:04</dc:date><text:p text:style-name="P180"><text:span text:style-name="T65">Nós temos mesmo como fazer isso ? E a criação também automática ?</text:span></text:p></office:annotation></text:span></text:p>
          </text:deletion>
        </text:changed-region>
        <text:changed-region xml:id="ct139674375033032" text:id="ct139674375033032">
          <text:format-change>
            <office:change-info>
              <dc:creator>christian </dc:creator>
              <dc:date>2015-10-01T14:05:00</dc:date>
            </office:change-info>
          </text:format-change>
        </text:changed-region>
        <text:changed-region xml:id="ct139674375033416" text:id="ct139674375033416">
          <text:insertion>
            <office:change-info>
              <dc:creator>Autor desconhecido</dc:creator>
              <dc:date>2015-10-02T08:11:00</dc:date>
            </office:change-info>
          </text:insertion>
        </text:changed-region>
        <text:changed-region xml:id="ct139674375033608" text:id="ct139674375033608">
          <text:deletion>
            <office:change-info>
              <dc:creator>christian </dc:creator>
              <dc:date>2015-10-19T15:30:00</dc:date>
            </office:change-info>
            <text:p text:style-name="P5"><text:span text:style-name="T6"><office:annotation><dc:creator>Autor desconhecido</dc:creator><dc:date>2015-10-02T08:13:28</dc:date><text:p text:style-name="P180"><text:span text:style-name="T65">Aqui sugiro a criação de um novo serviço, chamado “remoção <text:s/>de conta de usuário”, para os desligados</text:span></text:p></office:annotation></text:span></text:p>
          </text:deletion>
        </text:changed-region>
        <text:changed-region xml:id="ct139674375033800" text:id="ct139674375033800">
          <text:insertion>
            <office:change-info>
              <dc:creator>Autor desconhecido</dc:creator>
              <dc:date>2015-10-02T08:11:00</dc:date>
            </office:change-info>
          </text:insertion>
        </text:changed-region>
        <text:changed-region xml:id="ct139674375033992" text:id="ct139674375033992">
          <text:deletion>
            <office:change-info>
              <dc:creator>Autor desconhecido</dc:creator>
              <dc:date>2015-10-02T08:44:00</dc:date>
            </office:change-info>
            <text:p text:style-name="P5"><text:span text:style-name="T6">a CGTI fará automaticamente o bloqueio do usuário, impedindo-o de utilizar os serviços de TIC do MinC.</text:span></text:p>
          </text:deletion>
        </text:changed-region>
        <text:changed-region xml:id="ct139674375034184" text:id="ct139674375034184">
          <text:format-change>
            <office:change-info>
              <dc:creator>christian </dc:creator>
              <dc:date>2015-10-01T14:05:00</dc:date>
            </office:change-info>
          </text:format-change>
        </text:changed-region>
        <text:changed-region xml:id="ct139674375034376" text:id="ct139674375034376">
          <text:deletion>
            <office:change-info>
              <dc:creator>Autor desconhecido</dc:creator>
              <dc:date>2015-10-02T08:14:00</dc:date>
            </office:change-info>
            <text:p text:style-name="P4"><text:s text:c="14"/></text:p>
          </text:deletion>
        </text:changed-region>
        <text:changed-region xml:id="ct139674375034568" text:id="ct139674375034568">
          <text:insertion>
            <office:change-info>
              <dc:creator>Autor desconhecido</dc:creator>
              <dc:date>2015-10-02T08:14:00</dc:date>
            </office:change-info>
          </text:insertion>
        </text:changed-region>
        <text:changed-region xml:id="ct139674375034760" text:id="ct139674375034760">
          <text:deletion>
            <office:change-info>
              <dc:creator>Autor desconhecido</dc:creator>
              <dc:date>2015-10-02T08:14:00</dc:date>
            </office:change-info>
            <text:p text:style-name="P4">Tabela 1 - Relação de perfis de usuários</text:p>
          </text:deletion>
        </text:changed-region>
        <text:changed-region xml:id="ct139674375047056" text:id="ct139674375047056">
          <text:format-change>
            <office:change-info>
              <dc:creator>christian </dc:creator>
              <dc:date>2015-10-01T14:05:00</dc:date>
            </office:change-info>
          </text:format-change>
        </text:changed-region>
        <text:changed-region xml:id="ct139674375046288" text:id="ct139674375046288">
          <text:format-change>
            <office:change-info>
              <dc:creator>christian </dc:creator>
              <dc:date>2015-10-01T14:05:00</dc:date>
            </office:change-info>
          </text:format-change>
        </text:changed-region>
        <text:changed-region xml:id="ct139674375047248" text:id="ct139674375047248">
          <text:format-change>
            <office:change-info>
              <dc:creator>christian </dc:creator>
              <dc:date>2015-10-01T14:05:00</dc:date>
            </office:change-info>
          </text:format-change>
        </text:changed-region>
        <text:changed-region xml:id="ct139674375047440" text:id="ct139674375047440">
          <text:format-change>
            <office:change-info>
              <dc:creator>christian </dc:creator>
              <dc:date>2015-10-01T14:05:00</dc:date>
            </office:change-info>
          </text:format-change>
        </text:changed-region>
        <text:changed-region xml:id="ct139674375047824" text:id="ct139674375047824">
          <text:insertion>
            <office:change-info>
              <dc:creator>christian </dc:creator>
              <dc:date>2015-09-30T18:49:00</dc:date>
            </office:change-info>
          </text:insertion>
        </text:changed-region>
        <text:changed-region xml:id="ct139674375047632" text:id="ct139674375047632">
          <text:format-change>
            <office:change-info>
              <dc:creator>christian </dc:creator>
              <dc:date>2015-10-01T14:05:00</dc:date>
            </office:change-info>
          </text:format-change>
        </text:changed-region>
        <text:changed-region xml:id="ct139674375048016" text:id="ct139674375048016">
          <text:format-change>
            <office:change-info>
              <dc:creator>christian </dc:creator>
              <dc:date>2015-10-01T14:05:00</dc:date>
            </office:change-info>
          </text:format-change>
        </text:changed-region>
        <text:changed-region xml:id="ct139674375048400" text:id="ct139674375048400">
          <text:insertion>
            <office:change-info>
              <dc:creator>christian </dc:creator>
              <dc:date>2015-09-30T18:49:00</dc:date>
            </office:change-info>
          </text:insertion>
        </text:changed-region>
        <text:changed-region xml:id="ct139674375048208" text:id="ct139674375048208">
          <text:format-change>
            <office:change-info>
              <dc:creator>christian </dc:creator>
              <dc:date>2015-10-01T14:05:00</dc:date>
            </office:change-info>
          </text:format-change>
        </text:changed-region>
        <text:changed-region xml:id="ct139674375048592" text:id="ct139674375048592">
          <text:format-change>
            <office:change-info>
              <dc:creator>christian </dc:creator>
              <dc:date>2015-10-01T14:05:00</dc:date>
            </office:change-info>
          </text:format-change>
        </text:changed-region>
        <text:changed-region xml:id="ct139674375048976" text:id="ct139674375048976">
          <text:insertion>
            <office:change-info>
              <dc:creator>christian </dc:creator>
              <dc:date>2015-09-30T18:49:00</dc:date>
            </office:change-info>
          </text:insertion>
        </text:changed-region>
        <text:changed-region xml:id="ct139674375048784" text:id="ct139674375048784">
          <text:format-change>
            <office:change-info>
              <dc:creator>christian </dc:creator>
              <dc:date>2015-10-01T14:05:00</dc:date>
            </office:change-info>
          </text:format-change>
        </text:changed-region>
        <text:changed-region xml:id="ct139674374946840" text:id="ct139674374946840">
          <text:format-change>
            <office:change-info>
              <dc:creator>christian </dc:creator>
              <dc:date>2015-10-01T14:05:00</dc:date>
            </office:change-info>
          </text:format-change>
        </text:changed-region>
        <text:changed-region xml:id="ct139674374947224" text:id="ct139674374947224">
          <text:insertion>
            <office:change-info>
              <dc:creator>christian </dc:creator>
              <dc:date>2015-09-30T18:49:00</dc:date>
            </office:change-info>
          </text:insertion>
        </text:changed-region>
        <text:changed-region xml:id="ct139674374947032" text:id="ct139674374947032">
          <text:format-change>
            <office:change-info>
              <dc:creator>christian </dc:creator>
              <dc:date>2015-10-01T14:05:00</dc:date>
            </office:change-info>
          </text:format-change>
        </text:changed-region>
        <text:changed-region xml:id="ct139674374947416" text:id="ct139674374947416">
          <text:format-change>
            <office:change-info>
              <dc:creator>christian </dc:creator>
              <dc:date>2015-10-01T14:05:00</dc:date>
            </office:change-info>
          </text:format-change>
        </text:changed-region>
        <text:changed-region xml:id="ct139674374947800" text:id="ct139674374947800">
          <text:insertion>
            <office:change-info>
              <dc:creator>christian </dc:creator>
              <dc:date>2015-09-30T18:49:00</dc:date>
            </office:change-info>
          </text:insertion>
        </text:changed-region>
        <text:changed-region xml:id="ct139674374947608" text:id="ct139674374947608">
          <text:format-change>
            <office:change-info>
              <dc:creator>christian </dc:creator>
              <dc:date>2015-10-01T14:05:00</dc:date>
            </office:change-info>
          </text:format-change>
        </text:changed-region>
        <text:changed-region xml:id="ct139674374947992" text:id="ct139674374947992">
          <text:format-change>
            <office:change-info>
              <dc:creator>christian </dc:creator>
              <dc:date>2015-10-01T14:05:00</dc:date>
            </office:change-info>
          </text:format-change>
        </text:changed-region>
        <text:changed-region xml:id="ct139674374948376" text:id="ct139674374948376">
          <text:deletion>
            <office:change-info>
              <dc:creator>Autor desconhecido</dc:creator>
              <dc:date>2015-09-29T21:32:00</dc:date>
            </office:change-info>
            <text:p text:style-name="P1"><text:span text:style-name="T1">,</text:span></text:p>
          </text:deletion>
        </text:changed-region>
        <text:changed-region xml:id="ct139674374948568" text:id="ct139674374948568">
          <text:insertion>
            <office:change-info>
              <dc:creator>christian </dc:creator>
              <dc:date>2015-09-30T18:49:00</dc:date>
            </office:change-info>
          </text:insertion>
        </text:changed-region>
        <text:changed-region xml:id="ct139674374948184" text:id="ct139674374948184">
          <text:format-change>
            <office:change-info>
              <dc:creator>christian </dc:creator>
              <dc:date>2015-10-01T14:05:00</dc:date>
            </office:change-info>
          </text:format-change>
        </text:changed-region>
        <text:changed-region xml:id="ct139674374948760" text:id="ct139674374948760">
          <text:format-change>
            <office:change-info>
              <dc:creator>christian </dc:creator>
              <dc:date>2015-10-01T14:05:00</dc:date>
            </office:change-info>
          </text:format-change>
        </text:changed-region>
        <text:changed-region xml:id="ct139674374949144" text:id="ct139674374949144">
          <text:insertion>
            <office:change-info>
              <dc:creator>christian </dc:creator>
              <dc:date>2015-09-30T18:49:00</dc:date>
            </office:change-info>
          </text:insertion>
        </text:changed-region>
        <text:changed-region xml:id="ct139674374948952" text:id="ct139674374948952">
          <text:format-change>
            <office:change-info>
              <dc:creator>christian </dc:creator>
              <dc:date>2015-10-01T14:05:00</dc:date>
            </office:change-info>
          </text:format-change>
        </text:changed-region>
        <text:changed-region xml:id="ct139674374949336" text:id="ct139674374949336">
          <text:format-change>
            <office:change-info>
              <dc:creator>christian </dc:creator>
              <dc:date>2015-10-01T14:05:00</dc:date>
            </office:change-info>
          </text:format-change>
        </text:changed-region>
        <text:changed-region xml:id="ct139674374949528" text:id="ct139674374949528">
          <text:insertion>
            <office:change-info>
              <dc:creator>christian </dc:creator>
              <dc:date>2015-09-30T17:11:00</dc:date>
            </office:change-info>
          </text:insertion>
        </text:changed-region>
        <text:changed-region xml:id="ct139674374949720" text:id="ct139674374949720">
          <text:insertion>
            <office:change-info>
              <dc:creator>christian </dc:creator>
              <dc:date>2015-09-30T17:11:00</dc:date>
            </office:change-info>
          </text:insertion>
        </text:changed-region>
        <text:changed-region xml:id="ct139674374949912" text:id="ct139674374949912">
          <text:insertion>
            <office:change-info>
              <dc:creator>Autor desconhecido</dc:creator>
              <dc:date>2015-10-02T08:14:00</dc:date>
            </office:change-info>
          </text:insertion>
        </text:changed-region>
        <text:changed-region xml:id="ct139674374950104" text:id="ct139674374950104">
          <text:insertion>
            <office:change-info>
              <dc:creator>Autor desconhecido</dc:creator>
              <dc:date>2015-10-02T08:15:00</dc:date>
            </office:change-info>
          </text:insertion>
        </text:changed-region>
        <text:changed-region xml:id="ct139674374950296" text:id="ct139674374950296">
          <text:format-change>
            <office:change-info>
              <dc:creator>christian </dc:creator>
              <dc:date>2015-10-01T14:05:00</dc:date>
            </office:change-info>
          </text:format-change>
        </text:changed-region>
        <text:changed-region xml:id="ct139674374950488" text:id="ct139674374950488">
          <text:insertion>
            <office:change-info>
              <dc:creator>Autor desconhecido</dc:creator>
              <dc:date>2015-10-02T08:30:00</dc:date>
            </office:change-info>
          </text:insertion>
        </text:changed-region>
        <text:changed-region xml:id="ct139674374950680" text:id="ct139674374950680">
          <text:format-change>
            <office:change-info>
              <dc:creator>christian </dc:creator>
              <dc:date>2015-10-01T14:05:00</dc:date>
            </office:change-info>
          </text:format-change>
        </text:changed-region>
        <text:changed-region xml:id="ct139674374963208" text:id="ct139674374963208">
          <text:deletion>
            <office:change-info>
              <dc:creator>Autor desconhecido</dc:creator>
              <dc:date>2015-10-02T08:31:00</dc:date>
            </office:change-info>
            <text:p text:style-name="P6"><text:span text:style-name="Fonte_20_parág._20_padrão"><text:span text:style-name="T8">formulário</text:span></text:span></text:p>
          </text:deletion>
        </text:changed-region>
        <text:changed-region xml:id="ct139674374963400" text:id="ct139674374963400">
          <text:insertion>
            <office:change-info>
              <dc:creator>Autor desconhecido</dc:creator>
              <dc:date>2015-10-02T08:31:00</dc:date>
            </office:change-info>
          </text:insertion>
        </text:changed-region>
        <text:changed-region xml:id="ct139674374963592" text:id="ct139674374963592">
          <text:format-change>
            <office:change-info>
              <dc:creator>christian </dc:creator>
              <dc:date>2015-10-01T14:05:00</dc:date>
            </office:change-info>
          </text:format-change>
        </text:changed-region>
        <text:changed-region xml:id="ct139674374963784" text:id="ct139674374963784">
          <text:deletion>
            <office:change-info>
              <dc:creator>christian </dc:creator>
              <dc:date>2015-10-19T15:31:00</dc:date>
            </office:change-info>
            <text:p text:style-name="P6"><text:span text:style-name="Fonte_20_parág._20_padrão"><text:span text:style-name="T8"><office:annotation><dc:creator>Autor desconhecido</dc:creator><dc:date>2015-10-02T08:18:11</dc:date><text:p text:style-name="P180"><text:span text:style-name="T65">Onde vamos armazenar isso, no AD ? Precisamos criar esse novo serviço no atende TI</text:span></text:p></office:annotation></text:span></text:span></text:p>
          </text:deletion>
        </text:changed-region>
        <text:changed-region xml:id="ct139674374964168" text:id="ct139674374964168">
          <text:format-change>
            <office:change-info>
              <dc:creator>christian </dc:creator>
              <dc:date>2015-10-01T14:05:00</dc:date>
            </office:change-info>
          </text:format-change>
        </text:changed-region>
        <text:changed-region xml:id="ct139674374964360" text:id="ct139674374964360">
          <text:deletion>
            <office:change-info>
              <dc:creator>Autor desconhecido</dc:creator>
              <dc:date>2015-10-02T08:31:00</dc:date>
            </office:change-info>
            <text:p text:style-name="P6"><text:span text:style-name="Fonte_20_parág._20_padrão"><text:span text:style-name="T10">a Intranet</text:span></text:span></text:p>
          </text:deletion>
        </text:changed-region>
        <text:changed-region xml:id="ct139674374964552" text:id="ct139674374964552">
          <text:insertion>
            <office:change-info>
              <dc:creator>Autor desconhecido</dc:creator>
              <dc:date>2015-10-02T08:31:00</dc:date>
            </office:change-info>
          </text:insertion>
        </text:changed-region>
        <text:changed-region xml:id="ct139674374963976" text:id="ct139674374963976">
          <text:format-change>
            <office:change-info>
              <dc:creator>christian </dc:creator>
              <dc:date>2015-10-01T14:05:00</dc:date>
            </office:change-info>
          </text:format-change>
        </text:changed-region>
        <text:changed-region xml:id="ct139674374965128" text:id="ct139674374965128">
          <text:deletion>
            <office:change-info>
              <dc:creator>christian </dc:creator>
              <dc:date>2015-09-30T17:12:00</dc:date>
            </office:change-info>
            <text:p text:style-name="P1"><text:span text:style-name="T1"><office:annotation><dc:creator>Autor desconhecido</dc:creator><dc:date>2015-09-29T21:43:57</dc:date><text:p text:style-name="P180"><text:span text:style-name="T65">Isso não deveria estar no anexo III ?</text:span></text:p></office:annotation></text:span></text:p>
          </text:deletion>
        </text:changed-region>
        <text:changed-region xml:id="ct139674374964744" text:id="ct139674374964744">
          <text:format-change>
            <office:change-info>
              <dc:creator>christian </dc:creator>
              <dc:date>2015-10-01T14:05:00</dc:date>
            </office:change-info>
          </text:format-change>
        </text:changed-region>
        <text:changed-region xml:id="ct139674374965512" text:id="ct139674374965512">
          <text:deletion>
            <office:change-info>
              <dc:creator>Autor desconhecido</dc:creator>
              <dc:date>2015-10-02T08:36:00</dc:date>
            </office:change-info>
            <text:p text:style-name="P1"><office:annotation><dc:creator>christian </dc:creator><dc:date>2015-09-30T17:13:03</dc:date><text:p text:style-name="P180"><text:span text:style-name="T64">Incluir aqui os visitantes e em todas as demais tabelas</text:span></text:p></office:annotation></text:p>
          </text:deletion>
        </text:changed-region>
        <text:changed-region xml:id="ct139674374965896" text:id="ct139674374965896">
          <text:format-change>
            <office:change-info>
              <dc:creator>christian </dc:creator>
              <dc:date>2015-10-01T14:05:00</dc:date>
            </office:change-info>
          </text:format-change>
        </text:changed-region>
        <text:changed-region xml:id="ct139674374965704" text:id="ct139674374965704">
          <text:format-change>
            <office:change-info>
              <dc:creator>christian </dc:creator>
              <dc:date>2015-10-01T14:05:00</dc:date>
            </office:change-info>
          </text:format-change>
        </text:changed-region>
        <text:changed-region xml:id="ct139674374966280" text:id="ct139674374966280">
          <text:insertion>
            <office:change-info>
              <dc:creator>christian </dc:creator>
              <dc:date>2015-10-01T13:29:00</dc:date>
            </office:change-info>
          </text:insertion>
        </text:changed-region>
        <text:changed-region xml:id="ct139674374966088" text:id="ct139674374966088">
          <text:format-change>
            <office:change-info>
              <dc:creator>christian </dc:creator>
              <dc:date>2015-10-01T14:05:00</dc:date>
            </office:change-info>
          </text:format-change>
        </text:changed-region>
        <text:changed-region xml:id="ct139674374966664" text:id="ct139674374966664">
          <text:insertion>
            <office:change-info>
              <dc:creator>christian </dc:creator>
              <dc:date>2015-10-01T13:29:00</dc:date>
            </office:change-info>
          </text:insertion>
        </text:changed-region>
        <text:changed-region xml:id="ct139674374966856" text:id="ct139674374966856">
          <text:format-change>
            <office:change-info>
              <dc:creator>christian </dc:creator>
              <dc:date>2015-10-01T14:05:00</dc:date>
            </office:change-info>
          </text:format-change>
        </text:changed-region>
        <text:changed-region xml:id="ct139674374967048" text:id="ct139674374967048">
          <text:deletion>
            <office:change-info>
              <dc:creator>christian </dc:creator>
              <dc:date>2015-10-01T13:29:00</dc:date>
            </office:change-info>
            <text:p text:style-name="P7"><text:span text:style-name="T1">- Produção</text:span></text:p>
          </text:deletion>
        </text:changed-region>
        <text:changed-region xml:id="ct139674374975504" text:id="ct139674374975504">
          <text:insertion>
            <office:change-info>
              <dc:creator>christian </dc:creator>
              <dc:date>2015-10-01T13:29:00</dc:date>
            </office:change-info>
          </text:insertion>
        </text:changed-region>
        <text:changed-region xml:id="ct139674374966472" text:id="ct139674374966472">
          <text:format-change>
            <office:change-info>
              <dc:creator>christian </dc:creator>
              <dc:date>2015-10-01T14:05:00</dc:date>
            </office:change-info>
          </text:format-change>
        </text:changed-region>
        <text:changed-region xml:id="ct139674374975696" text:id="ct139674374975696">
          <text:format-change>
            <office:change-info>
              <dc:creator>christian </dc:creator>
              <dc:date>2015-10-01T14:05:00</dc:date>
            </office:change-info>
          </text:format-change>
        </text:changed-region>
        <text:changed-region xml:id="ct139674374975888" text:id="ct139674374975888">
          <text:format-change>
            <office:change-info>
              <dc:creator>christian </dc:creator>
              <dc:date>2015-10-01T14:05:00</dc:date>
            </office:change-info>
          </text:format-change>
        </text:changed-region>
        <text:changed-region xml:id="ct139674374976080" text:id="ct139674374976080">
          <text:format-change>
            <office:change-info>
              <dc:creator>christian </dc:creator>
              <dc:date>2015-10-01T14:05:00</dc:date>
            </office:change-info>
          </text:format-change>
        </text:changed-region>
        <text:changed-region xml:id="ct139674374976272" text:id="ct139674374976272">
          <text:format-change>
            <office:change-info>
              <dc:creator>christian </dc:creator>
              <dc:date>2015-10-01T14:05:00</dc:date>
            </office:change-info>
          </text:format-change>
        </text:changed-region>
        <text:changed-region xml:id="ct139674374976464" text:id="ct139674374976464">
          <text:format-change>
            <office:change-info>
              <dc:creator>christian </dc:creator>
              <dc:date>2015-10-01T14:05:00</dc:date>
            </office:change-info>
          </text:format-change>
        </text:changed-region>
        <text:changed-region xml:id="ct139674374976656" text:id="ct139674374976656">
          <text:format-change>
            <office:change-info>
              <dc:creator>christian </dc:creator>
              <dc:date>2015-10-01T14:05:00</dc:date>
            </office:change-info>
          </text:format-change>
        </text:changed-region>
        <text:changed-region xml:id="ct139674374976848" text:id="ct139674374976848">
          <text:format-change>
            <office:change-info>
              <dc:creator>christian </dc:creator>
              <dc:date>2015-10-01T14:05:00</dc:date>
            </office:change-info>
          </text:format-change>
        </text:changed-region>
        <text:changed-region xml:id="ct139674374977040" text:id="ct139674374977040">
          <text:format-change>
            <office:change-info>
              <dc:creator>christian </dc:creator>
              <dc:date>2015-10-01T14:05:00</dc:date>
            </office:change-info>
          </text:format-change>
        </text:changed-region>
        <text:changed-region xml:id="ct139674374977232" text:id="ct139674374977232">
          <text:format-change>
            <office:change-info>
              <dc:creator>christian </dc:creator>
              <dc:date>2015-10-01T14:05:00</dc:date>
            </office:change-info>
          </text:format-change>
        </text:changed-region>
        <text:changed-region xml:id="ct139674374977424" text:id="ct139674374977424">
          <text:format-change>
            <office:change-info>
              <dc:creator>christian </dc:creator>
              <dc:date>2015-10-01T14:05:00</dc:date>
            </office:change-info>
          </text:format-change>
        </text:changed-region>
        <text:changed-region xml:id="ct139674374977616" text:id="ct139674374977616">
          <text:format-change>
            <office:change-info>
              <dc:creator>christian </dc:creator>
              <dc:date>2015-10-01T14:05:00</dc:date>
            </office:change-info>
          </text:format-change>
        </text:changed-region>
        <text:changed-region xml:id="ct139674374977808" text:id="ct139674374977808">
          <text:format-change>
            <office:change-info>
              <dc:creator>christian </dc:creator>
              <dc:date>2015-10-01T14:05:00</dc:date>
            </office:change-info>
          </text:format-change>
        </text:changed-region>
        <text:changed-region xml:id="ct139674374978000" text:id="ct139674374978000">
          <text:format-change>
            <office:change-info>
              <dc:creator>christian </dc:creator>
              <dc:date>2015-10-01T14:05:00</dc:date>
            </office:change-info>
          </text:format-change>
        </text:changed-region>
        <text:changed-region xml:id="ct139674374978192" text:id="ct139674374978192">
          <text:format-change>
            <office:change-info>
              <dc:creator>christian </dc:creator>
              <dc:date>2015-10-01T14:05:00</dc:date>
            </office:change-info>
          </text:format-change>
        </text:changed-region>
        <text:changed-region xml:id="ct139674374978384" text:id="ct139674374978384">
          <text:format-change>
            <office:change-info>
              <dc:creator>christian </dc:creator>
              <dc:date>2015-10-01T14:05:00</dc:date>
            </office:change-info>
          </text:format-change>
        </text:changed-region>
        <text:changed-region xml:id="ct139674374978576" text:id="ct139674374978576">
          <text:insertion>
            <office:change-info>
              <dc:creator>Autor desconhecido</dc:creator>
              <dc:date>2015-10-02T08:37:00</dc:date>
            </office:change-info>
          </text:insertion>
        </text:changed-region>
        <text:changed-region xml:id="ct139674374978768" text:id="ct139674374978768">
          <text:format-change>
            <office:change-info>
              <dc:creator>christian </dc:creator>
              <dc:date>2015-10-01T14:05:00</dc:date>
            </office:change-info>
          </text:format-change>
        </text:changed-region>
        <text:changed-region xml:id="ct139674374978960" text:id="ct139674374978960">
          <text:format-change>
            <office:change-info>
              <dc:creator>christian </dc:creator>
              <dc:date>2015-10-01T14:05:00</dc:date>
            </office:change-info>
          </text:format-change>
        </text:changed-region>
        <text:changed-region xml:id="ct139674374979152" text:id="ct139674374979152">
          <text:format-change>
            <office:change-info>
              <dc:creator>christian </dc:creator>
              <dc:date>2015-10-01T14:05:00</dc:date>
            </office:change-info>
          </text:format-change>
        </text:changed-region>
        <text:changed-region xml:id="ct139674374979344" text:id="ct139674374979344">
          <text:insertion>
            <office:change-info>
              <dc:creator>Autor desconhecido</dc:creator>
              <dc:date>2015-10-02T08:37:00</dc:date>
            </office:change-info>
          </text:insertion>
        </text:changed-region>
        <text:changed-region xml:id="ct139674374983704" text:id="ct139674374983704">
          <text:format-change>
            <office:change-info>
              <dc:creator>christian </dc:creator>
              <dc:date>2015-10-01T14:05:00</dc:date>
            </office:change-info>
          </text:format-change>
        </text:changed-region>
        <text:changed-region xml:id="ct139674374983896" text:id="ct139674374983896">
          <text:format-change>
            <office:change-info>
              <dc:creator>christian </dc:creator>
              <dc:date>2015-10-01T14:05:00</dc:date>
            </office:change-info>
          </text:format-change>
        </text:changed-region>
        <text:changed-region xml:id="ct139674374984088" text:id="ct139674374984088">
          <text:format-change>
            <office:change-info>
              <dc:creator>christian </dc:creator>
              <dc:date>2015-10-01T14:05:00</dc:date>
            </office:change-info>
          </text:format-change>
        </text:changed-region>
        <text:changed-region xml:id="ct139674374984280" text:id="ct139674374984280">
          <text:insertion>
            <office:change-info>
              <dc:creator>Autor desconhecido</dc:creator>
              <dc:date>2015-10-02T08:37:00</dc:date>
            </office:change-info>
          </text:insertion>
        </text:changed-region>
        <text:changed-region xml:id="ct139674374984472" text:id="ct139674374984472">
          <text:format-change>
            <office:change-info>
              <dc:creator>christian </dc:creator>
              <dc:date>2015-10-01T14:05:00</dc:date>
            </office:change-info>
          </text:format-change>
        </text:changed-region>
        <text:changed-region xml:id="ct139674374984664" text:id="ct139674374984664">
          <text:format-change>
            <office:change-info>
              <dc:creator>christian </dc:creator>
              <dc:date>2015-10-01T14:05:00</dc:date>
            </office:change-info>
          </text:format-change>
        </text:changed-region>
        <text:changed-region xml:id="ct139674374984856" text:id="ct139674374984856">
          <text:format-change>
            <office:change-info>
              <dc:creator>christian </dc:creator>
              <dc:date>2015-10-01T14:05:00</dc:date>
            </office:change-info>
          </text:format-change>
        </text:changed-region>
        <text:changed-region xml:id="ct139674374985048" text:id="ct139674374985048">
          <text:insertion>
            <office:change-info>
              <dc:creator>Autor desconhecido</dc:creator>
              <dc:date>2015-10-02T08:37:00</dc:date>
            </office:change-info>
          </text:insertion>
        </text:changed-region>
        <text:changed-region xml:id="ct139674374985240" text:id="ct139674374985240">
          <text:format-change>
            <office:change-info>
              <dc:creator>christian </dc:creator>
              <dc:date>2015-10-01T14:05:00</dc:date>
            </office:change-info>
          </text:format-change>
        </text:changed-region>
        <text:changed-region xml:id="ct139674374985432" text:id="ct139674374985432">
          <text:format-change>
            <office:change-info>
              <dc:creator>christian </dc:creator>
              <dc:date>2015-10-01T14:05:00</dc:date>
            </office:change-info>
          </text:format-change>
        </text:changed-region>
        <text:changed-region xml:id="ct139674374985624" text:id="ct139674374985624">
          <text:format-change>
            <office:change-info>
              <dc:creator>christian </dc:creator>
              <dc:date>2015-10-01T14:05:00</dc:date>
            </office:change-info>
          </text:format-change>
        </text:changed-region>
        <text:changed-region xml:id="ct139674374985816" text:id="ct139674374985816">
          <text:insertion>
            <office:change-info>
              <dc:creator>Autor desconhecido</dc:creator>
              <dc:date>2015-10-02T08:37:00</dc:date>
            </office:change-info>
          </text:insertion>
        </text:changed-region>
        <text:changed-region xml:id="ct139674374986008" text:id="ct139674374986008">
          <text:insertion>
            <office:change-info>
              <dc:creator>christian </dc:creator>
              <dc:date>2015-10-01T13:29:00</dc:date>
            </office:change-info>
          </text:insertion>
        </text:changed-region>
        <text:changed-region xml:id="ct139674374986200" text:id="ct139674374986200">
          <text:insertion>
            <office:change-info>
              <dc:creator>Autor desconhecido</dc:creator>
              <dc:date>2015-10-02T08:37:00</dc:date>
            </office:change-info>
          </text:insertion>
        </text:changed-region>
        <text:changed-region xml:id="ct139674374986392" text:id="ct139674374986392">
          <text:insertion>
            <office:change-info>
              <dc:creator>christian </dc:creator>
              <dc:date>2015-10-01T13:29:00</dc:date>
            </office:change-info>
          </text:insertion>
        </text:changed-region>
        <text:changed-region xml:id="ct139674374986584" text:id="ct139674374986584">
          <text:insertion>
            <office:change-info>
              <dc:creator>Autor desconhecido</dc:creator>
              <dc:date>2015-10-02T08:37:00</dc:date>
            </office:change-info>
          </text:insertion>
        </text:changed-region>
        <text:changed-region xml:id="ct139674374986776" text:id="ct139674374986776">
          <text:deletion>
            <office:change-info>
              <dc:creator>christian </dc:creator>
              <dc:date>2015-10-01T13:41:00</dc:date>
            </office:change-info>
            <text:p text:style-name="P8"><text:span text:style-name="Fonte_20_parág._20_padrão"><text:span text:style-name="T11">1 Acesso individual ao recurso poderá ser concedido para usuários mediante formulário "Mudança de Perfil ou Acesso de Usuário", disponível na Intranet, por Coordenador-Geral ou equivalente e aprovação da CGTI.</text:span></text:span></text:p>
          </text:deletion>
        </text:changed-region>
        <text:changed-region xml:id="ct139674374986968" text:id="ct139674374986968">
          <text:insertion>
            <office:change-info>
              <dc:creator>christian </dc:creator>
              <dc:date>2015-10-01T13:42:00</dc:date>
            </office:change-info>
          </text:insertion>
        </text:changed-region>
        <text:changed-region xml:id="ct139674374987160" text:id="ct139674374987160">
          <text:insertion>
            <office:change-info>
              <dc:creator>christian </dc:creator>
              <dc:date>2015-10-01T13:41:00</dc:date>
            </office:change-info>
          </text:insertion>
        </text:changed-region>
        <text:changed-region xml:id="ct139674374987352" text:id="ct139674374987352">
          <text:deletion>
            <office:change-info>
              <dc:creator>Autor desconhecido</dc:creator>
              <dc:date>2015-10-02T08:36:00</dc:date>
            </office:change-info>
            <text:p text:style-name="P8"><text:span text:style-name="Fonte_20_parág._20_padrão"><text:span text:style-name="T12">formulário</text:span></text:span></text:p>
          </text:deletion>
        </text:changed-region>
        <text:changed-region xml:id="ct139674374987544" text:id="ct139674374987544">
          <text:insertion>
            <office:change-info>
              <dc:creator>Autor desconhecido</dc:creator>
              <dc:date>2015-10-02T08:36:00</dc:date>
            </office:change-info>
          </text:insertion>
        </text:changed-region>
        <text:changed-region xml:id="ct139674374901768" text:id="ct139674374901768">
          <text:insertion>
            <office:change-info>
              <dc:creator>christian </dc:creator>
              <dc:date>2015-10-01T13:41:00</dc:date>
            </office:change-info>
          </text:insertion>
        </text:changed-region>
        <text:changed-region xml:id="ct139674374901960" text:id="ct139674374901960">
          <text:deletion>
            <office:change-info>
              <dc:creator>Autor desconhecido</dc:creator>
              <dc:date>2015-10-02T08:37:00</dc:date>
            </office:change-info>
            <text:p text:style-name="P8"><text:span text:style-name="Fonte_20_parág._20_padrão"><text:span text:style-name="T12">a Intranet</text:span></text:span></text:p>
          </text:deletion>
        </text:changed-region>
        <text:changed-region xml:id="ct139674374902152" text:id="ct139674374902152">
          <text:insertion>
            <office:change-info>
              <dc:creator>Autor desconhecido</dc:creator>
              <dc:date>2015-10-02T08:37:00</dc:date>
            </office:change-info>
          </text:insertion>
        </text:changed-region>
        <text:changed-region xml:id="ct139674374902536" text:id="ct139674374902536">
          <text:insertion>
            <office:change-info>
              <dc:creator>christian </dc:creator>
              <dc:date>2015-10-01T13:41:00</dc:date>
            </office:change-info>
          </text:insertion>
        </text:changed-region>
        <text:changed-region xml:id="ct139674374902344" text:id="ct139674374902344">
          <text:format-change>
            <office:change-info>
              <dc:creator>christian </dc:creator>
              <dc:date>2015-10-01T14:05:00</dc:date>
            </office:change-info>
          </text:format-change>
        </text:changed-region>
        <text:changed-region xml:id="ct139674374902920" text:id="ct139674374902920">
          <text:deletion>
            <office:change-info>
              <dc:creator>christian </dc:creator>
              <dc:date>2015-09-30T17:12:00</dc:date>
            </office:change-info>
            <text:p text:style-name="P9"><text:span text:style-name="T1"><office:annotation><dc:creator>Autor desconhecido</dc:creator><dc:date>2015-09-29T21:44:15</dc:date><text:p text:style-name="P180"><text:span text:style-name="T65">Anexo III ?</text:span></text:p></office:annotation></text:span></text:p>
          </text:deletion>
        </text:changed-region>
        <text:changed-region xml:id="ct139674374903304" text:id="ct139674374903304">
          <text:format-change>
            <office:change-info>
              <dc:creator>christian </dc:creator>
              <dc:date>2015-10-01T14:05:00</dc:date>
            </office:change-info>
          </text:format-change>
        </text:changed-region>
        <text:changed-region xml:id="ct139674374903880" text:id="ct139674374903880">
          <text:deletion>
            <office:change-info>
              <dc:creator>Autor desconhecido</dc:creator>
              <dc:date>2015-09-29T21:38:00</dc:date>
            </office:change-info>
            <text:p text:style-name="P10"><text:span text:style-name="Fonte_20_parág._20_padrão"><text:span text:style-name="T13">2l22l22222l222222222l22222222222222</text:span></text:span></text:p>
          </text:deletion>
        </text:changed-region>
        <text:changed-region xml:id="ct139674374903688" text:id="ct139674374903688">
          <text:deletion>
            <office:change-info>
              <dc:creator>christian </dc:creator>
              <dc:date>2015-09-30T17:13:00</dc:date>
            </office:change-info>
            <text:p text:style-name="P10"><text:span text:style-name="Fonte_20_parág._20_padrão"><text:span text:style-name="T13">l22222222222222</text:span></text:span></text:p>
          </text:deletion>
        </text:changed-region>
        <text:changed-region xml:id="ct139674374903496" text:id="ct139674374903496">
          <text:deletion>
            <office:change-info>
              <dc:creator>Autor desconhecido</dc:creator>
              <dc:date>2015-09-29T21:39:00</dc:date>
            </office:change-info>
            <text:p text:style-name="P10"><text:span text:style-name="Fonte_20_parág._20_padrão"><text:span text:style-name="T13">222222</text:span></text:span></text:p>
          </text:deletion>
        </text:changed-region>
        <text:changed-region xml:id="ct139674374903112" text:id="ct139674374903112">
          <text:format-change>
            <office:change-info>
              <dc:creator>christian </dc:creator>
              <dc:date>2015-10-01T14:05:00</dc:date>
            </office:change-info>
          </text:format-change>
        </text:changed-region>
        <text:changed-region xml:id="ct139674374904264" text:id="ct139674374904264">
          <text:deletion>
            <office:change-info>
              <dc:creator>christian </dc:creator>
              <dc:date>2015-10-01T13:30:00</dc:date>
            </office:change-info>
            <text:p text:style-name="P11"><text:span text:style-name="Fonte_20_parág._20_padrão"><text:span text:style-name="T14">1</text:span></text:span></text:p>
          </text:deletion>
        </text:changed-region>
        <text:changed-region xml:id="ct139674374904072" text:id="ct139674374904072">
          <text:format-change>
            <office:change-info>
              <dc:creator>christian </dc:creator>
              <dc:date>2015-10-01T14:05:00</dc:date>
            </office:change-info>
          </text:format-change>
        </text:changed-region>
        <text:changed-region xml:id="ct139674374904456" text:id="ct139674374904456">
          <text:format-change>
            <office:change-info>
              <dc:creator>christian </dc:creator>
              <dc:date>2015-10-01T14:05:00</dc:date>
            </office:change-info>
          </text:format-change>
        </text:changed-region>
        <text:changed-region xml:id="ct139674374904648" text:id="ct139674374904648">
          <text:format-change>
            <office:change-info>
              <dc:creator>christian </dc:creator>
              <dc:date>2015-10-01T14:05:00</dc:date>
            </office:change-info>
          </text:format-change>
        </text:changed-region>
        <text:changed-region xml:id="ct139674374904840" text:id="ct139674374904840">
          <text:format-change>
            <office:change-info>
              <dc:creator>christian </dc:creator>
              <dc:date>2015-10-01T14:05:00</dc:date>
            </office:change-info>
          </text:format-change>
        </text:changed-region>
        <text:changed-region xml:id="ct139674374905032" text:id="ct139674374905032">
          <text:format-change>
            <office:change-info>
              <dc:creator>christian </dc:creator>
              <dc:date>2015-10-01T14:05:00</dc:date>
            </office:change-info>
          </text:format-change>
        </text:changed-region>
        <text:changed-region xml:id="ct139674374905416" text:id="ct139674374905416">
          <text:insertion>
            <office:change-info>
              <dc:creator>christian </dc:creator>
              <dc:date>2015-09-30T18:47:00</dc:date>
            </office:change-info>
          </text:insertion>
        </text:changed-region>
        <text:changed-region xml:id="ct139674374905608" text:id="ct139674374905608">
          <text:deletion>
            <office:change-info>
              <dc:creator>christian </dc:creator>
              <dc:date>2015-09-30T18:47:00</dc:date>
            </office:change-info>
            <text:p text:style-name="P12"><text:span text:style-name="Fonte_20_parág._20_padrão"><text:span text:style-name="T15">³</text:span></text:span></text:p>
          </text:deletion>
        </text:changed-region>
        <text:changed-region xml:id="ct139674374905224" text:id="ct139674374905224">
          <text:format-change>
            <office:change-info>
              <dc:creator>christian </dc:creator>
              <dc:date>2015-10-01T14:05:00</dc:date>
            </office:change-info>
          </text:format-change>
        </text:changed-region>
        <text:changed-region xml:id="ct139674374914064" text:id="ct139674374914064">
          <text:format-change>
            <office:change-info>
              <dc:creator>christian </dc:creator>
              <dc:date>2015-10-01T14:05:00</dc:date>
            </office:change-info>
          </text:format-change>
        </text:changed-region>
        <text:changed-region xml:id="ct139674374914256" text:id="ct139674374914256">
          <text:format-change>
            <office:change-info>
              <dc:creator>christian </dc:creator>
              <dc:date>2015-10-01T14:05:00</dc:date>
            </office:change-info>
          </text:format-change>
        </text:changed-region>
        <text:changed-region xml:id="ct139674374914448" text:id="ct139674374914448">
          <text:format-change>
            <office:change-info>
              <dc:creator>christian </dc:creator>
              <dc:date>2015-10-01T14:05:00</dc:date>
            </office:change-info>
          </text:format-change>
        </text:changed-region>
        <text:changed-region xml:id="ct139674374914640" text:id="ct139674374914640">
          <text:format-change>
            <office:change-info>
              <dc:creator>christian </dc:creator>
              <dc:date>2015-10-01T14:05:00</dc:date>
            </office:change-info>
          </text:format-change>
        </text:changed-region>
        <text:changed-region xml:id="ct139674374914832" text:id="ct139674374914832">
          <text:format-change>
            <office:change-info>
              <dc:creator>christian </dc:creator>
              <dc:date>2015-10-01T14:05:00</dc:date>
            </office:change-info>
          </text:format-change>
        </text:changed-region>
        <text:changed-region xml:id="ct139674374915024" text:id="ct139674374915024">
          <text:format-change>
            <office:change-info>
              <dc:creator>christian </dc:creator>
              <dc:date>2015-10-01T14:05:00</dc:date>
            </office:change-info>
          </text:format-change>
        </text:changed-region>
        <text:changed-region xml:id="ct139674374915216" text:id="ct139674374915216">
          <text:format-change>
            <office:change-info>
              <dc:creator>christian </dc:creator>
              <dc:date>2015-10-01T14:05:00</dc:date>
            </office:change-info>
          </text:format-change>
        </text:changed-region>
        <text:changed-region xml:id="ct139674374915408" text:id="ct139674374915408">
          <text:format-change>
            <office:change-info>
              <dc:creator>christian </dc:creator>
              <dc:date>2015-10-01T14:05:00</dc:date>
            </office:change-info>
          </text:format-change>
        </text:changed-region>
        <text:changed-region xml:id="ct139674374915600" text:id="ct139674374915600">
          <text:format-change>
            <office:change-info>
              <dc:creator>christian </dc:creator>
              <dc:date>2015-10-01T14:05:00</dc:date>
            </office:change-info>
          </text:format-change>
        </text:changed-region>
        <text:changed-region xml:id="ct139674374915792" text:id="ct139674374915792">
          <text:format-change>
            <office:change-info>
              <dc:creator>christian </dc:creator>
              <dc:date>2015-10-01T14:05:00</dc:date>
            </office:change-info>
          </text:format-change>
        </text:changed-region>
        <text:changed-region xml:id="ct139674374915984" text:id="ct139674374915984">
          <text:format-change>
            <office:change-info>
              <dc:creator>christian </dc:creator>
              <dc:date>2015-10-01T14:05:00</dc:date>
            </office:change-info>
          </text:format-change>
        </text:changed-region>
        <text:changed-region xml:id="ct139674374916176" text:id="ct139674374916176">
          <text:format-change>
            <office:change-info>
              <dc:creator>christian </dc:creator>
              <dc:date>2015-10-01T14:05:00</dc:date>
            </office:change-info>
          </text:format-change>
        </text:changed-region>
        <text:changed-region xml:id="ct139674374916368" text:id="ct139674374916368">
          <text:format-change>
            <office:change-info>
              <dc:creator>christian </dc:creator>
              <dc:date>2015-10-01T14:05:00</dc:date>
            </office:change-info>
          </text:format-change>
        </text:changed-region>
        <text:changed-region xml:id="ct139674374916560" text:id="ct139674374916560">
          <text:format-change>
            <office:change-info>
              <dc:creator>christian </dc:creator>
              <dc:date>2015-10-01T14:05:00</dc:date>
            </office:change-info>
          </text:format-change>
        </text:changed-region>
        <text:changed-region xml:id="ct139674374916752" text:id="ct139674374916752">
          <text:format-change>
            <office:change-info>
              <dc:creator>christian </dc:creator>
              <dc:date>2015-10-01T14:05:00</dc:date>
            </office:change-info>
          </text:format-change>
        </text:changed-region>
        <text:changed-region xml:id="ct139674374916944" text:id="ct139674374916944">
          <text:format-change>
            <office:change-info>
              <dc:creator>christian </dc:creator>
              <dc:date>2015-10-01T14:05:00</dc:date>
            </office:change-info>
          </text:format-change>
        </text:changed-region>
        <text:changed-region xml:id="ct139674374917136" text:id="ct139674374917136">
          <text:format-change>
            <office:change-info>
              <dc:creator>christian </dc:creator>
              <dc:date>2015-10-01T14:05:00</dc:date>
            </office:change-info>
          </text:format-change>
        </text:changed-region>
        <text:changed-region xml:id="ct139674374917328" text:id="ct139674374917328">
          <text:format-change>
            <office:change-info>
              <dc:creator>christian </dc:creator>
              <dc:date>2015-10-01T14:05:00</dc:date>
            </office:change-info>
          </text:format-change>
        </text:changed-region>
        <text:changed-region xml:id="ct139674374917520" text:id="ct139674374917520">
          <text:format-change>
            <office:change-info>
              <dc:creator>christian </dc:creator>
              <dc:date>2015-10-01T14:05:00</dc:date>
            </office:change-info>
          </text:format-change>
        </text:changed-region>
        <text:changed-region xml:id="ct139674374917712" text:id="ct139674374917712">
          <text:format-change>
            <office:change-info>
              <dc:creator>christian </dc:creator>
              <dc:date>2015-10-01T14:05:00</dc:date>
            </office:change-info>
          </text:format-change>
        </text:changed-region>
        <text:changed-region xml:id="ct139674374917904" text:id="ct139674374917904">
          <text:format-change>
            <office:change-info>
              <dc:creator>christian </dc:creator>
              <dc:date>2015-10-01T14:05:00</dc:date>
            </office:change-info>
          </text:format-change>
        </text:changed-region>
        <text:changed-region xml:id="ct139674374795288" text:id="ct139674374795288">
          <text:format-change>
            <office:change-info>
              <dc:creator>christian </dc:creator>
              <dc:date>2015-10-01T14:05:00</dc:date>
            </office:change-info>
          </text:format-change>
        </text:changed-region>
        <text:changed-region xml:id="ct139674374795480" text:id="ct139674374795480">
          <text:format-change>
            <office:change-info>
              <dc:creator>christian </dc:creator>
              <dc:date>2015-10-01T14:05:00</dc:date>
            </office:change-info>
          </text:format-change>
        </text:changed-region>
        <text:changed-region xml:id="ct139674374795864" text:id="ct139674374795864">
          <text:deletion>
            <office:change-info>
              <dc:creator>christian </dc:creator>
              <dc:date>2015-10-01T13:30:00</dc:date>
            </office:change-info>
            <text:p text:style-name="P13"><text:span text:style-name="Fonte_20_parág._20_padrão"><text:span text:style-name="T16">3</text:span></text:span></text:p>
          </text:deletion>
        </text:changed-region>
        <text:changed-region xml:id="ct139674374795672" text:id="ct139674374795672">
          <text:format-change>
            <office:change-info>
              <dc:creator>christian </dc:creator>
              <dc:date>2015-10-01T14:05:00</dc:date>
            </office:change-info>
          </text:format-change>
        </text:changed-region>
        <text:changed-region xml:id="ct139674374796056" text:id="ct139674374796056">
          <text:format-change>
            <office:change-info>
              <dc:creator>christian </dc:creator>
              <dc:date>2015-10-01T14:05:00</dc:date>
            </office:change-info>
          </text:format-change>
        </text:changed-region>
        <text:changed-region xml:id="ct139674374796248" text:id="ct139674374796248">
          <text:format-change>
            <office:change-info>
              <dc:creator>christian </dc:creator>
              <dc:date>2015-10-01T14:05:00</dc:date>
            </office:change-info>
          </text:format-change>
        </text:changed-region>
        <text:changed-region xml:id="ct139674374796440" text:id="ct139674374796440">
          <text:format-change>
            <office:change-info>
              <dc:creator>christian </dc:creator>
              <dc:date>2015-10-01T14:05:00</dc:date>
            </office:change-info>
          </text:format-change>
        </text:changed-region>
        <text:changed-region xml:id="ct139674374796632" text:id="ct139674374796632">
          <text:format-change>
            <office:change-info>
              <dc:creator>christian </dc:creator>
              <dc:date>2015-10-01T14:05:00</dc:date>
            </office:change-info>
          </text:format-change>
        </text:changed-region>
        <text:changed-region xml:id="ct139674374796824" text:id="ct139674374796824">
          <text:format-change>
            <office:change-info>
              <dc:creator>christian </dc:creator>
              <dc:date>2015-10-01T14:05:00</dc:date>
            </office:change-info>
          </text:format-change>
        </text:changed-region>
        <text:changed-region xml:id="ct139674374797208" text:id="ct139674374797208">
          <text:deletion>
            <office:change-info>
              <dc:creator>christian </dc:creator>
              <dc:date>2015-10-01T13:30:00</dc:date>
            </office:change-info>
            <text:p text:style-name="P13"><text:span text:style-name="Fonte_20_parág._20_padrão"><text:span text:style-name="T16">3</text:span></text:span></text:p>
          </text:deletion>
        </text:changed-region>
        <text:changed-region xml:id="ct139674374797016" text:id="ct139674374797016">
          <text:format-change>
            <office:change-info>
              <dc:creator>christian </dc:creator>
              <dc:date>2015-10-01T14:05:00</dc:date>
            </office:change-info>
          </text:format-change>
        </text:changed-region>
        <text:changed-region xml:id="ct139674374797400" text:id="ct139674374797400">
          <text:format-change>
            <office:change-info>
              <dc:creator>christian </dc:creator>
              <dc:date>2015-10-01T14:05:00</dc:date>
            </office:change-info>
          </text:format-change>
        </text:changed-region>
        <text:changed-region xml:id="ct139674374797592" text:id="ct139674374797592">
          <text:format-change>
            <office:change-info>
              <dc:creator>christian </dc:creator>
              <dc:date>2015-10-01T14:05:00</dc:date>
            </office:change-info>
          </text:format-change>
        </text:changed-region>
        <text:changed-region xml:id="ct139674374797784" text:id="ct139674374797784">
          <text:format-change>
            <office:change-info>
              <dc:creator>christian </dc:creator>
              <dc:date>2015-10-01T14:05:00</dc:date>
            </office:change-info>
          </text:format-change>
        </text:changed-region>
        <text:changed-region xml:id="ct139674374797976" text:id="ct139674374797976">
          <text:format-change>
            <office:change-info>
              <dc:creator>christian </dc:creator>
              <dc:date>2015-10-01T14:05:00</dc:date>
            </office:change-info>
          </text:format-change>
        </text:changed-region>
        <text:changed-region xml:id="ct139674374798168" text:id="ct139674374798168">
          <text:format-change>
            <office:change-info>
              <dc:creator>christian </dc:creator>
              <dc:date>2015-10-01T14:05:00</dc:date>
            </office:change-info>
          </text:format-change>
        </text:changed-region>
        <text:changed-region xml:id="ct139674374798552" text:id="ct139674374798552">
          <text:deletion>
            <office:change-info>
              <dc:creator>christian </dc:creator>
              <dc:date>2015-10-01T13:30:00</dc:date>
            </office:change-info>
            <text:p text:style-name="P13"><text:span text:style-name="Fonte_20_parág._20_padrão"><text:span text:style-name="T16">3</text:span></text:span></text:p>
          </text:deletion>
        </text:changed-region>
        <text:changed-region xml:id="ct139674374798360" text:id="ct139674374798360">
          <text:format-change>
            <office:change-info>
              <dc:creator>christian </dc:creator>
              <dc:date>2015-10-01T14:05:00</dc:date>
            </office:change-info>
          </text:format-change>
        </text:changed-region>
        <text:changed-region xml:id="ct139674374798744" text:id="ct139674374798744">
          <text:format-change>
            <office:change-info>
              <dc:creator>christian </dc:creator>
              <dc:date>2015-10-01T14:05:00</dc:date>
            </office:change-info>
          </text:format-change>
        </text:changed-region>
        <text:changed-region xml:id="ct139674374798936" text:id="ct139674374798936">
          <text:format-change>
            <office:change-info>
              <dc:creator>christian </dc:creator>
              <dc:date>2015-10-01T14:05:00</dc:date>
            </office:change-info>
          </text:format-change>
        </text:changed-region>
        <text:changed-region xml:id="ct139674374799128" text:id="ct139674374799128">
          <text:format-change>
            <office:change-info>
              <dc:creator>christian </dc:creator>
              <dc:date>2015-10-01T14:05:00</dc:date>
            </office:change-info>
          </text:format-change>
        </text:changed-region>
        <text:changed-region xml:id="ct139674374815752" text:id="ct139674374815752">
          <text:format-change>
            <office:change-info>
              <dc:creator>christian </dc:creator>
              <dc:date>2015-10-01T14:05:00</dc:date>
            </office:change-info>
          </text:format-change>
        </text:changed-region>
        <text:changed-region xml:id="ct139674374815944" text:id="ct139674374815944">
          <text:format-change>
            <office:change-info>
              <dc:creator>christian </dc:creator>
              <dc:date>2015-10-01T14:05:00</dc:date>
            </office:change-info>
          </text:format-change>
        </text:changed-region>
        <text:changed-region xml:id="ct139674374816136" text:id="ct139674374816136">
          <text:format-change>
            <office:change-info>
              <dc:creator>christian </dc:creator>
              <dc:date>2015-10-01T14:05:00</dc:date>
            </office:change-info>
          </text:format-change>
        </text:changed-region>
        <text:changed-region xml:id="ct139674374816328" text:id="ct139674374816328">
          <text:format-change>
            <office:change-info>
              <dc:creator>christian </dc:creator>
              <dc:date>2015-10-01T14:05:00</dc:date>
            </office:change-info>
          </text:format-change>
        </text:changed-region>
        <text:changed-region xml:id="ct139674374816520" text:id="ct139674374816520">
          <text:format-change>
            <office:change-info>
              <dc:creator>christian </dc:creator>
              <dc:date>2015-10-01T14:05:00</dc:date>
            </office:change-info>
          </text:format-change>
        </text:changed-region>
        <text:changed-region xml:id="ct139674374816712" text:id="ct139674374816712">
          <text:format-change>
            <office:change-info>
              <dc:creator>christian </dc:creator>
              <dc:date>2015-10-01T14:05:00</dc:date>
            </office:change-info>
          </text:format-change>
        </text:changed-region>
        <text:changed-region xml:id="ct139674374816904" text:id="ct139674374816904">
          <text:format-change>
            <office:change-info>
              <dc:creator>christian </dc:creator>
              <dc:date>2015-10-01T14:05:00</dc:date>
            </office:change-info>
          </text:format-change>
        </text:changed-region>
        <text:changed-region xml:id="ct139674374817096" text:id="ct139674374817096">
          <text:format-change>
            <office:change-info>
              <dc:creator>christian </dc:creator>
              <dc:date>2015-10-01T14:05:00</dc:date>
            </office:change-info>
          </text:format-change>
        </text:changed-region>
        <text:changed-region xml:id="ct139674374817288" text:id="ct139674374817288">
          <text:insertion>
            <office:change-info>
              <dc:creator>Autor desconhecido</dc:creator>
              <dc:date>2015-10-02T08:37:00</dc:date>
            </office:change-info>
          </text:insertion>
        </text:changed-region>
        <text:changed-region xml:id="ct139674374817672" text:id="ct139674374817672">
          <text:insertion>
            <office:change-info>
              <dc:creator>Autor desconhecido</dc:creator>
              <dc:date>2015-10-02T08:37:00</dc:date>
            </office:change-info>
          </text:insertion>
        </text:changed-region>
        <text:changed-region xml:id="ct139674374817864" text:id="ct139674374817864">
          <text:insertion>
            <office:change-info>
              <dc:creator>Autor desconhecido</dc:creator>
              <dc:date>2015-10-02T08:37:00</dc:date>
            </office:change-info>
          </text:insertion>
        </text:changed-region>
        <text:changed-region xml:id="ct139674374818056" text:id="ct139674374818056">
          <text:insertion>
            <office:change-info>
              <dc:creator>Autor desconhecido</dc:creator>
              <dc:date>2015-10-02T08:37:00</dc:date>
            </office:change-info>
          </text:insertion>
        </text:changed-region>
        <text:changed-region xml:id="ct139674374818248" text:id="ct139674374818248">
          <text:insertion>
            <office:change-info>
              <dc:creator>Autor desconhecido</dc:creator>
              <dc:date>2015-10-02T08:37:00</dc:date>
            </office:change-info>
          </text:insertion>
        </text:changed-region>
        <text:changed-region xml:id="ct139674374818440" text:id="ct139674374818440">
          <text:insertion>
            <office:change-info>
              <dc:creator>Autor desconhecido</dc:creator>
              <dc:date>2015-10-02T08:37:00</dc:date>
            </office:change-info>
          </text:insertion>
        </text:changed-region>
        <text:changed-region xml:id="ct139674374817480" text:id="ct139674374817480">
          <text:deletion>
            <office:change-info>
              <dc:creator>Autor desconhecido</dc:creator>
              <dc:date>2015-10-02T08:38:00</dc:date>
            </office:change-info>
            <text:p text:style-name="P8"><text:span text:style-name="Fonte_20_parág._20_padrão"><text:span text:style-name="T17">1 </text:span></text:span><text:span text:style-name="Fonte_20_parág._20_padrão"><text:span text:style-name="T12">Acesso individual ao recurso poderá ser concedido para usuários mediante formulário "Mudança de Perfil ou Acesso de Usuário", disponível na Intranet, por Coordenador-Geral ou equivalente e aprovação da CGTI.</text:span></text:span></text:p>
          </text:deletion>
        </text:changed-region>
        <text:changed-region xml:id="ct139674374818632" text:id="ct139674374818632">
          <text:insertion>
            <office:change-info>
              <dc:creator>Autor desconhecido</dc:creator>
              <dc:date>2015-10-02T08:38:00</dc:date>
            </office:change-info>
          </text:insertion>
        </text:changed-region>
        <text:changed-region xml:id="ct139674374819208" text:id="ct139674374819208">
          <text:format-change>
            <office:change-info>
              <dc:creator>christian </dc:creator>
              <dc:date>2015-10-01T14:05:00</dc:date>
            </office:change-info>
          </text:format-change>
        </text:changed-region>
        <text:changed-region xml:id="ct139674374819016" text:id="ct139674374819016">
          <text:deletion>
            <office:change-info>
              <dc:creator>christian </dc:creator>
              <dc:date>2015-09-30T18:46:00</dc:date>
            </office:change-info>
            <text:p text:style-name="P8"><text:span text:style-name="Fonte_20_parág._20_padrão"><text:span text:style-name="T18">Acesso ao recurso concedido à todos os usuários durante o intervalo de almoço (12:00 às 14:00).</text:span></text:span></text:p>
            <text:p text:style-name="P8"><text:span text:style-name="Fonte_20_parág._20_padrão"><text:span text:style-name="T19">3</text:span></text:span><text:span text:style-name="Fonte_20_parág._20_padrão"><text:span text:style-name="T18"> </text:span></text:span></text:p>
          </text:deletion>
        </text:changed-region>
        <text:changed-region xml:id="ct139674374819400" text:id="ct139674374819400">
          <text:format-change>
            <office:change-info>
              <dc:creator>christian </dc:creator>
              <dc:date>2015-10-01T14:05:00</dc:date>
            </office:change-info>
          </text:format-change>
        </text:changed-region>
        <text:changed-region xml:id="ct139674374819592" text:id="ct139674374819592">
          <text:deletion>
            <office:change-info>
              <dc:creator>christian </dc:creator>
              <dc:date>2015-09-30T18:45:00</dc:date>
            </office:change-info>
            <text:p text:style-name="P8"><text:span text:style-name="Fonte_20_parág._20_padrão"><text:span text:style-name="T18"><office:annotation><dc:creator>Autor desconhecido</dc:creator><dc:date>2015-09-29T21:39:59</dc:date><text:p text:style-name="P180"><text:span text:style-name="T65">Confirmar com a camila se é isso mesmo, acima tava tudo com 2</text:span></text:p></office:annotation></text:span></text:span></text:p>
          </text:deletion>
        </text:changed-region>
        <text:changed-region xml:id="ct139674374840336" text:id="ct139674374840336">
          <text:format-change>
            <office:change-info>
              <dc:creator>christian </dc:creator>
              <dc:date>2015-10-01T14:05:00</dc:date>
            </office:change-info>
          </text:format-change>
        </text:changed-region>
        <text:changed-region xml:id="ct139674374840528" text:id="ct139674374840528">
          <text:insertion>
            <office:change-info>
              <dc:creator>christian </dc:creator>
              <dc:date>2015-09-30T18:47:00</dc:date>
            </office:change-info>
          </text:insertion>
        </text:changed-region>
        <text:changed-region xml:id="ct139674374840720" text:id="ct139674374840720">
          <text:insertion>
            <office:change-info>
              <dc:creator>Autor desconhecido</dc:creator>
              <dc:date>2015-10-02T08:45:00</dc:date>
            </office:change-info>
          </text:insertion>
        </text:changed-region>
        <text:changed-region xml:id="ct139674374840912" text:id="ct139674374840912">
          <text:insertion>
            <office:change-info>
              <dc:creator>Autor desconhecido</dc:creator>
              <dc:date>2015-10-02T08:40:00</dc:date>
            </office:change-info>
          </text:insertion>
        </text:changed-region>
        <text:changed-region xml:id="ct139674374841296" text:id="ct139674374841296">
          <text:format-change>
            <office:change-info>
              <dc:creator>christian </dc:creator>
              <dc:date>2015-10-01T14:05:00</dc:date>
            </office:change-info>
          </text:format-change>
        </text:changed-region>
        <text:changed-region xml:id="ct139674374841488" text:id="ct139674374841488">
          <text:deletion>
            <office:change-info>
              <dc:creator>christian </dc:creator>
              <dc:date>2015-10-01T13:42:00</dc:date>
            </office:change-info>
            <text:p text:style-name="P9"><text:span text:style-name="T1"><office:annotation><dc:creator>Autor desconhecido</dc:creator><dc:date>2015-09-29T21:44:37</dc:date><text:p text:style-name="P180"><text:span text:style-name="T65">Anexo IV ?</text:span></text:p></office:annotation></text:span></text:p>
          </text:deletion>
        </text:changed-region>
        <text:changed-region xml:id="ct139674374841872" text:id="ct139674374841872">
          <text:format-change>
            <office:change-info>
              <dc:creator>christian </dc:creator>
              <dc:date>2015-10-01T14:05:00</dc:date>
            </office:change-info>
          </text:format-change>
        </text:changed-region>
        <text:changed-region xml:id="ct139674374841680" text:id="ct139674374841680">
          <text:format-change>
            <office:change-info>
              <dc:creator>christian </dc:creator>
              <dc:date>2015-10-01T14:05:00</dc:date>
            </office:change-info>
          </text:format-change>
        </text:changed-region>
        <text:changed-region xml:id="ct139674374842064" text:id="ct139674374842064">
          <text:format-change>
            <office:change-info>
              <dc:creator>christian </dc:creator>
              <dc:date>2015-10-01T14:05:00</dc:date>
            </office:change-info>
          </text:format-change>
        </text:changed-region>
        <text:changed-region xml:id="ct139674374842256" text:id="ct139674374842256">
          <text:format-change>
            <office:change-info>
              <dc:creator>christian </dc:creator>
              <dc:date>2015-10-01T14:05:00</dc:date>
            </office:change-info>
          </text:format-change>
        </text:changed-region>
        <text:changed-region xml:id="ct139674374842448" text:id="ct139674374842448">
          <text:format-change>
            <office:change-info>
              <dc:creator>christian </dc:creator>
              <dc:date>2015-10-01T14:05:00</dc:date>
            </office:change-info>
          </text:format-change>
        </text:changed-region>
        <text:changed-region xml:id="ct139674374842640" text:id="ct139674374842640">
          <text:format-change>
            <office:change-info>
              <dc:creator>christian </dc:creator>
              <dc:date>2015-10-01T14:05:00</dc:date>
            </office:change-info>
          </text:format-change>
        </text:changed-region>
        <text:changed-region xml:id="ct139674374842832" text:id="ct139674374842832">
          <text:deletion>
            <office:change-info>
              <dc:creator>christian </dc:creator>
              <dc:date>2015-10-28T08:53:00</dc:date>
            </office:change-info>
            <text:p text:style-name="P12"><text:span text:style-name="Fonte_20_parág._20_padrão"><text:span text:style-name="T20">Qtd</text:span></text:span></text:p>
          </text:deletion>
        </text:changed-region>
        <text:changed-region xml:id="ct139674374843216" text:id="ct139674374843216">
          <text:format-change>
            <office:change-info>
              <dc:creator>christian </dc:creator>
              <dc:date>2015-10-01T14:05:00</dc:date>
            </office:change-info>
          </text:format-change>
        </text:changed-region>
        <text:changed-region xml:id="ct139674374843408" text:id="ct139674374843408">
          <text:deletion>
            <office:change-info>
              <dc:creator>christian </dc:creator>
              <dc:date>2015-10-28T08:53:00</dc:date>
            </office:change-info>
            <text:p text:style-name="P12"><text:span text:style-name="Fonte_20_parág._20_padrão"><text:span text:style-name="T21">1</text:span></text:span></text:p>
          </text:deletion>
        </text:changed-region>
        <text:changed-region xml:id="ct139674374843024" text:id="ct139674374843024">
          <text:format-change>
            <office:change-info>
              <dc:creator>christian </dc:creator>
              <dc:date>2015-10-01T14:05:00</dc:date>
            </office:change-info>
          </text:format-change>
        </text:changed-region>
        <text:changed-region xml:id="ct139674374843600" text:id="ct139674374843600">
          <text:format-change>
            <office:change-info>
              <dc:creator>christian </dc:creator>
              <dc:date>2015-10-01T14:05:00</dc:date>
            </office:change-info>
          </text:format-change>
        </text:changed-region>
        <text:changed-region xml:id="ct139674374843792" text:id="ct139674374843792">
          <text:format-change>
            <office:change-info>
              <dc:creator>christian </dc:creator>
              <dc:date>2015-10-01T14:05:00</dc:date>
            </office:change-info>
          </text:format-change>
        </text:changed-region>
        <text:changed-region xml:id="ct139674374843984" text:id="ct139674374843984">
          <text:format-change>
            <office:change-info>
              <dc:creator>christian </dc:creator>
              <dc:date>2015-10-01T14:05:00</dc:date>
            </office:change-info>
          </text:format-change>
        </text:changed-region>
        <text:changed-region xml:id="ct139674374844176" text:id="ct139674374844176">
          <text:format-change>
            <office:change-info>
              <dc:creator>christian </dc:creator>
              <dc:date>2015-10-01T14:05:00</dc:date>
            </office:change-info>
          </text:format-change>
        </text:changed-region>
        <text:changed-region xml:id="ct139674374856728" text:id="ct139674374856728">
          <text:format-change>
            <office:change-info>
              <dc:creator>christian </dc:creator>
              <dc:date>2015-10-01T14:05:00</dc:date>
            </office:change-info>
          </text:format-change>
        </text:changed-region>
        <text:changed-region xml:id="ct139674374856920" text:id="ct139674374856920">
          <text:format-change>
            <office:change-info>
              <dc:creator>christian </dc:creator>
              <dc:date>2015-10-01T14:05:00</dc:date>
            </office:change-info>
          </text:format-change>
        </text:changed-region>
        <text:changed-region xml:id="ct139674374857112" text:id="ct139674374857112">
          <text:format-change>
            <office:change-info>
              <dc:creator>christian </dc:creator>
              <dc:date>2015-10-01T14:05:00</dc:date>
            </office:change-info>
          </text:format-change>
        </text:changed-region>
        <text:changed-region xml:id="ct139674374857304" text:id="ct139674374857304">
          <text:format-change>
            <office:change-info>
              <dc:creator>christian </dc:creator>
              <dc:date>2015-10-01T14:05:00</dc:date>
            </office:change-info>
          </text:format-change>
        </text:changed-region>
        <text:changed-region xml:id="ct139674374857496" text:id="ct139674374857496">
          <text:format-change>
            <office:change-info>
              <dc:creator>christian </dc:creator>
              <dc:date>2015-10-01T14:05:00</dc:date>
            </office:change-info>
          </text:format-change>
        </text:changed-region>
        <text:changed-region xml:id="ct139674374857688" text:id="ct139674374857688">
          <text:format-change>
            <office:change-info>
              <dc:creator>christian </dc:creator>
              <dc:date>2015-10-01T14:05:00</dc:date>
            </office:change-info>
          </text:format-change>
        </text:changed-region>
        <text:changed-region xml:id="ct139674374857880" text:id="ct139674374857880">
          <text:format-change>
            <office:change-info>
              <dc:creator>christian </dc:creator>
              <dc:date>2015-10-01T14:05:00</dc:date>
            </office:change-info>
          </text:format-change>
        </text:changed-region>
        <text:changed-region xml:id="ct139674374858072" text:id="ct139674374858072">
          <text:format-change>
            <office:change-info>
              <dc:creator>christian </dc:creator>
              <dc:date>2015-10-01T14:05:00</dc:date>
            </office:change-info>
          </text:format-change>
        </text:changed-region>
        <text:changed-region xml:id="ct139674374858264" text:id="ct139674374858264">
          <text:format-change>
            <office:change-info>
              <dc:creator>christian </dc:creator>
              <dc:date>2015-10-01T14:05:00</dc:date>
            </office:change-info>
          </text:format-change>
        </text:changed-region>
        <text:changed-region xml:id="ct139674374858456" text:id="ct139674374858456">
          <text:format-change>
            <office:change-info>
              <dc:creator>christian </dc:creator>
              <dc:date>2015-10-01T14:05:00</dc:date>
            </office:change-info>
          </text:format-change>
        </text:changed-region>
        <text:changed-region xml:id="ct139674374858648" text:id="ct139674374858648">
          <text:format-change>
            <office:change-info>
              <dc:creator>christian </dc:creator>
              <dc:date>2015-10-01T14:05:00</dc:date>
            </office:change-info>
          </text:format-change>
        </text:changed-region>
        <text:changed-region xml:id="ct139674374858840" text:id="ct139674374858840">
          <text:format-change>
            <office:change-info>
              <dc:creator>christian </dc:creator>
              <dc:date>2015-10-01T14:05:00</dc:date>
            </office:change-info>
          </text:format-change>
        </text:changed-region>
        <text:changed-region xml:id="ct139674374859032" text:id="ct139674374859032">
          <text:format-change>
            <office:change-info>
              <dc:creator>christian </dc:creator>
              <dc:date>2015-10-01T14:05:00</dc:date>
            </office:change-info>
          </text:format-change>
        </text:changed-region>
        <text:changed-region xml:id="ct139674374859224" text:id="ct139674374859224">
          <text:format-change>
            <office:change-info>
              <dc:creator>christian </dc:creator>
              <dc:date>2015-10-01T14:05:00</dc:date>
            </office:change-info>
          </text:format-change>
        </text:changed-region>
        <text:changed-region xml:id="ct139674374859416" text:id="ct139674374859416">
          <text:format-change>
            <office:change-info>
              <dc:creator>christian </dc:creator>
              <dc:date>2015-10-01T14:05:00</dc:date>
            </office:change-info>
          </text:format-change>
        </text:changed-region>
        <text:changed-region xml:id="ct139674374859608" text:id="ct139674374859608">
          <text:format-change>
            <office:change-info>
              <dc:creator>christian </dc:creator>
              <dc:date>2015-10-01T14:05:00</dc:date>
            </office:change-info>
          </text:format-change>
        </text:changed-region>
        <text:changed-region xml:id="ct139674374859800" text:id="ct139674374859800">
          <text:format-change>
            <office:change-info>
              <dc:creator>christian </dc:creator>
              <dc:date>2015-10-01T14:05:00</dc:date>
            </office:change-info>
          </text:format-change>
        </text:changed-region>
        <text:changed-region xml:id="ct139674374859992" text:id="ct139674374859992">
          <text:format-change>
            <office:change-info>
              <dc:creator>christian </dc:creator>
              <dc:date>2015-10-01T14:05:00</dc:date>
            </office:change-info>
          </text:format-change>
        </text:changed-region>
        <text:changed-region xml:id="ct139674374860184" text:id="ct139674374860184">
          <text:format-change>
            <office:change-info>
              <dc:creator>christian </dc:creator>
              <dc:date>2015-10-01T14:05:00</dc:date>
            </office:change-info>
          </text:format-change>
        </text:changed-region>
        <text:changed-region xml:id="ct139674374860376" text:id="ct139674374860376">
          <text:format-change>
            <office:change-info>
              <dc:creator>christian </dc:creator>
              <dc:date>2015-10-01T14:05:00</dc:date>
            </office:change-info>
          </text:format-change>
        </text:changed-region>
        <text:changed-region xml:id="ct139674374860568" text:id="ct139674374860568">
          <text:format-change>
            <office:change-info>
              <dc:creator>christian </dc:creator>
              <dc:date>2015-10-01T14:05:00</dc:date>
            </office:change-info>
          </text:format-change>
        </text:changed-region>
        <text:changed-region xml:id="ct139674374742024" text:id="ct139674374742024">
          <text:format-change>
            <office:change-info>
              <dc:creator>christian </dc:creator>
              <dc:date>2015-10-01T14:05:00</dc:date>
            </office:change-info>
          </text:format-change>
        </text:changed-region>
        <text:changed-region xml:id="ct139674374742216" text:id="ct139674374742216">
          <text:format-change>
            <office:change-info>
              <dc:creator>christian </dc:creator>
              <dc:date>2015-10-01T14:05:00</dc:date>
            </office:change-info>
          </text:format-change>
        </text:changed-region>
        <text:changed-region xml:id="ct139674374742408" text:id="ct139674374742408">
          <text:format-change>
            <office:change-info>
              <dc:creator>christian </dc:creator>
              <dc:date>2015-10-01T14:05:00</dc:date>
            </office:change-info>
          </text:format-change>
        </text:changed-region>
        <text:changed-region xml:id="ct139674374742600" text:id="ct139674374742600">
          <text:format-change>
            <office:change-info>
              <dc:creator>christian </dc:creator>
              <dc:date>2015-10-01T14:05:00</dc:date>
            </office:change-info>
          </text:format-change>
        </text:changed-region>
        <text:changed-region xml:id="ct139674374742792" text:id="ct139674374742792">
          <text:format-change>
            <office:change-info>
              <dc:creator>christian </dc:creator>
              <dc:date>2015-10-01T14:05:00</dc:date>
            </office:change-info>
          </text:format-change>
        </text:changed-region>
        <text:changed-region xml:id="ct139674374742984" text:id="ct139674374742984">
          <text:format-change>
            <office:change-info>
              <dc:creator>christian </dc:creator>
              <dc:date>2015-10-01T14:05:00</dc:date>
            </office:change-info>
          </text:format-change>
        </text:changed-region>
        <text:changed-region xml:id="ct139674374743176" text:id="ct139674374743176">
          <text:format-change>
            <office:change-info>
              <dc:creator>christian </dc:creator>
              <dc:date>2015-10-01T14:05:00</dc:date>
            </office:change-info>
          </text:format-change>
        </text:changed-region>
        <text:changed-region xml:id="ct139674374743368" text:id="ct139674374743368">
          <text:format-change>
            <office:change-info>
              <dc:creator>christian </dc:creator>
              <dc:date>2015-10-01T14:05:00</dc:date>
            </office:change-info>
          </text:format-change>
        </text:changed-region>
        <text:changed-region xml:id="ct139674374743560" text:id="ct139674374743560">
          <text:format-change>
            <office:change-info>
              <dc:creator>christian </dc:creator>
              <dc:date>2015-10-01T14:05:00</dc:date>
            </office:change-info>
          </text:format-change>
        </text:changed-region>
        <text:changed-region xml:id="ct139674374743752" text:id="ct139674374743752">
          <text:format-change>
            <office:change-info>
              <dc:creator>christian </dc:creator>
              <dc:date>2015-10-01T14:05:00</dc:date>
            </office:change-info>
          </text:format-change>
        </text:changed-region>
        <text:changed-region xml:id="ct139674374743944" text:id="ct139674374743944">
          <text:format-change>
            <office:change-info>
              <dc:creator>christian </dc:creator>
              <dc:date>2015-10-01T14:05:00</dc:date>
            </office:change-info>
          </text:format-change>
        </text:changed-region>
        <text:changed-region xml:id="ct139674374744136" text:id="ct139674374744136">
          <text:format-change>
            <office:change-info>
              <dc:creator>christian </dc:creator>
              <dc:date>2015-10-01T14:05:00</dc:date>
            </office:change-info>
          </text:format-change>
        </text:changed-region>
        <text:changed-region xml:id="ct139674374744328" text:id="ct139674374744328">
          <text:format-change>
            <office:change-info>
              <dc:creator>christian </dc:creator>
              <dc:date>2015-10-01T14:05:00</dc:date>
            </office:change-info>
          </text:format-change>
        </text:changed-region>
        <text:changed-region xml:id="ct139674374744520" text:id="ct139674374744520">
          <text:format-change>
            <office:change-info>
              <dc:creator>christian </dc:creator>
              <dc:date>2015-10-01T14:05:00</dc:date>
            </office:change-info>
          </text:format-change>
        </text:changed-region>
        <text:changed-region xml:id="ct139674374744712" text:id="ct139674374744712">
          <text:insertion>
            <office:change-info>
              <dc:creator>Autor desconhecido</dc:creator>
              <dc:date>2015-10-02T08:40:00</dc:date>
            </office:change-info>
          </text:insertion>
        </text:changed-region>
        <text:changed-region xml:id="ct139674374745096" text:id="ct139674374745096">
          <text:insertion>
            <office:change-info>
              <dc:creator>Autor desconhecido</dc:creator>
              <dc:date>2015-10-02T08:40:00</dc:date>
            </office:change-info>
          </text:insertion>
        </text:changed-region>
        <text:changed-region xml:id="ct139674374745480" text:id="ct139674374745480">
          <text:deletion>
            <office:change-info>
              <dc:creator>christian </dc:creator>
              <dc:date>2015-10-19T15:31:00</dc:date>
            </office:change-info>
            <text:p text:style-name="P14"><office:annotation><dc:creator>Autor desconhecido</dc:creator><dc:date>2015-10-02T08:46:25</dc:date><text:p text:style-name="P180"><text:span text:style-name="T65">Sugiro não ofertar esse serviço,não temos tablets</text:span></text:p></office:annotation></text:p>
          </text:deletion>
        </text:changed-region>
        <text:changed-region xml:id="ct139674374745288" text:id="ct139674374745288">
          <text:insertion>
            <office:change-info>
              <dc:creator>Autor desconhecido</dc:creator>
              <dc:date>2015-10-02T08:40:00</dc:date>
            </office:change-info>
          </text:insertion>
        </text:changed-region>
        <text:changed-region xml:id="ct139674374745672" text:id="ct139674374745672">
          <text:insertion>
            <office:change-info>
              <dc:creator>Autor desconhecido</dc:creator>
              <dc:date>2015-10-02T08:40:00</dc:date>
            </office:change-info>
          </text:insertion>
        </text:changed-region>
        <text:changed-region xml:id="ct139674374745864" text:id="ct139674374745864">
          <text:deletion>
            <office:change-info>
              <dc:creator>christian </dc:creator>
              <dc:date>2015-10-28T08:54:00</dc:date>
            </office:change-info>
            <text:p text:style-name="P14">0</text:p>
          </text:deletion>
        </text:changed-region>
        <text:changed-region xml:id="ct139674374750416" text:id="ct139674374750416">
          <text:insertion>
            <office:change-info>
              <dc:creator>christian </dc:creator>
              <dc:date>2015-10-28T08:54:00</dc:date>
            </office:change-info>
          </text:insertion>
        </text:changed-region>
        <text:changed-region xml:id="ct139674374744904" text:id="ct139674374744904">
          <text:deletion>
            <office:change-info>
              <dc:creator>Autor desconhecido</dc:creator>
              <dc:date>2015-10-02T08:42:00</dc:date>
            </office:change-info>
            <text:p text:style-name="P8"><text:span text:style-name="Fonte_20_parág._20_padrão"><text:span text:style-name="T22">1</text:span></text:span><text:span text:style-name="Fonte_20_parág._20_padrão"><text:span text:style-name="T12"> Acesso individual ao recurso poderá ser concedido para usuários mediante formulário "Mudança de Perfil ou Acesso de Usuário", disponível na Intranet, por Coordenador-Geral ou equivalente e aprovação da CGTI.</text:span></text:span></text:p>
          </text:deletion>
        </text:changed-region>
        <text:changed-region xml:id="ct139674374750224" text:id="ct139674374750224">
          <text:insertion>
            <office:change-info>
              <dc:creator>Autor desconhecido</dc:creator>
              <dc:date>2015-10-02T08:42:00</dc:date>
            </office:change-info>
          </text:insertion>
        </text:changed-region>
        <text:changed-region xml:id="ct139674374750992" text:id="ct139674374750992">
          <text:format-change>
            <office:change-info>
              <dc:creator>christian </dc:creator>
              <dc:date>2015-10-01T14:05:00</dc:date>
            </office:change-info>
          </text:format-change>
        </text:changed-region>
        <text:changed-region xml:id="ct139674374752336" text:id="ct139674374752336">
          <text:deletion>
            <office:change-info>
              <dc:creator>christian </dc:creator>
              <dc:date>2015-10-19T15:31:00</dc:date>
            </office:change-info>
            <text:p text:style-name="P8"><text:span text:style-name="Fonte_20_parág._20_padrão"><text:span text:style-name="T12"><office:annotation><dc:creator>Autor desconhecido</dc:creator><dc:date>2015-10-02T08:46:44</dc:date><text:p text:style-name="P180"><text:span text:style-name="T65">Caso retiremos o tablet, retirar essa observação também</text:span></text:p></office:annotation></text:span></text:span></text:p>
          </text:deletion>
        </text:changed-region>
        <text:changed-region xml:id="ct139674374752144" text:id="ct139674374752144">
          <text:deletion>
            <office:change-info>
              <dc:creator>christian </dc:creator>
              <dc:date>2015-10-28T08:53:00</dc:date>
            </office:change-info>
            <text:p text:style-name="P8"><text:span text:style-name="Fonte_20_parág._20_padrão"><text:span text:style-name="T12">, por Diretor ou equivalente e aprovação da CGTI.disponível nos canais de atendimento</text:span></text:span></text:p>
          </text:deletion>
        </text:changed-region>
        <text:changed-region xml:id="ct139674374751760" text:id="ct139674374751760">
          <text:deletion>
            <office:change-info>
              <dc:creator>Autor desconhecido</dc:creator>
              <dc:date>2015-10-02T08:42:00</dc:date>
            </office:change-info>
            <text:p text:style-name="P8"><text:span text:style-name="Fonte_20_parág._20_padrão"><text:span text:style-name="T12">disponível na Intranet</text:span></text:span></text:p>
          </text:deletion>
        </text:changed-region>
        <text:changed-region xml:id="ct139674374751568" text:id="ct139674374751568">
          <text:deletion>
            <office:change-info>
              <dc:creator>christian </dc:creator>
              <dc:date>2015-10-28T08:53:00</dc:date>
            </office:change-info>
            <text:p text:style-name="P8"><text:span text:style-name="Fonte_20_parág._20_padrão"><text:span text:style-name="T12"><text:s/>"Mudança de Perfil ou Acesso de Usuário", serviço</text:span></text:span></text:p>
          </text:deletion>
        </text:changed-region>
        <text:changed-region xml:id="ct139674374751184" text:id="ct139674374751184">
          <text:deletion>
            <office:change-info>
              <dc:creator>Autor desconhecido</dc:creator>
              <dc:date>2015-10-02T08:42:00</dc:date>
            </office:change-info>
            <text:p text:style-name="P8"><text:span text:style-name="Fonte_20_parág._20_padrão"><text:span text:style-name="T12">formulário</text:span></text:span></text:p>
          </text:deletion>
        </text:changed-region>
        <text:changed-region xml:id="ct139674374750800" text:id="ct139674374750800">
          <text:deletion>
            <office:change-info>
              <dc:creator>christian </dc:creator>
              <dc:date>2015-10-28T08:53:00</dc:date>
            </office:change-info>
            <text:p text:style-name="P8"><text:span text:style-name="Fonte_20_parág._20_padrão"><text:span text:style-name="T17">2</text:span></text:span><text:span text:style-name="Fonte_20_parág._20_padrão"><text:span text:style-name="T12"> Acesso individual ao recurso poderá ser concedido para usuários mediante </text:span></text:span></text:p>
          </text:deletion>
        </text:changed-region>
        <text:changed-region xml:id="ct139674374752720" text:id="ct139674374752720">
          <text:format-change>
            <office:change-info>
              <dc:creator>christian </dc:creator>
              <dc:date>2015-10-01T14:05:00</dc:date>
            </office:change-info>
          </text:format-change>
        </text:changed-region>
        <text:changed-region xml:id="ct139674374753104" text:id="ct139674374753104">
          <text:format-change>
            <office:change-info>
              <dc:creator>christian </dc:creator>
              <dc:date>2015-10-01T14:05:00</dc:date>
            </office:change-info>
          </text:format-change>
        </text:changed-region>
        <text:changed-region xml:id="ct139674374752912" text:id="ct139674374752912">
          <text:format-change>
            <office:change-info>
              <dc:creator>christian </dc:creator>
              <dc:date>2015-10-01T14:05:00</dc:date>
            </office:change-info>
          </text:format-change>
        </text:changed-region>
        <text:changed-region xml:id="ct139674374753296" text:id="ct139674374753296">
          <text:format-change>
            <office:change-info>
              <dc:creator>christian </dc:creator>
              <dc:date>2015-10-01T14:05:00</dc:date>
            </office:change-info>
          </text:format-change>
        </text:changed-region>
        <text:changed-region xml:id="ct139674374753488" text:id="ct139674374753488">
          <text:format-change>
            <office:change-info>
              <dc:creator>christian </dc:creator>
              <dc:date>2015-10-01T14:05:00</dc:date>
            </office:change-info>
          </text:format-change>
        </text:changed-region>
        <text:changed-region xml:id="ct139674374753680" text:id="ct139674374753680">
          <text:format-change>
            <office:change-info>
              <dc:creator>christian </dc:creator>
              <dc:date>2015-10-01T14:05:00</dc:date>
            </office:change-info>
          </text:format-change>
        </text:changed-region>
        <text:changed-region xml:id="ct139674374753872" text:id="ct139674374753872">
          <text:format-change>
            <office:change-info>
              <dc:creator>christian </dc:creator>
              <dc:date>2015-10-01T14:05:00</dc:date>
            </office:change-info>
          </text:format-change>
        </text:changed-region>
        <text:changed-region xml:id="ct139674374754064" text:id="ct139674374754064">
          <text:format-change>
            <office:change-info>
              <dc:creator>christian </dc:creator>
              <dc:date>2015-10-01T14:05:00</dc:date>
            </office:change-info>
          </text:format-change>
        </text:changed-region>
        <text:changed-region xml:id="ct139674374774808" text:id="ct139674374774808">
          <text:format-change>
            <office:change-info>
              <dc:creator>christian </dc:creator>
              <dc:date>2015-10-01T14:05:00</dc:date>
            </office:change-info>
          </text:format-change>
        </text:changed-region>
        <text:changed-region xml:id="ct139674374775000" text:id="ct139674374775000">
          <text:format-change>
            <office:change-info>
              <dc:creator>christian </dc:creator>
              <dc:date>2015-10-01T14:05:00</dc:date>
            </office:change-info>
          </text:format-change>
        </text:changed-region>
        <text:changed-region xml:id="ct139674374775192" text:id="ct139674374775192">
          <text:format-change>
            <office:change-info>
              <dc:creator>christian </dc:creator>
              <dc:date>2015-10-01T14:05:00</dc:date>
            </office:change-info>
          </text:format-change>
        </text:changed-region>
        <text:changed-region xml:id="ct139674374775384" text:id="ct139674374775384">
          <text:format-change>
            <office:change-info>
              <dc:creator>christian </dc:creator>
              <dc:date>2015-10-01T14:05:00</dc:date>
            </office:change-info>
          </text:format-change>
        </text:changed-region>
        <text:changed-region xml:id="ct139674374775576" text:id="ct139674374775576">
          <text:format-change>
            <office:change-info>
              <dc:creator>christian </dc:creator>
              <dc:date>2015-10-01T14:05:00</dc:date>
            </office:change-info>
          </text:format-change>
        </text:changed-region>
        <text:changed-region xml:id="ct139674374775768" text:id="ct139674374775768">
          <text:format-change>
            <office:change-info>
              <dc:creator>christian </dc:creator>
              <dc:date>2015-10-01T14:05:00</dc:date>
            </office:change-info>
          </text:format-change>
        </text:changed-region>
        <text:changed-region xml:id="ct139674374775960" text:id="ct139674374775960">
          <text:format-change>
            <office:change-info>
              <dc:creator>christian </dc:creator>
              <dc:date>2015-10-01T14:05:00</dc:date>
            </office:change-info>
          </text:format-change>
        </text:changed-region>
        <text:changed-region xml:id="ct139674374776152" text:id="ct139674374776152">
          <text:format-change>
            <office:change-info>
              <dc:creator>christian </dc:creator>
              <dc:date>2015-10-01T14:05:00</dc:date>
            </office:change-info>
          </text:format-change>
        </text:changed-region>
        <text:changed-region xml:id="ct139674374776344" text:id="ct139674374776344">
          <text:format-change>
            <office:change-info>
              <dc:creator>christian </dc:creator>
              <dc:date>2015-10-01T14:05:00</dc:date>
            </office:change-info>
          </text:format-change>
        </text:changed-region>
        <text:changed-region xml:id="ct139674374776536" text:id="ct139674374776536">
          <text:format-change>
            <office:change-info>
              <dc:creator>christian </dc:creator>
              <dc:date>2015-10-01T14:05:00</dc:date>
            </office:change-info>
          </text:format-change>
        </text:changed-region>
        <text:changed-region xml:id="ct139674374776728" text:id="ct139674374776728">
          <text:format-change>
            <office:change-info>
              <dc:creator>christian </dc:creator>
              <dc:date>2015-10-01T14:05:00</dc:date>
            </office:change-info>
          </text:format-change>
        </text:changed-region>
        <text:changed-region xml:id="ct139674374776920" text:id="ct139674374776920">
          <text:format-change>
            <office:change-info>
              <dc:creator>christian </dc:creator>
              <dc:date>2015-10-01T14:05:00</dc:date>
            </office:change-info>
          </text:format-change>
        </text:changed-region>
        <text:changed-region xml:id="ct139674374777112" text:id="ct139674374777112">
          <text:deletion>
            <office:change-info>
              <dc:creator>christian </dc:creator>
              <dc:date>2015-10-01T13:42:00</dc:date>
            </office:change-info>
            <text:p text:style-name="P14"><text:span text:style-name="T1"><office:annotation><dc:creator>Autor desconhecido</dc:creator><dc:date>2015-09-29T21:34:34</dc:date><text:p text:style-name="P180"><text:span text:style-name="T65">500 MB só ? Nem 1Gb ?</text:span></text:p></office:annotation></text:span><text:span text:style-name="T1">500Mb</text:span></text:p>
          </text:deletion>
        </text:changed-region>
        <text:changed-region xml:id="ct139674374777496" text:id="ct139674374777496">
          <text:insertion>
            <office:change-info>
              <dc:creator>christian </dc:creator>
              <dc:date>2015-10-01T13:42:00</dc:date>
            </office:change-info>
          </text:insertion>
        </text:changed-region>
        <text:changed-region xml:id="ct139674374777304" text:id="ct139674374777304">
          <text:format-change>
            <office:change-info>
              <dc:creator>christian </dc:creator>
              <dc:date>2015-10-01T14:05:00</dc:date>
            </office:change-info>
          </text:format-change>
        </text:changed-region>
        <text:changed-region xml:id="ct139674374777688" text:id="ct139674374777688">
          <text:format-change>
            <office:change-info>
              <dc:creator>christian </dc:creator>
              <dc:date>2015-10-01T14:05:00</dc:date>
            </office:change-info>
          </text:format-change>
        </text:changed-region>
        <text:changed-region xml:id="ct139674374777880" text:id="ct139674374777880">
          <text:format-change>
            <office:change-info>
              <dc:creator>christian </dc:creator>
              <dc:date>2015-10-01T14:05:00</dc:date>
            </office:change-info>
          </text:format-change>
        </text:changed-region>
        <text:changed-region xml:id="ct139674374778072" text:id="ct139674374778072">
          <text:deletion>
            <office:change-info>
              <dc:creator>christian </dc:creator>
              <dc:date>2015-10-01T13:42:00</dc:date>
            </office:change-info>
            <text:p text:style-name="P14"><text:span text:style-name="T1">500Mb</text:span></text:p>
          </text:deletion>
        </text:changed-region>
        <text:changed-region xml:id="ct139674374778456" text:id="ct139674374778456">
          <text:insertion>
            <office:change-info>
              <dc:creator>christian </dc:creator>
              <dc:date>2015-10-01T13:42:00</dc:date>
            </office:change-info>
          </text:insertion>
        </text:changed-region>
        <text:changed-region xml:id="ct139674374778264" text:id="ct139674374778264">
          <text:format-change>
            <office:change-info>
              <dc:creator>christian </dc:creator>
              <dc:date>2015-10-01T14:05:00</dc:date>
            </office:change-info>
          </text:format-change>
        </text:changed-region>
        <text:changed-region xml:id="ct139674374778648" text:id="ct139674374778648">
          <text:format-change>
            <office:change-info>
              <dc:creator>christian </dc:creator>
              <dc:date>2015-10-01T14:05:00</dc:date>
            </office:change-info>
          </text:format-change>
        </text:changed-region>
        <text:changed-region xml:id="ct139674374791176" text:id="ct139674374791176">
          <text:format-change>
            <office:change-info>
              <dc:creator>christian </dc:creator>
              <dc:date>2015-10-01T14:05:00</dc:date>
            </office:change-info>
          </text:format-change>
        </text:changed-region>
        <text:changed-region xml:id="ct139674374791368" text:id="ct139674374791368">
          <text:deletion>
            <office:change-info>
              <dc:creator>christian </dc:creator>
              <dc:date>2015-10-01T13:42:00</dc:date>
            </office:change-info>
            <text:p text:style-name="P14"><text:span text:style-name="T1">500Mb</text:span></text:p>
          </text:deletion>
        </text:changed-region>
        <text:changed-region xml:id="ct139674374791752" text:id="ct139674374791752">
          <text:insertion>
            <office:change-info>
              <dc:creator>christian </dc:creator>
              <dc:date>2015-10-01T13:42:00</dc:date>
            </office:change-info>
          </text:insertion>
        </text:changed-region>
        <text:changed-region xml:id="ct139674374791560" text:id="ct139674374791560">
          <text:format-change>
            <office:change-info>
              <dc:creator>christian </dc:creator>
              <dc:date>2015-10-01T14:05:00</dc:date>
            </office:change-info>
          </text:format-change>
        </text:changed-region>
        <text:changed-region xml:id="ct139674374791944" text:id="ct139674374791944">
          <text:format-change>
            <office:change-info>
              <dc:creator>christian </dc:creator>
              <dc:date>2015-10-01T14:05:00</dc:date>
            </office:change-info>
          </text:format-change>
        </text:changed-region>
        <text:changed-region xml:id="ct139674374792136" text:id="ct139674374792136">
          <text:format-change>
            <office:change-info>
              <dc:creator>christian </dc:creator>
              <dc:date>2015-10-01T14:05:00</dc:date>
            </office:change-info>
          </text:format-change>
        </text:changed-region>
        <text:changed-region xml:id="ct139674374792328" text:id="ct139674374792328">
          <text:deletion>
            <office:change-info>
              <dc:creator>christian </dc:creator>
              <dc:date>2015-10-01T13:42:00</dc:date>
            </office:change-info>
            <text:p text:style-name="P14"><text:span text:style-name="T1">500Mb</text:span></text:p>
          </text:deletion>
        </text:changed-region>
        <text:changed-region xml:id="ct139674374792712" text:id="ct139674374792712">
          <text:insertion>
            <office:change-info>
              <dc:creator>christian </dc:creator>
              <dc:date>2015-10-01T13:42:00</dc:date>
            </office:change-info>
          </text:insertion>
        </text:changed-region>
        <text:changed-region xml:id="ct139674374792520" text:id="ct139674374792520">
          <text:format-change>
            <office:change-info>
              <dc:creator>christian </dc:creator>
              <dc:date>2015-10-01T14:05:00</dc:date>
            </office:change-info>
          </text:format-change>
        </text:changed-region>
        <text:changed-region xml:id="ct139674374792904" text:id="ct139674374792904">
          <text:format-change>
            <office:change-info>
              <dc:creator>christian </dc:creator>
              <dc:date>2015-10-01T14:05:00</dc:date>
            </office:change-info>
          </text:format-change>
        </text:changed-region>
        <text:changed-region xml:id="ct139674374793096" text:id="ct139674374793096">
          <text:format-change>
            <office:change-info>
              <dc:creator>christian </dc:creator>
              <dc:date>2015-10-01T14:05:00</dc:date>
            </office:change-info>
          </text:format-change>
        </text:changed-region>
        <text:changed-region xml:id="ct139674374793288" text:id="ct139674374793288">
          <text:deletion>
            <office:change-info>
              <dc:creator>christian </dc:creator>
              <dc:date>2015-10-01T13:42:00</dc:date>
            </office:change-info>
            <text:p text:style-name="P14"><text:span text:style-name="T1">500Mb</text:span></text:p>
          </text:deletion>
        </text:changed-region>
        <text:changed-region xml:id="ct139674374793672" text:id="ct139674374793672">
          <text:insertion>
            <office:change-info>
              <dc:creator>christian </dc:creator>
              <dc:date>2015-10-01T13:42:00</dc:date>
            </office:change-info>
          </text:insertion>
        </text:changed-region>
        <text:changed-region xml:id="ct139674374793480" text:id="ct139674374793480">
          <text:format-change>
            <office:change-info>
              <dc:creator>christian </dc:creator>
              <dc:date>2015-10-01T14:05:00</dc:date>
            </office:change-info>
          </text:format-change>
        </text:changed-region>
        <text:changed-region xml:id="ct139674374793864" text:id="ct139674374793864">
          <text:insertion>
            <office:change-info>
              <dc:creator>Autor desconhecido</dc:creator>
              <dc:date>2015-10-02T08:47:00</dc:date>
            </office:change-info>
          </text:insertion>
        </text:changed-region>
        <text:changed-region xml:id="ct139674374794248" text:id="ct139674374794248">
          <text:insertion>
            <office:change-info>
              <dc:creator>Autor desconhecido</dc:creator>
              <dc:date>2015-10-02T08:47:00</dc:date>
            </office:change-info>
          </text:insertion>
        </text:changed-region>
        <text:changed-region xml:id="ct139674374794440" text:id="ct139674374794440">
          <text:deletion>
            <office:change-info>
              <dc:creator>christian </dc:creator>
              <dc:date>2015-10-28T08:54:00</dc:date>
            </office:change-info>
            <text:p text:style-name="P14">0</text:p>
          </text:deletion>
        </text:changed-region>
        <text:changed-region xml:id="ct139674374794824" text:id="ct139674374794824">
          <text:insertion>
            <office:change-info>
              <dc:creator>christian </dc:creator>
              <dc:date>2015-10-28T08:54:00</dc:date>
            </office:change-info>
          </text:insertion>
        </text:changed-region>
        <text:changed-region xml:id="ct139674374794632" text:id="ct139674374794632">
          <text:deletion>
            <office:change-info>
              <dc:creator>christian </dc:creator>
              <dc:date>2015-10-19T15:32:00</dc:date>
            </office:change-info>
            <text:p text:style-name="P14">0</text:p>
          </text:deletion>
        </text:changed-region>
        <text:changed-region xml:id="ct139674374668304" text:id="ct139674374668304">
          <text:insertion>
            <office:change-info>
              <dc:creator>christian </dc:creator>
              <dc:date>2015-10-28T08:54:00</dc:date>
            </office:change-info>
          </text:insertion>
        </text:changed-region>
        <text:changed-region xml:id="ct139674374795016" text:id="ct139674374795016">
          <text:format-change>
            <office:change-info>
              <dc:creator>christian </dc:creator>
              <dc:date>2015-10-01T14:05:00</dc:date>
            </office:change-info>
          </text:format-change>
        </text:changed-region>
        <text:changed-region xml:id="ct139674374668688" text:id="ct139674374668688">
          <text:deletion>
            <office:change-info>
              <dc:creator>christian </dc:creator>
              <dc:date>2015-10-01T13:42:00</dc:date>
            </office:change-info>
            <text:p text:style-name="P1"><text:span text:style-name="T1"><office:annotation><dc:creator>Autor desconhecido</dc:creator><dc:date>2015-09-29T21:44:52</dc:date><text:p text:style-name="P180"><text:span text:style-name="T65">Anexo V</text:span></text:p></office:annotation></text:span></text:p>
          </text:deletion>
        </text:changed-region>
        <text:changed-region xml:id="ct139674374669072" text:id="ct139674374669072">
          <text:format-change>
            <office:change-info>
              <dc:creator>christian </dc:creator>
              <dc:date>2015-10-01T14:05:00</dc:date>
            </office:change-info>
          </text:format-change>
        </text:changed-region>
        <text:changed-region xml:id="ct139674374668880" text:id="ct139674374668880">
          <text:format-change>
            <office:change-info>
              <dc:creator>christian </dc:creator>
              <dc:date>2015-10-01T14:05:00</dc:date>
            </office:change-info>
          </text:format-change>
        </text:changed-region>
        <text:changed-region xml:id="ct139674374669456" text:id="ct139674374669456">
          <text:format-change>
            <office:change-info>
              <dc:creator>christian </dc:creator>
              <dc:date>2015-10-01T14:05:00</dc:date>
            </office:change-info>
          </text:format-change>
        </text:changed-region>
        <text:changed-region xml:id="ct139674374669264" text:id="ct139674374669264">
          <text:format-change>
            <office:change-info>
              <dc:creator>christian </dc:creator>
              <dc:date>2015-10-01T14:05:00</dc:date>
            </office:change-info>
          </text:format-change>
        </text:changed-region>
        <text:changed-region xml:id="ct139674374669648" text:id="ct139674374669648">
          <text:format-change>
            <office:change-info>
              <dc:creator>christian </dc:creator>
              <dc:date>2015-10-01T14:05:00</dc:date>
            </office:change-info>
          </text:format-change>
        </text:changed-region>
        <text:changed-region xml:id="ct139674374669840" text:id="ct139674374669840">
          <text:format-change>
            <office:change-info>
              <dc:creator>christian </dc:creator>
              <dc:date>2015-10-01T14:05:00</dc:date>
            </office:change-info>
          </text:format-change>
        </text:changed-region>
        <text:changed-region xml:id="ct139674374670032" text:id="ct139674374670032">
          <text:format-change>
            <office:change-info>
              <dc:creator>christian </dc:creator>
              <dc:date>2015-10-01T14:05:00</dc:date>
            </office:change-info>
          </text:format-change>
        </text:changed-region>
        <text:changed-region xml:id="ct139674374670224" text:id="ct139674374670224">
          <text:format-change>
            <office:change-info>
              <dc:creator>christian </dc:creator>
              <dc:date>2015-10-01T14:05:00</dc:date>
            </office:change-info>
          </text:format-change>
        </text:changed-region>
        <text:changed-region xml:id="ct139674374670416" text:id="ct139674374670416">
          <text:format-change>
            <office:change-info>
              <dc:creator>christian </dc:creator>
              <dc:date>2015-10-01T14:05:00</dc:date>
            </office:change-info>
          </text:format-change>
        </text:changed-region>
        <text:changed-region xml:id="ct139674374670608" text:id="ct139674374670608">
          <text:format-change>
            <office:change-info>
              <dc:creator>christian </dc:creator>
              <dc:date>2015-10-01T14:05:00</dc:date>
            </office:change-info>
          </text:format-change>
        </text:changed-region>
        <text:changed-region xml:id="ct139674374670800" text:id="ct139674374670800">
          <text:format-change>
            <office:change-info>
              <dc:creator>christian </dc:creator>
              <dc:date>2015-10-01T14:05:00</dc:date>
            </office:change-info>
          </text:format-change>
        </text:changed-region>
        <text:changed-region xml:id="ct139674374670992" text:id="ct139674374670992">
          <text:format-change>
            <office:change-info>
              <dc:creator>christian </dc:creator>
              <dc:date>2015-10-01T14:05:00</dc:date>
            </office:change-info>
          </text:format-change>
        </text:changed-region>
        <text:changed-region xml:id="ct139674374671184" text:id="ct139674374671184">
          <text:format-change>
            <office:change-info>
              <dc:creator>christian </dc:creator>
              <dc:date>2015-10-01T14:05:00</dc:date>
            </office:change-info>
          </text:format-change>
        </text:changed-region>
        <text:changed-region xml:id="ct139674374671376" text:id="ct139674374671376">
          <text:format-change>
            <office:change-info>
              <dc:creator>christian </dc:creator>
              <dc:date>2015-10-01T14:05:00</dc:date>
            </office:change-info>
          </text:format-change>
        </text:changed-region>
        <text:changed-region xml:id="ct139674374671568" text:id="ct139674374671568">
          <text:format-change>
            <office:change-info>
              <dc:creator>christian </dc:creator>
              <dc:date>2015-10-01T14:05:00</dc:date>
            </office:change-info>
          </text:format-change>
        </text:changed-region>
        <text:changed-region xml:id="ct139674374671760" text:id="ct139674374671760">
          <text:format-change>
            <office:change-info>
              <dc:creator>christian </dc:creator>
              <dc:date>2015-10-01T14:05:00</dc:date>
            </office:change-info>
          </text:format-change>
        </text:changed-region>
        <text:changed-region xml:id="ct139674374671952" text:id="ct139674374671952">
          <text:format-change>
            <office:change-info>
              <dc:creator>christian </dc:creator>
              <dc:date>2015-10-01T14:05:00</dc:date>
            </office:change-info>
          </text:format-change>
        </text:changed-region>
        <text:changed-region xml:id="ct139674374672144" text:id="ct139674374672144">
          <text:format-change>
            <office:change-info>
              <dc:creator>christian </dc:creator>
              <dc:date>2015-10-01T14:05:00</dc:date>
            </office:change-info>
          </text:format-change>
        </text:changed-region>
        <text:changed-region xml:id="ct139674374688792" text:id="ct139674374688792">
          <text:format-change>
            <office:change-info>
              <dc:creator>christian </dc:creator>
              <dc:date>2015-10-01T14:05:00</dc:date>
            </office:change-info>
          </text:format-change>
        </text:changed-region>
        <text:changed-region xml:id="ct139674374688984" text:id="ct139674374688984">
          <text:format-change>
            <office:change-info>
              <dc:creator>christian </dc:creator>
              <dc:date>2015-10-01T14:05:00</dc:date>
            </office:change-info>
          </text:format-change>
        </text:changed-region>
        <text:changed-region xml:id="ct139674374689176" text:id="ct139674374689176">
          <text:format-change>
            <office:change-info>
              <dc:creator>christian </dc:creator>
              <dc:date>2015-10-01T14:05:00</dc:date>
            </office:change-info>
          </text:format-change>
        </text:changed-region>
        <text:changed-region xml:id="ct139674374689368" text:id="ct139674374689368">
          <text:format-change>
            <office:change-info>
              <dc:creator>christian </dc:creator>
              <dc:date>2015-10-01T14:05:00</dc:date>
            </office:change-info>
          </text:format-change>
        </text:changed-region>
        <text:changed-region xml:id="ct139674374689560" text:id="ct139674374689560">
          <text:format-change>
            <office:change-info>
              <dc:creator>christian </dc:creator>
              <dc:date>2015-10-01T14:05:00</dc:date>
            </office:change-info>
          </text:format-change>
        </text:changed-region>
        <text:changed-region xml:id="ct139674374689752" text:id="ct139674374689752">
          <text:format-change>
            <office:change-info>
              <dc:creator>christian </dc:creator>
              <dc:date>2015-10-01T14:05:00</dc:date>
            </office:change-info>
          </text:format-change>
        </text:changed-region>
        <text:changed-region xml:id="ct139674374689944" text:id="ct139674374689944">
          <text:format-change>
            <office:change-info>
              <dc:creator>christian </dc:creator>
              <dc:date>2015-10-01T14:05:00</dc:date>
            </office:change-info>
          </text:format-change>
        </text:changed-region>
        <text:changed-region xml:id="ct139674374690136" text:id="ct139674374690136">
          <text:format-change>
            <office:change-info>
              <dc:creator>christian </dc:creator>
              <dc:date>2015-10-01T14:05:00</dc:date>
            </office:change-info>
          </text:format-change>
        </text:changed-region>
        <text:changed-region xml:id="ct139674374690328" text:id="ct139674374690328">
          <text:format-change>
            <office:change-info>
              <dc:creator>christian </dc:creator>
              <dc:date>2015-10-01T14:05:00</dc:date>
            </office:change-info>
          </text:format-change>
        </text:changed-region>
        <text:changed-region xml:id="ct139674374690520" text:id="ct139674374690520">
          <text:format-change>
            <office:change-info>
              <dc:creator>christian </dc:creator>
              <dc:date>2015-10-01T14:05:00</dc:date>
            </office:change-info>
          </text:format-change>
        </text:changed-region>
        <text:changed-region xml:id="ct139674374690712" text:id="ct139674374690712">
          <text:format-change>
            <office:change-info>
              <dc:creator>christian </dc:creator>
              <dc:date>2015-10-01T14:05:00</dc:date>
            </office:change-info>
          </text:format-change>
        </text:changed-region>
        <text:changed-region xml:id="ct139674374691096" text:id="ct139674374691096">
          <text:deletion>
            <office:change-info>
              <dc:creator>Autor desconhecido</dc:creator>
              <dc:date>2015-09-29T21:36:00</dc:date>
            </office:change-info>
            <text:p text:style-name="P14"><text:span text:style-name="T1">1</text:span></text:p>
          </text:deletion>
        </text:changed-region>
        <text:changed-region xml:id="ct139674374690904" text:id="ct139674374690904">
          <text:format-change>
            <office:change-info>
              <dc:creator>christian </dc:creator>
              <dc:date>2015-10-01T14:05:00</dc:date>
            </office:change-info>
          </text:format-change>
        </text:changed-region>
        <text:changed-region xml:id="ct139674374691288" text:id="ct139674374691288">
          <text:format-change>
            <office:change-info>
              <dc:creator>christian </dc:creator>
              <dc:date>2015-10-01T14:05:00</dc:date>
            </office:change-info>
          </text:format-change>
        </text:changed-region>
        <text:changed-region xml:id="ct139674374691480" text:id="ct139674374691480">
          <text:format-change>
            <office:change-info>
              <dc:creator>christian </dc:creator>
              <dc:date>2015-10-01T14:05:00</dc:date>
            </office:change-info>
          </text:format-change>
        </text:changed-region>
        <text:changed-region xml:id="ct139674374691672" text:id="ct139674374691672">
          <text:format-change>
            <office:change-info>
              <dc:creator>christian </dc:creator>
              <dc:date>2015-10-01T14:05:00</dc:date>
            </office:change-info>
          </text:format-change>
        </text:changed-region>
        <text:changed-region xml:id="ct139674374691864" text:id="ct139674374691864">
          <text:format-change>
            <office:change-info>
              <dc:creator>christian </dc:creator>
              <dc:date>2015-10-01T14:05:00</dc:date>
            </office:change-info>
          </text:format-change>
        </text:changed-region>
        <text:changed-region xml:id="ct139674374692056" text:id="ct139674374692056">
          <text:format-change>
            <office:change-info>
              <dc:creator>christian </dc:creator>
              <dc:date>2015-10-01T14:05:00</dc:date>
            </office:change-info>
          </text:format-change>
        </text:changed-region>
        <text:changed-region xml:id="ct139674374692248" text:id="ct139674374692248">
          <text:format-change>
            <office:change-info>
              <dc:creator>christian </dc:creator>
              <dc:date>2015-10-01T14:05:00</dc:date>
            </office:change-info>
          </text:format-change>
        </text:changed-region>
        <text:changed-region xml:id="ct139674374692440" text:id="ct139674374692440">
          <text:format-change>
            <office:change-info>
              <dc:creator>christian </dc:creator>
              <dc:date>2015-10-01T14:05:00</dc:date>
            </office:change-info>
          </text:format-change>
        </text:changed-region>
        <text:changed-region xml:id="ct139674374692632" text:id="ct139674374692632">
          <text:format-change>
            <office:change-info>
              <dc:creator>christian </dc:creator>
              <dc:date>2015-10-01T14:05:00</dc:date>
            </office:change-info>
          </text:format-change>
        </text:changed-region>
        <text:changed-region xml:id="ct139674374701064" text:id="ct139674374701064">
          <text:format-change>
            <office:change-info>
              <dc:creator>christian </dc:creator>
              <dc:date>2015-10-01T14:05:00</dc:date>
            </office:change-info>
          </text:format-change>
        </text:changed-region>
        <text:changed-region xml:id="ct139674374701256" text:id="ct139674374701256">
          <text:format-change>
            <office:change-info>
              <dc:creator>christian </dc:creator>
              <dc:date>2015-10-01T14:05:00</dc:date>
            </office:change-info>
          </text:format-change>
        </text:changed-region>
        <text:changed-region xml:id="ct139674374701448" text:id="ct139674374701448">
          <text:format-change>
            <office:change-info>
              <dc:creator>christian </dc:creator>
              <dc:date>2015-10-01T14:05:00</dc:date>
            </office:change-info>
          </text:format-change>
        </text:changed-region>
        <text:changed-region xml:id="ct139674374701640" text:id="ct139674374701640">
          <text:format-change>
            <office:change-info>
              <dc:creator>christian </dc:creator>
              <dc:date>2015-10-01T14:05:00</dc:date>
            </office:change-info>
          </text:format-change>
        </text:changed-region>
        <text:changed-region xml:id="ct139674374701832" text:id="ct139674374701832">
          <text:format-change>
            <office:change-info>
              <dc:creator>christian </dc:creator>
              <dc:date>2015-10-01T14:05:00</dc:date>
            </office:change-info>
          </text:format-change>
        </text:changed-region>
        <text:changed-region xml:id="ct139674374702024" text:id="ct139674374702024">
          <text:format-change>
            <office:change-info>
              <dc:creator>christian </dc:creator>
              <dc:date>2015-10-01T14:05:00</dc:date>
            </office:change-info>
          </text:format-change>
        </text:changed-region>
        <text:changed-region xml:id="ct139674374702216" text:id="ct139674374702216">
          <text:format-change>
            <office:change-info>
              <dc:creator>christian </dc:creator>
              <dc:date>2015-10-01T14:05:00</dc:date>
            </office:change-info>
          </text:format-change>
        </text:changed-region>
        <text:changed-region xml:id="ct139674374702408" text:id="ct139674374702408">
          <text:format-change>
            <office:change-info>
              <dc:creator>christian </dc:creator>
              <dc:date>2015-10-01T14:05:00</dc:date>
            </office:change-info>
          </text:format-change>
        </text:changed-region>
        <text:changed-region xml:id="ct139674374702600" text:id="ct139674374702600">
          <text:format-change>
            <office:change-info>
              <dc:creator>christian </dc:creator>
              <dc:date>2015-10-01T14:05:00</dc:date>
            </office:change-info>
          </text:format-change>
        </text:changed-region>
        <text:changed-region xml:id="ct139674374702792" text:id="ct139674374702792">
          <text:format-change>
            <office:change-info>
              <dc:creator>christian </dc:creator>
              <dc:date>2015-10-01T14:05:00</dc:date>
            </office:change-info>
          </text:format-change>
        </text:changed-region>
        <text:changed-region xml:id="ct139674374702984" text:id="ct139674374702984">
          <text:format-change>
            <office:change-info>
              <dc:creator>christian </dc:creator>
              <dc:date>2015-10-01T14:05:00</dc:date>
            </office:change-info>
          </text:format-change>
        </text:changed-region>
        <text:changed-region xml:id="ct139674374703176" text:id="ct139674374703176">
          <text:format-change>
            <office:change-info>
              <dc:creator>christian </dc:creator>
              <dc:date>2015-10-01T14:05:00</dc:date>
            </office:change-info>
          </text:format-change>
        </text:changed-region>
        <text:changed-region xml:id="ct139674374703368" text:id="ct139674374703368">
          <text:format-change>
            <office:change-info>
              <dc:creator>christian </dc:creator>
              <dc:date>2015-10-01T14:05:00</dc:date>
            </office:change-info>
          </text:format-change>
        </text:changed-region>
        <text:changed-region xml:id="ct139674374703560" text:id="ct139674374703560">
          <text:format-change>
            <office:change-info>
              <dc:creator>christian </dc:creator>
              <dc:date>2015-10-01T14:05:00</dc:date>
            </office:change-info>
          </text:format-change>
        </text:changed-region>
        <text:changed-region xml:id="ct139674374703752" text:id="ct139674374703752">
          <text:format-change>
            <office:change-info>
              <dc:creator>christian </dc:creator>
              <dc:date>2015-10-01T14:05:00</dc:date>
            </office:change-info>
          </text:format-change>
        </text:changed-region>
        <text:changed-region xml:id="ct139674374703944" text:id="ct139674374703944">
          <text:format-change>
            <office:change-info>
              <dc:creator>christian </dc:creator>
              <dc:date>2015-10-01T14:05:00</dc:date>
            </office:change-info>
          </text:format-change>
        </text:changed-region>
        <text:changed-region xml:id="ct139674374704136" text:id="ct139674374704136">
          <text:format-change>
            <office:change-info>
              <dc:creator>christian </dc:creator>
              <dc:date>2015-10-01T14:05:00</dc:date>
            </office:change-info>
          </text:format-change>
        </text:changed-region>
        <text:changed-region xml:id="ct139674374704328" text:id="ct139674374704328">
          <text:format-change>
            <office:change-info>
              <dc:creator>christian </dc:creator>
              <dc:date>2015-10-01T14:05:00</dc:date>
            </office:change-info>
          </text:format-change>
        </text:changed-region>
        <text:changed-region xml:id="ct139674374704520" text:id="ct139674374704520">
          <text:format-change>
            <office:change-info>
              <dc:creator>christian </dc:creator>
              <dc:date>2015-10-01T14:05:00</dc:date>
            </office:change-info>
          </text:format-change>
        </text:changed-region>
        <text:changed-region xml:id="ct139674374704712" text:id="ct139674374704712">
          <text:format-change>
            <office:change-info>
              <dc:creator>christian </dc:creator>
              <dc:date>2015-10-01T14:05:00</dc:date>
            </office:change-info>
          </text:format-change>
        </text:changed-region>
        <text:changed-region xml:id="ct139674374704904" text:id="ct139674374704904">
          <text:format-change>
            <office:change-info>
              <dc:creator>christian </dc:creator>
              <dc:date>2015-10-01T14:05:00</dc:date>
            </office:change-info>
          </text:format-change>
        </text:changed-region>
        <text:changed-region xml:id="ct139674374721552" text:id="ct139674374721552">
          <text:format-change>
            <office:change-info>
              <dc:creator>christian </dc:creator>
              <dc:date>2015-10-01T14:05:00</dc:date>
            </office:change-info>
          </text:format-change>
        </text:changed-region>
        <text:changed-region xml:id="ct139674374721744" text:id="ct139674374721744">
          <text:format-change>
            <office:change-info>
              <dc:creator>christian </dc:creator>
              <dc:date>2015-10-01T14:05:00</dc:date>
            </office:change-info>
          </text:format-change>
        </text:changed-region>
        <text:changed-region xml:id="ct139674374721936" text:id="ct139674374721936">
          <text:format-change>
            <office:change-info>
              <dc:creator>christian </dc:creator>
              <dc:date>2015-10-01T14:05:00</dc:date>
            </office:change-info>
          </text:format-change>
        </text:changed-region>
        <text:changed-region xml:id="ct139674374722128" text:id="ct139674374722128">
          <text:format-change>
            <office:change-info>
              <dc:creator>christian </dc:creator>
              <dc:date>2015-10-01T14:05:00</dc:date>
            </office:change-info>
          </text:format-change>
        </text:changed-region>
        <text:changed-region xml:id="ct139674374722320" text:id="ct139674374722320">
          <text:format-change>
            <office:change-info>
              <dc:creator>christian </dc:creator>
              <dc:date>2015-10-01T14:05:00</dc:date>
            </office:change-info>
          </text:format-change>
        </text:changed-region>
        <text:changed-region xml:id="ct139674374722512" text:id="ct139674374722512">
          <text:insertion>
            <office:change-info>
              <dc:creator>Autor desconhecido</dc:creator>
              <dc:date>2015-10-02T08:47:00</dc:date>
            </office:change-info>
          </text:insertion>
        </text:changed-region>
        <text:changed-region xml:id="ct139674374722896" text:id="ct139674374722896">
          <text:insertion>
            <office:change-info>
              <dc:creator>Autor desconhecido</dc:creator>
              <dc:date>2015-10-02T08:48:00</dc:date>
            </office:change-info>
          </text:insertion>
        </text:changed-region>
        <text:changed-region xml:id="ct139674374723088" text:id="ct139674374723088">
          <text:insertion>
            <office:change-info>
              <dc:creator>Autor desconhecido</dc:creator>
              <dc:date>2015-10-02T08:48:00</dc:date>
            </office:change-info>
          </text:insertion>
        </text:changed-region>
        <text:changed-region xml:id="ct139674374723280" text:id="ct139674374723280">
          <text:insertion>
            <office:change-info>
              <dc:creator>Autor desconhecido</dc:creator>
              <dc:date>2015-10-02T08:48:00</dc:date>
            </office:change-info>
          </text:insertion>
        </text:changed-region>
        <text:changed-region xml:id="ct139674374723472" text:id="ct139674374723472">
          <text:insertion>
            <office:change-info>
              <dc:creator>Autor desconhecido</dc:creator>
              <dc:date>2015-10-02T08:48:00</dc:date>
            </office:change-info>
          </text:insertion>
        </text:changed-region>
        <text:changed-region xml:id="ct139674374723664" text:id="ct139674374723664">
          <text:insertion>
            <office:change-info>
              <dc:creator>Autor desconhecido</dc:creator>
              <dc:date>2015-10-02T08:48:00</dc:date>
            </office:change-info>
          </text:insertion>
        </text:changed-region>
        <text:changed-region xml:id="ct139674374723856" text:id="ct139674374723856">
          <text:deletion>
            <office:change-info>
              <dc:creator>christian </dc:creator>
              <dc:date>2015-10-28T08:54:00</dc:date>
            </office:change-info>
            <text:p text:style-name="P14">0</text:p>
          </text:deletion>
        </text:changed-region>
        <text:changed-region xml:id="ct139674374724240" text:id="ct139674374724240">
          <text:insertion>
            <office:change-info>
              <dc:creator>christian </dc:creator>
              <dc:date>2015-10-28T08:54:00</dc:date>
            </office:change-info>
          </text:insertion>
        </text:changed-region>
        <text:changed-region xml:id="ct139674374724624" text:id="ct139674374724624">
          <text:deletion>
            <office:change-info>
              <dc:creator>christian </dc:creator>
              <dc:date>2015-10-28T08:52:00</dc:date>
            </office:change-info>
            <text:p text:style-name="P15"><text:span text:style-name="Fonte_20_parág._20_padrão"><text:span text:style-name="T23">2</text:span></text:span></text:p>
          </text:deletion>
        </text:changed-region>
        <text:changed-region xml:id="ct139674374724048" text:id="ct139674374724048">
          <text:deletion>
            <office:change-info>
              <dc:creator>Autor desconhecido</dc:creator>
              <dc:date>2015-10-02T08:49:00</dc:date>
            </office:change-info>
            <text:p text:style-name="P15"><text:span text:style-name="Fonte_20_parág._20_padrão"><text:span text:style-name="T23"><text:s/></text:span></text:span></text:p>
          </text:deletion>
        </text:changed-region>
        <text:changed-region xml:id="ct139674374722704" text:id="ct139674374722704">
          <text:deletion>
            <office:change-info>
              <dc:creator>Autor desconhecido</dc:creator>
              <dc:date>2015-10-02T08:48:00</dc:date>
            </office:change-info>
            <text:p text:style-name="P15"><text:span text:style-name="Fonte_20_parág._20_padrão"><text:span text:style-name="T24">1Acesso individual ao recurso poderá ser concedido para usuários mediante formulário "Mudança de Perfil ou Acesso de Usuário", disponível na Intranet, por Diretor ou equivalente e aprovação da CGTI.</text:span></text:span></text:p>
          </text:deletion>
        </text:changed-region>
        <text:changed-region xml:id="ct139674374724816" text:id="ct139674374724816">
          <text:insertion>
            <office:change-info>
              <dc:creator>christian </dc:creator>
              <dc:date>2015-10-28T08:52:00</dc:date>
            </office:change-info>
          </text:insertion>
        </text:changed-region>
        <text:changed-region xml:id="ct139674374725008" text:id="ct139674374725008">
          <text:insertion>
            <office:change-info>
              <dc:creator>Autor desconhecido</dc:creator>
              <dc:date>2015-10-02T08:50:00</dc:date>
            </office:change-info>
          </text:insertion>
        </text:changed-region>
        <text:changed-region xml:id="ct139674374725200" text:id="ct139674374725200">
          <text:format-change>
            <office:change-info>
              <dc:creator>christian </dc:creator>
              <dc:date>2015-10-01T14:05:00</dc:date>
            </office:change-info>
          </text:format-change>
        </text:changed-region>
        <text:changed-region xml:id="ct139674374610968" text:id="ct139674374610968">
          <text:deletion>
            <office:change-info>
              <dc:creator>christian </dc:creator>
              <dc:date>2015-10-01T13:42:00</dc:date>
            </office:change-info>
            <text:p text:style-name="P9"><text:span text:style-name="T1"><office:annotation><dc:creator>Autor desconhecido</dc:creator><dc:date>2015-09-29T21:45:06</dc:date><text:p text:style-name="P180"><text:span text:style-name="T65">Anexo V</text:span></text:p></office:annotation></text:span></text:p>
          </text:deletion>
        </text:changed-region>
        <text:changed-region xml:id="ct139674374611352" text:id="ct139674374611352">
          <text:format-change>
            <office:change-info>
              <dc:creator>christian </dc:creator>
              <dc:date>2015-10-01T14:05:00</dc:date>
            </office:change-info>
          </text:format-change>
        </text:changed-region>
        <text:changed-region xml:id="ct139674374611160" text:id="ct139674374611160">
          <text:format-change>
            <office:change-info>
              <dc:creator>christian </dc:creator>
              <dc:date>2015-10-01T14:05:00</dc:date>
            </office:change-info>
          </text:format-change>
        </text:changed-region>
        <text:changed-region xml:id="ct139674374611544" text:id="ct139674374611544">
          <text:format-change>
            <office:change-info>
              <dc:creator>christian </dc:creator>
              <dc:date>2015-10-01T14:05:00</dc:date>
            </office:change-info>
          </text:format-change>
        </text:changed-region>
        <text:changed-region xml:id="ct139674374611928" text:id="ct139674374611928">
          <text:insertion>
            <office:change-info>
              <dc:creator>christian </dc:creator>
              <dc:date>2015-10-28T08:55:00</dc:date>
            </office:change-info>
          </text:insertion>
        </text:changed-region>
        <text:changed-region xml:id="ct139674374611736" text:id="ct139674374611736">
          <text:format-change>
            <office:change-info>
              <dc:creator>christian </dc:creator>
              <dc:date>2015-10-01T14:05:00</dc:date>
            </office:change-info>
          </text:format-change>
        </text:changed-region>
        <text:changed-region xml:id="ct139674374612120" text:id="ct139674374612120">
          <text:format-change>
            <office:change-info>
              <dc:creator>christian </dc:creator>
              <dc:date>2015-10-01T14:05:00</dc:date>
            </office:change-info>
          </text:format-change>
        </text:changed-region>
        <text:changed-region xml:id="ct139674374612312" text:id="ct139674374612312">
          <text:format-change>
            <office:change-info>
              <dc:creator>christian </dc:creator>
              <dc:date>2015-10-01T14:05:00</dc:date>
            </office:change-info>
          </text:format-change>
        </text:changed-region>
        <text:changed-region xml:id="ct139674374612504" text:id="ct139674374612504">
          <text:format-change>
            <office:change-info>
              <dc:creator>christian </dc:creator>
              <dc:date>2015-10-01T14:05:00</dc:date>
            </office:change-info>
          </text:format-change>
        </text:changed-region>
        <text:changed-region xml:id="ct139674374612696" text:id="ct139674374612696">
          <text:format-change>
            <office:change-info>
              <dc:creator>christian </dc:creator>
              <dc:date>2015-10-01T14:05:00</dc:date>
            </office:change-info>
          </text:format-change>
        </text:changed-region>
        <text:changed-region xml:id="ct139674374612888" text:id="ct139674374612888">
          <text:format-change>
            <office:change-info>
              <dc:creator>christian </dc:creator>
              <dc:date>2015-10-01T14:05:00</dc:date>
            </office:change-info>
          </text:format-change>
        </text:changed-region>
        <text:changed-region xml:id="ct139674374613080" text:id="ct139674374613080">
          <text:format-change>
            <office:change-info>
              <dc:creator>christian </dc:creator>
              <dc:date>2015-10-01T14:05:00</dc:date>
            </office:change-info>
          </text:format-change>
        </text:changed-region>
        <text:changed-region xml:id="ct139674374613272" text:id="ct139674374613272">
          <text:deletion>
            <office:change-info>
              <dc:creator>christian </dc:creator>
              <dc:date>2015-10-28T08:49:00</dc:date>
            </office:change-info>
            <text:p text:style-name="P14">Ilimitado</text:p>
          </text:deletion>
        </text:changed-region>
        <text:changed-region xml:id="ct139674374613656" text:id="ct139674374613656">
          <text:insertion>
            <office:change-info>
              <dc:creator>christian </dc:creator>
              <dc:date>2015-10-28T08:49:00</dc:date>
            </office:change-info>
          </text:insertion>
        </text:changed-region>
        <text:changed-region xml:id="ct139674374613464" text:id="ct139674374613464">
          <text:format-change>
            <office:change-info>
              <dc:creator>christian </dc:creator>
              <dc:date>2015-10-01T14:05:00</dc:date>
            </office:change-info>
          </text:format-change>
        </text:changed-region>
        <text:changed-region xml:id="ct139674374613848" text:id="ct139674374613848">
          <text:format-change>
            <office:change-info>
              <dc:creator>christian </dc:creator>
              <dc:date>2015-10-01T14:05:00</dc:date>
            </office:change-info>
          </text:format-change>
        </text:changed-region>
        <text:changed-region xml:id="ct139674374614040" text:id="ct139674374614040">
          <text:format-change>
            <office:change-info>
              <dc:creator>christian </dc:creator>
              <dc:date>2015-10-01T14:05:00</dc:date>
            </office:change-info>
          </text:format-change>
        </text:changed-region>
        <text:changed-region xml:id="ct139674374614232" text:id="ct139674374614232">
          <text:format-change>
            <office:change-info>
              <dc:creator>christian </dc:creator>
              <dc:date>2015-10-01T14:05:00</dc:date>
            </office:change-info>
          </text:format-change>
        </text:changed-region>
        <text:changed-region xml:id="ct139674374614424" text:id="ct139674374614424">
          <text:format-change>
            <office:change-info>
              <dc:creator>christian </dc:creator>
              <dc:date>2015-10-01T14:05:00</dc:date>
            </office:change-info>
          </text:format-change>
        </text:changed-region>
        <text:changed-region xml:id="ct139674374619144" text:id="ct139674374619144">
          <text:deletion>
            <office:change-info>
              <dc:creator>christian </dc:creator>
              <dc:date>2015-10-28T08:54:00</dc:date>
            </office:change-info>
            <text:p text:style-name="P14">50</text:p>
          </text:deletion>
        </text:changed-region>
        <text:changed-region xml:id="ct139674374614808" text:id="ct139674374614808">
          <text:deletion>
            <office:change-info>
              <dc:creator>christian </dc:creator>
              <dc:date>2015-10-28T08:49:00</dc:date>
            </office:change-info>
            <text:p text:style-name="P14">4</text:p>
          </text:deletion>
        </text:changed-region>
        <text:changed-region xml:id="ct139674374619336" text:id="ct139674374619336">
          <text:insertion>
            <office:change-info>
              <dc:creator>christian </dc:creator>
              <dc:date>2015-10-28T08:54:00</dc:date>
            </office:change-info>
          </text:insertion>
        </text:changed-region>
        <text:changed-region xml:id="ct139674374619528" text:id="ct139674374619528">
          <text:format-change>
            <office:change-info>
              <dc:creator>christian </dc:creator>
              <dc:date>2015-10-01T14:05:00</dc:date>
            </office:change-info>
          </text:format-change>
        </text:changed-region>
        <text:changed-region xml:id="ct139674374614616" text:id="ct139674374614616">
          <text:format-change>
            <office:change-info>
              <dc:creator>christian </dc:creator>
              <dc:date>2015-10-01T14:05:00</dc:date>
            </office:change-info>
          </text:format-change>
        </text:changed-region>
        <text:changed-region xml:id="ct139674374619720" text:id="ct139674374619720">
          <text:deletion>
            <office:change-info>
              <dc:creator>christian </dc:creator>
              <dc:date>2015-10-28T08:50:00</dc:date>
            </office:change-info>
            <text:p text:style-name="P14">Smartphone</text:p>
          </text:deletion>
        </text:changed-region>
        <text:changed-region xml:id="ct139674374620104" text:id="ct139674374620104">
          <text:insertion>
            <office:change-info>
              <dc:creator>christian </dc:creator>
              <dc:date>2015-10-28T08:50:00</dc:date>
            </office:change-info>
          </text:insertion>
        </text:changed-region>
        <text:changed-region xml:id="ct139674374619912" text:id="ct139674374619912">
          <text:deletion>
            <office:change-info>
              <dc:creator>christian </dc:creator>
              <dc:date>2015-10-28T08:50:00</dc:date>
            </office:change-info>
            <text:p text:style-name="P14">X</text:p>
          </text:deletion>
        </text:changed-region>
        <text:changed-region xml:id="ct139674374620488" text:id="ct139674374620488">
          <text:insertion>
            <office:change-info>
              <dc:creator>christian </dc:creator>
              <dc:date>2015-10-28T08:50:00</dc:date>
            </office:change-info>
          </text:insertion>
        </text:changed-region>
        <text:changed-region xml:id="ct139674374620296" text:id="ct139674374620296">
          <text:deletion>
            <office:change-info>
              <dc:creator>christian </dc:creator>
              <dc:date>2015-10-28T08:50:00</dc:date>
            </office:change-info>
            <text:p text:style-name="P14">Temporário</text:p>
          </text:deletion>
        </text:changed-region>
        <text:changed-region xml:id="ct139674374620872" text:id="ct139674374620872">
          <text:insertion>
            <office:change-info>
              <dc:creator>christian </dc:creator>
              <dc:date>2015-10-28T08:50:00</dc:date>
            </office:change-info>
          </text:insertion>
        </text:changed-region>
        <text:changed-region xml:id="ct139674374620680" text:id="ct139674374620680">
          <text:deletion>
            <office:change-info>
              <dc:creator>christian </dc:creator>
              <dc:date>2015-10-28T08:50:00</dc:date>
            </office:change-info>
            <text:p text:style-name="P14">R$ 300,00</text:p>
          </text:deletion>
        </text:changed-region>
        <text:changed-region xml:id="ct139674374621256" text:id="ct139674374621256">
          <text:insertion>
            <office:change-info>
              <dc:creator>christian </dc:creator>
              <dc:date>2015-10-28T08:54:00</dc:date>
            </office:change-info>
          </text:insertion>
        </text:changed-region>
        <text:changed-region xml:id="ct139674374621064" text:id="ct139674374621064">
          <text:format-change>
            <office:change-info>
              <dc:creator>christian </dc:creator>
              <dc:date>2015-10-01T14:05:00</dc:date>
            </office:change-info>
          </text:format-change>
        </text:changed-region>
        <text:changed-region xml:id="ct139674374621448" text:id="ct139674374621448">
          <text:deletion>
            <office:change-info>
              <dc:creator>Autor desconhecido</dc:creator>
              <dc:date>2015-10-02T08:50:00</dc:date>
            </office:change-info>
            <text:p text:style-name="P14">NA</text:p>
          </text:deletion>
        </text:changed-region>
        <text:changed-region xml:id="ct139674374621832" text:id="ct139674374621832">
          <text:insertion>
            <office:change-info>
              <dc:creator>Autor desconhecido</dc:creator>
              <dc:date>2015-10-02T08:50:00</dc:date>
            </office:change-info>
          </text:insertion>
        </text:changed-region>
        <text:changed-region xml:id="ct139674374621640" text:id="ct139674374621640">
          <text:format-change>
            <office:change-info>
              <dc:creator>christian </dc:creator>
              <dc:date>2015-10-01T14:05:00</dc:date>
            </office:change-info>
          </text:format-change>
        </text:changed-region>
        <text:changed-region xml:id="ct139674374622024" text:id="ct139674374622024">
          <text:format-change>
            <office:change-info>
              <dc:creator>christian </dc:creator>
              <dc:date>2015-10-01T14:05:00</dc:date>
            </office:change-info>
          </text:format-change>
        </text:changed-region>
        <text:changed-region xml:id="ct139674374622600" text:id="ct139674374622600">
          <text:deletion>
            <office:change-info>
              <dc:creator>christian </dc:creator>
              <dc:date>2015-10-28T08:54:00</dc:date>
            </office:change-info>
            <text:p text:style-name="P14">0</text:p>
          </text:deletion>
        </text:changed-region>
        <text:changed-region xml:id="ct139674374622216" text:id="ct139674374622216">
          <text:deletion>
            <office:change-info>
              <dc:creator>Autor desconhecido</dc:creator>
              <dc:date>2015-10-02T08:50:00</dc:date>
            </office:change-info>
            <text:p text:style-name="P14">NA</text:p>
          </text:deletion>
        </text:changed-region>
        <text:changed-region xml:id="ct139674374622792" text:id="ct139674374622792">
          <text:insertion>
            <office:change-info>
              <dc:creator>christian </dc:creator>
              <dc:date>2015-10-28T08:54:00</dc:date>
            </office:change-info>
          </text:insertion>
        </text:changed-region>
        <text:changed-region xml:id="ct139674374622408" text:id="ct139674374622408">
          <text:format-change>
            <office:change-info>
              <dc:creator>christian </dc:creator>
              <dc:date>2015-10-01T14:05:00</dc:date>
            </office:change-info>
          </text:format-change>
        </text:changed-region>
        <text:changed-region xml:id="ct139674374622984" text:id="ct139674374622984">
          <text:deletion>
            <office:change-info>
              <dc:creator>Autor desconhecido</dc:creator>
              <dc:date>2015-10-02T08:50:00</dc:date>
            </office:change-info>
            <text:p text:style-name="P14">NA</text:p>
          </text:deletion>
        </text:changed-region>
        <text:changed-region xml:id="ct139674374631632" text:id="ct139674374631632">
          <text:insertion>
            <office:change-info>
              <dc:creator>Autor desconhecido</dc:creator>
              <dc:date>2015-10-02T08:50:00</dc:date>
            </office:change-info>
          </text:insertion>
        </text:changed-region>
        <text:changed-region xml:id="ct139674374631440" text:id="ct139674374631440">
          <text:format-change>
            <office:change-info>
              <dc:creator>christian </dc:creator>
              <dc:date>2015-10-01T14:05:00</dc:date>
            </office:change-info>
          </text:format-change>
        </text:changed-region>
        <text:changed-region xml:id="ct139674374631824" text:id="ct139674374631824">
          <text:format-change>
            <office:change-info>
              <dc:creator>christian </dc:creator>
              <dc:date>2015-10-01T14:05:00</dc:date>
            </office:change-info>
          </text:format-change>
        </text:changed-region>
        <text:changed-region xml:id="ct139674374632400" text:id="ct139674374632400">
          <text:deletion>
            <office:change-info>
              <dc:creator>christian </dc:creator>
              <dc:date>2015-10-28T08:54:00</dc:date>
            </office:change-info>
            <text:p text:style-name="P14">0</text:p>
          </text:deletion>
        </text:changed-region>
        <text:changed-region xml:id="ct139674374632016" text:id="ct139674374632016">
          <text:deletion>
            <office:change-info>
              <dc:creator>Autor desconhecido</dc:creator>
              <dc:date>2015-10-02T08:50:00</dc:date>
            </office:change-info>
            <text:p text:style-name="P14">NA</text:p>
          </text:deletion>
        </text:changed-region>
        <text:changed-region xml:id="ct139674374632592" text:id="ct139674374632592">
          <text:insertion>
            <office:change-info>
              <dc:creator>christian </dc:creator>
              <dc:date>2015-10-28T08:54:00</dc:date>
            </office:change-info>
          </text:insertion>
        </text:changed-region>
        <text:changed-region xml:id="ct139674374632208" text:id="ct139674374632208">
          <text:format-change>
            <office:change-info>
              <dc:creator>christian </dc:creator>
              <dc:date>2015-10-01T14:05:00</dc:date>
            </office:change-info>
          </text:format-change>
        </text:changed-region>
        <text:changed-region xml:id="ct139674374632784" text:id="ct139674374632784">
          <text:deletion>
            <office:change-info>
              <dc:creator>Autor desconhecido</dc:creator>
              <dc:date>2015-10-02T08:50:00</dc:date>
            </office:change-info>
            <text:p text:style-name="P14">NA</text:p>
          </text:deletion>
        </text:changed-region>
        <text:changed-region xml:id="ct139674374633168" text:id="ct139674374633168">
          <text:insertion>
            <office:change-info>
              <dc:creator>Autor desconhecido</dc:creator>
              <dc:date>2015-10-02T08:50:00</dc:date>
            </office:change-info>
          </text:insertion>
        </text:changed-region>
        <text:changed-region xml:id="ct139674374632976" text:id="ct139674374632976">
          <text:format-change>
            <office:change-info>
              <dc:creator>christian </dc:creator>
              <dc:date>2015-10-01T14:05:00</dc:date>
            </office:change-info>
          </text:format-change>
        </text:changed-region>
        <text:changed-region xml:id="ct139674374633360" text:id="ct139674374633360">
          <text:format-change>
            <office:change-info>
              <dc:creator>christian </dc:creator>
              <dc:date>2015-10-01T14:05:00</dc:date>
            </office:change-info>
          </text:format-change>
        </text:changed-region>
        <text:changed-region xml:id="ct139674374633936" text:id="ct139674374633936">
          <text:deletion>
            <office:change-info>
              <dc:creator>christian </dc:creator>
              <dc:date>2015-10-28T08:54:00</dc:date>
            </office:change-info>
            <text:p text:style-name="P14">0</text:p>
          </text:deletion>
        </text:changed-region>
        <text:changed-region xml:id="ct139674374633552" text:id="ct139674374633552">
          <text:deletion>
            <office:change-info>
              <dc:creator>Autor desconhecido</dc:creator>
              <dc:date>2015-10-02T08:50:00</dc:date>
            </office:change-info>
            <text:p text:style-name="P14">NA</text:p>
          </text:deletion>
        </text:changed-region>
        <text:changed-region xml:id="ct139674374634128" text:id="ct139674374634128">
          <text:insertion>
            <office:change-info>
              <dc:creator>christian </dc:creator>
              <dc:date>2015-10-28T08:54:00</dc:date>
            </office:change-info>
          </text:insertion>
        </text:changed-region>
        <text:changed-region xml:id="ct139674374633744" text:id="ct139674374633744">
          <text:format-change>
            <office:change-info>
              <dc:creator>christian </dc:creator>
              <dc:date>2015-10-01T14:05:00</dc:date>
            </office:change-info>
          </text:format-change>
        </text:changed-region>
        <text:changed-region xml:id="ct139674374634320" text:id="ct139674374634320">
          <text:deletion>
            <office:change-info>
              <dc:creator>Autor desconhecido</dc:creator>
              <dc:date>2015-10-02T08:50:00</dc:date>
            </office:change-info>
            <text:p text:style-name="P14">NA</text:p>
          </text:deletion>
        </text:changed-region>
        <text:changed-region xml:id="ct139674374634704" text:id="ct139674374634704">
          <text:insertion>
            <office:change-info>
              <dc:creator>Autor desconhecido</dc:creator>
              <dc:date>2015-10-02T08:50:00</dc:date>
            </office:change-info>
          </text:insertion>
        </text:changed-region>
        <text:changed-region xml:id="ct139674374634512" text:id="ct139674374634512">
          <text:format-change>
            <office:change-info>
              <dc:creator>christian </dc:creator>
              <dc:date>2015-10-01T14:05:00</dc:date>
            </office:change-info>
          </text:format-change>
        </text:changed-region>
        <text:changed-region xml:id="ct139674374634896" text:id="ct139674374634896">
          <text:format-change>
            <office:change-info>
              <dc:creator>christian </dc:creator>
              <dc:date>2015-10-01T14:05:00</dc:date>
            </office:change-info>
          </text:format-change>
        </text:changed-region>
        <text:changed-region xml:id="ct139674374639640" text:id="ct139674374639640">
          <text:deletion>
            <office:change-info>
              <dc:creator>christian </dc:creator>
              <dc:date>2015-10-28T08:54:00</dc:date>
            </office:change-info>
            <text:p text:style-name="P14">0</text:p>
          </text:deletion>
        </text:changed-region>
        <text:changed-region xml:id="ct139674374635088" text:id="ct139674374635088">
          <text:deletion>
            <office:change-info>
              <dc:creator>Autor desconhecido</dc:creator>
              <dc:date>2015-10-02T08:50:00</dc:date>
            </office:change-info>
            <text:p text:style-name="P14">NA</text:p>
          </text:deletion>
        </text:changed-region>
        <text:changed-region xml:id="ct139674374639832" text:id="ct139674374639832">
          <text:insertion>
            <office:change-info>
              <dc:creator>christian </dc:creator>
              <dc:date>2015-10-28T08:54:00</dc:date>
            </office:change-info>
          </text:insertion>
        </text:changed-region>
        <text:changed-region xml:id="ct139674374635280" text:id="ct139674374635280">
          <text:format-change>
            <office:change-info>
              <dc:creator>christian </dc:creator>
              <dc:date>2015-10-01T14:05:00</dc:date>
            </office:change-info>
          </text:format-change>
        </text:changed-region>
        <text:changed-region xml:id="ct139674374640024" text:id="ct139674374640024">
          <text:deletion>
            <office:change-info>
              <dc:creator>Autor desconhecido</dc:creator>
              <dc:date>2015-10-02T08:50:00</dc:date>
            </office:change-info>
            <text:p text:style-name="P14">NA</text:p>
          </text:deletion>
        </text:changed-region>
        <text:changed-region xml:id="ct139674374640408" text:id="ct139674374640408">
          <text:insertion>
            <office:change-info>
              <dc:creator>Autor desconhecido</dc:creator>
              <dc:date>2015-10-02T08:50:00</dc:date>
            </office:change-info>
          </text:insertion>
        </text:changed-region>
        <text:changed-region xml:id="ct139674374640216" text:id="ct139674374640216">
          <text:format-change>
            <office:change-info>
              <dc:creator>christian </dc:creator>
              <dc:date>2015-10-01T14:05:00</dc:date>
            </office:change-info>
          </text:format-change>
        </text:changed-region>
        <text:changed-region xml:id="ct139674374640600" text:id="ct139674374640600">
          <text:format-change>
            <office:change-info>
              <dc:creator>christian </dc:creator>
              <dc:date>2015-10-01T14:05:00</dc:date>
            </office:change-info>
          </text:format-change>
        </text:changed-region>
        <text:changed-region xml:id="ct139674374641176" text:id="ct139674374641176">
          <text:deletion>
            <office:change-info>
              <dc:creator>christian </dc:creator>
              <dc:date>2015-10-28T08:54:00</dc:date>
            </office:change-info>
            <text:p text:style-name="P14">0</text:p>
          </text:deletion>
        </text:changed-region>
        <text:changed-region xml:id="ct139674374640792" text:id="ct139674374640792">
          <text:deletion>
            <office:change-info>
              <dc:creator>Autor desconhecido</dc:creator>
              <dc:date>2015-10-02T08:50:00</dc:date>
            </office:change-info>
            <text:p text:style-name="P14">NA</text:p>
          </text:deletion>
        </text:changed-region>
        <text:changed-region xml:id="ct139674374641368" text:id="ct139674374641368">
          <text:insertion>
            <office:change-info>
              <dc:creator>christian </dc:creator>
              <dc:date>2015-10-28T08:54:00</dc:date>
            </office:change-info>
          </text:insertion>
        </text:changed-region>
        <text:changed-region xml:id="ct139674374640984" text:id="ct139674374640984">
          <text:insertion>
            <office:change-info>
              <dc:creator>Autor desconhecido</dc:creator>
              <dc:date>2015-10-02T08:50:00</dc:date>
            </office:change-info>
          </text:insertion>
        </text:changed-region>
        <text:changed-region xml:id="ct139674374641752" text:id="ct139674374641752">
          <text:insertion>
            <office:change-info>
              <dc:creator>Autor desconhecido</dc:creator>
              <dc:date>2015-10-02T08:51:00</dc:date>
            </office:change-info>
          </text:insertion>
        </text:changed-region>
        <text:changed-region xml:id="ct139674374641944" text:id="ct139674374641944">
          <text:insertion>
            <office:change-info>
              <dc:creator>Autor desconhecido</dc:creator>
              <dc:date>2015-10-02T08:51:00</dc:date>
            </office:change-info>
          </text:insertion>
        </text:changed-region>
        <text:changed-region xml:id="ct139674374642136" text:id="ct139674374642136">
          <text:insertion>
            <office:change-info>
              <dc:creator>Autor desconhecido</dc:creator>
              <dc:date>2015-10-02T08:51:00</dc:date>
            </office:change-info>
          </text:insertion>
        </text:changed-region>
        <text:changed-region xml:id="ct139674374642328" text:id="ct139674374642328">
          <text:deletion>
            <office:change-info>
              <dc:creator>christian </dc:creator>
              <dc:date>2015-10-28T08:54:00</dc:date>
            </office:change-info>
            <text:p text:style-name="P14">0</text:p>
          </text:deletion>
        </text:changed-region>
        <text:changed-region xml:id="ct139674374642712" text:id="ct139674374642712">
          <text:insertion>
            <office:change-info>
              <dc:creator>christian </dc:creator>
              <dc:date>2015-10-28T08:54:00</dc:date>
            </office:change-info>
          </text:insertion>
        </text:changed-region>
        <text:changed-region xml:id="ct139674374641560" text:id="ct139674374641560">
          <text:insertion>
            <office:change-info>
              <dc:creator>christian </dc:creator>
              <dc:date>2015-10-28T08:52:00</dc:date>
            </office:change-info>
          </text:insertion>
        </text:changed-region>
        <text:changed-region xml:id="ct139674374643096" text:id="ct139674374643096">
          <text:format-change>
            <office:change-info>
              <dc:creator>christian </dc:creator>
              <dc:date>2015-10-01T14:05:00</dc:date>
            </office:change-info>
          </text:format-change>
        </text:changed-region>
        <text:changed-region xml:id="ct139674374642520" text:id="ct139674374642520">
          <text:insertion>
            <office:change-info>
              <dc:creator>christian </dc:creator>
              <dc:date>2015-09-30T12:54:00</dc:date>
            </office:change-info>
          </text:insertion>
        </text:changed-region>
        <text:changed-region xml:id="ct139674374557704" text:id="ct139674374557704">
          <text:deletion>
            <office:change-info>
              <dc:creator>christian </dc:creator>
              <dc:date>2015-09-30T12:54:00</dc:date>
            </office:change-info>
            <text:p text:style-name="P16"/>
            <text:p text:style-name="P17"/>
          </text:deletion>
        </text:changed-region>
        <text:changed-region xml:id="ct139674374643480" text:id="ct139674374643480">
          <text:deletion>
            <office:change-info>
              <dc:creator>Autor desconhecido</dc:creator>
              <dc:date>2015-09-29T21:47:00</dc:date>
            </office:change-info>
            <text:p text:style-name="P17"/>
            <text:p text:style-name="P17"/>
          </text:deletion>
        </text:changed-region>
        <text:changed-region xml:id="ct139674374557896" text:id="ct139674374557896">
          <text:format-change>
            <office:change-info>
              <dc:creator>christian </dc:creator>
              <dc:date>2015-10-01T14:05:00</dc:date>
            </office:change-info>
          </text:format-change>
        </text:changed-region>
        <text:changed-region xml:id="ct139674374558088" text:id="ct139674374558088">
          <text:deletion>
            <office:change-info>
              <dc:creator>christian </dc:creator>
              <dc:date>2015-10-01T13:43:00</dc:date>
            </office:change-info>
            <text:p text:style-name="P5"><text:span text:style-name="T1"><office:annotation><dc:creator>Autor desconhecido</dc:creator><dc:date>2015-09-29T21:48:08</dc:date><text:p text:style-name="P180"><text:span text:style-name="T65">Visitante não consta na tabela de perfil, é o colaborador eventual ?</text:span></text:p></office:annotation></text:span></text:p>
          </text:deletion>
        </text:changed-region>
        <text:changed-region xml:id="ct139674374558280" text:id="ct139674374558280">
          <text:format-change>
            <office:change-info>
              <dc:creator>christian </dc:creator>
              <dc:date>2015-10-01T14:05:00</dc:date>
            </office:change-info>
          </text:format-change>
        </text:changed-region>
        <text:changed-region xml:id="ct139674374558472" text:id="ct139674374558472">
          <text:deletion>
            <office:change-info>
              <dc:creator>christian </dc:creator>
              <dc:date>2015-10-01T13:45:00</dc:date>
            </office:change-info>
            <text:p text:style-name="P18"><text:span text:style-name="T1"><office:annotation><dc:creator>Autor desconhecido</dc:creator><dc:date>2015-09-29T21:49:40</dc:date><text:p text:style-name="P180"><text:span text:style-name="T65">Não seria melhor formatar com números aqui também ? 3.1.1 ? Verificar isso no open office depois, pode ser problema de formatação</text:span></text:p></office:annotation></text:span></text:p>
          </text:deletion>
        </text:changed-region>
        <text:changed-region xml:id="ct139674374558664" text:id="ct139674374558664">
          <text:format-change>
            <office:change-info>
              <dc:creator>christian </dc:creator>
              <dc:date>2015-10-01T14:05:00</dc:date>
            </office:change-info>
          </text:format-change>
        </text:changed-region>
        <text:changed-region xml:id="ct139674374558856" text:id="ct139674374558856">
          <text:insertion>
            <office:change-info>
              <dc:creator>christian </dc:creator>
              <dc:date>2015-10-01T13:56:00</dc:date>
            </office:change-info>
          </text:insertion>
        </text:changed-region>
        <text:changed-region xml:id="ct139674374559048" text:id="ct139674374559048">
          <text:deletion>
            <office:change-info>
              <dc:creator>christian </dc:creator>
              <dc:date>2015-10-01T13:44:00</dc:date>
            </office:change-info>
            <text:list xml:id="list8207008650994132909" text:style-name="L1">
              <text:list-item>
                <text:list>
                  <text:list-item>
                    <text:p text:style-name="P19"/>
                  </text:list-item>
                  <text:list-item>
                    <text:p text:style-name="P19"/>
                  </text:list-item>
                </text:list>
              </text:list-item>
            </text:list>
          </text:deletion>
        </text:changed-region>
        <text:changed-region xml:id="ct139674374559240" text:id="ct139674374559240">
          <text:format-change>
            <office:change-info>
              <dc:creator>christian </dc:creator>
              <dc:date>2015-10-01T14:05:00</dc:date>
            </office:change-info>
          </text:format-change>
        </text:changed-region>
        <text:changed-region xml:id="ct139674374559432" text:id="ct139674374559432">
          <text:insertion>
            <office:change-info>
              <dc:creator>christian </dc:creator>
              <dc:date>2015-10-01T13:55:00</dc:date>
            </office:change-info>
          </text:insertion>
        </text:changed-region>
        <text:changed-region xml:id="ct139674374559624" text:id="ct139674374559624">
          <text:format-change>
            <office:change-info>
              <dc:creator>christian </dc:creator>
              <dc:date>2015-10-01T14:05:00</dc:date>
            </office:change-info>
          </text:format-change>
        </text:changed-region>
        <text:changed-region xml:id="ct139674374559816" text:id="ct139674374559816">
          <text:deletion>
            <office:change-info>
              <dc:creator>christian </dc:creator>
              <dc:date>2015-10-01T13:44:00</dc:date>
            </office:change-info>
            <text:p text:style-name="P18"><text:span text:style-name="T1"><text:s/></text:span></text:p>
          </text:deletion>
        </text:changed-region>
        <text:changed-region xml:id="ct139674374560200" text:id="ct139674374560200">
          <text:insertion>
            <office:change-info>
              <dc:creator>christian </dc:creator>
              <dc:date>2015-10-01T13:44:00</dc:date>
            </office:change-info>
          </text:insertion>
        </text:changed-region>
        <text:changed-region xml:id="ct139674374560008" text:id="ct139674374560008">
          <text:format-change>
            <office:change-info>
              <dc:creator>christian </dc:creator>
              <dc:date>2015-10-01T14:05:00</dc:date>
            </office:change-info>
          </text:format-change>
        </text:changed-region>
        <text:changed-region xml:id="ct139674374560584" text:id="ct139674374560584">
          <text:insertion>
            <office:change-info>
              <dc:creator>christian </dc:creator>
              <dc:date>2015-10-01T13:55:00</dc:date>
            </office:change-info>
          </text:insertion>
        </text:changed-region>
        <text:changed-region xml:id="ct139674374560776" text:id="ct139674374560776">
          <text:insertion>
            <office:change-info>
              <dc:creator>christian </dc:creator>
              <dc:date>2015-10-01T13:44:00</dc:date>
            </office:change-info>
          </text:insertion>
        </text:changed-region>
        <text:changed-region xml:id="ct139674374560968" text:id="ct139674374560968">
          <text:deletion>
            <office:change-info>
              <dc:creator>christian </dc:creator>
              <dc:date>2015-10-01T13:44:00</dc:date>
            </office:change-info>
            <text:list xml:id="list2097687080" text:continue-numbering="true" text:style-name="L1">
              <text:list-item>
                <text:list>
                  <text:list-item>
                    <text:p text:style-name="P19"/>
                  </text:list-item>
                  <text:list-item>
                    <text:p text:style-name="P19"/>
                  </text:list-item>
                </text:list>
              </text:list-item>
            </text:list>
          </text:deletion>
        </text:changed-region>
        <text:changed-region xml:id="ct139674374561160" text:id="ct139674374561160">
          <text:format-change>
            <office:change-info>
              <dc:creator>christian </dc:creator>
              <dc:date>2015-10-01T14:05:00</dc:date>
            </office:change-info>
          </text:format-change>
        </text:changed-region>
        <text:changed-region xml:id="ct139674374561352" text:id="ct139674374561352">
          <text:insertion>
            <office:change-info>
              <dc:creator>christian </dc:creator>
              <dc:date>2015-10-01T13:55:00</dc:date>
            </office:change-info>
          </text:insertion>
        </text:changed-region>
        <text:changed-region xml:id="ct139674374561544" text:id="ct139674374561544">
          <text:format-change>
            <office:change-info>
              <dc:creator>christian </dc:creator>
              <dc:date>2015-10-01T14:05:00</dc:date>
            </office:change-info>
          </text:format-change>
        </text:changed-region>
        <text:changed-region xml:id="ct139674374574096" text:id="ct139674374574096">
          <text:insertion>
            <office:change-info>
              <dc:creator>christian </dc:creator>
              <dc:date>2015-10-01T13:55:00</dc:date>
            </office:change-info>
          </text:insertion>
        </text:changed-region>
        <text:changed-region xml:id="ct139674374574288" text:id="ct139674374574288">
          <text:format-change>
            <office:change-info>
              <dc:creator>christian </dc:creator>
              <dc:date>2015-10-01T14:05:00</dc:date>
            </office:change-info>
          </text:format-change>
        </text:changed-region>
        <text:changed-region xml:id="ct139674374574480" text:id="ct139674374574480">
          <text:insertion>
            <office:change-info>
              <dc:creator>christian </dc:creator>
              <dc:date>2015-10-01T13:55:00</dc:date>
            </office:change-info>
          </text:insertion>
        </text:changed-region>
        <text:changed-region xml:id="ct139674374574672" text:id="ct139674374574672">
          <text:format-change>
            <office:change-info>
              <dc:creator>christian </dc:creator>
              <dc:date>2015-10-01T14:05:00</dc:date>
            </office:change-info>
          </text:format-change>
        </text:changed-region>
        <text:changed-region xml:id="ct139674374574864" text:id="ct139674374574864">
          <text:insertion>
            <office:change-info>
              <dc:creator>christian </dc:creator>
              <dc:date>2015-10-01T13:55:00</dc:date>
            </office:change-info>
          </text:insertion>
        </text:changed-region>
        <text:changed-region xml:id="ct139674374575056" text:id="ct139674374575056">
          <text:format-change>
            <office:change-info>
              <dc:creator>christian </dc:creator>
              <dc:date>2015-10-01T14:05:00</dc:date>
            </office:change-info>
          </text:format-change>
        </text:changed-region>
        <text:changed-region xml:id="ct139674374575248" text:id="ct139674374575248">
          <text:insertion>
            <office:change-info>
              <dc:creator>christian </dc:creator>
              <dc:date>2015-10-01T13:56:00</dc:date>
            </office:change-info>
          </text:insertion>
        </text:changed-region>
        <text:changed-region xml:id="ct139674374575440" text:id="ct139674374575440">
          <text:format-change>
            <office:change-info>
              <dc:creator>christian </dc:creator>
              <dc:date>2015-10-01T14:05:00</dc:date>
            </office:change-info>
          </text:format-change>
        </text:changed-region>
        <text:changed-region xml:id="ct139674374575632" text:id="ct139674374575632">
          <text:insertion>
            <office:change-info>
              <dc:creator>christian </dc:creator>
              <dc:date>2015-10-01T13:56:00</dc:date>
            </office:change-info>
          </text:insertion>
        </text:changed-region>
        <text:changed-region xml:id="ct139674374575824" text:id="ct139674374575824">
          <text:format-change>
            <office:change-info>
              <dc:creator>christian </dc:creator>
              <dc:date>2015-10-01T14:05:00</dc:date>
            </office:change-info>
          </text:format-change>
        </text:changed-region>
        <text:changed-region xml:id="ct139674374576016" text:id="ct139674374576016">
          <text:insertion>
            <office:change-info>
              <dc:creator>christian </dc:creator>
              <dc:date>2015-10-01T13:56:00</dc:date>
            </office:change-info>
          </text:insertion>
        </text:changed-region>
        <text:changed-region xml:id="ct139674374576400" text:id="ct139674374576400">
          <text:format-change>
            <office:change-info>
              <dc:creator>christian </dc:creator>
              <dc:date>2015-10-01T14:05:00</dc:date>
            </office:change-info>
          </text:format-change>
        </text:changed-region>
        <text:changed-region xml:id="ct139674374576592" text:id="ct139674374576592">
          <text:insertion>
            <office:change-info>
              <dc:creator>christian </dc:creator>
              <dc:date>2015-10-01T13:56:00</dc:date>
            </office:change-info>
          </text:insertion>
        </text:changed-region>
        <text:changed-region xml:id="ct139674374576784" text:id="ct139674374576784">
          <text:format-change>
            <office:change-info>
              <dc:creator>christian </dc:creator>
              <dc:date>2015-10-01T14:05:00</dc:date>
            </office:change-info>
          </text:format-change>
        </text:changed-region>
        <text:changed-region xml:id="ct139674374576976" text:id="ct139674374576976">
          <text:insertion>
            <office:change-info>
              <dc:creator>christian </dc:creator>
              <dc:date>2015-10-01T13:56:00</dc:date>
            </office:change-info>
          </text:insertion>
        </text:changed-region>
        <text:changed-region xml:id="ct139674374577168" text:id="ct139674374577168">
          <text:insertion>
            <office:change-info>
              <dc:creator>christian </dc:creator>
              <dc:date>2015-10-01T13:49:00</dc:date>
            </office:change-info>
          </text:insertion>
        </text:changed-region>
        <text:changed-region xml:id="ct139674374577360" text:id="ct139674374577360">
          <text:deletion>
            <office:change-info>
              <dc:creator>christian </dc:creator>
              <dc:date>2015-10-01T13:49:00</dc:date>
            </office:change-info>
            <text:list xml:id="list605251352" text:continue-numbering="true" text:style-name="L1">
              <text:list-item>
                <text:list>
                  <text:list-item>
                    <text:p text:style-name="P20"/>
                  </text:list-item>
                  <text:list-item>
                    <text:p text:style-name="P21"/>
                  </text:list-item>
                </text:list>
              </text:list-item>
            </text:list>
          </text:deletion>
        </text:changed-region>
        <text:changed-region xml:id="ct139674374577552" text:id="ct139674374577552">
          <text:format-change>
            <office:change-info>
              <dc:creator>christian </dc:creator>
              <dc:date>2015-10-01T14:05:00</dc:date>
            </office:change-info>
          </text:format-change>
        </text:changed-region>
        <text:changed-region xml:id="ct139674374577744" text:id="ct139674374577744">
          <text:insertion>
            <office:change-info>
              <dc:creator>christian </dc:creator>
              <dc:date>2015-10-01T13:57:00</dc:date>
            </office:change-info>
          </text:insertion>
        </text:changed-region>
        <text:changed-region xml:id="ct139674374479896" text:id="ct139674374479896">
          <text:format-change>
            <office:change-info>
              <dc:creator>christian </dc:creator>
              <dc:date>2015-10-01T14:05:00</dc:date>
            </office:change-info>
          </text:format-change>
        </text:changed-region>
        <text:changed-region xml:id="ct139674374480088" text:id="ct139674374480088">
          <text:insertion>
            <office:change-info>
              <dc:creator>christian </dc:creator>
              <dc:date>2015-10-01T13:57:00</dc:date>
            </office:change-info>
          </text:insertion>
        </text:changed-region>
        <text:changed-region xml:id="ct139674374480280" text:id="ct139674374480280">
          <text:format-change>
            <office:change-info>
              <dc:creator>christian </dc:creator>
              <dc:date>2015-10-01T14:05:00</dc:date>
            </office:change-info>
          </text:format-change>
        </text:changed-region>
        <text:changed-region xml:id="ct139674374480472" text:id="ct139674374480472">
          <text:insertion>
            <office:change-info>
              <dc:creator>christian </dc:creator>
              <dc:date>2015-10-01T14:00:00</dc:date>
            </office:change-info>
          </text:insertion>
        </text:changed-region>
        <text:changed-region xml:id="ct139674374480664" text:id="ct139674374480664">
          <text:format-change>
            <office:change-info>
              <dc:creator>christian </dc:creator>
              <dc:date>2015-10-01T14:05:00</dc:date>
            </office:change-info>
          </text:format-change>
        </text:changed-region>
        <text:changed-region xml:id="ct139674374480856" text:id="ct139674374480856">
          <text:insertion>
            <office:change-info>
              <dc:creator>christian </dc:creator>
              <dc:date>2015-10-01T13:59:00</dc:date>
            </office:change-info>
          </text:insertion>
        </text:changed-region>
        <text:changed-region xml:id="ct139674374481048" text:id="ct139674374481048">
          <text:format-change>
            <office:change-info>
              <dc:creator>christian </dc:creator>
              <dc:date>2015-10-01T14:05:00</dc:date>
            </office:change-info>
          </text:format-change>
        </text:changed-region>
        <text:changed-region xml:id="ct139674374481240" text:id="ct139674374481240">
          <text:insertion>
            <office:change-info>
              <dc:creator>christian </dc:creator>
              <dc:date>2015-10-01T14:00:00</dc:date>
            </office:change-info>
          </text:insertion>
        </text:changed-region>
        <text:changed-region xml:id="ct139674374481432" text:id="ct139674374481432">
          <text:format-change>
            <office:change-info>
              <dc:creator>christian </dc:creator>
              <dc:date>2015-10-01T14:05:00</dc:date>
            </office:change-info>
          </text:format-change>
        </text:changed-region>
        <text:changed-region xml:id="ct139674374481624" text:id="ct139674374481624">
          <text:insertion>
            <office:change-info>
              <dc:creator>christian </dc:creator>
              <dc:date>2015-10-01T14:00:00</dc:date>
            </office:change-info>
          </text:insertion>
        </text:changed-region>
        <text:changed-region xml:id="ct139674374481816" text:id="ct139674374481816">
          <text:format-change>
            <office:change-info>
              <dc:creator>christian </dc:creator>
              <dc:date>2015-10-01T14:05:00</dc:date>
            </office:change-info>
          </text:format-change>
        </text:changed-region>
        <text:changed-region xml:id="ct139674374482008" text:id="ct139674374482008">
          <text:insertion>
            <office:change-info>
              <dc:creator>christian </dc:creator>
              <dc:date>2015-10-01T14:00:00</dc:date>
            </office:change-info>
          </text:insertion>
        </text:changed-region>
        <text:changed-region xml:id="ct139674374482392" text:id="ct139674374482392">
          <text:format-change>
            <office:change-info>
              <dc:creator>christian </dc:creator>
              <dc:date>2015-10-01T14:05:00</dc:date>
            </office:change-info>
          </text:format-change>
        </text:changed-region>
        <text:changed-region xml:id="ct139674374482584" text:id="ct139674374482584">
          <text:insertion>
            <office:change-info>
              <dc:creator>christian </dc:creator>
              <dc:date>2015-10-01T14:00:00</dc:date>
            </office:change-info>
          </text:insertion>
        </text:changed-region>
        <text:changed-region xml:id="ct139674374482776" text:id="ct139674374482776">
          <text:format-change>
            <office:change-info>
              <dc:creator>christian </dc:creator>
              <dc:date>2015-10-01T14:05:00</dc:date>
            </office:change-info>
          </text:format-change>
        </text:changed-region>
        <text:changed-region xml:id="ct139674374482968" text:id="ct139674374482968">
          <text:deletion>
            <office:change-info>
              <dc:creator>Autor desconhecido</dc:creator>
              <dc:date>2015-09-29T21:57:00</dc:date>
            </office:change-info>
            <text:p text:style-name="P22"><text:span text:style-name="T1">acesso</text:span></text:p>
          </text:deletion>
        </text:changed-region>
        <text:changed-region xml:id="ct139674374483160" text:id="ct139674374483160">
          <text:insertion>
            <office:change-info>
              <dc:creator>Autor desconhecido</dc:creator>
              <dc:date>2015-09-29T21:57:00</dc:date>
            </office:change-info>
          </text:insertion>
        </text:changed-region>
        <text:changed-region xml:id="ct139674374483352" text:id="ct139674374483352">
          <text:format-change>
            <office:change-info>
              <dc:creator>christian </dc:creator>
              <dc:date>2015-10-01T14:05:00</dc:date>
            </office:change-info>
          </text:format-change>
        </text:changed-region>
        <text:changed-region xml:id="ct139674374483544" text:id="ct139674374483544">
          <text:deletion>
            <office:change-info>
              <dc:creator>Autor desconhecido</dc:creator>
              <dc:date>2015-09-29T21:57:00</dc:date>
            </office:change-info>
            <text:p text:style-name="P22"><text:span text:style-name="T1">.</text:span></text:p>
          </text:deletion>
        </text:changed-region>
        <text:changed-region xml:id="ct139674374483736" text:id="ct139674374483736">
          <text:format-change>
            <office:change-info>
              <dc:creator>christian </dc:creator>
              <dc:date>2015-10-01T14:05:00</dc:date>
            </office:change-info>
          </text:format-change>
        </text:changed-region>
        <text:changed-region xml:id="ct139674374520840" text:id="ct139674374520840">
          <text:insertion>
            <office:change-info>
              <dc:creator>christian </dc:creator>
              <dc:date>2015-10-01T14:00:00</dc:date>
            </office:change-info>
          </text:insertion>
        </text:changed-region>
        <text:changed-region xml:id="ct139674374521032" text:id="ct139674374521032">
          <text:format-change>
            <office:change-info>
              <dc:creator>christian </dc:creator>
              <dc:date>2015-10-01T14:05:00</dc:date>
            </office:change-info>
          </text:format-change>
        </text:changed-region>
        <text:changed-region xml:id="ct139674374521224" text:id="ct139674374521224">
          <text:insertion>
            <office:change-info>
              <dc:creator>christian </dc:creator>
              <dc:date>2015-10-01T14:31:00</dc:date>
            </office:change-info>
          </text:insertion>
        </text:changed-region>
        <text:changed-region xml:id="ct139674374521416" text:id="ct139674374521416">
          <text:format-change>
            <office:change-info>
              <dc:creator>christian </dc:creator>
              <dc:date>2015-10-01T14:05:00</dc:date>
            </office:change-info>
          </text:format-change>
        </text:changed-region>
        <text:changed-region xml:id="ct139674374521608" text:id="ct139674374521608">
          <text:insertion>
            <office:change-info>
              <dc:creator>christian </dc:creator>
              <dc:date>2015-10-01T14:00:00</dc:date>
            </office:change-info>
          </text:insertion>
        </text:changed-region>
        <text:changed-region xml:id="ct139674374521800" text:id="ct139674374521800">
          <text:format-change>
            <office:change-info>
              <dc:creator>christian </dc:creator>
              <dc:date>2015-10-01T14:05:00</dc:date>
            </office:change-info>
          </text:format-change>
        </text:changed-region>
        <text:changed-region xml:id="ct139674374521992" text:id="ct139674374521992">
          <text:deletion>
            <office:change-info>
              <dc:creator>Autor desconhecido</dc:creator>
              <dc:date>2015-09-29T21:57:00</dc:date>
            </office:change-info>
            <text:p text:style-name="P22"><text:span text:style-name="T1"><text:s/>e/ou</text:span></text:p>
          </text:deletion>
        </text:changed-region>
        <text:changed-region xml:id="ct139674374522184" text:id="ct139674374522184">
          <text:insertion>
            <office:change-info>
              <dc:creator>Autor desconhecido</dc:creator>
              <dc:date>2015-09-29T21:57:00</dc:date>
            </office:change-info>
          </text:insertion>
        </text:changed-region>
        <text:changed-region xml:id="ct139674374522376" text:id="ct139674374522376">
          <text:format-change>
            <office:change-info>
              <dc:creator>christian </dc:creator>
              <dc:date>2015-10-01T14:05:00</dc:date>
            </office:change-info>
          </text:format-change>
        </text:changed-region>
        <text:changed-region xml:id="ct139674374522568" text:id="ct139674374522568">
          <text:insertion>
            <office:change-info>
              <dc:creator>Autor desconhecido</dc:creator>
              <dc:date>2015-09-29T21:57:00</dc:date>
            </office:change-info>
          </text:insertion>
        </text:changed-region>
        <text:changed-region xml:id="ct139674374522760" text:id="ct139674374522760">
          <text:deletion>
            <office:change-info>
              <dc:creator>christian </dc:creator>
              <dc:date>2015-10-01T14:00:00</dc:date>
            </office:change-info>
            <text:p text:style-name="P22"><text:span text:style-name="T1"><office:annotation><dc:creator>Autor desconhecido</dc:creator><dc:date>2015-09-29T21:58:14</dc:date><text:p text:style-name="P180"><text:span text:style-name="T65">Inseri isso e muitos outro ali acima, mas esse foi o primeiro a ser documentado..</text:span></text:p></office:annotation></text:span></text:p>
          </text:deletion>
        </text:changed-region>
        <text:changed-region xml:id="ct139674374522952" text:id="ct139674374522952">
          <text:format-change>
            <office:change-info>
              <dc:creator>christian </dc:creator>
              <dc:date>2015-10-01T14:05:00</dc:date>
            </office:change-info>
          </text:format-change>
        </text:changed-region>
        <text:changed-region xml:id="ct139674374523144" text:id="ct139674374523144">
          <text:insertion>
            <office:change-info>
              <dc:creator>christian </dc:creator>
              <dc:date>2015-10-01T14:00:00</dc:date>
            </office:change-info>
          </text:insertion>
        </text:changed-region>
        <text:changed-region xml:id="ct139674374523336" text:id="ct139674374523336">
          <text:format-change>
            <office:change-info>
              <dc:creator>christian </dc:creator>
              <dc:date>2015-10-01T14:05:00</dc:date>
            </office:change-info>
          </text:format-change>
        </text:changed-region>
        <text:changed-region xml:id="ct139674374523528" text:id="ct139674374523528">
          <text:insertion>
            <office:change-info>
              <dc:creator>christian </dc:creator>
              <dc:date>2015-10-01T14:02:00</dc:date>
            </office:change-info>
          </text:insertion>
        </text:changed-region>
        <text:changed-region xml:id="ct139674374524104" text:id="ct139674374524104">
          <text:deletion>
            <office:change-info>
              <dc:creator>christian </dc:creator>
              <dc:date>2015-10-01T14:02:00</dc:date>
            </office:change-info>
            <text:p text:style-name="P23">. Ressalvados os casos excepcionais devidamente justificados.</text:p>
          </text:deletion>
        </text:changed-region>
        <text:changed-region xml:id="ct139674374523912" text:id="ct139674374523912">
          <text:deletion>
            <office:change-info>
              <dc:creator>christian </dc:creator>
              <dc:date>2015-10-01T14:01:00</dc:date>
            </office:change-info>
            <text:p text:style-name="P23"><office:annotation><dc:creator>Autor desconhecido</dc:creator><dc:date>2015-09-29T21:58:53</dc:date><text:p text:style-name="P180"><text:span text:style-name="T65">Aqui o comitê é citado, em nenhum momento do documento ele foi citado antes.</text:span></text:p></office:annotation> que é mantida por este Comitê</text:p>
          </text:deletion>
        </text:changed-region>
        <text:changed-region xml:id="ct139674374523720" text:id="ct139674374523720">
          <text:deletion>
            <office:change-info>
              <dc:creator>christian </dc:creator>
              <dc:date>2015-10-01T14:02:00</dc:date>
            </office:change-info>
            <text:p text:style-name="P23"/>
            <text:list xml:id="list179415776517104651" text:style-name="L2">
              <text:list-item>
                <text:list>
                  <text:list-item>
                    <text:p text:style-name="P24">Sobre o acesso à rede local sem fio (wireless) do Ministério da Cultura:</text:p>
                  </text:list-item>
                </text:list>
              </text:list-item>
            </text:list>
            <text:p text:style-name="P23">O acesso à rede local sem fio se dará segundo o anexo II desta norma</text:p>
          </text:deletion>
        </text:changed-region>
        <text:changed-region xml:id="ct139674374524296" text:id="ct139674374524296">
          <text:format-change>
            <office:change-info>
              <dc:creator>christian </dc:creator>
              <dc:date>2015-10-01T14:05:00</dc:date>
            </office:change-info>
          </text:format-change>
        </text:changed-region>
        <text:changed-region xml:id="ct139674374524488" text:id="ct139674374524488">
          <text:deletion>
            <office:change-info>
              <dc:creator>christian </dc:creator>
              <dc:date>2015-10-01T14:02:00</dc:date>
            </office:change-info>
            <text:p text:style-name="P25"><text:span text:style-name="T1"><office:annotation><dc:creator>Autor desconhecido</dc:creator><dc:date>2015-09-29T21:59:30</dc:date><text:p text:style-name="P180"><text:span text:style-name="T65">Esse usuário não deveria estar na tabela de perfis ?</text:span></text:p></office:annotation></text:span></text:p>
          </text:deletion>
        </text:changed-region>
        <text:changed-region xml:id="ct139674374524680" text:id="ct139674374524680">
          <text:format-change>
            <office:change-info>
              <dc:creator>christian </dc:creator>
              <dc:date>2015-10-01T14:05:00</dc:date>
            </office:change-info>
          </text:format-change>
        </text:changed-region>
        <text:changed-region xml:id="ct139674375323664" text:id="ct139674375323664">
          <text:insertion>
            <office:change-info>
              <dc:creator>Autor desconhecido</dc:creator>
              <dc:date>2015-10-02T08:54:00</dc:date>
            </office:change-info>
          </text:insertion>
        </text:changed-region>
        <text:changed-region xml:id="ct139674375323856" text:id="ct139674375323856">
          <text:insertion>
            <office:change-info>
              <dc:creator>Autor desconhecido</dc:creator>
              <dc:date>2015-10-02T08:53:00</dc:date>
            </office:change-info>
          </text:insertion>
        </text:changed-region>
        <text:changed-region xml:id="ct139674375324240" text:id="ct139674375324240">
          <text:deletion>
            <office:change-info>
              <dc:creator>Autor desconhecido</dc:creator>
              <dc:date>2015-10-02T08:53:00</dc:date>
            </office:change-info>
            <text:p text:style-name="P25">O</text:p>
          </text:deletion>
        </text:changed-region>
        <text:changed-region xml:id="ct139674375324048" text:id="ct139674375324048">
          <text:deletion>
            <office:change-info>
              <dc:creator>Autor desconhecido</dc:creator>
              <dc:date>2015-10-02T08:54:00</dc:date>
            </office:change-info>
            <text:p text:style-name="P25"><text:s/>acesso </text:p>
          </text:deletion>
        </text:changed-region>
        <text:changed-region xml:id="ct139674375324432" text:id="ct139674375324432">
          <text:format-change>
            <office:change-info>
              <dc:creator>christian </dc:creator>
              <dc:date>2015-10-01T14:05:00</dc:date>
            </office:change-info>
          </text:format-change>
        </text:changed-region>
        <text:changed-region xml:id="ct139674375324624" text:id="ct139674375324624">
          <text:deletion>
            <office:change-info>
              <dc:creator>Autor desconhecido</dc:creator>
              <dc:date>2015-10-02T08:53:00</dc:date>
            </office:change-info>
            <text:p text:style-name="P25">atribuído</text:p>
          </text:deletion>
        </text:changed-region>
        <text:changed-region xml:id="ct139674375324816" text:id="ct139674375324816">
          <text:insertion>
            <office:change-info>
              <dc:creator>Autor desconhecido</dc:creator>
              <dc:date>2015-10-02T08:53:00</dc:date>
            </office:change-info>
          </text:insertion>
        </text:changed-region>
        <text:changed-region xml:id="ct139674375325200" text:id="ct139674375325200">
          <text:deletion>
            <office:change-info>
              <dc:creator>Autor desconhecido</dc:creator>
              <dc:date>2015-10-02T08:53:00</dc:date>
            </office:change-info>
            <text:p text:style-name="P25"><text:s/>através identificação de usuário e senha, </text:p>
          </text:deletion>
        </text:changed-region>
        <text:changed-region xml:id="ct139674375325008" text:id="ct139674375325008">
          <text:deletion>
            <office:change-info>
              <dc:creator>Autor desconhecido</dc:creator>
              <dc:date>2015-10-02T08:52:00</dc:date>
            </office:change-info>
            <text:p text:style-name="P25">realizada nas</text:p>
          </text:deletion>
        </text:changed-region>
        <text:changed-region xml:id="ct139674375325392" text:id="ct139674375325392">
          <text:insertion>
            <office:change-info>
              <dc:creator>Autor desconhecido</dc:creator>
              <dc:date>2015-10-02T08:52:00</dc:date>
            </office:change-info>
          </text:insertion>
        </text:changed-region>
        <text:changed-region xml:id="ct139674375325584" text:id="ct139674375325584">
          <text:deletion>
            <office:change-info>
              <dc:creator>Autor desconhecido</dc:creator>
              <dc:date>2015-10-02T08:52:00</dc:date>
            </office:change-info>
            <text:p text:style-name="P25"><text:s/>portarias de acesso às instalações do MinC. </text:p>
          </text:deletion>
        </text:changed-region>
        <text:changed-region xml:id="ct139674375325776" text:id="ct139674375325776">
          <text:insertion>
            <office:change-info>
              <dc:creator>Autor desconhecido</dc:creator>
              <dc:date>2015-10-02T08:52:00</dc:date>
            </office:change-info>
          </text:insertion>
        </text:changed-region>
        <text:changed-region xml:id="ct139674375325968" text:id="ct139674375325968">
          <text:format-change>
            <office:change-info>
              <dc:creator>christian </dc:creator>
              <dc:date>2015-10-01T14:05:00</dc:date>
            </office:change-info>
          </text:format-change>
        </text:changed-region>
        <text:changed-region xml:id="ct139674375326352" text:id="ct139674375326352">
          <text:deletion>
            <office:change-info>
              <dc:creator>Autor desconhecido</dc:creator>
              <dc:date>2015-10-02T08:55:00</dc:date>
            </office:change-info>
            <text:p text:style-name="P26"/>
            <text:p text:style-name="P26">Público: Destinado a permitir acesso aos visitantes do Ministério da Cultura nos: espaços públicos, como salas de reuniões, auditório e recepções; ou em espaços destinados a autoridades, como gabinetes do Ministro e Secretários. O acesso é livre, sem identificação de usuário e senha, porém restrito fisicamente aos ambientes destinados ao público e autoridades. Por motivo de segurança, esta rede não terá acesso à Intranet e demais serviços restritos aos usuários corporativos do Ministério da Cultura.</text:p>
          </text:deletion>
        </text:changed-region>
        <text:changed-region xml:id="ct139674375326160" text:id="ct139674375326160">
          <text:deletion>
            <office:change-info>
              <dc:creator>Autor desconhecido</dc:creator>
              <dc:date>2015-10-02T08:56:00</dc:date>
            </office:change-info>
            <text:p text:style-name="P26"/>
            <text:p text:style-name="P26"/>
            <text:list xml:id="list567144927" text:continue-numbering="true" text:style-name="L2">
              <text:list-item>
                <text:list>
                  <text:list-item>
                    <text:p text:style-name="P27">O acesso à rede PÚBLICO estará disponível somente em locais previamente determinados pelo Ministério, sem restrições de cadastramento e senha e somente para acesso à Internet através dos protocolos HTTP e HTTPS.</text:p>
                  </text:list-item>
                </text:list>
              </text:list-item>
            </text:list>
            <text:p text:style-name="P26"/>
            <text:p text:style-name="P26">Como, por determinantes da própria tecnologia, não é possível restringir o sinal da rede sem fio aos limites estritos de uma área pequena, como um gabinete ou conjunto de salas contíguas, a disponibilização deste acesso, sem as restrições de cadastramento e senha, fará com que o sinal possa, eventualmente, ser captado e utilizado nas imediações das áreas pretendidas. Portanto, é possível que pessoas outras que não aquelas tidas como público-alvo venham, também, a usufruir deste acesso. Por esta razão, esta rede estará restrita a poucas áreas no Edifício Sede e Anexo do Ministério da Cultura.</text:p>
          </text:deletion>
        </text:changed-region>
        <text:changed-region xml:id="ct139674375326544" text:id="ct139674375326544">
          <text:format-change>
            <office:change-info>
              <dc:creator>christian </dc:creator>
              <dc:date>2015-10-01T14:05:00</dc:date>
            </office:change-info>
          </text:format-change>
        </text:changed-region>
        <text:changed-region xml:id="ct139674375326736" text:id="ct139674375326736">
          <text:deletion>
            <office:change-info>
              <dc:creator>Autor desconhecido</dc:creator>
              <dc:date>2015-10-02T08:56:00</dc:date>
            </office:change-info>
            <text:list xml:id="list454662195" text:continue-numbering="true" text:style-name="L2">
              <text:list-item>
                <text:list>
                  <text:list-item>
                    <text:p text:style-name="P27"/>
                  </text:list-item>
                  <text:list-item>
                    <text:p text:style-name="P27"/>
                  </text:list-item>
                  <text:list-item>
                    <text:p text:style-name="P27">O acesso à rede VISITANTE dar-se-á através de cadastro de usuário e senha, obtidos na identificação dos visitantes nas portarias dos edifícios sede e anexo do Ministério da Cultura. A rede VISITANTE é exclusiva para acesso à Internet por meio dos protocolos HTTP e HTTPS.</text:p>
                  </text:list-item>
                </text:list>
              </text:list-item>
            </text:list>
          </text:deletion>
        </text:changed-region>
        <text:changed-region xml:id="ct139674375326928" text:id="ct139674375326928">
          <text:format-change>
            <office:change-info>
              <dc:creator>christian </dc:creator>
              <dc:date>2015-10-01T14:05:00</dc:date>
            </office:change-info>
          </text:format-change>
        </text:changed-region>
        <text:changed-region xml:id="ct139674375327120" text:id="ct139674375327120">
          <text:deletion>
            <office:change-info>
              <dc:creator>Autor desconhecido</dc:creator>
              <dc:date>2015-10-02T08:57:00</dc:date>
            </office:change-info>
            <text:p text:style-name="P5">s</text:p>
          </text:deletion>
        </text:changed-region>
        <text:changed-region xml:id="ct139674375327312" text:id="ct139674375327312">
          <text:format-change>
            <office:change-info>
              <dc:creator>christian </dc:creator>
              <dc:date>2015-10-01T14:05:00</dc:date>
            </office:change-info>
          </text:format-change>
        </text:changed-region>
        <text:changed-region xml:id="ct139674375327504" text:id="ct139674375327504">
          <text:deletion>
            <office:change-info>
              <dc:creator>Autor desconhecido</dc:creator>
              <dc:date>2015-10-02T08:57:00</dc:date>
            </office:change-info>
            <text:p text:style-name="P5">s</text:p>
          </text:deletion>
        </text:changed-region>
        <text:changed-region xml:id="ct139674375331864" text:id="ct139674375331864">
          <text:format-change>
            <office:change-info>
              <dc:creator>christian </dc:creator>
              <dc:date>2015-10-01T14:05:00</dc:date>
            </office:change-info>
          </text:format-change>
        </text:changed-region>
        <text:changed-region xml:id="ct139674375332056" text:id="ct139674375332056">
          <text:deletion>
            <office:change-info>
              <dc:creator>Autor desconhecido</dc:creator>
              <dc:date>2015-10-02T08:57:00</dc:date>
            </office:change-info>
            <text:p text:style-name="P5">e PÚBLICO </text:p>
          </text:deletion>
        </text:changed-region>
        <text:changed-region xml:id="ct139674375332248" text:id="ct139674375332248">
          <text:format-change>
            <office:change-info>
              <dc:creator>christian </dc:creator>
              <dc:date>2015-10-01T14:05:00</dc:date>
            </office:change-info>
          </text:format-change>
        </text:changed-region>
        <text:changed-region xml:id="ct139674375332440" text:id="ct139674375332440">
          <text:deletion>
            <office:change-info>
              <dc:creator>Autor desconhecido</dc:creator>
              <dc:date>2015-10-02T08:57:00</dc:date>
            </office:change-info>
            <text:p text:style-name="P5">ão</text:p>
          </text:deletion>
        </text:changed-region>
        <text:changed-region xml:id="ct139674375332632" text:id="ct139674375332632">
          <text:insertion>
            <office:change-info>
              <dc:creator>Autor desconhecido</dc:creator>
              <dc:date>2015-10-02T08:57:00</dc:date>
            </office:change-info>
          </text:insertion>
        </text:changed-region>
        <text:changed-region xml:id="ct139674375332824" text:id="ct139674375332824">
          <text:format-change>
            <office:change-info>
              <dc:creator>christian </dc:creator>
              <dc:date>2015-10-01T14:05:00</dc:date>
            </office:change-info>
          </text:format-change>
        </text:changed-region>
        <text:changed-region xml:id="ct139674375333016" text:id="ct139674375333016">
          <text:deletion>
            <office:change-info>
              <dc:creator>Autor desconhecido</dc:creator>
              <dc:date>2015-10-02T08:57:00</dc:date>
            </office:change-info>
            <text:p text:style-name="P5">s</text:p>
          </text:deletion>
        </text:changed-region>
        <text:changed-region xml:id="ct139674375333208" text:id="ct139674375333208">
          <text:format-change>
            <office:change-info>
              <dc:creator>christian </dc:creator>
              <dc:date>2015-10-01T14:05:00</dc:date>
            </office:change-info>
          </text:format-change>
        </text:changed-region>
        <text:changed-region xml:id="ct139674375333400" text:id="ct139674375333400">
          <text:insertion>
            <office:change-info>
              <dc:creator>Autor desconhecido</dc:creator>
              <dc:date>2015-10-02T09:01:00</dc:date>
            </office:change-info>
          </text:insertion>
        </text:changed-region>
        <text:changed-region xml:id="ct139674375333592" text:id="ct139674375333592">
          <text:insertion>
            <office:change-info>
              <dc:creator>Autor desconhecido</dc:creator>
              <dc:date>2015-10-02T09:00:00</dc:date>
            </office:change-info>
          </text:insertion>
        </text:changed-region>
        <text:changed-region xml:id="ct139674375333784" text:id="ct139674375333784">
          <text:deletion>
            <office:change-info>
              <dc:creator>Autor desconhecido</dc:creator>
              <dc:date>2015-10-02T09:01:00</dc:date>
            </office:change-info>
            <text:list xml:id="list1027952979" text:continue-numbering="true" text:style-name="L2">
              <text:list-item>
                <text:list>
                  <text:list-item>
                    <text:list>
                      <text:list-item>
                        <text:p text:style-name="P28"/>
                      </text:list-item>
                      <text:list-item>
                        <text:p text:style-name="P29"/>
                      </text:list-item>
                      <text:list-item>
                        <text:p text:style-name="P29"/>
                      </text:list-item>
                    </text:list>
                  </text:list-item>
                </text:list>
              </text:list-item>
            </text:list>
          </text:deletion>
        </text:changed-region>
        <text:changed-region xml:id="ct139674375333976" text:id="ct139674375333976">
          <text:format-change>
            <office:change-info>
              <dc:creator>Autor desconhecido</dc:creator>
              <dc:date>2015-10-02T09:00:00</dc:date>
            </office:change-info>
          </text:format-change>
        </text:changed-region>
        <text:changed-region xml:id="ct139674375334168" text:id="ct139674375334168">
          <text:insertion>
            <office:change-info>
              <dc:creator>Autor desconhecido</dc:creator>
              <dc:date>2015-10-02T09:01:00</dc:date>
            </office:change-info>
          </text:insertion>
        </text:changed-region>
        <text:changed-region xml:id="ct139674375334360" text:id="ct139674375334360">
          <text:deletion>
            <office:change-info>
              <dc:creator>Autor desconhecido</dc:creator>
              <dc:date>2015-10-02T09:01:00</dc:date>
            </office:change-info>
            <text:list xml:id="list297200530" text:continue-numbering="true" text:style-name="L2">
              <text:list-item>
                <text:list>
                  <text:list-item>
                    <text:list>
                      <text:list-item>
                        <text:p text:style-name="P30"/>
                      </text:list-item>
                      <text:list-item>
                        <text:p text:style-name="P29"/>
                      </text:list-item>
                    </text:list>
                  </text:list-item>
                </text:list>
              </text:list-item>
            </text:list>
          </text:deletion>
        </text:changed-region>
        <text:changed-region xml:id="ct139674375334552" text:id="ct139674375334552">
          <text:format-change>
            <office:change-info>
              <dc:creator>christian </dc:creator>
              <dc:date>2015-10-01T14:05:00</dc:date>
            </office:change-info>
          </text:format-change>
        </text:changed-region>
        <text:changed-region xml:id="ct139674375334744" text:id="ct139674375334744">
          <text:insertion>
            <office:change-info>
              <dc:creator>Autor desconhecido</dc:creator>
              <dc:date>2015-10-02T09:01:00</dc:date>
            </office:change-info>
          </text:insertion>
        </text:changed-region>
        <text:changed-region xml:id="ct139674375334936" text:id="ct139674375334936">
          <text:deletion>
            <office:change-info>
              <dc:creator>Autor desconhecido</dc:creator>
              <dc:date>2015-10-02T09:01:00</dc:date>
            </office:change-info>
            <text:list xml:id="list765643985" text:continue-numbering="true" text:style-name="L2">
              <text:list-item>
                <text:list>
                  <text:list-item>
                    <text:list>
                      <text:list-item>
                        <text:p text:style-name="P30"/>
                      </text:list-item>
                      <text:list-item>
                        <text:p text:style-name="P29"/>
                      </text:list-item>
                    </text:list>
                  </text:list-item>
                </text:list>
              </text:list-item>
            </text:list>
          </text:deletion>
        </text:changed-region>
        <text:changed-region xml:id="ct139674375335128" text:id="ct139674375335128">
          <text:format-change>
            <office:change-info>
              <dc:creator>christian </dc:creator>
              <dc:date>2015-10-01T14:05:00</dc:date>
            </office:change-info>
          </text:format-change>
        </text:changed-region>
        <text:changed-region xml:id="ct139674375335320" text:id="ct139674375335320">
          <text:insertion>
            <office:change-info>
              <dc:creator>Autor desconhecido</dc:creator>
              <dc:date>2015-10-02T09:06:00</dc:date>
            </office:change-info>
          </text:insertion>
        </text:changed-region>
        <text:changed-region xml:id="ct139674375335512" text:id="ct139674375335512">
          <text:insertion>
            <office:change-info>
              <dc:creator>Autor desconhecido</dc:creator>
              <dc:date>2015-10-02T09:05:00</dc:date>
            </office:change-info>
          </text:insertion>
        </text:changed-region>
        <text:changed-region xml:id="ct139674374430728" text:id="ct139674374430728">
          <text:deletion>
            <office:change-info>
              <dc:creator>Autor desconhecido</dc:creator>
              <dc:date>2015-10-02T09:06:00</dc:date>
            </office:change-info>
            <text:list xml:id="list1638933881" text:continue-numbering="true" text:style-name="L2">
              <text:list-item>
                <text:list>
                  <text:list-item>
                    <text:list>
                      <text:list-item>
                        <text:p text:style-name="P31"/>
                      </text:list-item>
                      <text:list-item>
                        <text:p text:style-name="P30"/>
                      </text:list-item>
                      <text:list-item>
                        <text:p text:style-name="P29"/>
                      </text:list-item>
                    </text:list>
                  </text:list-item>
                </text:list>
              </text:list-item>
            </text:list>
          </text:deletion>
        </text:changed-region>
        <text:changed-region xml:id="ct139674374430920" text:id="ct139674374430920">
          <text:format-change>
            <office:change-info>
              <dc:creator>christian </dc:creator>
              <dc:date>2015-10-01T14:05:00</dc:date>
            </office:change-info>
          </text:format-change>
        </text:changed-region>
        <text:changed-region xml:id="ct139674374431112" text:id="ct139674374431112">
          <text:format-change>
            <office:change-info>
              <dc:creator>Autor desconhecido</dc:creator>
              <dc:date>2015-10-02T09:05:00</dc:date>
            </office:change-info>
          </text:format-change>
        </text:changed-region>
        <text:changed-region xml:id="ct139674374431304" text:id="ct139674374431304">
          <text:format-change>
            <office:change-info>
              <dc:creator>christian </dc:creator>
              <dc:date>2015-10-01T14:05:00</dc:date>
            </office:change-info>
          </text:format-change>
        </text:changed-region>
        <text:changed-region xml:id="ct139674375335704" text:id="ct139674375335704">
          <text:insertion>
            <office:change-info>
              <dc:creator>Autor desconhecido</dc:creator>
              <dc:date>2015-10-02T09:06:00</dc:date>
            </office:change-info>
          </text:insertion>
        </text:changed-region>
        <text:changed-region xml:id="ct139674374431496" text:id="ct139674374431496">
          <text:deletion>
            <office:change-info>
              <dc:creator>Autor desconhecido</dc:creator>
              <dc:date>2015-10-02T09:06:00</dc:date>
            </office:change-info>
            <text:list xml:id="list376648756" text:continue-numbering="true" text:style-name="L2">
              <text:list-item>
                <text:list>
                  <text:list-item>
                    <text:list>
                      <text:list-item>
                        <text:p text:style-name="P30"/>
                      </text:list-item>
                      <text:list-item>
                        <text:p text:style-name="P29"/>
                      </text:list-item>
                    </text:list>
                  </text:list-item>
                </text:list>
              </text:list-item>
            </text:list>
          </text:deletion>
        </text:changed-region>
        <text:changed-region xml:id="ct139674374431688" text:id="ct139674374431688">
          <text:format-change>
            <office:change-info>
              <dc:creator>christian </dc:creator>
              <dc:date>2015-10-01T14:05:00</dc:date>
            </office:change-info>
          </text:format-change>
        </text:changed-region>
        <text:changed-region xml:id="ct139674374431880" text:id="ct139674374431880">
          <text:insertion>
            <office:change-info>
              <dc:creator>Autor desconhecido</dc:creator>
              <dc:date>2015-10-02T09:06:00</dc:date>
            </office:change-info>
          </text:insertion>
        </text:changed-region>
        <text:changed-region xml:id="ct139674374432072" text:id="ct139674374432072">
          <text:deletion>
            <office:change-info>
              <dc:creator>Autor desconhecido</dc:creator>
              <dc:date>2015-10-02T09:06:00</dc:date>
            </office:change-info>
            <text:list xml:id="list622210127" text:continue-numbering="true" text:style-name="L2">
              <text:list-item>
                <text:list>
                  <text:list-item>
                    <text:list>
                      <text:list-item>
                        <text:p text:style-name="P30"/>
                      </text:list-item>
                      <text:list-item>
                        <text:p text:style-name="P29"/>
                      </text:list-item>
                    </text:list>
                  </text:list-item>
                </text:list>
              </text:list-item>
            </text:list>
          </text:deletion>
        </text:changed-region>
        <text:changed-region xml:id="ct139674374432264" text:id="ct139674374432264">
          <text:format-change>
            <office:change-info>
              <dc:creator>christian </dc:creator>
              <dc:date>2015-10-01T14:05:00</dc:date>
            </office:change-info>
          </text:format-change>
        </text:changed-region>
        <text:changed-region xml:id="ct139674374432456" text:id="ct139674374432456">
          <text:deletion>
            <office:change-info>
              <dc:creator>Autor desconhecido</dc:creator>
              <dc:date>2015-10-02T08:58:00</dc:date>
            </office:change-info>
            <text:p text:style-name="P25"/>
            <text:p text:style-name="P25"/>
          </text:deletion>
        </text:changed-region>
        <text:changed-region xml:id="ct139674374432648" text:id="ct139674374432648">
          <text:format-change>
            <office:change-info>
              <dc:creator>christian </dc:creator>
              <dc:date>2015-10-01T14:05:00</dc:date>
            </office:change-info>
          </text:format-change>
        </text:changed-region>
        <text:changed-region xml:id="ct139674374432840" text:id="ct139674374432840">
          <text:deletion>
            <office:change-info>
              <dc:creator>christian </dc:creator>
              <dc:date>2015-09-30T16:30:00</dc:date>
            </office:change-info>
            <text:p text:style-name="P17"><text:span text:style-name="T1"><office:annotation><dc:creator>Autor desconhecido</dc:creator><dc:date>2015-09-29T22:10:33</dc:date><text:p text:style-name="P180"><text:span text:style-name="T65">Parei aqui</text:span></text:p></office:annotation></text:span></text:p>
          </text:deletion>
        </text:changed-region>
        <text:changed-region xml:id="ct139674374433032" text:id="ct139674374433032">
          <text:format-change>
            <office:change-info>
              <dc:creator>christian </dc:creator>
              <dc:date>2015-10-01T14:05:00</dc:date>
            </office:change-info>
          </text:format-change>
        </text:changed-region>
        <text:changed-region xml:id="ct139674374433224" text:id="ct139674374433224">
          <text:insertion>
            <office:change-info>
              <dc:creator>Autor desconhecido</dc:creator>
              <dc:date>2015-10-02T09:06:00</dc:date>
            </office:change-info>
          </text:insertion>
        </text:changed-region>
        <text:changed-region xml:id="ct139674374433608" text:id="ct139674374433608">
          <text:deletion>
            <office:change-info>
              <dc:creator>Autor desconhecido</dc:creator>
              <dc:date>2015-10-02T09:07:00</dc:date>
            </office:change-info>
            <text:list xml:id="list3135563833557157582" text:style-name="L3">
              <text:list-item>
                <text:list>
                  <text:list-item>
                    <text:list>
                      <text:list-item>
                        <text:p text:style-name="P32"/>
                      </text:list-item>
                      <text:list-item>
                        <text:p text:style-name="P33"/>
                      </text:list-item>
                    </text:list>
                  </text:list-item>
                </text:list>
              </text:list-item>
            </text:list>
          </text:deletion>
        </text:changed-region>
        <text:changed-region xml:id="ct139674374433800" text:id="ct139674374433800">
          <text:format-change>
            <office:change-info>
              <dc:creator>christian </dc:creator>
              <dc:date>2015-10-01T14:05:00</dc:date>
            </office:change-info>
          </text:format-change>
        </text:changed-region>
        <text:changed-region xml:id="ct139674374433416" text:id="ct139674374433416">
          <text:insertion>
            <office:change-info>
              <dc:creator>Autor desconhecido</dc:creator>
              <dc:date>2015-10-02T09:07:00</dc:date>
            </office:change-info>
          </text:insertion>
        </text:changed-region>
        <text:changed-region xml:id="ct139674374433992" text:id="ct139674374433992">
          <text:deletion>
            <office:change-info>
              <dc:creator>Autor desconhecido</dc:creator>
              <dc:date>2015-10-02T09:07:00</dc:date>
            </office:change-info>
            <text:list xml:id="list922169358" text:continue-numbering="true" text:style-name="L3">
              <text:list-item>
                <text:list>
                  <text:list-item>
                    <text:list>
                      <text:list-item>
                        <text:p text:style-name="P34"/>
                      </text:list-item>
                      <text:list-item>
                        <text:p text:style-name="P33"/>
                      </text:list-item>
                    </text:list>
                  </text:list-item>
                </text:list>
              </text:list-item>
            </text:list>
          </text:deletion>
        </text:changed-region>
        <text:changed-region xml:id="ct139674374434184" text:id="ct139674374434184">
          <text:format-change>
            <office:change-info>
              <dc:creator>christian </dc:creator>
              <dc:date>2015-10-01T14:05:00</dc:date>
            </office:change-info>
          </text:format-change>
        </text:changed-region>
        <text:changed-region xml:id="ct139674374434376" text:id="ct139674374434376">
          <text:insertion>
            <office:change-info>
              <dc:creator>Autor desconhecido</dc:creator>
              <dc:date>2015-10-02T09:07:00</dc:date>
            </office:change-info>
          </text:insertion>
        </text:changed-region>
        <text:changed-region xml:id="ct139674374434568" text:id="ct139674374434568">
          <text:deletion>
            <office:change-info>
              <dc:creator>Autor desconhecido</dc:creator>
              <dc:date>2015-10-02T09:07:00</dc:date>
            </office:change-info>
            <text:list xml:id="list511720032" text:continue-numbering="true" text:style-name="L3">
              <text:list-item>
                <text:list>
                  <text:list-item>
                    <text:list>
                      <text:list-item>
                        <text:p text:style-name="P34"/>
                      </text:list-item>
                      <text:list-item>
                        <text:p text:style-name="P33"/>
                      </text:list-item>
                    </text:list>
                  </text:list-item>
                </text:list>
              </text:list-item>
            </text:list>
          </text:deletion>
        </text:changed-region>
        <text:changed-region xml:id="ct139674374336528" text:id="ct139674374336528">
          <text:format-change>
            <office:change-info>
              <dc:creator>christian </dc:creator>
              <dc:date>2015-10-01T14:05:00</dc:date>
            </office:change-info>
          </text:format-change>
        </text:changed-region>
        <text:changed-region xml:id="ct139674374336720" text:id="ct139674374336720">
          <text:insertion>
            <office:change-info>
              <dc:creator>Autor desconhecido</dc:creator>
              <dc:date>2015-10-02T09:07:00</dc:date>
            </office:change-info>
          </text:insertion>
        </text:changed-region>
        <text:changed-region xml:id="ct139674374337104" text:id="ct139674374337104">
          <text:format-change>
            <office:change-info>
              <dc:creator>christian </dc:creator>
              <dc:date>2015-10-01T14:05:00</dc:date>
            </office:change-info>
          </text:format-change>
        </text:changed-region>
        <text:changed-region xml:id="ct139674374337296" text:id="ct139674374337296">
          <text:deletion>
            <office:change-info>
              <dc:creator>christian </dc:creator>
              <dc:date>2015-09-30T16:34:00</dc:date>
            </office:change-info>
            <text:p text:style-name="P35"/>
            <text:p text:style-name="P36"/>
            <text:p text:style-name="P36"/>
            <text:p text:style-name="P36"/>
            <text:p text:style-name="P36"/>
            <text:p text:style-name="P35"/>
          </text:deletion>
        </text:changed-region>
        <text:changed-region xml:id="ct139674374337680" text:id="ct139674374337680">
          <text:format-change>
            <office:change-info>
              <dc:creator>christian </dc:creator>
              <dc:date>2015-10-01T14:05:00</dc:date>
            </office:change-info>
          </text:format-change>
        </text:changed-region>
        <text:changed-region xml:id="ct139674374337872" text:id="ct139674374337872">
          <text:deletion>
            <office:change-info>
              <dc:creator>Autor desconhecido</dc:creator>
              <dc:date>2015-10-02T09:08:00</dc:date>
            </office:change-info>
            <text:h text:style-name="P37" text:outline-level="1"><text:s/></text:h>
          </text:deletion>
        </text:changed-region>
        <text:changed-region xml:id="ct139674374338064" text:id="ct139674374338064">
          <text:insertion>
            <office:change-info>
              <dc:creator>Autor desconhecido</dc:creator>
              <dc:date>2015-10-02T09:08:00</dc:date>
            </office:change-info>
          </text:insertion>
        </text:changed-region>
        <text:changed-region xml:id="ct139674374338256" text:id="ct139674374338256">
          <text:format-change>
            <office:change-info>
              <dc:creator>christian </dc:creator>
              <dc:date>2015-10-01T14:05:00</dc:date>
            </office:change-info>
          </text:format-change>
        </text:changed-region>
        <text:changed-region xml:id="ct139674374338448" text:id="ct139674374338448">
          <text:deletion>
            <office:change-info>
              <dc:creator>Autor desconhecido</dc:creator>
              <dc:date>2015-10-02T09:08:00</dc:date>
            </office:change-info>
            <text:h text:style-name="P37" text:outline-level="1"><text:s/></text:h>
          </text:deletion>
        </text:changed-region>
        <text:changed-region xml:id="ct139674374338640" text:id="ct139674374338640">
          <text:insertion>
            <office:change-info>
              <dc:creator>Autor desconhecido</dc:creator>
              <dc:date>2015-10-02T09:08:00</dc:date>
            </office:change-info>
          </text:insertion>
        </text:changed-region>
        <text:changed-region xml:id="ct139674374338832" text:id="ct139674374338832">
          <text:format-change>
            <office:change-info>
              <dc:creator>christian </dc:creator>
              <dc:date>2015-10-01T14:05:00</dc:date>
            </office:change-info>
          </text:format-change>
        </text:changed-region>
        <text:changed-region xml:id="ct139674374339024" text:id="ct139674374339024">
          <text:format-change>
            <office:change-info>
              <dc:creator>Autor desconhecido</dc:creator>
              <dc:date>2015-10-02T09:09:00</dc:date>
            </office:change-info>
          </text:format-change>
        </text:changed-region>
        <text:changed-region xml:id="ct139674374339792" text:id="ct139674374339792">
          <text:format-change>
            <office:change-info>
              <dc:creator>christian </dc:creator>
              <dc:date>2015-10-01T14:05:00</dc:date>
            </office:change-info>
          </text:format-change>
        </text:changed-region>
        <text:changed-region xml:id="ct139674374339216" text:id="ct139674374339216">
          <text:deletion>
            <office:change-info>
              <dc:creator>christian </dc:creator>
              <dc:date>2015-10-28T09:01:00</dc:date>
            </office:change-info>
            <text:p text:style-name="P38">a CGTI</text:p>
          </text:deletion>
        </text:changed-region>
        <text:changed-region xml:id="ct139674374339984" text:id="ct139674374339984">
          <text:insertion>
            <office:change-info>
              <dc:creator>christian </dc:creator>
              <dc:date>2015-10-28T09:01:00</dc:date>
            </office:change-info>
          </text:insertion>
        </text:changed-region>
        <text:changed-region xml:id="ct139674374339408" text:id="ct139674374339408">
          <text:format-change>
            <office:change-info>
              <dc:creator>christian </dc:creator>
              <dc:date>2015-10-01T14:05:00</dc:date>
            </office:change-info>
          </text:format-change>
        </text:changed-region>
        <text:changed-region xml:id="ct139674374340368" text:id="ct139674374340368">
          <text:deletion>
            <office:change-info>
              <dc:creator>Autor desconhecido</dc:creator>
              <dc:date>2015-10-02T09:10:00</dc:date>
            </office:change-info>
            <text:p text:style-name="P39"><text:s text:c="2"/></text:p>
          </text:deletion>
        </text:changed-region>
        <text:changed-region xml:id="ct139674374340176" text:id="ct139674374340176">
          <text:format-change>
            <office:change-info>
              <dc:creator>christian </dc:creator>
              <dc:date>2015-10-01T14:05:00</dc:date>
            </office:change-info>
          </text:format-change>
        </text:changed-region>
        <text:changed-region xml:id="ct139674374324248" text:id="ct139674374324248">
          <text:deletion>
            <office:change-info>
              <dc:creator>Autor desconhecido</dc:creator>
              <dc:date>2015-10-02T09:12:00</dc:date>
            </office:change-info>
            <text:h text:style-name="P40" text:outline-level="1"><office:annotation><dc:creator>christian </dc:creator><dc:date>2015-09-30T16:42:49</dc:date><text:p text:style-name="P180"><text:span text:style-name="T64">Faltou a providencia caso não seja mau uso</text:span></text:p></office:annotation></text:h>
          </text:deletion>
        </text:changed-region>
        <text:changed-region xml:id="ct139674374324632" text:id="ct139674374324632">
          <text:format-change>
            <office:change-info>
              <dc:creator>christian </dc:creator>
              <dc:date>2015-10-01T14:05:00</dc:date>
            </office:change-info>
          </text:format-change>
        </text:changed-region>
        <text:changed-region xml:id="ct139674374324824" text:id="ct139674374324824">
          <text:deletion>
            <office:change-info>
              <dc:creator>Autor desconhecido</dc:creator>
              <dc:date>2015-10-02T09:15:00</dc:date>
            </office:change-info>
            <text:p text:style-name="P41"><text:span text:style-name="Fonte_20_parág._20_padrão"><text:span text:style-name="T3"/></text:span></text:p>
            <text:list xml:id="list3507784282700700048" text:style-name="L4">
              <text:list-item>
                <text:list>
                  <text:list-item>
                    <text:p text:style-name="P42">Compete a CGTI estabelecer normas complementares necessárias à operacionalização dos serviços no âmbito de cada instituição.</text:p>
                  </text:list-item>
                </text:list>
              </text:list-item>
            </text:list>
            <text:p text:style-name="P41"/>
            <text:list xml:id="list360275576" text:continue-numbering="true" text:style-name="L4">
              <text:list-item>
                <text:list>
                  <text:list-item>
                    <text:p text:style-name="P43"><text:span text:style-name="Fonte_20_parág._20_padrão"><text:span text:style-name="T10">Ficam revogados todos os documentos retroativos a esta Norma Operacional.</text:span></text:span><text:span text:style-name="Fonte_20_parág._20_padrão"><text:span text:style-name="T25"> </text:span></text:span></text:p>
                  </text:list-item>
                </text:list>
              </text:list-item>
            </text:list>
            <text:p text:style-name="P9"/>
            <text:p text:style-name="P9"/>
            <text:p text:style-name="P17">ANA FLÁVIA LEITE</text:p>
            <text:p text:style-name="P44"><text:span text:style-name="Fonte_20_parág._20_padrão"><text:span text:style-name="T3">Subsecretária de Planejamento, Orçamento e Administração</text:sp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text:change-start text:change-id="ct139674377806232"/><text:s/>NORMA OPERACIONAL Nº ___<text:change-end text:change-id="ct139674377806232"/><text:change-start text:change-id="ct139674377851856"/>_<text:change-end text:change-id="ct139674377851856"/><text:change-start text:change-id="ct139674377808344"/>_/2015/SPOA/SE-MinC.</text:p>
      <text:p text:style-name="P17"/>
      <text:p text:style-name="P99">Estabelece os procedimentos para o uso dos recursos de Tecnologia da Informação e Comunicação no âmbito do Ministério da Cultura.</text:p>
      <text:p text:style-name="P1"/>
      <text:p text:style-name="P1"/>
      <text:p text:style-name="P1">A SUBSECRETÁRIA DE PLANEJAMENTO, ORÇAMENTO E ADMINISTRAÇÃO, no uso de suas atribuições e da competência que lhe foi atribuída no inciso III, art. 72, capítulo V, do Anexo II, do Regimento Interno, aprovado pela Portaria nº 143, de 9 de março de 2012, publicada no D.O.U. <text:change-end text:change-id="ct139674377808344"/><text:change text:change-id="ct139674377807960"/><text:change-start text:change-id="ct139674378658384"/>no dia 12 de março do mesmo ano<text:change-end text:change-id="ct139674378658384"/><text:change text:change-id="ct139674377808536"/><text:change-start text:change-id="ct139674377808920"/>, resolve:</text:p>
      <text:p text:style-name="P48"/>
      <text:p text:style-name="P1">Art. 1º Estabelecer, na forma dos seus anexos, os procedimentos para o uso dos recursos de Informática e Tecnologia da Informação e Comunicação (TIC) no âmbito do Ministério da Cultura.</text:p>
      <text:p text:style-name="P48"/>
      <text:p text:style-name="P1">I – Anexo I – Do cadastramento, alteração e desligamento de usuários dos serviços;</text:p>
      <text:p text:style-name="P1">II – Anexo II – Do uso das estações de trabalho;</text:p>
      <text:p text:style-name="P1">III – Anexo III – Do serviço de rede de comunicação de dados;</text:p>
      <text:p text:style-name="P1">IV – Anexo IV – Do serviço de correio eletrônico;</text:p>
      <text:p text:style-name="P1">V – Anexo V – Do serviço de telefonia fixa e móvel.</text:p>
      <text:p text:style-name="P48"/>
      <text:p text:style-name="P1">Art. 2º Esta Norma aplica-se a todos que utilizam os serviços de TIC no âmbito do MinC, aqui denominados usuários, assim relacionados:</text:p>
      <text:p text:style-name="P48"/>
      <text:p text:style-name="P1">I - Servidor público de provimento efetivo, temporário ou de livre nomeação-exoneração, gerido pela Coordenação-Geral de Gestão de Pessoas;</text:p>
      <text:p text:style-name="P1">II - Prestador de serviço<text:change-end text:change-id="ct139674377808920"/><text:change-start text:change-id="ct139674377809112"/>,<text:change-end text:change-id="ct139674377809112"/><text:change-start text:change-id="ct139674377809496"/> contratado<text:change-end text:change-id="ct139674377809496"/><text:change text:change-id="ct139674377809688"/><text:change-start text:change-id="ct139674375090184"/> ou cedido<text:change-end text:change-id="ct139674375090184"/><text:change text:change-id="ct139674375090376"/><text:change-start text:change-id="ct139674375090760"/> por meio de acordo de cooperação técnica, gerido pelos respectivos gestores de contratos;</text:p>
      <text:p text:style-name="P1">III - Estagiário contratado por meio de termo específico, gerido pela Coordenação-Geral de Gestão de Pessoas;</text:p>
      <text:p text:style-name="P1">IV - Colaborador eventual que realize atividades em caráter temporário e necessite o uso de recursos de TIC, gerido por servidor de função DAS 4 ou superior na estrutura do MinC.</text:p>
      <text:p text:style-name="P48"/>
      <text:p text:style-name="P1">Art. 3° A solicitação de suporte aos serviços constantes nesta norma deverão ser realizados diretamente à Coordenação-Geral de Tecnologia da Informação - CGTI, por meio dos seguintes canais de atendimento:</text:p>
      <text:p text:style-name="P1"/>
      <text:p text:style-name="P1"><text:soft-page-break/>I – Sistema de atendimento disponível em atendeti.cultura.gov.br;</text:p>
      <text:p text:style-name="P4">II – Ramal 2626;</text:p>
      <text:p text:style-name="P2"><text:span text:style-name="Fonte_20_parág._20_padrão"><text:span text:style-name="T36">III – E-mail </text:span></text:span><text:span text:style-name="T3">suporte@cultura.gov.br</text:span><text:change-end text:change-id="ct139674375090760"/><text:change text:change-id="ct139674375090952"/><text:change-start text:change-id="ct139674375091144"/><text:span text:style-name="T3">;</text:span><text:change-end text:change-id="ct139674375091144"/><text:change-start text:change-id="ct139674375091336"/></text:p>
      <text:p text:style-name="P2"><text:span text:style-name="Fonte_20_parág._20_padrão"><text:span text:style-name="T47">IV – </text:span></text:span><text:change-end text:change-id="ct139674375091336"/><text:change-start text:change-id="ct139674375091528"/><text:span text:style-name="Fonte_20_parág._20_padrão"><text:span text:style-name="T47">Aplicativo </text:span></text:span><text:change-end text:change-id="ct139674375091528"/><text:change-start text:change-id="ct139674375091720"/><text:span text:style-name="Fonte_20_parág._20_padrão"><text:span text:style-name="T47">Telegram</text:span></text:span><text:change-end text:change-id="ct139674375091720"/><text:change text:change-id="ct139674375091912"/><text:change-start text:change-id="ct139674375092104"/><text:span text:style-name="Fonte_20_parág._20_padrão"><text:span text:style-name="T4">;</text:span></text:span><text:change-end text:change-id="ct139674375092104"/><text:change-start text:change-id="ct139674375092296"/></text:p>
      <text:p text:style-name="P57"/>
      <text:p text:style-name="P4">Art. 4º A inobservância dos dispositivos constantes nesta norma sujeitará o infrator aos pertinentes procedimentos administrativos, com vistas a eventual aplicação de penalidades.</text:p>
      <text:p text:style-name="P52"/>
      <text:p text:style-name="P3"><text:span text:style-name="T5">Art. 5º Esta Norma Operacional entra em vigor na data de sua publicação</text:span><text:change-end text:change-id="ct139674375092296"/><text:change text:change-id="ct139674375092488"/><text:change-start text:change-id="ct139674375092680"/><text:span text:style-name="T5">.</text:span><text:change-end text:change-id="ct139674375092680"/><text:change-start text:change-id="ct139674375093064"/></text:p>
      <text:p text:style-name="P3"><text:change-end text:change-id="ct139674375093064"/><text:change text:change-id="ct139674375093256"/><text:change-start text:change-id="ct139674375093832"/></text:p>
      <text:list xml:id="list735204587" text:continue-numbering="true" text:style-name="L4">
        <text:list-item>
          <text:list>
            <text:list-header>
              <text:p text:style-name="P42">Art. 6º Compete a CGTI estabelecer normas complementares necessárias à operacionalização dos serviços no âmbito de cada instituição.</text:p>
            </text:list-header>
          </text:list>
        </text:list-item>
      </text:list>
      <text:p text:style-name="P85"/>
      <text:list xml:id="list2033617699" text:continue-numbering="true" text:style-name="L4">
        <text:list-item>
          <text:list>
            <text:list-header>
              <text:p text:style-name="P43"><text:span text:style-name="Fonte_20_parág._20_padrão"><text:span text:style-name="T10">Art. 7º </text:span></text:span><text:span text:style-name="Fonte_20_parág._20_padrão"><text:span text:style-name="T10">Ficam revogados todos os documentos retroativos a esta Norma Operacional.</text:span></text:span><text:span text:style-name="Fonte_20_parág._20_padrão"><text:span text:style-name="T25"> </text:span></text:span></text:p>
            </text:list-header>
          </text:list>
        </text:list-item>
      </text:list>
      <text:p text:style-name="P9"/>
      <text:p text:style-name="P9"/>
      <text:p text:style-name="P9"/>
      <text:p text:style-name="P55">ANA FLÁVIA LEITE</text:p>
      <text:p text:style-name="P55"><text:span text:style-name="Fonte_20_parág._20_padrão">Subsecretária de Planejamento, Orçamento e Administração</text:span><text:change-end text:change-id="ct139674375093832"/><text:change-start text:change-id="ct139674375094024"/></text:p>
      <text:p text:style-name="P16">ANEXO I</text:p>
      <text:p text:style-name="P17">DO CADASTRAMENTO, ALTERAÇÃO E DESLIGAMENTO DE USUÁRIOS DOS SERVIÇOS</text:p>
      <text:p text:style-name="P56"/>
      <text:list xml:id="list1228072181954228635" text:style-name="L5">
        <text:list-item>
          <text:p text:style-name="P137">OBJETIVO</text:p>
        </text:list-item>
      </text:list>
      <text:p text:style-name="P100">Regulamentar os critérios e procedimento para cadastramento, alteração e desligamento de usuários dos serviços de tecnologia da informação e comunicações no MinC.</text:p>
      <text:p text:style-name="P48"/>
      <text:list xml:id="list1920285506" text:continue-numbering="true" text:style-name="L5">
        <text:list-item>
          <text:p text:style-name="P137">DO CADASTRO</text:p>
        </text:list-item>
      </text:list>
      <text:p text:style-name="P56"/>
      <text:list xml:id="list536126409" text:continue-numbering="true" text:style-name="L5">
        <text:list-item>
          <text:list>
            <text:list-item>
              <text:p text:style-name="P132">O cadastro de usuário para servidor, prestador de serviço e estagiário nos serviços de TIC deverá ser precedido de cadastro do colaborador no Sistema de Recursos Humanos (SRH), por <text:change-end text:change-id="ct139674375094024"/><text:change text:change-id="ct139674374995984"/><text:change-start text:change-id="ct139674374996176"/>seu gestor, <text:change-end text:change-id="ct139674374996176"/><text:change-start text:change-id="ct139674374996368"/>cu<text:change-end text:change-id="ct139674374996368"/><text:change-start text:change-id="ct139674374996560"/>jo perfil deverá estar <text:change-end text:change-id="ct139674374996560"/><text:change-start text:change-id="ct139674374996752"/><text:span text:style-name="T6">conforme Art. </text:span><text:change-end text:change-id="ct139674374996752"/><text:change text:change-id="ct139674374997136"/><text:change text:change-id="ct139674374996944"/><text:change-start text:change-id="ct139674374997328"/><text:span text:style-name="T32">2º da norma.</text:span><text:change-end text:change-id="ct139674374997328"/><text:change-start text:change-id="ct139674374997520"/></text:p>
            </text:list-item>
          </text:list>
        </text:list-item>
      </text:list>
      <text:p text:style-name="P26"/>
      <text:list xml:id="list2023614398" text:continue-numbering="true" text:style-name="L5">
        <text:list-item>
          <text:list>
            <text:list-item>
              <text:p text:style-name="P132"><text:change-end text:change-id="ct139674374997520"/><text:change-start text:change-id="ct139674374997712"/>Após cadastro <text:change-end text:change-id="ct139674374997712"/><text:change text:change-id="ct139674374997904"/><text:change-start text:change-id="ct139674374998096"/>no SRH<text:change-end text:change-id="ct139674374998096"/><text:change-start text:change-id="ct139674374998288"/>, a área de RH ou o gestor responsável solicitará a criação de usuário para acesso aos serviços de TIC e <text:span text:style-name="T6">endereço eletrônico </text:span><text:change-end text:change-id="ct139674374998288"/><text:change text:change-id="ct139674374998672"/><text:change text:change-id="ct139674374998480"/><text:change-start text:change-id="ct139674374998864"/><text:span text:style-name="T6">através do serviço “Criação de Login”, disponível </text:span><text:change-end text:change-id="ct139674374998864"/><text:change-start text:change-id="ct139674374999056"/><text:span text:style-name="T6">nos canais de atendimento, de acordo com o Art. 3º da norma.</text:span><text:change-end text:change-id="ct139674374999056"/><text:change-start text:change-id="ct139674374999248"/></text:p>
            </text:list-item>
          </text:list>
        </text:list-item>
      </text:list>
      <text:p text:style-name="P26"/>
      <text:list xml:id="list923794784" text:continue-numbering="true" text:style-name="L5">
        <text:list-item>
          <text:list>
            <text:list-item>
              <text:p text:style-name="P142"><text:span text:style-name="Fonte_20_parág._20_padrão"><text:span text:style-name="T8">O cadastro de usuário para colaborador</text:span></text:span><text:change-end text:change-id="ct139674374999248"/><text:change text:change-id="ct139674374999440"/><text:change-start text:change-id="ct139674374999632"/><text:span text:style-name="Fonte_20_parág._20_padrão"><text:span text:style-name="T8"> </text:span></text:span><text:change-end text:change-id="ct139674374999632"/><text:change-start text:change-id="ct139674374999824"/><text:span text:style-name="Fonte_20_parág._20_padrão"><text:span text:style-name="T8">eventual </text:span></text:span><text:change-end text:change-id="ct139674374999824"/><text:change-start text:change-id="ct139674375012376"/><text:span text:style-name="Fonte_20_parág._20_padrão"><text:span text:style-name="T8">não será precedido de cadastro no SRH, </text:span></text:span><text:change-end text:change-id="ct139674375012376"/><text:change-start text:change-id="ct139674375012568"/><text:span text:style-name="Fonte_20_parág._20_padrão"><text:span text:style-name="T8">deverá ser solicitado por servidor ocupante de DAS 4 ou superior a partir do </text:span></text:span><text:change-end text:change-id="ct139674375012568"/><text:change text:change-id="ct139674375012760"/><text:change-start text:change-id="ct139674375013144"/><text:span text:style-name="Fonte_20_parág._20_padrão"><text:span text:style-name="T8">serviço</text:span></text:span><text:change-end text:change-id="ct139674375013144"/><text:change text:change-id="ct139674375013336"/><text:change-start text:change-id="ct139674375013528"/><text:span text:style-name="Fonte_20_parág._20_padrão"><text:span text:style-name="T8"> “Criação de Login”, </text:span></text:span><text:change-end text:change-id="ct139674375013528"/><text:change-start text:change-id="ct139674375013720"/><text:span text:style-name="Fonte_20_parág._20_padrão"><text:span text:style-name="T8">e será obrigatoriamente de duração temporária.</text:span></text:span><text:change-end text:change-id="ct139674375013720"/><text:change text:change-id="ct139674375013912"/><text:change-start text:change-id="ct139674375014104"/></text:p>
            </text:list-item>
          </text:list>
        </text:list-item>
      </text:list>
      <text:p text:style-name="P56"/>
      <text:list xml:id="list683175006" text:continue-numbering="true" text:style-name="L5">
        <text:list-item>
          <text:p text:style-name="P137">DA ALTERAÇÃO</text:p>
        </text:list-item>
      </text:list>
      <text:p text:style-name="P56"/>
      <text:list xml:id="list1411918506" text:continue-numbering="true" text:style-name="L5">
        <text:list-item>
          <text:list>
            <text:list-item>
              <text:p text:style-name="P132">A alteração nos dados dos usuários para servidor, prestador de serviço e estagiário deverá ser realizada por meio do próprio usuário ou de seu gestor diretamente no sistema SRH.</text:p>
            </text:list-item>
          </text:list>
        </text:list-item>
      </text:list>
      <text:p text:style-name="P26"/>
      <text:list xml:id="list1393225663" text:continue-numbering="true" text:style-name="L5">
        <text:list-item>
          <text:list>
            <text:list-item>
              <text:p text:style-name="P132">No caso de alteração da unidade de lotação e/ou exercício do usuário, <text:change-end text:change-id="ct139674375014104"/><text:change-start text:change-id="ct139674375012952"/>resultando na alteração de acesso aos serviços do Ministério, <text:change-end text:change-id="ct139674375012952"/><text:change-start text:change-id="ct139674375014296"/>o <text:change-end text:change-id="ct139674375014296"/><text:change-start text:change-id="ct139674375014488"/>gestor <text:change-end text:change-id="ct139674375014488"/><text:change text:change-id="ct139674375014680"/><text:change-start text:change-id="ct139674375014872"/>deverá<text:change-end text:change-id="ct139674375014872"/><text:change-start text:change-id="ct139674375015064"/> solicitar<text:change-end text:change-id="ct139674375015064"/><text:change text:change-id="ct139674375015256"/><text:change-start text:change-id="ct139674375015448"/> <text:change-end text:change-id="ct139674375015448"/><text:change-start text:change-id="ct139674375015640"/>mudança<text:change-end text:change-id="ct139674375015640"/><text:change-start text:change-id="ct139674375015832"/>s de acesso através do serviço “Acesso aos sistemas do Ministério da Cultura”<text:change-end text:change-id="ct139674375015832"/><text:change text:change-id="ct139674375016024"/><text:change-start text:change-id="ct139674375016216"/>. <text:change-end text:change-id="ct139674375016216"/><text:change-start text:change-id="ct139674375033224"/>A CGTI removerá todos os acessos do usuário aos sistemas em que estiver vinculado, a exceção dos sistemas SRH e de Ponto Eletrônico, este último para o caso de usuário do tipo servidor.</text:p>
            </text:list-item>
          </text:list>
        </text:list-item>
      </text:list>
      <text:p text:style-name="P26"/>
      <text:list xml:id="list1605343622" text:continue-numbering="true" text:style-name="L5">
        <text:list-item>
          <text:list>
            <text:list-item>
              <text:p text:style-name="P132">Os gestores de sistema ou sítio serão responsáveis por conceder acessos a sistemas necessários às atividades do usuário na nova unidade de lotação ou exercício do usuário.</text:p>
            </text:list-item>
          </text:list>
        </text:list-item>
      </text:list>
      <text:p text:style-name="P26"/>
      <text:list xml:id="list340730269" text:continue-numbering="true" text:style-name="L5">
        <text:list-item>
          <text:p text:style-name="P137">DO DESLIGAMENTO</text:p>
        </text:list-item>
      </text:list>
      <text:p text:style-name="P56"/>
      <text:list xml:id="list1556546346" text:continue-numbering="true" text:style-name="L5">
        <text:list-item>
          <text:list>
            <text:list-item>
              <text:p text:style-name="P132">É de responsabilidade do gestor do usuário registrar imediatamente o seu desligamento <text:soft-page-break/>do MinC, a partir do sistema SRH.<text:change-end text:change-id="ct139674375033224"/><text:change text:change-id="ct139674375032840"/><text:change-start text:change-id="ct139674375033032"/></text:p>
            </text:list-item>
          </text:list>
        </text:list-item>
      </text:list>
      <text:p text:style-name="P25"/>
      <text:list xml:id="list1232826642" text:continue-numbering="true" text:style-name="L5">
        <text:list-item>
          <text:list>
            <text:list-item>
              <text:p text:style-name="P132">A partir da informação do seu desligamento, <text:change-end text:change-id="ct139674375033032"/><text:change-start text:change-id="ct139674375033416"/><text:span text:style-name="T6">a área de RH ou o gestor responsável solicitará a exclusão de usuário para acesso aos serviços de TIC e endereço eletrônico através do serviço “Remoção de conta de usuário”</text:span><text:change-end text:change-id="ct139674375033416"/><text:change text:change-id="ct139674375033608"/><text:change-start text:change-id="ct139674375033800"/><text:span text:style-name="T6">, disponível nos canais de atendimento, de acordo com o Art. 3º da norma.</text:span><text:change-end text:change-id="ct139674375033800"/><text:change text:change-id="ct139674375033992"/><text:change-start text:change-id="ct139674375034184"/></text:p>
            </text:list-item>
          </text:list>
        </text:list-item>
      </text:list>
      <text:p text:style-name="P26"/>
      <text:list xml:id="list811775571" text:continue-numbering="true" text:style-name="L5">
        <text:list-item>
          <text:list>
            <text:list-item>
              <text:p text:style-name="P132">Através de rotina diária, a CGTI fará bloqueio de usuários com cadastro de duração temporária ou com mais de 35 dias corridos sem login nos serviços de rede e de correio eletrônico, exceto para usuários em situação de licença no sistema SRH.</text:p>
            </text:list-item>
          </text:list>
        </text:list-item>
      </text:list>
      <text:p text:style-name="P26"/>
      <text:list xml:id="list1104444234" text:continue-numbering="true" text:style-name="L5">
        <text:list-item>
          <text:list>
            <text:list-item>
              <text:p text:style-name="P132">A CGTI fará a exclusão definitiva do usuário após 10 dias corridos do seu bloqueio, precedida de cópia de segurança (backup) das informações de interesse do MinC.</text:p>
            </text:list-item>
          </text:list>
        </text:list-item>
      </text:list>
      <text:p text:style-name="P26"/>
      <text:list xml:id="list991899954" text:continue-numbering="true" text:style-name="L5">
        <text:list-item>
          <text:p text:style-name="P137">DOS PERFIS DE USUÁRIOS</text:p>
        </text:list-item>
      </text:list>
      <text:p text:style-name="P56"/>
      <text:list xml:id="list468289798" text:continue-numbering="true" text:style-name="L5">
        <text:list-item>
          <text:list>
            <text:list-item>
              <text:p text:style-name="P132">O acesso e o limite de uso aos serviços de tecnologia da informação e comunicação serão regidos de acordo com o perfil do usuário.</text:p>
            </text:list-item>
          </text:list>
        </text:list-item>
      </text:list>
      <text:p text:style-name="P26"/>
      <text:list xml:id="list1224825128" text:continue-numbering="true" text:style-name="L5">
        <text:list-item>
          <text:list>
            <text:list-item>
              <text:p text:style-name="P132">Os perfis de usuários dos serviços de TIC são os seguintes:</text:p>
            </text:list-item>
          </text:list>
        </text:list-item>
      </text:list>
      <text:p text:style-name="P26"/>
      <text:p text:style-name="P4"><text:change-end text:change-id="ct139674375034184"/><text:change text:change-id="ct139674375034376"/><text:change-start text:change-id="ct139674375034568"/><text:tab/><text:tab/><text:change-end text:change-id="ct139674375034568"/><text:change text:change-id="ct139674375034760"/></text:p>
      <table:table table:name="Tabela1" table:style-name="Tabela1">
        <table:table-column table:style-name="Tabela1.A"/>
        <table:table-column table:style-name="Tabela1.B"/>
        <table:table-row>
          <table:table-cell table:style-name="Tabela1.A1" office:value-type="string">
            <text:p text:style-name="P7"><text:change-start text:change-id="ct139674375047056"/>Perfil<text:change-end text:change-id="ct139674375047056"/></text:p>
          </table:table-cell>
          <table:table-cell table:style-name="Tabela1.A1" office:value-type="string">
            <text:p text:style-name="P7"><text:change-start text:change-id="ct139674375046288"/>Usuários atribuídos por padrão ao perfil<text:change-end text:change-id="ct139674375046288"/></text:p>
          </table:table-cell>
        </table:table-row>
        <table:table-row>
          <table:table-cell table:style-name="Tabela1.A1" office:value-type="string">
            <text:p text:style-name="P7"><text:change-start text:change-id="ct139674375047248"/>A1<text:change-end text:change-id="ct139674375047248"/></text:p>
          </table:table-cell>
          <table:table-cell table:style-name="Tabela1.A1" office:value-type="string">
            <text:p text:style-name="P1"><text:change-start text:change-id="ct139674375047440"/>Servidores NE ou DAS 6<text:change-end text:change-id="ct139674375047440"/><text:change-start text:change-id="ct139674375047824"/> <text:change-end text:change-id="ct139674375047824"/></text:p>
          </table:table-cell>
        </table:table-row>
        <table:table-row>
          <table:table-cell table:style-name="Tabela1.A1" office:value-type="string">
            <text:p text:style-name="P7"><text:change-start text:change-id="ct139674375047632"/>A2<text:change-end text:change-id="ct139674375047632"/></text:p>
          </table:table-cell>
          <table:table-cell table:style-name="Tabela1.A1" office:value-type="string">
            <text:p text:style-name="P1"><text:change-start text:change-id="ct139674375048016"/>Servidores DAS 5<text:change-end text:change-id="ct139674375048016"/><text:change-start text:change-id="ct139674375048400"/> <text:change-end text:change-id="ct139674375048400"/></text:p>
          </table:table-cell>
        </table:table-row>
        <table:table-row>
          <table:table-cell table:style-name="Tabela1.A1" office:value-type="string">
            <text:p text:style-name="P7"><text:change-start text:change-id="ct139674375048208"/>A3<text:change-end text:change-id="ct139674375048208"/></text:p>
          </table:table-cell>
          <table:table-cell table:style-name="Tabela1.A1" office:value-type="string">
            <text:p text:style-name="P1"><text:change-start text:change-id="ct139674375048592"/>Servidores DAS 4<text:change-end text:change-id="ct139674375048592"/><text:change-start text:change-id="ct139674375048976"/> <text:change-end text:change-id="ct139674375048976"/></text:p>
          </table:table-cell>
        </table:table-row>
        <table:table-row>
          <table:table-cell table:style-name="Tabela1.A1" office:value-type="string">
            <text:p text:style-name="P7"><text:change-start text:change-id="ct139674375048784"/>B1<text:change-end text:change-id="ct139674375048784"/></text:p>
          </table:table-cell>
          <table:table-cell table:style-name="Tabela1.A1" office:value-type="string">
            <text:p text:style-name="P1"><text:change-start text:change-id="ct139674374946840"/>Servidores DAS 3<text:change-end text:change-id="ct139674374946840"/><text:change-start text:change-id="ct139674374947224"/> <text:change-end text:change-id="ct139674374947224"/></text:p>
          </table:table-cell>
        </table:table-row>
        <table:table-row>
          <table:table-cell table:style-name="Tabela1.A1" office:value-type="string">
            <text:p text:style-name="P7"><text:change-start text:change-id="ct139674374947032"/>B2<text:change-end text:change-id="ct139674374947032"/></text:p>
          </table:table-cell>
          <table:table-cell table:style-name="Tabela1.A1" office:value-type="string">
            <text:p text:style-name="P1"><text:change-start text:change-id="ct139674374947416"/>Servidores DAS 2 ou 1<text:change-end text:change-id="ct139674374947416"/><text:change-start text:change-id="ct139674374947800"/> <text:change-end text:change-id="ct139674374947800"/></text:p>
          </table:table-cell>
        </table:table-row>
        <table:table-row>
          <table:table-cell table:style-name="Tabela1.A1" office:value-type="string">
            <text:p text:style-name="P7"><text:change-start text:change-id="ct139674374947608"/>B3<text:change-end text:change-id="ct139674374947608"/></text:p>
          </table:table-cell>
          <table:table-cell table:style-name="Tabela1.A1" office:value-type="string">
            <text:p text:style-name="P1"><text:change-start text:change-id="ct139674374947992"/>Demais servidores<text:change-end text:change-id="ct139674374947992"/><text:change text:change-id="ct139674374948376"/><text:change-start text:change-id="ct139674374948568"/> <text:change-end text:change-id="ct139674374948568"/></text:p>
          </table:table-cell>
        </table:table-row>
        <table:table-row>
          <table:table-cell table:style-name="Tabela1.A1" office:value-type="string">
            <text:p text:style-name="P7"><text:change-start text:change-id="ct139674374948184"/>C1<text:change-end text:change-id="ct139674374948184"/></text:p>
          </table:table-cell>
          <table:table-cell table:style-name="Tabela1.A1" office:value-type="string">
            <text:p text:style-name="P1"><text:change-start text:change-id="ct139674374948760"/>Prestadores de serviço ou Colaboradores eventuais<text:change-end text:change-id="ct139674374948760"/><text:change-start text:change-id="ct139674374949144"/> <text:change-end text:change-id="ct139674374949144"/></text:p>
          </table:table-cell>
        </table:table-row>
        <table:table-row>
          <table:table-cell table:style-name="Tabela1.A1" office:value-type="string">
            <text:p text:style-name="P7"><text:change-start text:change-id="ct139674374948952"/>C2<text:change-end text:change-id="ct139674374948952"/></text:p>
          </table:table-cell>
          <table:table-cell table:style-name="Tabela1.A1" office:value-type="string">
            <text:p text:style-name="P1"><text:change-start text:change-id="ct139674374949336"/>Estagiários<text:change-end text:change-id="ct139674374949336"/></text:p>
          </table:table-cell>
        </table:table-row>
        <table:table-row>
          <table:table-cell table:style-name="Tabela1.A10" office:value-type="string">
            <text:p text:style-name="P7"><text:change-start text:change-id="ct139674374949528"/>D1<text:change-end text:change-id="ct139674374949528"/></text:p>
          </table:table-cell>
          <table:table-cell table:style-name="Tabela1.A10" office:value-type="string">
            <text:p text:style-name="P49"><text:change-start text:change-id="ct139674374949720"/>Visitantes<text:change-end text:change-id="ct139674374949720"/></text:p>
          </table:table-cell>
        </table:table-row>
      </table:table>
      <text:p text:style-name="P51"><text:change-start text:change-id="ct139674374949912"/>Tabela 1 - Relação de perfis de usuários<text:change-end text:change-id="ct139674374949912"/><text:change-start text:change-id="ct139674374950104"/></text:p>
      <text:p text:style-name="P51"><text:change-end text:change-id="ct139674374950104"/><text:change-start text:change-id="ct139674374950296"/></text:p>
      <text:list xml:id="list907601283" text:continue-numbering="true" text:style-name="L5">
        <text:list-item>
          <text:list>
            <text:list-item>
              <text:p text:style-name="P142"><text:span text:style-name="Fonte_20_parág._20_padrão"><text:span text:style-name="T8">A alteração do perfil de um usuário poderá ser realizada, desde que devidamente justificada, </text:span></text:span><text:change-end text:change-id="ct139674374950296"/><text:change-start text:change-id="ct139674374950488"/><text:span text:style-name="Fonte_20_parág._20_padrão"><text:span text:style-name="T8">a </text:span></text:span><text:change-end text:change-id="ct139674374950488"/><text:change-start text:change-id="ct139674374950680"/><text:span text:style-name="Fonte_20_parág._20_padrão"><text:span text:style-name="T8">partir do </text:span></text:span><text:change-end text:change-id="ct139674374950680"/><text:change text:change-id="ct139674374963208"/><text:change-start text:change-id="ct139674374963400"/><text:span text:style-name="Fonte_20_parág._20_padrão"><text:span text:style-name="T8">serviço</text:span></text:span><text:change-end text:change-id="ct139674374963400"/><text:change-start text:change-id="ct139674374963592"/><text:span text:style-name="Fonte_20_parág._20_padrão"><text:span text:style-name="T8"> "Mudança de Perfil ou Acesso de Usuário</text:span></text:span><text:change-end text:change-id="ct139674374963592"/><text:change text:change-id="ct139674374963784"/><text:change-start text:change-id="ct139674374964168"/><text:span text:style-name="Fonte_20_parág._20_padrão"><text:span text:style-name="T8">", </text:span></text:span><text:span text:style-name="Fonte_20_parág._20_padrão"><text:span text:style-name="T10">disponível n</text:span></text:span><text:change-end text:change-id="ct139674374964168"/><text:change text:change-id="ct139674374964360"/><text:change-start text:change-id="ct139674374964552"/><text:span text:style-name="Fonte_20_parág._20_padrão"><text:span text:style-name="T10">os canais de atendimento da CGTI</text:span></text:span><text:change-end text:change-id="ct139674374964552"/><text:change-start text:change-id="ct139674374963976"/><text:span text:style-name="Fonte_20_parág._20_padrão"><text:span text:style-name="T8">, por Coordenador-Geral, equivalente ou superior sob a sua gestão hierárquica. O novo perfil será no máximo igual ao perfil do usuário responsável pela solicitação.</text:span></text:span></text:p>
            </text:list-item>
          </text:list>
        </text:list-item>
      </text:list>
      <text:p text:style-name="P26"/>
      <text:list xml:id="list1039039048" text:continue-numbering="true" text:style-name="L5">
        <text:list-item>
          <text:list>
            <text:list-item>
              <text:p text:style-name="P132">Os usuários atribuídos a cada perfil deverão ter disponíveis os seguintes serviços:</text:p>
            </text:list-item>
          </text:list>
        </text:list-item>
      </text:list>
      <text:p text:style-name="P48"><text:soft-page-break/></text:p>
      <text:p text:style-name="P1"><text:s text:c="14"/>Tabela 2 - Recursos de rede disponíveis por perfil de usuár<text:change-end text:change-id="ct139674374963976"/><text:change text:change-id="ct139674374965128"/><text:change-start text:change-id="ct139674374964744"/>io<text:change-end text:change-id="ct139674374964744"/><text:change text:change-id="ct139674374965512"/></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7"><text:change-start text:change-id="ct139674374965896"/>Perfil<text:change-end text:change-id="ct139674374965896"/></text:p>
          </table:table-cell>
          <table:table-cell table:style-name="Tabela2.A1" office:value-type="string">
            <text:p text:style-name="P7"><text:change-start text:change-id="ct139674374965704"/>Rede Intranet<text:change-end text:change-id="ct139674374965704"/><text:change-start text:change-id="ct139674374966280"/> e Wi-fi Produção<text:change-end text:change-id="ct139674374966280"/></text:p>
          </table:table-cell>
          <table:table-cell table:style-name="Tabela2.A1" office:value-type="string">
            <text:p text:style-name="P7"><text:change-start text:change-id="ct139674374966088"/>Rede Wi<text:change-end text:change-id="ct139674374966088"/><text:change-start text:change-id="ct139674374966664"/>-<text:change-end text:change-id="ct139674374966664"/><text:change-start text:change-id="ct139674374966856"/>fi <text:change-end text:change-id="ct139674374966856"/><text:change text:change-id="ct139674374967048"/><text:change-start text:change-id="ct139674374975504"/>Visitante<text:change-end text:change-id="ct139674374975504"/></text:p>
          </table:table-cell>
          <table:table-cell table:style-name="Tabela2.A1" office:value-type="string">
            <text:p text:style-name="P11"><text:change-start text:change-id="ct139674374966472"/><text:span text:style-name="Fonte_20_parág._20_padrão"><text:span text:style-name="T20">Rede VPN</text:span></text:span><text:span text:style-name="Fonte_20_parág._20_padrão"><text:span text:style-name="T21">1</text:span></text:span><text:change-end text:change-id="ct139674374966472"/></text:p>
          </table:table-cell>
        </table:table-row>
        <table:table-row>
          <table:table-cell table:style-name="Tabela2.A1" office:value-type="string">
            <text:p text:style-name="P7"><text:change-start text:change-id="ct139674374975696"/>A1<text:change-end text:change-id="ct139674374975696"/></text:p>
          </table:table-cell>
          <table:table-cell table:style-name="Tabela2.A1" office:value-type="string">
            <text:p text:style-name="P14"><text:change-start text:change-id="ct139674374975888"/>X<text:change-end text:change-id="ct139674374975888"/></text:p>
          </table:table-cell>
          <table:table-cell table:style-name="Tabela2.A1" office:value-type="string">
            <text:p text:style-name="P14"><text:change-start text:change-id="ct139674374976080"/>X<text:change-end text:change-id="ct139674374976080"/></text:p>
          </table:table-cell>
          <table:table-cell table:style-name="Tabela2.A1" office:value-type="string">
            <text:p text:style-name="P14"><text:change-start text:change-id="ct139674374976272"/>X<text:change-end text:change-id="ct139674374976272"/></text:p>
          </table:table-cell>
        </table:table-row>
        <table:table-row>
          <table:table-cell table:style-name="Tabela2.A1" office:value-type="string">
            <text:p text:style-name="P7"><text:change-start text:change-id="ct139674374976464"/>A2<text:change-end text:change-id="ct139674374976464"/></text:p>
          </table:table-cell>
          <table:table-cell table:style-name="Tabela2.A1" office:value-type="string">
            <text:p text:style-name="P14"><text:change-start text:change-id="ct139674374976656"/>X<text:change-end text:change-id="ct139674374976656"/></text:p>
          </table:table-cell>
          <table:table-cell table:style-name="Tabela2.A1" office:value-type="string">
            <text:p text:style-name="P14"><text:change-start text:change-id="ct139674374976848"/>X<text:change-end text:change-id="ct139674374976848"/></text:p>
          </table:table-cell>
          <table:table-cell table:style-name="Tabela2.A1" office:value-type="string">
            <text:p text:style-name="P14"><text:change-start text:change-id="ct139674374977040"/>X<text:change-end text:change-id="ct139674374977040"/></text:p>
          </table:table-cell>
        </table:table-row>
        <table:table-row>
          <table:table-cell table:style-name="Tabela2.A1" office:value-type="string">
            <text:p text:style-name="P7"><text:change-start text:change-id="ct139674374977232"/>A3<text:change-end text:change-id="ct139674374977232"/></text:p>
          </table:table-cell>
          <table:table-cell table:style-name="Tabela2.A1" office:value-type="string">
            <text:p text:style-name="P14"><text:change-start text:change-id="ct139674374977424"/>X<text:change-end text:change-id="ct139674374977424"/></text:p>
          </table:table-cell>
          <table:table-cell table:style-name="Tabela2.A1" office:value-type="string">
            <text:p text:style-name="P14"><text:change-start text:change-id="ct139674374977616"/>X<text:change-end text:change-id="ct139674374977616"/></text:p>
          </table:table-cell>
          <table:table-cell table:style-name="Tabela2.A1" office:value-type="string">
            <text:p text:style-name="P14"><text:change-start text:change-id="ct139674374977808"/>X<text:change-end text:change-id="ct139674374977808"/></text:p>
          </table:table-cell>
        </table:table-row>
        <table:table-row>
          <table:table-cell table:style-name="Tabela2.A1" office:value-type="string">
            <text:p text:style-name="P7"><text:change-start text:change-id="ct139674374978000"/>B1<text:change-end text:change-id="ct139674374978000"/></text:p>
          </table:table-cell>
          <table:table-cell table:style-name="Tabela2.A1" office:value-type="string">
            <text:p text:style-name="P14"><text:change-start text:change-id="ct139674374978192"/>X<text:change-end text:change-id="ct139674374978192"/></text:p>
          </table:table-cell>
          <table:table-cell table:style-name="Tabela2.A1" office:value-type="string">
            <text:p text:style-name="P14"><text:change-start text:change-id="ct139674374978384"/>X<text:change-end text:change-id="ct139674374978384"/></text:p>
          </table:table-cell>
          <table:table-cell table:style-name="Tabela2.A1" office:value-type="string">
            <text:p text:style-name="P14"><text:change-start text:change-id="ct139674374978576"/>-<text:change-end text:change-id="ct139674374978576"/></text:p>
          </table:table-cell>
        </table:table-row>
        <table:table-row>
          <table:table-cell table:style-name="Tabela2.A1" office:value-type="string">
            <text:p text:style-name="P7"><text:change-start text:change-id="ct139674374978768"/>B2<text:change-end text:change-id="ct139674374978768"/></text:p>
          </table:table-cell>
          <table:table-cell table:style-name="Tabela2.A1" office:value-type="string">
            <text:p text:style-name="P14"><text:change-start text:change-id="ct139674374978960"/>X<text:change-end text:change-id="ct139674374978960"/></text:p>
          </table:table-cell>
          <table:table-cell table:style-name="Tabela2.A1" office:value-type="string">
            <text:p text:style-name="P14"><text:change-start text:change-id="ct139674374979152"/>X<text:change-end text:change-id="ct139674374979152"/></text:p>
          </table:table-cell>
          <table:table-cell table:style-name="Tabela2.A1" office:value-type="string">
            <text:p text:style-name="P14"><text:change-start text:change-id="ct139674374979344"/>-<text:change-end text:change-id="ct139674374979344"/></text:p>
          </table:table-cell>
        </table:table-row>
        <table:table-row>
          <table:table-cell table:style-name="Tabela2.A1" office:value-type="string">
            <text:p text:style-name="P7"><text:change-start text:change-id="ct139674374983704"/>B3<text:change-end text:change-id="ct139674374983704"/></text:p>
          </table:table-cell>
          <table:table-cell table:style-name="Tabela2.A1" office:value-type="string">
            <text:p text:style-name="P14"><text:change-start text:change-id="ct139674374983896"/>X<text:change-end text:change-id="ct139674374983896"/></text:p>
          </table:table-cell>
          <table:table-cell table:style-name="Tabela2.A1" office:value-type="string">
            <text:p text:style-name="P14"><text:change-start text:change-id="ct139674374984088"/>X<text:change-end text:change-id="ct139674374984088"/></text:p>
          </table:table-cell>
          <table:table-cell table:style-name="Tabela2.A1" office:value-type="string">
            <text:p text:style-name="P14"><text:change-start text:change-id="ct139674374984280"/>-<text:change-end text:change-id="ct139674374984280"/></text:p>
          </table:table-cell>
        </table:table-row>
        <table:table-row>
          <table:table-cell table:style-name="Tabela2.A1" office:value-type="string">
            <text:p text:style-name="P7"><text:change-start text:change-id="ct139674374984472"/>C1<text:change-end text:change-id="ct139674374984472"/></text:p>
          </table:table-cell>
          <table:table-cell table:style-name="Tabela2.A1" office:value-type="string">
            <text:p text:style-name="P14"><text:change-start text:change-id="ct139674374984664"/>X<text:change-end text:change-id="ct139674374984664"/></text:p>
          </table:table-cell>
          <table:table-cell table:style-name="Tabela2.A1" office:value-type="string">
            <text:p text:style-name="P14"><text:change-start text:change-id="ct139674374984856"/>X<text:change-end text:change-id="ct139674374984856"/></text:p>
          </table:table-cell>
          <table:table-cell table:style-name="Tabela2.A1" office:value-type="string">
            <text:p text:style-name="P14"><text:change-start text:change-id="ct139674374985048"/>-<text:change-end text:change-id="ct139674374985048"/></text:p>
          </table:table-cell>
        </table:table-row>
        <table:table-row>
          <table:table-cell table:style-name="Tabela2.A1" office:value-type="string">
            <text:p text:style-name="P7"><text:change-start text:change-id="ct139674374985240"/>C2<text:change-end text:change-id="ct139674374985240"/></text:p>
          </table:table-cell>
          <table:table-cell table:style-name="Tabela2.A1" office:value-type="string">
            <text:p text:style-name="P14"><text:change-start text:change-id="ct139674374985432"/>X<text:change-end text:change-id="ct139674374985432"/></text:p>
          </table:table-cell>
          <table:table-cell table:style-name="Tabela2.A1" office:value-type="string">
            <text:p text:style-name="P14"><text:change-start text:change-id="ct139674374985624"/>X<text:change-end text:change-id="ct139674374985624"/></text:p>
          </table:table-cell>
          <table:table-cell table:style-name="Tabela2.A1" office:value-type="string">
            <text:p text:style-name="P14"><text:change-start text:change-id="ct139674374985816"/>-<text:change-end text:change-id="ct139674374985816"/></text:p>
          </table:table-cell>
        </table:table-row>
        <table:table-row>
          <table:table-cell table:style-name="Tabela2.A10" office:value-type="string">
            <text:p text:style-name="P7"><text:change-start text:change-id="ct139674374986008"/>D1<text:change-end text:change-id="ct139674374986008"/></text:p>
          </table:table-cell>
          <table:table-cell table:style-name="Tabela2.A10" office:value-type="string">
            <text:p text:style-name="P14"><text:change-start text:change-id="ct139674374986200"/>-<text:change-end text:change-id="ct139674374986200"/></text:p>
          </table:table-cell>
          <table:table-cell table:style-name="Tabela2.A10" office:value-type="string">
            <text:p text:style-name="P14"><text:change-start text:change-id="ct139674374986392"/>X<text:change-end text:change-id="ct139674374986392"/></text:p>
          </table:table-cell>
          <table:table-cell table:style-name="Tabela2.A10" office:value-type="string">
            <text:p text:style-name="P14"><text:change-start text:change-id="ct139674374986584"/>-<text:change-end text:change-id="ct139674374986584"/></text:p>
          </table:table-cell>
        </table:table-row>
      </table:table>
      <text:p text:style-name="P8"><text:change text:change-id="ct139674374986776"/><text:change-start text:change-id="ct139674374986968"/><text:span text:style-name="Fonte_20_parág._20_padrão"><text:span text:style-name="T17">1 </text:span></text:span><text:change-end text:change-id="ct139674374986968"/><text:change-start text:change-id="ct139674374987160"/><text:span text:style-name="Fonte_20_parág._20_padrão"><text:span text:style-name="T12">Acesso individual ao recurso poderá ser concedido para usuários mediante </text:span></text:span><text:change-end text:change-id="ct139674374987160"/><text:change text:change-id="ct139674374987352"/><text:change-start text:change-id="ct139674374987544"/><text:span text:style-name="Fonte_20_parág._20_padrão"><text:span text:style-name="T12">serviço</text:span></text:span><text:change-end text:change-id="ct139674374987544"/><text:change-start text:change-id="ct139674374901768"/><text:span text:style-name="Fonte_20_parág._20_padrão"><text:span text:style-name="T12"> "Mudança de Perfil ou Acesso de Usuário", disponível n</text:span></text:span><text:change-end text:change-id="ct139674374901768"/><text:change text:change-id="ct139674374901960"/><text:change-start text:change-id="ct139674374902152"/><text:span text:style-name="Fonte_20_parág._20_padrão"><text:span text:style-name="T12">os canais de atendimento</text:span></text:span><text:change-end text:change-id="ct139674374902152"/><text:change-start text:change-id="ct139674374902536"/><text:span text:style-name="Fonte_20_parág._20_padrão"><text:span text:style-name="T12">, por Coordenador-Geral ou equivalente e aprovação da CGTI.</text:span></text:span><text:change-end text:change-id="ct139674374902536"/><text:change-start text:change-id="ct139674374902344"/></text:p>
      <text:p text:style-name="P48"/>
      <text:p text:style-name="P9"><text:s text:c="13"/>Tabela 3 - Recursos de rede Internet disponíveis por perfil de usuário<text:change-end text:change-id="ct139674374902344"/><text:change text:change-id="ct139674374902920"/></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table-cell table:style-name="Tabela3.A1" table:number-rows-spanned="2" office:value-type="string">
            <text:p text:style-name="P10"><text:change-start text:change-id="ct139674374903304"/>Perfil<text:change-end text:change-id="ct139674374903304"/><text:change text:change-id="ct139674374903880"/><text:change text:change-id="ct139674374903688"/><text:change text:change-id="ct139674374903496"/></text:p>
          </table:table-cell>
          <table:table-cell table:style-name="Tabela3.A1" table:number-columns-spanned="5" office:value-type="string">
            <text:p text:style-name="P11"><text:change-start text:change-id="ct139674374903112"/><text:span text:style-name="Fonte_20_parág._20_padrão"><text:span text:style-name="T44">Rede Internet</text:span></text:span><text:change-end text:change-id="ct139674374903112"/><text:change text:change-id="ct139674374904264"/></text:p>
          </table:table-cell>
          <table:covered-table-cell/>
          <table:covered-table-cell/>
          <table:covered-table-cell/>
          <table:covered-table-cell/>
        </table:table-row>
        <table:table-row>
          <table:covered-table-cell/>
          <table:table-cell table:style-name="Tabela3.A1" office:value-type="string">
            <text:p text:style-name="P75"><text:change-start text:change-id="ct139674374904072"/>Demais conteúdos<text:change-end text:change-id="ct139674374904072"/></text:p>
          </table:table-cell>
          <table:table-cell table:style-name="Tabela3.A1" office:value-type="string">
            <text:p text:style-name="P12"><text:change-start text:change-id="ct139674374904456"/><text:span text:style-name="Fonte_20_parág._20_padrão"><text:span text:style-name="T44">Redes sociais¹</text:span></text:span><text:change-end text:change-id="ct139674374904456"/></text:p>
          </table:table-cell>
          <table:table-cell table:style-name="Tabela3.A1" office:value-type="string">
            <text:p text:style-name="P75"><text:change-start text:change-id="ct139674374904648"/>Compart. e sincronização de arquivos<text:change-end text:change-id="ct139674374904648"/></text:p>
          </table:table-cell>
          <table:table-cell table:style-name="Tabela3.A1" office:value-type="string">
            <text:p text:style-name="P75"><text:change-start text:change-id="ct139674374904840"/>Portais de download de arquivos<text:change-end text:change-id="ct139674374904840"/></text:p>
          </table:table-cell>
          <table:table-cell table:style-name="Tabela3.A1" office:value-type="string">
            <text:p text:style-name="P12"><text:change-start text:change-id="ct139674374905032"/><text:span text:style-name="Fonte_20_parág._20_padrão"><text:span text:style-name="T44">Streaming de mídia</text:span></text:span><text:change-end text:change-id="ct139674374905032"/><text:change-start text:change-id="ct139674374905416"/><text:span text:style-name="Fonte_20_parág._20_padrão"><text:span text:style-name="T44">²</text:span></text:span><text:change-end text:change-id="ct139674374905416"/><text:change text:change-id="ct139674374905608"/></text:p>
          </table:table-cell>
        </table:table-row>
        <table:table-row>
          <table:table-cell table:style-name="Tabela3.A1" office:value-type="string">
            <text:p text:style-name="P7"><text:change-start text:change-id="ct139674374905224"/>A1<text:change-end text:change-id="ct139674374905224"/></text:p>
          </table:table-cell>
          <table:table-cell table:style-name="Tabela3.A1" office:value-type="string">
            <text:p text:style-name="P14"><text:change-start text:change-id="ct139674374914064"/>X<text:change-end text:change-id="ct139674374914064"/></text:p>
          </table:table-cell>
          <table:table-cell table:style-name="Tabela3.A1" office:value-type="string">
            <text:p text:style-name="P14"><text:change-start text:change-id="ct139674374914256"/>-<text:change-end text:change-id="ct139674374914256"/></text:p>
          </table:table-cell>
          <table:table-cell table:style-name="Tabela3.A1" office:value-type="string">
            <text:p text:style-name="P14"><text:change-start text:change-id="ct139674374914448"/>-<text:change-end text:change-id="ct139674374914448"/></text:p>
          </table:table-cell>
          <table:table-cell table:style-name="Tabela3.A1" office:value-type="string">
            <text:p text:style-name="P14"><text:change-start text:change-id="ct139674374914640"/>-<text:change-end text:change-id="ct139674374914640"/></text:p>
          </table:table-cell>
          <table:table-cell table:style-name="Tabela3.A1" office:value-type="string">
            <text:p text:style-name="P14"><text:change-start text:change-id="ct139674374914832"/>X<text:change-end text:change-id="ct139674374914832"/></text:p>
          </table:table-cell>
        </table:table-row>
        <table:table-row>
          <table:table-cell table:style-name="Tabela3.A1" office:value-type="string">
            <text:p text:style-name="P7"><text:change-start text:change-id="ct139674374915024"/>A2<text:change-end text:change-id="ct139674374915024"/></text:p>
          </table:table-cell>
          <table:table-cell table:style-name="Tabela3.A1" office:value-type="string">
            <text:p text:style-name="P14"><text:change-start text:change-id="ct139674374915216"/>X<text:change-end text:change-id="ct139674374915216"/></text:p>
          </table:table-cell>
          <table:table-cell table:style-name="Tabela3.A1" office:value-type="string">
            <text:p text:style-name="P14"><text:change-start text:change-id="ct139674374915408"/>-<text:change-end text:change-id="ct139674374915408"/></text:p>
          </table:table-cell>
          <table:table-cell table:style-name="Tabela3.A1" office:value-type="string">
            <text:p text:style-name="P14"><text:change-start text:change-id="ct139674374915600"/>-<text:change-end text:change-id="ct139674374915600"/></text:p>
          </table:table-cell>
          <table:table-cell table:style-name="Tabela3.A1" office:value-type="string">
            <text:p text:style-name="P14"><text:change-start text:change-id="ct139674374915792"/>-<text:change-end text:change-id="ct139674374915792"/></text:p>
          </table:table-cell>
          <table:table-cell table:style-name="Tabela3.A1" office:value-type="string">
            <text:p text:style-name="P14"><text:change-start text:change-id="ct139674374915984"/>X<text:change-end text:change-id="ct139674374915984"/></text:p>
          </table:table-cell>
        </table:table-row>
        <table:table-row>
          <table:table-cell table:style-name="Tabela3.A1" office:value-type="string">
            <text:p text:style-name="P7"><text:change-start text:change-id="ct139674374916176"/>A3<text:change-end text:change-id="ct139674374916176"/></text:p>
          </table:table-cell>
          <table:table-cell table:style-name="Tabela3.A1" office:value-type="string">
            <text:p text:style-name="P14"><text:change-start text:change-id="ct139674374916368"/>X<text:change-end text:change-id="ct139674374916368"/></text:p>
          </table:table-cell>
          <table:table-cell table:style-name="Tabela3.A1" office:value-type="string">
            <text:p text:style-name="P14"><text:change-start text:change-id="ct139674374916560"/>-<text:change-end text:change-id="ct139674374916560"/></text:p>
          </table:table-cell>
          <table:table-cell table:style-name="Tabela3.A1" office:value-type="string">
            <text:p text:style-name="P14"><text:change-start text:change-id="ct139674374916752"/>-<text:change-end text:change-id="ct139674374916752"/></text:p>
          </table:table-cell>
          <table:table-cell table:style-name="Tabela3.A1" office:value-type="string">
            <text:p text:style-name="P14"><text:change-start text:change-id="ct139674374916944"/>-<text:change-end text:change-id="ct139674374916944"/></text:p>
          </table:table-cell>
          <table:table-cell table:style-name="Tabela3.A1" office:value-type="string">
            <text:p text:style-name="P14"><text:change-start text:change-id="ct139674374917136"/>X<text:change-end text:change-id="ct139674374917136"/></text:p>
          </table:table-cell>
        </table:table-row>
        <table:table-row>
          <table:table-cell table:style-name="Tabela3.A1" office:value-type="string">
            <text:p text:style-name="P7"><text:change-start text:change-id="ct139674374917328"/>B1<text:change-end text:change-id="ct139674374917328"/></text:p>
          </table:table-cell>
          <table:table-cell table:style-name="Tabela3.A1" office:value-type="string">
            <text:p text:style-name="P14"><text:change-start text:change-id="ct139674374917520"/>X<text:change-end text:change-id="ct139674374917520"/></text:p>
          </table:table-cell>
          <table:table-cell table:style-name="Tabela3.A1" office:value-type="string">
            <text:p text:style-name="P14"><text:change-start text:change-id="ct139674374917712"/>-<text:change-end text:change-id="ct139674374917712"/></text:p>
          </table:table-cell>
          <table:table-cell table:style-name="Tabela3.A1" office:value-type="string">
            <text:p text:style-name="P14"><text:change-start text:change-id="ct139674374917904"/>-<text:change-end text:change-id="ct139674374917904"/></text:p>
          </table:table-cell>
          <table:table-cell table:style-name="Tabela3.A1" office:value-type="string">
            <text:p text:style-name="P14"><text:change-start text:change-id="ct139674374795288"/>-<text:change-end text:change-id="ct139674374795288"/></text:p>
          </table:table-cell>
          <table:table-cell table:style-name="Tabela3.A1" office:value-type="string">
            <text:p text:style-name="P13"><text:change-start text:change-id="ct139674374795480"/><text:span text:style-name="Fonte_20_parág._20_padrão"><text:span text:style-name="T3">X</text:span></text:span><text:change-end text:change-id="ct139674374795480"/><text:change text:change-id="ct139674374795864"/></text:p>
          </table:table-cell>
        </table:table-row>
        <table:table-row>
          <table:table-cell table:style-name="Tabela3.A1" office:value-type="string">
            <text:p text:style-name="P7"><text:change-start text:change-id="ct139674374795672"/>B2<text:change-end text:change-id="ct139674374795672"/></text:p>
          </table:table-cell>
          <table:table-cell table:style-name="Tabela3.A1" office:value-type="string">
            <text:p text:style-name="P14"><text:change-start text:change-id="ct139674374796056"/>X<text:change-end text:change-id="ct139674374796056"/></text:p>
          </table:table-cell>
          <table:table-cell table:style-name="Tabela3.A1" office:value-type="string">
            <text:p text:style-name="P14"><text:change-start text:change-id="ct139674374796248"/>-<text:change-end text:change-id="ct139674374796248"/></text:p>
          </table:table-cell>
          <table:table-cell table:style-name="Tabela3.A1" office:value-type="string">
            <text:p text:style-name="P14"><text:change-start text:change-id="ct139674374796440"/>-<text:change-end text:change-id="ct139674374796440"/></text:p>
          </table:table-cell>
          <table:table-cell table:style-name="Tabela3.A1" office:value-type="string">
            <text:p text:style-name="P14"><text:change-start text:change-id="ct139674374796632"/>-<text:change-end text:change-id="ct139674374796632"/></text:p>
          </table:table-cell>
          <table:table-cell table:style-name="Tabela3.A1" office:value-type="string">
            <text:p text:style-name="P13"><text:change-start text:change-id="ct139674374796824"/><text:span text:style-name="Fonte_20_parág._20_padrão"><text:span text:style-name="T3">X</text:span></text:span><text:change-end text:change-id="ct139674374796824"/><text:change text:change-id="ct139674374797208"/></text:p>
          </table:table-cell>
        </table:table-row>
        <table:table-row>
          <table:table-cell table:style-name="Tabela3.A1" office:value-type="string">
            <text:p text:style-name="P7"><text:change-start text:change-id="ct139674374797016"/>B3<text:change-end text:change-id="ct139674374797016"/></text:p>
          </table:table-cell>
          <table:table-cell table:style-name="Tabela3.A1" office:value-type="string">
            <text:p text:style-name="P14"><text:change-start text:change-id="ct139674374797400"/>X<text:change-end text:change-id="ct139674374797400"/></text:p>
          </table:table-cell>
          <table:table-cell table:style-name="Tabela3.A1" office:value-type="string">
            <text:p text:style-name="P14"><text:change-start text:change-id="ct139674374797592"/>-<text:change-end text:change-id="ct139674374797592"/></text:p>
          </table:table-cell>
          <table:table-cell table:style-name="Tabela3.A1" office:value-type="string">
            <text:p text:style-name="P14"><text:change-start text:change-id="ct139674374797784"/>-<text:change-end text:change-id="ct139674374797784"/></text:p>
          </table:table-cell>
          <table:table-cell table:style-name="Tabela3.A1" office:value-type="string">
            <text:p text:style-name="P14"><text:change-start text:change-id="ct139674374797976"/>-<text:change-end text:change-id="ct139674374797976"/></text:p>
          </table:table-cell>
          <table:table-cell table:style-name="Tabela3.A1" office:value-type="string">
            <text:p text:style-name="P13"><text:change-start text:change-id="ct139674374798168"/><text:span text:style-name="Fonte_20_parág._20_padrão"><text:span text:style-name="T3">X</text:span></text:span><text:change-end text:change-id="ct139674374798168"/><text:change text:change-id="ct139674374798552"/></text:p>
          </table:table-cell>
        </table:table-row>
        <table:table-row>
          <table:table-cell table:style-name="Tabela3.A1" office:value-type="string">
            <text:p text:style-name="P7"><text:change-start text:change-id="ct139674374798360"/>C1<text:change-end text:change-id="ct139674374798360"/></text:p>
          </table:table-cell>
          <table:table-cell table:style-name="Tabela3.A1" office:value-type="string">
            <text:p text:style-name="P14"><text:change-start text:change-id="ct139674374798744"/>X<text:change-end text:change-id="ct139674374798744"/></text:p>
          </table:table-cell>
          <table:table-cell table:style-name="Tabela3.A1" office:value-type="string">
            <text:p text:style-name="P14"><text:change-start text:change-id="ct139674374798936"/>-<text:change-end text:change-id="ct139674374798936"/></text:p>
          </table:table-cell>
          <table:table-cell table:style-name="Tabela3.A1" office:value-type="string">
            <text:p text:style-name="P14"><text:change-start text:change-id="ct139674374799128"/>-<text:change-end text:change-id="ct139674374799128"/></text:p>
          </table:table-cell>
          <table:table-cell table:style-name="Tabela3.A1" office:value-type="string">
            <text:p text:style-name="P14"><text:change-start text:change-id="ct139674374815752"/>-<text:change-end text:change-id="ct139674374815752"/></text:p>
          </table:table-cell>
          <table:table-cell table:style-name="Tabela3.A1" office:value-type="string">
            <text:p text:style-name="P14"><text:change-start text:change-id="ct139674374815944"/>-<text:change-end text:change-id="ct139674374815944"/></text:p>
          </table:table-cell>
        </table:table-row>
        <table:table-row>
          <table:table-cell table:style-name="Tabela3.A1" office:value-type="string">
            <text:p text:style-name="P7"><text:change-start text:change-id="ct139674374816136"/>C2<text:change-end text:change-id="ct139674374816136"/></text:p>
          </table:table-cell>
          <table:table-cell table:style-name="Tabela3.A1" office:value-type="string">
            <text:p text:style-name="P14"><text:change-start text:change-id="ct139674374816328"/>X<text:change-end text:change-id="ct139674374816328"/></text:p>
          </table:table-cell>
          <table:table-cell table:style-name="Tabela3.A1" office:value-type="string">
            <text:p text:style-name="P14"><text:change-start text:change-id="ct139674374816520"/>-<text:change-end text:change-id="ct139674374816520"/></text:p>
          </table:table-cell>
          <table:table-cell table:style-name="Tabela3.A1" office:value-type="string">
            <text:p text:style-name="P14"><text:change-start text:change-id="ct139674374816712"/>-<text:change-end text:change-id="ct139674374816712"/></text:p>
          </table:table-cell>
          <table:table-cell table:style-name="Tabela3.A1" office:value-type="string">
            <text:p text:style-name="P14"><text:change-start text:change-id="ct139674374816904"/>-<text:change-end text:change-id="ct139674374816904"/></text:p>
          </table:table-cell>
          <table:table-cell table:style-name="Tabela3.A1" office:value-type="string">
            <text:p text:style-name="P14"><text:change-start text:change-id="ct139674374817096"/>-<text:change-end text:change-id="ct139674374817096"/></text:p>
          </table:table-cell>
        </table:table-row>
        <table:table-row>
          <table:table-cell table:style-name="Tabela3.A11" office:value-type="string">
            <text:p text:style-name="P7"><text:change-start text:change-id="ct139674374817288"/>D1<text:change-end text:change-id="ct139674374817288"/></text:p>
          </table:table-cell>
          <table:table-cell table:style-name="Tabela3.A11" office:value-type="string">
            <text:p text:style-name="P14"><text:change-start text:change-id="ct139674374817672"/>X<text:change-end text:change-id="ct139674374817672"/></text:p>
          </table:table-cell>
          <table:table-cell table:style-name="Tabela3.A11" office:value-type="string">
            <text:p text:style-name="P14"><text:change-start text:change-id="ct139674374817864"/>-<text:change-end text:change-id="ct139674374817864"/></text:p>
          </table:table-cell>
          <table:table-cell table:style-name="Tabela3.A11" office:value-type="string">
            <text:p text:style-name="P14"><text:change-start text:change-id="ct139674374818056"/>-<text:change-end text:change-id="ct139674374818056"/></text:p>
          </table:table-cell>
          <table:table-cell table:style-name="Tabela3.A11" office:value-type="string">
            <text:p text:style-name="P14"><text:change-start text:change-id="ct139674374818248"/>-<text:change-end text:change-id="ct139674374818248"/></text:p>
          </table:table-cell>
          <table:table-cell table:style-name="Tabela3.A11" office:value-type="string">
            <text:p text:style-name="P14"><text:change-start text:change-id="ct139674374818440"/>-<text:change-end text:change-id="ct139674374818440"/></text:p>
          </table:table-cell>
        </table:table-row>
      </table:table>
      <text:p text:style-name="P8"><text:change text:change-id="ct139674374817480"/><text:change-start text:change-id="ct139674374818632"/><text:span text:style-name="Fonte_20_parág._20_padrão"><text:span text:style-name="T17">1 </text:span></text:span><text:span text:style-name="Fonte_20_parág._20_padrão"><text:span text:style-name="T12">Acesso individual ao recurso poderá ser concedido para usuários mediante serviço "Mudança de Perfil ou Acesso de Usuário", disponível nos canais de atendimento, por Coordenador-Geral ou equivalente e aprovação da CGTI.</text:span></text:span><text:change-end text:change-id="ct139674374818632"/><text:change-start text:change-id="ct139674374819208"/></text:p>
      <text:p text:style-name="P8"><text:span text:style-name="Fonte_20_parág._20_padrão"><text:span text:style-name="T17">2</text:span></text:span><text:span text:style-name="Fonte_20_parág._20_padrão"><text:span text:style-name="T12"> </text:span></text:span><text:change-end text:change-id="ct139674374819208"/><text:change text:change-id="ct139674374819016"/><text:change-start text:change-id="ct139674374819400"/><text:span text:style-name="Fonte_20_parág._20_padrão"><text:span text:style-name="T12">Acesso ao recurso concedido com restrição velocidade de banda.</text:span></text:span><text:change-end text:change-id="ct139674374819400"/><text:change text:change-id="ct139674374819592"/><text:change-start text:change-id="ct139674374840336"/></text:p>
      <text:p text:style-name="P57"><text:change-end text:change-id="ct139674374840336"/><text:change-start text:change-id="ct139674374840528"/></text:p>
      <text:p text:style-name="P57"/>
      <text:p text:style-name="P57"/>
      <text:p text:style-name="P57"/>
      <text:p text:style-name="P57"/>
      <text:p text:style-name="P57"/>
      <text:p text:style-name="P57"><text:change-end text:change-id="ct139674374840528"/><text:change-start text:change-id="ct139674374840720"/></text:p>
      <text:p text:style-name="P57"/>
      <text:p text:style-name="P57"/>
      <text:p text:style-name="P57"><text:change-end text:change-id="ct139674374840720"/><text:change-start text:change-id="ct139674374840912"/></text:p>
      <text:p text:style-name="P57"/>
      <text:p text:style-name="P57"><text:change-end text:change-id="ct139674374840912"/><text:change-start text:change-id="ct139674374841296"/></text:p>
      <text:p text:style-name="P9"><text:soft-page-break/><text:s text:c="13"/>Tabela 4 - Recursos de dispositivos disponíveis por perfil de usuário<text:change-end text:change-id="ct139674374841296"/><text:change text:change-id="ct139674374841488"/></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table:number-rows-spanned="2" office:value-type="string">
            <text:p text:style-name="P7"><text:change-start text:change-id="ct139674374841872"/>Perfil<text:change-end text:change-id="ct139674374841872"/></text:p>
          </table:table-cell>
          <table:table-cell table:style-name="Tabela4.A1" office:value-type="string">
            <text:p text:style-name="P7"><text:change-start text:change-id="ct139674374841680"/>Softwares<text:change-end text:change-id="ct139674374841680"/></text:p>
          </table:table-cell>
          <table:table-cell table:style-name="Tabela4.A1" table:number-columns-spanned="3" office:value-type="string">
            <text:p text:style-name="P7"><text:change-start text:change-id="ct139674374842064"/>Estação de trabalho<text:change-end text:change-id="ct139674374842064"/></text:p>
          </table:table-cell>
          <table:covered-table-cell/>
          <table:covered-table-cell/>
        </table:table-row>
        <table:table-row>
          <table:covered-table-cell/>
          <table:table-cell table:style-name="Tabela4.A1" office:value-type="string">
            <text:p text:style-name="P76"><text:change-start text:change-id="ct139674374842256"/>Pacote Padrão<text:change-end text:change-id="ct139674374842256"/></text:p>
          </table:table-cell>
          <table:table-cell table:style-name="Tabela4.A1" office:value-type="string">
            <text:p text:style-name="P12"><text:change-start text:change-id="ct139674374842448"/><text:span text:style-name="Fonte_20_parág._20_padrão"><text:span text:style-name="T20">Notebook</text:span></text:span><text:span text:style-name="Fonte_20_parág._20_padrão"><text:span text:style-name="T21">1</text:span></text:span><text:change-end text:change-id="ct139674374842448"/></text:p>
          </table:table-cell>
          <table:table-cell table:style-name="Tabela4.A1" office:value-type="string">
            <text:p text:style-name="P76"><text:change-start text:change-id="ct139674374842640"/>Desktop<text:change-end text:change-id="ct139674374842640"/></text:p>
          </table:table-cell>
          <table:table-cell table:style-name="Tabela4.A1" office:value-type="string">
            <text:p text:style-name="P12"><text:change text:change-id="ct139674374842832"/><text:change-start text:change-id="ct139674374843216"/><text:span text:style-name="Fonte_20_parág._20_padrão"><text:span text:style-name="T20"><text:s/>Monitores</text:span></text:span><text:change-end text:change-id="ct139674374843216"/><text:change text:change-id="ct139674374843408"/></text:p>
          </table:table-cell>
        </table:table-row>
        <table:table-row>
          <table:table-cell table:style-name="Tabela4.A1" office:value-type="string">
            <text:p text:style-name="P7"><text:change-start text:change-id="ct139674374843024"/>A1<text:change-end text:change-id="ct139674374843024"/></text:p>
          </table:table-cell>
          <table:table-cell table:style-name="Tabela4.A1" office:value-type="string">
            <text:p text:style-name="P14"><text:change-start text:change-id="ct139674374843600"/>X<text:change-end text:change-id="ct139674374843600"/></text:p>
          </table:table-cell>
          <table:table-cell table:style-name="Tabela4.A1" office:value-type="string">
            <text:p text:style-name="P14"><text:change-start text:change-id="ct139674374843792"/>-<text:change-end text:change-id="ct139674374843792"/></text:p>
          </table:table-cell>
          <table:table-cell table:style-name="Tabela4.A1" office:value-type="string">
            <text:p text:style-name="P14"><text:change-start text:change-id="ct139674374843984"/>X<text:change-end text:change-id="ct139674374843984"/></text:p>
          </table:table-cell>
          <table:table-cell table:style-name="Tabela4.A1" office:value-type="string">
            <text:p text:style-name="P14"><text:change-start text:change-id="ct139674374844176"/>1<text:change-end text:change-id="ct139674374844176"/></text:p>
          </table:table-cell>
        </table:table-row>
        <table:table-row>
          <table:table-cell table:style-name="Tabela4.A1" office:value-type="string">
            <text:p text:style-name="P7"><text:change-start text:change-id="ct139674374856728"/>A2<text:change-end text:change-id="ct139674374856728"/></text:p>
          </table:table-cell>
          <table:table-cell table:style-name="Tabela4.A1" office:value-type="string">
            <text:p text:style-name="P14"><text:change-start text:change-id="ct139674374856920"/>X<text:change-end text:change-id="ct139674374856920"/></text:p>
          </table:table-cell>
          <table:table-cell table:style-name="Tabela4.A1" office:value-type="string">
            <text:p text:style-name="P14"><text:change-start text:change-id="ct139674374857112"/>-<text:change-end text:change-id="ct139674374857112"/></text:p>
          </table:table-cell>
          <table:table-cell table:style-name="Tabela4.A1" office:value-type="string">
            <text:p text:style-name="P14"><text:change-start text:change-id="ct139674374857304"/>X<text:change-end text:change-id="ct139674374857304"/></text:p>
          </table:table-cell>
          <table:table-cell table:style-name="Tabela4.A1" office:value-type="string">
            <text:p text:style-name="P14"><text:change-start text:change-id="ct139674374857496"/>1<text:change-end text:change-id="ct139674374857496"/></text:p>
          </table:table-cell>
        </table:table-row>
        <table:table-row>
          <table:table-cell table:style-name="Tabela4.A1" office:value-type="string">
            <text:p text:style-name="P7"><text:change-start text:change-id="ct139674374857688"/>A3<text:change-end text:change-id="ct139674374857688"/></text:p>
          </table:table-cell>
          <table:table-cell table:style-name="Tabela4.A1" office:value-type="string">
            <text:p text:style-name="P14"><text:change-start text:change-id="ct139674374857880"/>X<text:change-end text:change-id="ct139674374857880"/></text:p>
          </table:table-cell>
          <table:table-cell table:style-name="Tabela4.A1" office:value-type="string">
            <text:p text:style-name="P14"><text:change-start text:change-id="ct139674374858072"/>-<text:change-end text:change-id="ct139674374858072"/></text:p>
          </table:table-cell>
          <table:table-cell table:style-name="Tabela4.A1" office:value-type="string">
            <text:p text:style-name="P14"><text:change-start text:change-id="ct139674374858264"/>X<text:change-end text:change-id="ct139674374858264"/></text:p>
          </table:table-cell>
          <table:table-cell table:style-name="Tabela4.A1" office:value-type="string">
            <text:p text:style-name="P14"><text:change-start text:change-id="ct139674374858456"/>1<text:change-end text:change-id="ct139674374858456"/></text:p>
          </table:table-cell>
        </table:table-row>
        <table:table-row>
          <table:table-cell table:style-name="Tabela4.A1" office:value-type="string">
            <text:p text:style-name="P7"><text:change-start text:change-id="ct139674374858648"/>B1<text:change-end text:change-id="ct139674374858648"/></text:p>
          </table:table-cell>
          <table:table-cell table:style-name="Tabela4.A1" office:value-type="string">
            <text:p text:style-name="P14"><text:change-start text:change-id="ct139674374858840"/>X<text:change-end text:change-id="ct139674374858840"/></text:p>
          </table:table-cell>
          <table:table-cell table:style-name="Tabela4.A1" office:value-type="string">
            <text:p text:style-name="P14"><text:change-start text:change-id="ct139674374859032"/>-<text:change-end text:change-id="ct139674374859032"/></text:p>
          </table:table-cell>
          <table:table-cell table:style-name="Tabela4.A1" office:value-type="string">
            <text:p text:style-name="P14"><text:change-start text:change-id="ct139674374859224"/>X<text:change-end text:change-id="ct139674374859224"/></text:p>
          </table:table-cell>
          <table:table-cell table:style-name="Tabela4.A1" office:value-type="string">
            <text:p text:style-name="P14"><text:change-start text:change-id="ct139674374859416"/>1<text:change-end text:change-id="ct139674374859416"/></text:p>
          </table:table-cell>
        </table:table-row>
        <table:table-row>
          <table:table-cell table:style-name="Tabela4.A1" office:value-type="string">
            <text:p text:style-name="P7"><text:change-start text:change-id="ct139674374859608"/>B2<text:change-end text:change-id="ct139674374859608"/></text:p>
          </table:table-cell>
          <table:table-cell table:style-name="Tabela4.A1" office:value-type="string">
            <text:p text:style-name="P14"><text:change-start text:change-id="ct139674374859800"/>X<text:change-end text:change-id="ct139674374859800"/></text:p>
          </table:table-cell>
          <table:table-cell table:style-name="Tabela4.A1" office:value-type="string">
            <text:p text:style-name="P14"><text:change-start text:change-id="ct139674374859992"/>-<text:change-end text:change-id="ct139674374859992"/></text:p>
          </table:table-cell>
          <table:table-cell table:style-name="Tabela4.A1" office:value-type="string">
            <text:p text:style-name="P14"><text:change-start text:change-id="ct139674374860184"/>X<text:change-end text:change-id="ct139674374860184"/></text:p>
          </table:table-cell>
          <table:table-cell table:style-name="Tabela4.A1" office:value-type="string">
            <text:p text:style-name="P14"><text:change-start text:change-id="ct139674374860376"/>1<text:change-end text:change-id="ct139674374860376"/></text:p>
          </table:table-cell>
        </table:table-row>
        <table:table-row>
          <table:table-cell table:style-name="Tabela4.A1" office:value-type="string">
            <text:p text:style-name="P7"><text:change-start text:change-id="ct139674374860568"/>B3<text:change-end text:change-id="ct139674374860568"/></text:p>
          </table:table-cell>
          <table:table-cell table:style-name="Tabela4.A1" office:value-type="string">
            <text:p text:style-name="P14"><text:change-start text:change-id="ct139674374742024"/>X<text:change-end text:change-id="ct139674374742024"/></text:p>
          </table:table-cell>
          <table:table-cell table:style-name="Tabela4.A1" office:value-type="string">
            <text:p text:style-name="P14"><text:change-start text:change-id="ct139674374742216"/>-<text:change-end text:change-id="ct139674374742216"/></text:p>
          </table:table-cell>
          <table:table-cell table:style-name="Tabela4.A1" office:value-type="string">
            <text:p text:style-name="P14"><text:change-start text:change-id="ct139674374742408"/>X<text:change-end text:change-id="ct139674374742408"/></text:p>
          </table:table-cell>
          <table:table-cell table:style-name="Tabela4.A1" office:value-type="string">
            <text:p text:style-name="P14"><text:change-start text:change-id="ct139674374742600"/>1<text:change-end text:change-id="ct139674374742600"/></text:p>
          </table:table-cell>
        </table:table-row>
        <table:table-row>
          <table:table-cell table:style-name="Tabela4.A1" office:value-type="string">
            <text:p text:style-name="P7"><text:change-start text:change-id="ct139674374742792"/>C1<text:change-end text:change-id="ct139674374742792"/></text:p>
          </table:table-cell>
          <table:table-cell table:style-name="Tabela4.A1" office:value-type="string">
            <text:p text:style-name="P14"><text:change-start text:change-id="ct139674374742984"/>X<text:change-end text:change-id="ct139674374742984"/></text:p>
          </table:table-cell>
          <table:table-cell table:style-name="Tabela4.A1" office:value-type="string">
            <text:p text:style-name="P14"><text:change-start text:change-id="ct139674374743176"/>-<text:change-end text:change-id="ct139674374743176"/></text:p>
          </table:table-cell>
          <table:table-cell table:style-name="Tabela4.A1" office:value-type="string">
            <text:p text:style-name="P14"><text:change-start text:change-id="ct139674374743368"/>X<text:change-end text:change-id="ct139674374743368"/></text:p>
          </table:table-cell>
          <table:table-cell table:style-name="Tabela4.A1" office:value-type="string">
            <text:p text:style-name="P14"><text:change-start text:change-id="ct139674374743560"/>1<text:change-end text:change-id="ct139674374743560"/></text:p>
          </table:table-cell>
        </table:table-row>
        <table:table-row>
          <table:table-cell table:style-name="Tabela4.A1" office:value-type="string">
            <text:p text:style-name="P7"><text:change-start text:change-id="ct139674374743752"/>C2<text:change-end text:change-id="ct139674374743752"/></text:p>
          </table:table-cell>
          <table:table-cell table:style-name="Tabela4.A1" office:value-type="string">
            <text:p text:style-name="P14"><text:change-start text:change-id="ct139674374743944"/>X<text:change-end text:change-id="ct139674374743944"/></text:p>
          </table:table-cell>
          <table:table-cell table:style-name="Tabela4.A1" office:value-type="string">
            <text:p text:style-name="P14"><text:change-start text:change-id="ct139674374744136"/>-<text:change-end text:change-id="ct139674374744136"/></text:p>
          </table:table-cell>
          <table:table-cell table:style-name="Tabela4.A1" office:value-type="string">
            <text:p text:style-name="P14"><text:change-start text:change-id="ct139674374744328"/>X<text:change-end text:change-id="ct139674374744328"/></text:p>
          </table:table-cell>
          <table:table-cell table:style-name="Tabela4.A1" office:value-type="string">
            <text:p text:style-name="P14"><text:change-start text:change-id="ct139674374744520"/>1<text:change-end text:change-id="ct139674374744520"/></text:p>
          </table:table-cell>
        </table:table-row>
        <table:table-row>
          <table:table-cell table:style-name="Tabela4.A11" office:value-type="string">
            <text:p text:style-name="P7"><text:change-start text:change-id="ct139674374744712"/>D1<text:change-end text:change-id="ct139674374744712"/></text:p>
          </table:table-cell>
          <table:table-cell table:style-name="Tabela4.A11" office:value-type="string">
            <text:p text:style-name="P14"><text:change-start text:change-id="ct139674374745096"/>-<text:change-end text:change-id="ct139674374745096"/><text:change text:change-id="ct139674374745480"/></text:p>
          </table:table-cell>
          <table:table-cell table:style-name="Tabela4.A11" office:value-type="string">
            <text:p text:style-name="P14"><text:change-start text:change-id="ct139674374745288"/>-<text:change-end text:change-id="ct139674374745288"/></text:p>
          </table:table-cell>
          <table:table-cell table:style-name="Tabela4.A11" office:value-type="string">
            <text:p text:style-name="P14"><text:change-start text:change-id="ct139674374745672"/>-<text:change-end text:change-id="ct139674374745672"/></text:p>
          </table:table-cell>
          <table:table-cell table:style-name="Tabela4.A11" office:value-type="string">
            <text:p text:style-name="P14"><text:change text:change-id="ct139674374745864"/><text:change-start text:change-id="ct139674374750416"/>-<text:change-end text:change-id="ct139674374750416"/></text:p>
          </table:table-cell>
        </table:table-row>
      </table:table>
      <text:p text:style-name="P8"><text:change text:change-id="ct139674374744904"/><text:change-start text:change-id="ct139674374750224"/><text:span text:style-name="Fonte_20_parág._20_padrão"><text:span text:style-name="T17">1 </text:span></text:span><text:span text:style-name="Fonte_20_parág._20_padrão"><text:span text:style-name="T12">Acesso individual ao recurso poderá ser concedido para usuários mediante serviço "Mudança de Perfil ou Acesso de Usuário", disponível nos canais de atendimento, por Coordenador-Geral ou equivalente e aprovação da CGTI.</text:span></text:span><text:change-end text:change-id="ct139674374750224"/><text:change-start text:change-id="ct139674374750992"/></text:p>
      <text:p text:style-name="P8"><text:change-end text:change-id="ct139674374750992"/><text:change text:change-id="ct139674374752336"/><text:change text:change-id="ct139674374752144"/><text:change text:change-id="ct139674374751760"/><text:change text:change-id="ct139674374751568"/><text:change text:change-id="ct139674374751184"/><text:change text:change-id="ct139674374750800"/><text:change-start text:change-id="ct139674374752720"/><text:span text:style-name="Fonte_20_parág._20_padrão"><text:span text:style-name="T12"/></text:span></text:p>
      <text:p text:style-name="P48"/>
      <text:p text:style-name="P9"><text:s text:c="14"/>Tabela 5 - Recursos de correio eletrônico por perfil de usuário<text:change-end text:change-id="ct139674374752720"/></text:p>
      <table:table table:name="Tabela5" table:style-name="Tabela5">
        <table:table-column table:style-name="Tabela5.A"/>
        <table:table-column table:style-name="Tabela5.B"/>
        <table:table-column table:style-name="Tabela5.C"/>
        <table:table-column table:style-name="Tabela5.D"/>
        <table:table-row>
          <table:table-cell table:style-name="Tabela5.A1" table:number-rows-spanned="2" office:value-type="string">
            <text:p text:style-name="P7"><text:change-start text:change-id="ct139674374753104"/>Perfil<text:change-end text:change-id="ct139674374753104"/></text:p>
          </table:table-cell>
          <table:table-cell table:style-name="Tabela5.A1" table:number-columns-spanned="3" office:value-type="string">
            <text:p text:style-name="P7"><text:change-start text:change-id="ct139674374752912"/>Correio Eletrônico<text:change-end text:change-id="ct139674374752912"/></text:p>
          </table:table-cell>
          <table:covered-table-cell/>
          <table:covered-table-cell/>
        </table:table-row>
        <table:table-row>
          <table:covered-table-cell/>
          <table:table-cell table:style-name="Tabela5.A1" office:value-type="string">
            <text:p text:style-name="P7"><text:change-start text:change-id="ct139674374753296"/>Disponível<text:change-end text:change-id="ct139674374753296"/></text:p>
          </table:table-cell>
          <table:table-cell table:style-name="Tabela5.A1" office:value-type="string">
            <text:p text:style-name="P7"><text:change-start text:change-id="ct139674374753488"/>Limite de Caixa<text:change-end text:change-id="ct139674374753488"/></text:p>
          </table:table-cell>
          <table:table-cell table:style-name="Tabela5.A1" office:value-type="string">
            <text:p text:style-name="P76"><text:change-start text:change-id="ct139674374753680"/>Limite de Armazenamento Remoto<text:change-end text:change-id="ct139674374753680"/></text:p>
          </table:table-cell>
        </table:table-row>
        <table:table-row>
          <table:table-cell table:style-name="Tabela5.A1" office:value-type="string">
            <text:p text:style-name="P7"><text:change-start text:change-id="ct139674374753872"/>A1<text:change-end text:change-id="ct139674374753872"/></text:p>
          </table:table-cell>
          <table:table-cell table:style-name="Tabela5.A1" office:value-type="string">
            <text:p text:style-name="P14"><text:change-start text:change-id="ct139674374754064"/>X<text:change-end text:change-id="ct139674374754064"/></text:p>
          </table:table-cell>
          <table:table-cell table:style-name="Tabela5.A1" office:value-type="string">
            <text:p text:style-name="P14"><text:change-start text:change-id="ct139674374774808"/>10Gb<text:change-end text:change-id="ct139674374774808"/></text:p>
          </table:table-cell>
          <table:table-cell table:style-name="Tabela5.A1" office:value-type="string">
            <text:p text:style-name="P14"><text:change-start text:change-id="ct139674374775000"/>10Gb<text:change-end text:change-id="ct139674374775000"/></text:p>
          </table:table-cell>
        </table:table-row>
        <table:table-row>
          <table:table-cell table:style-name="Tabela5.A1" office:value-type="string">
            <text:p text:style-name="P7"><text:change-start text:change-id="ct139674374775192"/>A2<text:change-end text:change-id="ct139674374775192"/></text:p>
          </table:table-cell>
          <table:table-cell table:style-name="Tabela5.A1" office:value-type="string">
            <text:p text:style-name="P14"><text:change-start text:change-id="ct139674374775384"/>X<text:change-end text:change-id="ct139674374775384"/></text:p>
          </table:table-cell>
          <table:table-cell table:style-name="Tabela5.A1" office:value-type="string">
            <text:p text:style-name="P14"><text:change-start text:change-id="ct139674374775576"/>10Gb<text:change-end text:change-id="ct139674374775576"/></text:p>
          </table:table-cell>
          <table:table-cell table:style-name="Tabela5.A1" office:value-type="string">
            <text:p text:style-name="P14"><text:change-start text:change-id="ct139674374775768"/>10Gb<text:change-end text:change-id="ct139674374775768"/></text:p>
          </table:table-cell>
        </table:table-row>
        <table:table-row>
          <table:table-cell table:style-name="Tabela5.A1" office:value-type="string">
            <text:p text:style-name="P7"><text:change-start text:change-id="ct139674374775960"/>A3<text:change-end text:change-id="ct139674374775960"/></text:p>
          </table:table-cell>
          <table:table-cell table:style-name="Tabela5.A1" office:value-type="string">
            <text:p text:style-name="P14"><text:change-start text:change-id="ct139674374776152"/>X<text:change-end text:change-id="ct139674374776152"/></text:p>
          </table:table-cell>
          <table:table-cell table:style-name="Tabela5.A1" office:value-type="string">
            <text:p text:style-name="P14"><text:change-start text:change-id="ct139674374776344"/>10Gb<text:change-end text:change-id="ct139674374776344"/></text:p>
          </table:table-cell>
          <table:table-cell table:style-name="Tabela5.A1" office:value-type="string">
            <text:p text:style-name="P14"><text:change-start text:change-id="ct139674374776536"/>10Gb<text:change-end text:change-id="ct139674374776536"/></text:p>
          </table:table-cell>
        </table:table-row>
        <table:table-row>
          <table:table-cell table:style-name="Tabela5.A1" office:value-type="string">
            <text:p text:style-name="P7"><text:change-start text:change-id="ct139674374776728"/>B1<text:change-end text:change-id="ct139674374776728"/></text:p>
          </table:table-cell>
          <table:table-cell table:style-name="Tabela5.A1" office:value-type="string">
            <text:p text:style-name="P14"><text:change-start text:change-id="ct139674374776920"/>X<text:change-end text:change-id="ct139674374776920"/></text:p>
          </table:table-cell>
          <table:table-cell table:style-name="Tabela5.A1" office:value-type="string">
            <text:p text:style-name="P14"><text:change text:change-id="ct139674374777112"/><text:change-start text:change-id="ct139674374777496"/>1Gb<text:change-end text:change-id="ct139674374777496"/></text:p>
          </table:table-cell>
          <table:table-cell table:style-name="Tabela5.A1" office:value-type="string">
            <text:p text:style-name="P14"><text:change-start text:change-id="ct139674374777304"/>3Gb<text:change-end text:change-id="ct139674374777304"/></text:p>
          </table:table-cell>
        </table:table-row>
        <table:table-row>
          <table:table-cell table:style-name="Tabela5.A1" office:value-type="string">
            <text:p text:style-name="P7"><text:change-start text:change-id="ct139674374777688"/>B2<text:change-end text:change-id="ct139674374777688"/></text:p>
          </table:table-cell>
          <table:table-cell table:style-name="Tabela5.A1" office:value-type="string">
            <text:p text:style-name="P14"><text:change-start text:change-id="ct139674374777880"/>X<text:change-end text:change-id="ct139674374777880"/></text:p>
          </table:table-cell>
          <table:table-cell table:style-name="Tabela5.A1" office:value-type="string">
            <text:p text:style-name="P14"><text:change text:change-id="ct139674374778072"/><text:change-start text:change-id="ct139674374778456"/>1Gb<text:change-end text:change-id="ct139674374778456"/></text:p>
          </table:table-cell>
          <table:table-cell table:style-name="Tabela5.A1" office:value-type="string">
            <text:p text:style-name="P14"><text:change-start text:change-id="ct139674374778264"/>3Gb<text:change-end text:change-id="ct139674374778264"/></text:p>
          </table:table-cell>
        </table:table-row>
        <table:table-row>
          <table:table-cell table:style-name="Tabela5.A1" office:value-type="string">
            <text:p text:style-name="P7"><text:change-start text:change-id="ct139674374778648"/>B3<text:change-end text:change-id="ct139674374778648"/></text:p>
          </table:table-cell>
          <table:table-cell table:style-name="Tabela5.A1" office:value-type="string">
            <text:p text:style-name="P14"><text:change-start text:change-id="ct139674374791176"/>X<text:change-end text:change-id="ct139674374791176"/></text:p>
          </table:table-cell>
          <table:table-cell table:style-name="Tabela5.A1" office:value-type="string">
            <text:p text:style-name="P14"><text:change text:change-id="ct139674374791368"/><text:change-start text:change-id="ct139674374791752"/>1Gb<text:change-end text:change-id="ct139674374791752"/></text:p>
          </table:table-cell>
          <table:table-cell table:style-name="Tabela5.A1" office:value-type="string">
            <text:p text:style-name="P14"><text:change-start text:change-id="ct139674374791560"/>3Gb<text:change-end text:change-id="ct139674374791560"/></text:p>
          </table:table-cell>
        </table:table-row>
        <table:table-row>
          <table:table-cell table:style-name="Tabela5.A1" office:value-type="string">
            <text:p text:style-name="P7"><text:change-start text:change-id="ct139674374791944"/>C1<text:change-end text:change-id="ct139674374791944"/></text:p>
          </table:table-cell>
          <table:table-cell table:style-name="Tabela5.A1" office:value-type="string">
            <text:p text:style-name="P14"><text:change-start text:change-id="ct139674374792136"/>X<text:change-end text:change-id="ct139674374792136"/></text:p>
          </table:table-cell>
          <table:table-cell table:style-name="Tabela5.A1" office:value-type="string">
            <text:p text:style-name="P14"><text:change text:change-id="ct139674374792328"/><text:change-start text:change-id="ct139674374792712"/>1Gb<text:change-end text:change-id="ct139674374792712"/></text:p>
          </table:table-cell>
          <table:table-cell table:style-name="Tabela5.A1" office:value-type="string">
            <text:p text:style-name="P14"><text:change-start text:change-id="ct139674374792520"/>3Gb<text:change-end text:change-id="ct139674374792520"/></text:p>
          </table:table-cell>
        </table:table-row>
        <table:table-row>
          <table:table-cell table:style-name="Tabela5.A1" office:value-type="string">
            <text:p text:style-name="P7"><text:change-start text:change-id="ct139674374792904"/>C2<text:change-end text:change-id="ct139674374792904"/></text:p>
          </table:table-cell>
          <table:table-cell table:style-name="Tabela5.A1" office:value-type="string">
            <text:p text:style-name="P14"><text:change-start text:change-id="ct139674374793096"/>X<text:change-end text:change-id="ct139674374793096"/></text:p>
          </table:table-cell>
          <table:table-cell table:style-name="Tabela5.A1" office:value-type="string">
            <text:p text:style-name="P14"><text:change text:change-id="ct139674374793288"/><text:change-start text:change-id="ct139674374793672"/>1Gb<text:change-end text:change-id="ct139674374793672"/></text:p>
          </table:table-cell>
          <table:table-cell table:style-name="Tabela5.A1" office:value-type="string">
            <text:p text:style-name="P14"><text:change-start text:change-id="ct139674374793480"/>3Gb<text:change-end text:change-id="ct139674374793480"/></text:p>
          </table:table-cell>
        </table:table-row>
        <table:table-row table:style-name="Tabela5.11">
          <table:table-cell table:style-name="Tabela5.A11" office:value-type="string">
            <text:p text:style-name="P7"><text:change-start text:change-id="ct139674374793864"/>D1<text:change-end text:change-id="ct139674374793864"/></text:p>
          </table:table-cell>
          <table:table-cell table:style-name="Tabela5.A11" office:value-type="string">
            <text:p text:style-name="P14"><text:change-start text:change-id="ct139674374794248"/>-<text:change-end text:change-id="ct139674374794248"/></text:p>
          </table:table-cell>
          <table:table-cell table:style-name="Tabela5.A11" office:value-type="string">
            <text:p text:style-name="P14"><text:change text:change-id="ct139674374794440"/><text:change-start text:change-id="ct139674374794824"/>-<text:change-end text:change-id="ct139674374794824"/></text:p>
          </table:table-cell>
          <table:table-cell table:style-name="Tabela5.A11" office:value-type="string">
            <text:p text:style-name="P14"><text:change text:change-id="ct139674374794632"/><text:change-start text:change-id="ct139674374668304"/>-<text:change-end text:change-id="ct139674374668304"/></text:p>
          </table:table-cell>
        </table:table-row>
      </table:table>
      <text:p text:style-name="P1"><text:change-start text:change-id="ct139674374795016"/></text:p>
      <text:p text:style-name="P1"><text:s text:c="13"/>Tabela 6 - Recursos de telefonia fixa por perfil de usuário<text:change-end text:change-id="ct139674374795016"/><text:change text:change-id="ct139674374668688"/></text:p>
      <table:table table:name="Tabela6" table:style-name="Tabela6">
        <table:table-column table:style-name="Tabela6.A"/>
        <table:table-column table:style-name="Tabela6.B"/>
        <table:table-column table:style-name="Tabela6.C"/>
        <table:table-column table:style-name="Tabela6.D" table:number-columns-repeated="2"/>
        <table:table-column table:style-name="Tabela6.A"/>
        <table:table-column table:style-name="Tabela6.G"/>
        <table:table-row>
          <table:table-cell table:style-name="Tabela6.A1" office:value-type="string">
            <text:p text:style-name="P7"><text:change-start text:change-id="ct139674374669072"/>Perfil<text:change-end text:change-id="ct139674374669072"/></text:p>
          </table:table-cell>
          <table:table-cell table:style-name="Tabela6.A1" table:number-columns-spanned="6" office:value-type="string">
            <text:p text:style-name="P7"><text:change-start text:change-id="ct139674374668880"/>Telefonia Fixa<text:change-end text:change-id="ct139674374668880"/></text:p>
          </table:table-cell>
          <table:covered-table-cell/>
          <table:covered-table-cell/>
          <table:covered-table-cell/>
          <table:covered-table-cell/>
          <table:covered-table-cell/>
        </table:table-row>
        <table:table-row>
          <table:table-cell table:style-name="Tabela6.A1" office:value-type="string">
            <text:p text:style-name="P14"/>
          </table:table-cell>
          <table:table-cell table:style-name="Tabela6.A1" office:value-type="string">
            <text:p text:style-name="P7"><text:change-start text:change-id="ct139674374669456"/>Telefone<text:change-end text:change-id="ct139674374669456"/></text:p>
          </table:table-cell>
          <table:table-cell table:style-name="Tabela6.A1" office:value-type="string">
            <text:p text:style-name="P7"><text:change-start text:change-id="ct139674374669264"/>Local<text:change-end text:change-id="ct139674374669264"/></text:p>
          </table:table-cell>
          <table:table-cell table:style-name="Tabela6.A1" office:value-type="string">
            <text:p text:style-name="P7"><text:change-start text:change-id="ct139674374669648"/>DDD<text:change-end text:change-id="ct139674374669648"/></text:p>
          </table:table-cell>
          <table:table-cell table:style-name="Tabela6.A1" office:value-type="string">
            <text:p text:style-name="P11"><text:change-start text:change-id="ct139674374669840"/><text:span text:style-name="Fonte_20_parág._20_padrão"><text:span text:style-name="T20">DDI</text:span></text:span><text:span text:style-name="Fonte_20_parág._20_padrão"><text:span text:style-name="T21">1</text:span></text:span><text:change-end text:change-id="ct139674374669840"/></text:p>
          </table:table-cell>
          <table:table-cell table:style-name="Tabela6.A1" office:value-type="string">
            <text:p text:style-name="P7"><text:change-start text:change-id="ct139674374670032"/>Celular<text:change-end text:change-id="ct139674374670032"/></text:p>
          </table:table-cell>
          <table:table-cell table:style-name="Tabela6.A1" office:value-type="string">
            <text:p text:style-name="P7"><text:change-start text:change-id="ct139674374670224"/>Limite<text:change-end text:change-id="ct139674374670224"/></text:p>
          </table:table-cell>
        </table:table-row>
        <table:table-row>
          <table:table-cell table:style-name="Tabela6.A1" office:value-type="string">
            <text:p text:style-name="P7"><text:change-start text:change-id="ct139674374670416"/>A1<text:change-end text:change-id="ct139674374670416"/></text:p>
          </table:table-cell>
          <table:table-cell table:style-name="Tabela6.A1" office:value-type="string">
            <text:p text:style-name="P14"><text:change-start text:change-id="ct139674374670608"/>IP - Videofone<text:change-end text:change-id="ct139674374670608"/></text:p>
          </table:table-cell>
          <table:table-cell table:style-name="Tabela6.A1" office:value-type="string">
            <text:p text:style-name="P14"><text:change-start text:change-id="ct139674374670800"/>X<text:change-end text:change-id="ct139674374670800"/></text:p>
          </table:table-cell>
          <table:table-cell table:style-name="Tabela6.A1" office:value-type="string">
            <text:p text:style-name="P14"><text:change-start text:change-id="ct139674374670992"/>X<text:change-end text:change-id="ct139674374670992"/></text:p>
          </table:table-cell>
          <table:table-cell table:style-name="Tabela6.A1" office:value-type="string">
            <text:p text:style-name="P14"><text:change-start text:change-id="ct139674374671184"/>X<text:change-end text:change-id="ct139674374671184"/></text:p>
          </table:table-cell>
          <table:table-cell table:style-name="Tabela6.A1" office:value-type="string">
            <text:p text:style-name="P14"><text:change-start text:change-id="ct139674374671376"/>X<text:change-end text:change-id="ct139674374671376"/></text:p>
          </table:table-cell>
          <table:table-cell table:style-name="Tabela6.A1" office:value-type="string">
            <text:p text:style-name="P14"><text:change-start text:change-id="ct139674374671568"/>Ilimitado<text:change-end text:change-id="ct139674374671568"/></text:p>
          </table:table-cell>
        </table:table-row>
        <table:table-row>
          <table:table-cell table:style-name="Tabela6.A1" office:value-type="string">
            <text:p text:style-name="P7"><text:change-start text:change-id="ct139674374671760"/>A2<text:change-end text:change-id="ct139674374671760"/></text:p>
          </table:table-cell>
          <table:table-cell table:style-name="Tabela6.A1" office:value-type="string">
            <text:p text:style-name="P14"><text:change-start text:change-id="ct139674374671952"/>IP - Videofone<text:change-end text:change-id="ct139674374671952"/></text:p>
          </table:table-cell>
          <table:table-cell table:style-name="Tabela6.A1" office:value-type="string">
            <text:p text:style-name="P14"><text:change-start text:change-id="ct139674374672144"/>X<text:change-end text:change-id="ct139674374672144"/></text:p>
          </table:table-cell>
          <table:table-cell table:style-name="Tabela6.A1" office:value-type="string">
            <text:p text:style-name="P14"><text:change-start text:change-id="ct139674374688792"/>X<text:change-end text:change-id="ct139674374688792"/></text:p>
          </table:table-cell>
          <table:table-cell table:style-name="Tabela6.A1" office:value-type="string">
            <text:p text:style-name="P14"><text:change-start text:change-id="ct139674374688984"/>X<text:change-end text:change-id="ct139674374688984"/></text:p>
          </table:table-cell>
          <table:table-cell table:style-name="Tabela6.A1" office:value-type="string">
            <text:p text:style-name="P14"><text:change-start text:change-id="ct139674374689176"/>X<text:change-end text:change-id="ct139674374689176"/></text:p>
          </table:table-cell>
          <table:table-cell table:style-name="Tabela6.A1" office:value-type="string">
            <text:p text:style-name="P14"><text:change-start text:change-id="ct139674374689368"/>R$ 150,00<text:change-end text:change-id="ct139674374689368"/></text:p>
          </table:table-cell>
        </table:table-row>
        <table:table-row>
          <table:table-cell table:style-name="Tabela6.A1" office:value-type="string">
            <text:p text:style-name="P7"><text:change-start text:change-id="ct139674374689560"/>A3<text:change-end text:change-id="ct139674374689560"/></text:p>
          </table:table-cell>
          <table:table-cell table:style-name="Tabela6.A1" office:value-type="string">
            <text:p text:style-name="P14"><text:change-start text:change-id="ct139674374689752"/>IP - Videofone<text:change-end text:change-id="ct139674374689752"/></text:p>
          </table:table-cell>
          <table:table-cell table:style-name="Tabela6.A1" office:value-type="string">
            <text:p text:style-name="P14"><text:change-start text:change-id="ct139674374689944"/>X<text:change-end text:change-id="ct139674374689944"/></text:p>
          </table:table-cell>
          <table:table-cell table:style-name="Tabela6.A1" office:value-type="string">
            <text:p text:style-name="P14"><text:change-start text:change-id="ct139674374690136"/>X<text:change-end text:change-id="ct139674374690136"/></text:p>
          </table:table-cell>
          <table:table-cell table:style-name="Tabela6.A1" office:value-type="string">
            <text:p text:style-name="P14"><text:change-start text:change-id="ct139674374690328"/>-<text:change-end text:change-id="ct139674374690328"/></text:p>
          </table:table-cell>
          <table:table-cell table:style-name="Tabela6.A1" office:value-type="string">
            <text:p text:style-name="P14"><text:change-start text:change-id="ct139674374690520"/>X<text:change-end text:change-id="ct139674374690520"/></text:p>
          </table:table-cell>
          <table:table-cell table:style-name="Tabela6.A1" office:value-type="string">
            <text:p text:style-name="P14"><text:change-start text:change-id="ct139674374690712"/>R$ 100,00<text:change-end text:change-id="ct139674374690712"/><text:change text:change-id="ct139674374691096"/></text:p>
          </table:table-cell>
        </table:table-row>
        <table:table-row>
          <table:table-cell table:style-name="Tabela6.A1" office:value-type="string">
            <text:p text:style-name="P7"><text:change-start text:change-id="ct139674374690904"/>B1<text:change-end text:change-id="ct139674374690904"/></text:p>
          </table:table-cell>
          <table:table-cell table:style-name="Tabela6.A1" office:value-type="string">
            <text:p text:style-name="P14"><text:change-start text:change-id="ct139674374691288"/>IP - Normal<text:change-end text:change-id="ct139674374691288"/></text:p>
          </table:table-cell>
          <table:table-cell table:style-name="Tabela6.A1" office:value-type="string">
            <text:p text:style-name="P14"><text:change-start text:change-id="ct139674374691480"/>X<text:change-end text:change-id="ct139674374691480"/></text:p>
          </table:table-cell>
          <table:table-cell table:style-name="Tabela6.A1" office:value-type="string">
            <text:p text:style-name="P14"><text:change-start text:change-id="ct139674374691672"/>X<text:change-end text:change-id="ct139674374691672"/></text:p>
          </table:table-cell>
          <table:table-cell table:style-name="Tabela6.A1" office:value-type="string">
            <text:p text:style-name="P14"><text:change-start text:change-id="ct139674374691864"/>-<text:change-end text:change-id="ct139674374691864"/></text:p>
          </table:table-cell>
          <table:table-cell table:style-name="Tabela6.A1" office:value-type="string">
            <text:p text:style-name="P14"><text:change-start text:change-id="ct139674374692056"/>X<text:change-end text:change-id="ct139674374692056"/></text:p>
          </table:table-cell>
          <table:table-cell table:style-name="Tabela6.A1" office:value-type="string">
            <text:p text:style-name="P14"><text:change-start text:change-id="ct139674374692248"/>R$ 100,00<text:change-end text:change-id="ct139674374692248"/></text:p>
          </table:table-cell>
        </table:table-row>
        <table:table-row>
          <table:table-cell table:style-name="Tabela6.A1" office:value-type="string">
            <text:p text:style-name="P7"><text:change-start text:change-id="ct139674374692440"/>B2<text:change-end text:change-id="ct139674374692440"/></text:p>
          </table:table-cell>
          <table:table-cell table:style-name="Tabela6.A1" office:value-type="string">
            <text:p text:style-name="P14"><text:change-start text:change-id="ct139674374692632"/>IP - Normal<text:change-end text:change-id="ct139674374692632"/></text:p>
          </table:table-cell>
          <table:table-cell table:style-name="Tabela6.A1" office:value-type="string">
            <text:p text:style-name="P14"><text:change-start text:change-id="ct139674374701064"/>X<text:change-end text:change-id="ct139674374701064"/></text:p>
          </table:table-cell>
          <table:table-cell table:style-name="Tabela6.A1" office:value-type="string">
            <text:p text:style-name="P14"><text:change-start text:change-id="ct139674374701256"/>X<text:change-end text:change-id="ct139674374701256"/></text:p>
          </table:table-cell>
          <table:table-cell table:style-name="Tabela6.A1" office:value-type="string">
            <text:p text:style-name="P14"><text:change-start text:change-id="ct139674374701448"/>-<text:change-end text:change-id="ct139674374701448"/></text:p>
          </table:table-cell>
          <table:table-cell table:style-name="Tabela6.A1" office:value-type="string">
            <text:p text:style-name="P14"><text:change-start text:change-id="ct139674374701640"/>X<text:change-end text:change-id="ct139674374701640"/></text:p>
          </table:table-cell>
          <table:table-cell table:style-name="Tabela6.A1" office:value-type="string">
            <text:p text:style-name="P14"><text:change-start text:change-id="ct139674374701832"/>R$ 100,00<text:change-end text:change-id="ct139674374701832"/></text:p>
          </table:table-cell>
        </table:table-row>
        <table:table-row>
          <table:table-cell table:style-name="Tabela6.A1" office:value-type="string">
            <text:p text:style-name="P7"><text:change-start text:change-id="ct139674374702024"/>B3<text:change-end text:change-id="ct139674374702024"/></text:p>
          </table:table-cell>
          <table:table-cell table:style-name="Tabela6.A1" office:value-type="string">
            <text:p text:style-name="P14"><text:change-start text:change-id="ct139674374702216"/>IP - Normal<text:change-end text:change-id="ct139674374702216"/></text:p>
          </table:table-cell>
          <table:table-cell table:style-name="Tabela6.A1" office:value-type="string">
            <text:p text:style-name="P14"><text:change-start text:change-id="ct139674374702408"/>X<text:change-end text:change-id="ct139674374702408"/></text:p>
          </table:table-cell>
          <table:table-cell table:style-name="Tabela6.A1" office:value-type="string">
            <text:p text:style-name="P14"><text:change-start text:change-id="ct139674374702600"/>X<text:change-end text:change-id="ct139674374702600"/></text:p>
          </table:table-cell>
          <table:table-cell table:style-name="Tabela6.A1" office:value-type="string">
            <text:p text:style-name="P14"><text:change-start text:change-id="ct139674374702792"/>-<text:change-end text:change-id="ct139674374702792"/></text:p>
          </table:table-cell>
          <table:table-cell table:style-name="Tabela6.A1" office:value-type="string">
            <text:p text:style-name="P14"><text:change-start text:change-id="ct139674374702984"/>X<text:change-end text:change-id="ct139674374702984"/></text:p>
          </table:table-cell>
          <table:table-cell table:style-name="Tabela6.A1" office:value-type="string">
            <text:p text:style-name="P14"><text:change-start text:change-id="ct139674374703176"/>R$ 100,00<text:change-end text:change-id="ct139674374703176"/></text:p>
          </table:table-cell>
        </table:table-row>
        <table:table-row>
          <table:table-cell table:style-name="Tabela6.A1" office:value-type="string">
            <text:p text:style-name="P7"><text:change-start text:change-id="ct139674374703368"/>C1<text:change-end text:change-id="ct139674374703368"/></text:p>
          </table:table-cell>
          <table:table-cell table:style-name="Tabela6.A1" office:value-type="string">
            <text:p text:style-name="P14"><text:change-start text:change-id="ct139674374703560"/>IP - Normal<text:change-end text:change-id="ct139674374703560"/></text:p>
          </table:table-cell>
          <table:table-cell table:style-name="Tabela6.A1" office:value-type="string">
            <text:p text:style-name="P14"><text:change-start text:change-id="ct139674374703752"/>X<text:change-end text:change-id="ct139674374703752"/></text:p>
          </table:table-cell>
          <table:table-cell table:style-name="Tabela6.A1" office:value-type="string">
            <text:p text:style-name="P14"><text:change-start text:change-id="ct139674374703944"/>X<text:change-end text:change-id="ct139674374703944"/></text:p>
          </table:table-cell>
          <table:table-cell table:style-name="Tabela6.A1" office:value-type="string">
            <text:p text:style-name="P14"><text:change-start text:change-id="ct139674374704136"/>-<text:change-end text:change-id="ct139674374704136"/></text:p>
          </table:table-cell>
          <table:table-cell table:style-name="Tabela6.A1" office:value-type="string">
            <text:p text:style-name="P14"><text:change-start text:change-id="ct139674374704328"/>X<text:change-end text:change-id="ct139674374704328"/></text:p>
          </table:table-cell>
          <table:table-cell table:style-name="Tabela6.A1" office:value-type="string">
            <text:p text:style-name="P14"><text:change-start text:change-id="ct139674374704520"/>R$ 100,00<text:change-end text:change-id="ct139674374704520"/></text:p>
          </table:table-cell>
        </table:table-row>
        <table:table-row>
          <table:table-cell table:style-name="Tabela6.A1" office:value-type="string">
            <text:p text:style-name="P7"><text:change-start text:change-id="ct139674374704712"/>C2<text:change-end text:change-id="ct139674374704712"/></text:p>
          </table:table-cell>
          <table:table-cell table:style-name="Tabela6.A1" office:value-type="string">
            <text:p text:style-name="P14"><text:change-start text:change-id="ct139674374704904"/>IP - Normal<text:change-end text:change-id="ct139674374704904"/></text:p>
          </table:table-cell>
          <table:table-cell table:style-name="Tabela6.A1" office:value-type="string">
            <text:p text:style-name="P14"><text:change-start text:change-id="ct139674374721552"/>X<text:change-end text:change-id="ct139674374721552"/></text:p>
          </table:table-cell>
          <table:table-cell table:style-name="Tabela6.A1" office:value-type="string">
            <text:p text:style-name="P14"><text:change-start text:change-id="ct139674374721744"/>-<text:change-end text:change-id="ct139674374721744"/></text:p>
          </table:table-cell>
          <table:table-cell table:style-name="Tabela6.A1" office:value-type="string">
            <text:p text:style-name="P14"><text:change-start text:change-id="ct139674374721936"/>-<text:change-end text:change-id="ct139674374721936"/></text:p>
          </table:table-cell>
          <table:table-cell table:style-name="Tabela6.A1" office:value-type="string">
            <text:p text:style-name="P14"><text:change-start text:change-id="ct139674374722128"/>-<text:change-end text:change-id="ct139674374722128"/></text:p>
          </table:table-cell>
          <table:table-cell table:style-name="Tabela6.A1" office:value-type="string">
            <text:p text:style-name="P14"><text:change-start text:change-id="ct139674374722320"/>R$ 100,00<text:change-end text:change-id="ct139674374722320"/></text:p>
          </table:table-cell>
        </table:table-row>
        <table:table-row>
          <table:table-cell table:style-name="Tabela6.A11" office:value-type="string">
            <text:p text:style-name="P7"><text:change-start text:change-id="ct139674374722512"/>D1<text:change-end text:change-id="ct139674374722512"/></text:p>
          </table:table-cell>
          <table:table-cell table:style-name="Tabela6.A11" office:value-type="string">
            <text:p text:style-name="P14"><text:change-start text:change-id="ct139674374722896"/>-<text:change-end text:change-id="ct139674374722896"/></text:p>
          </table:table-cell>
          <table:table-cell table:style-name="Tabela6.A11" office:value-type="string">
            <text:p text:style-name="P14"><text:change-start text:change-id="ct139674374723088"/>-<text:change-end text:change-id="ct139674374723088"/></text:p>
          </table:table-cell>
          <table:table-cell table:style-name="Tabela6.A11" office:value-type="string">
            <text:p text:style-name="P14"><text:change-start text:change-id="ct139674374723280"/>-<text:change-end text:change-id="ct139674374723280"/></text:p>
          </table:table-cell>
          <table:table-cell table:style-name="Tabela6.A11" office:value-type="string">
            <text:p text:style-name="P14"><text:change-start text:change-id="ct139674374723472"/>-<text:change-end text:change-id="ct139674374723472"/></text:p>
          </table:table-cell>
          <table:table-cell table:style-name="Tabela6.A11" office:value-type="string">
            <text:p text:style-name="P14"><text:change-start text:change-id="ct139674374723664"/>-<text:change-end text:change-id="ct139674374723664"/></text:p>
          </table:table-cell>
          <table:table-cell table:style-name="Tabela6.A11" office:value-type="string">
            <text:p text:style-name="P14"><text:change text:change-id="ct139674374723856"/><text:change-start text:change-id="ct139674374724240"/>-<text:change-end text:change-id="ct139674374724240"/></text:p>
          </table:table-cell>
        </table:table-row>
      </table:table>
      <text:p text:style-name="P15"><text:change text:change-id="ct139674374724624"/><text:change text:change-id="ct139674374724048"/><text:change text:change-id="ct139674374722704"/><text:change-start text:change-id="ct139674374724816"/><text:span text:style-name="Fonte_20_parág._20_padrão"><text:span text:style-name="T23">1</text:span></text:span><text:change-end text:change-id="ct139674374724816"/><text:change-start text:change-id="ct139674374725008"/> Acesso individual ao recurso poderá ser concedido para usuários mediante serviço "Mudança de Perfil ou Acesso de Usuário", disponível nos canais de atendimento, por Diretor ou equivalente e aprovação da CGTI.<text:change-end text:change-id="ct139674374725008"/><text:change-start text:change-id="ct139674374725200"/></text:p>
      <text:p text:style-name="P48"/>
      <text:p text:style-name="P9"><text:soft-page-break/><text:s text:c="13"/>Tabela 7 - Recursos de telefonia móvel por perfil de usuário<text:change-end text:change-id="ct139674374725200"/><text:change text:change-id="ct139674374610968"/></text:p>
      <table:table table:name="Tabela7" table:style-name="Tabela7">
        <table:table-column table:style-name="Tabela7.A"/>
        <table:table-column table:style-name="Tabela7.B"/>
        <table:table-column table:style-name="Tabela7.C"/>
        <table:table-column table:style-name="Tabela7.B"/>
        <table:table-column table:style-name="Tabela7.E"/>
        <table:table-row>
          <table:table-cell table:style-name="Tabela7.A1" table:number-rows-spanned="2" office:value-type="string">
            <text:p text:style-name="P7"><text:change-start text:change-id="ct139674374611352"/>Perfil<text:change-end text:change-id="ct139674374611352"/></text:p>
          </table:table-cell>
          <table:table-cell table:style-name="Tabela7.A1" table:number-columns-spanned="4" office:value-type="string">
            <text:p text:style-name="P7"><text:change-start text:change-id="ct139674374611160"/>Telefonia Móvel<text:change-end text:change-id="ct139674374611160"/></text:p>
          </table:table-cell>
          <table:covered-table-cell/>
          <table:covered-table-cell/>
          <table:covered-table-cell/>
        </table:table-row>
        <table:table-row>
          <table:covered-table-cell/>
          <table:table-cell table:style-name="Tabela7.A1" office:value-type="string">
            <text:p text:style-name="P7"><text:change-start text:change-id="ct139674374611544"/>Telefone<text:change-end text:change-id="ct139674374611544"/><text:change-start text:change-id="ct139674374611928"/>¹<text:change-end text:change-id="ct139674374611928"/></text:p>
          </table:table-cell>
          <table:table-cell table:style-name="Tabela7.A1" office:value-type="string">
            <text:p text:style-name="P76"><text:change-start text:change-id="ct139674374611736"/>Voz e Dados Nacional<text:change-end text:change-id="ct139674374611736"/></text:p>
          </table:table-cell>
          <table:table-cell table:style-name="Tabela7.A1" office:value-type="string">
            <text:p text:style-name="P76"><text:change-start text:change-id="ct139674374612120"/>Voz e Dados Internacional<text:change-end text:change-id="ct139674374612120"/></text:p>
          </table:table-cell>
          <table:table-cell table:style-name="Tabela7.A1" office:value-type="string">
            <text:p text:style-name="P76"><text:change-start text:change-id="ct139674374612312"/>Limite<text:change-end text:change-id="ct139674374612312"/></text:p>
          </table:table-cell>
        </table:table-row>
        <table:table-row>
          <table:table-cell table:style-name="Tabela7.A1" office:value-type="string">
            <text:p text:style-name="P7"><text:change-start text:change-id="ct139674374612504"/>A1<text:change-end text:change-id="ct139674374612504"/></text:p>
          </table:table-cell>
          <table:table-cell table:style-name="Tabela7.A1" office:value-type="string">
            <text:p text:style-name="P14"><text:change-start text:change-id="ct139674374612696"/>Smartphone<text:change-end text:change-id="ct139674374612696"/></text:p>
          </table:table-cell>
          <table:table-cell table:style-name="Tabela7.A1" office:value-type="string">
            <text:p text:style-name="P14"><text:change-start text:change-id="ct139674374612888"/>X<text:change-end text:change-id="ct139674374612888"/></text:p>
          </table:table-cell>
          <table:table-cell table:style-name="Tabela7.A1" office:value-type="string">
            <text:p text:style-name="P14"><text:change-start text:change-id="ct139674374613080"/>Permanente<text:change-end text:change-id="ct139674374613080"/></text:p>
          </table:table-cell>
          <table:table-cell table:style-name="Tabela7.E3" office:value-type="currency" office:currency="BRL" office:value="300">
            <text:p text:style-name="P14"><text:change text:change-id="ct139674374613272"/><text:change-start text:change-id="ct139674374613656"/>R$ 300,00<text:change-end text:change-id="ct139674374613656"/></text:p>
          </table:table-cell>
        </table:table-row>
        <table:table-row>
          <table:table-cell table:style-name="Tabela7.A1" office:value-type="string">
            <text:p text:style-name="P7"><text:change-start text:change-id="ct139674374613464"/>A2<text:change-end text:change-id="ct139674374613464"/></text:p>
          </table:table-cell>
          <table:table-cell table:style-name="Tabela7.A1" office:value-type="string">
            <text:p text:style-name="P14"><text:change-start text:change-id="ct139674374613848"/>Smartphone<text:change-end text:change-id="ct139674374613848"/></text:p>
          </table:table-cell>
          <table:table-cell table:style-name="Tabela7.A1" office:value-type="string">
            <text:p text:style-name="P14"><text:change-start text:change-id="ct139674374614040"/>X<text:change-end text:change-id="ct139674374614040"/></text:p>
          </table:table-cell>
          <table:table-cell table:style-name="Tabela7.A1" office:value-type="string">
            <text:p text:style-name="P14"><text:change-start text:change-id="ct139674374614232"/>Temporário<text:change-end text:change-id="ct139674374614232"/></text:p>
          </table:table-cell>
          <table:table-cell table:style-name="Tabela7.E3" office:value-type="currency" office:currency="BRL" office:value="200">
            <text:p text:style-name="P14"><text:change-start text:change-id="ct139674374614424"/>R$ <text:change-end text:change-id="ct139674374614424"/><text:change text:change-id="ct139674374619144"/><text:change text:change-id="ct139674374614808"/><text:change-start text:change-id="ct139674374619336"/>200<text:change-end text:change-id="ct139674374619336"/><text:change-start text:change-id="ct139674374619528"/>,00<text:change-end text:change-id="ct139674374619528"/></text:p>
          </table:table-cell>
        </table:table-row>
        <table:table-row>
          <table:table-cell table:style-name="Tabela7.A1" office:value-type="string">
            <text:p text:style-name="P7"><text:change-start text:change-id="ct139674374614616"/>A3<text:change-end text:change-id="ct139674374614616"/></text:p>
          </table:table-cell>
          <table:table-cell table:style-name="Tabela7.A1" office:value-type="string">
            <text:p text:style-name="P14"><text:change text:change-id="ct139674374619720"/><text:change-start text:change-id="ct139674374620104"/>-<text:change-end text:change-id="ct139674374620104"/></text:p>
          </table:table-cell>
          <table:table-cell table:style-name="Tabela7.A1" office:value-type="string">
            <text:p text:style-name="P14"><text:change text:change-id="ct139674374619912"/><text:change-start text:change-id="ct139674374620488"/>-<text:change-end text:change-id="ct139674374620488"/></text:p>
          </table:table-cell>
          <table:table-cell table:style-name="Tabela7.A1" office:value-type="string">
            <text:p text:style-name="P14"><text:change text:change-id="ct139674374620296"/><text:change-start text:change-id="ct139674374620872"/>-<text:change-end text:change-id="ct139674374620872"/></text:p>
          </table:table-cell>
          <table:table-cell table:style-name="Tabela7.A1" office:value-type="string">
            <text:p text:style-name="P14"><text:change text:change-id="ct139674374620680"/><text:change-start text:change-id="ct139674374621256"/>-<text:change-end text:change-id="ct139674374621256"/></text:p>
          </table:table-cell>
        </table:table-row>
        <table:table-row>
          <table:table-cell table:style-name="Tabela7.A1" office:value-type="string">
            <text:p text:style-name="P7"><text:change-start text:change-id="ct139674374621064"/>B1<text:change-end text:change-id="ct139674374621064"/></text:p>
          </table:table-cell>
          <table:table-cell table:style-name="Tabela7.A1" office:value-type="string">
            <text:p text:style-name="P14"><text:change text:change-id="ct139674374621448"/><text:change-start text:change-id="ct139674374621832"/>-<text:change-end text:change-id="ct139674374621832"/></text:p>
          </table:table-cell>
          <table:table-cell table:style-name="Tabela7.A1" office:value-type="string">
            <text:p text:style-name="P14"><text:change-start text:change-id="ct139674374621640"/>-<text:change-end text:change-id="ct139674374621640"/></text:p>
          </table:table-cell>
          <table:table-cell table:style-name="Tabela7.A1" office:value-type="string">
            <text:p text:style-name="P14"><text:change-start text:change-id="ct139674374622024"/>-<text:change-end text:change-id="ct139674374622024"/></text:p>
          </table:table-cell>
          <table:table-cell table:style-name="Tabela7.A1" office:value-type="string">
            <text:p text:style-name="P14"><text:change text:change-id="ct139674374622600"/><text:change text:change-id="ct139674374622216"/><text:change-start text:change-id="ct139674374622792"/>-<text:change-end text:change-id="ct139674374622792"/></text:p>
          </table:table-cell>
        </table:table-row>
        <table:table-row>
          <table:table-cell table:style-name="Tabela7.A1" office:value-type="string">
            <text:p text:style-name="P7"><text:change-start text:change-id="ct139674374622408"/>B2<text:change-end text:change-id="ct139674374622408"/></text:p>
          </table:table-cell>
          <table:table-cell table:style-name="Tabela7.A1" office:value-type="string">
            <text:p text:style-name="P14"><text:change text:change-id="ct139674374622984"/><text:change-start text:change-id="ct139674374631632"/>-<text:change-end text:change-id="ct139674374631632"/></text:p>
          </table:table-cell>
          <table:table-cell table:style-name="Tabela7.A1" office:value-type="string">
            <text:p text:style-name="P14"><text:change-start text:change-id="ct139674374631440"/>-<text:change-end text:change-id="ct139674374631440"/></text:p>
          </table:table-cell>
          <table:table-cell table:style-name="Tabela7.A1" office:value-type="string">
            <text:p text:style-name="P14"><text:change-start text:change-id="ct139674374631824"/>-<text:change-end text:change-id="ct139674374631824"/></text:p>
          </table:table-cell>
          <table:table-cell table:style-name="Tabela7.A1" office:value-type="string">
            <text:p text:style-name="P14"><text:change text:change-id="ct139674374632400"/><text:change text:change-id="ct139674374632016"/><text:change-start text:change-id="ct139674374632592"/>-<text:change-end text:change-id="ct139674374632592"/></text:p>
          </table:table-cell>
        </table:table-row>
        <table:table-row>
          <table:table-cell table:style-name="Tabela7.A1" office:value-type="string">
            <text:p text:style-name="P7"><text:change-start text:change-id="ct139674374632208"/>B3<text:change-end text:change-id="ct139674374632208"/></text:p>
          </table:table-cell>
          <table:table-cell table:style-name="Tabela7.A1" office:value-type="string">
            <text:p text:style-name="P14"><text:change text:change-id="ct139674374632784"/><text:change-start text:change-id="ct139674374633168"/>-<text:change-end text:change-id="ct139674374633168"/></text:p>
          </table:table-cell>
          <table:table-cell table:style-name="Tabela7.A1" office:value-type="string">
            <text:p text:style-name="P14"><text:change-start text:change-id="ct139674374632976"/>-<text:change-end text:change-id="ct139674374632976"/></text:p>
          </table:table-cell>
          <table:table-cell table:style-name="Tabela7.A1" office:value-type="string">
            <text:p text:style-name="P14"><text:change-start text:change-id="ct139674374633360"/>-<text:change-end text:change-id="ct139674374633360"/></text:p>
          </table:table-cell>
          <table:table-cell table:style-name="Tabela7.A1" office:value-type="string">
            <text:p text:style-name="P14"><text:change text:change-id="ct139674374633936"/><text:change text:change-id="ct139674374633552"/><text:change-start text:change-id="ct139674374634128"/>-<text:change-end text:change-id="ct139674374634128"/></text:p>
          </table:table-cell>
        </table:table-row>
        <table:table-row>
          <table:table-cell table:style-name="Tabela7.A1" office:value-type="string">
            <text:p text:style-name="P7"><text:change-start text:change-id="ct139674374633744"/>C1<text:change-end text:change-id="ct139674374633744"/></text:p>
          </table:table-cell>
          <table:table-cell table:style-name="Tabela7.A1" office:value-type="string">
            <text:p text:style-name="P14"><text:change text:change-id="ct139674374634320"/><text:change-start text:change-id="ct139674374634704"/>-<text:change-end text:change-id="ct139674374634704"/></text:p>
          </table:table-cell>
          <table:table-cell table:style-name="Tabela7.A1" office:value-type="string">
            <text:p text:style-name="P14"><text:change-start text:change-id="ct139674374634512"/>-<text:change-end text:change-id="ct139674374634512"/></text:p>
          </table:table-cell>
          <table:table-cell table:style-name="Tabela7.A1" office:value-type="string">
            <text:p text:style-name="P14"><text:change-start text:change-id="ct139674374634896"/>-<text:change-end text:change-id="ct139674374634896"/></text:p>
          </table:table-cell>
          <table:table-cell table:style-name="Tabela7.A1" office:value-type="string">
            <text:p text:style-name="P14"><text:change text:change-id="ct139674374639640"/><text:change text:change-id="ct139674374635088"/><text:change-start text:change-id="ct139674374639832"/>-<text:change-end text:change-id="ct139674374639832"/></text:p>
          </table:table-cell>
        </table:table-row>
        <table:table-row>
          <table:table-cell table:style-name="Tabela7.A1" office:value-type="string">
            <text:p text:style-name="P7"><text:change-start text:change-id="ct139674374635280"/>C2<text:change-end text:change-id="ct139674374635280"/></text:p>
          </table:table-cell>
          <table:table-cell table:style-name="Tabela7.A1" office:value-type="string">
            <text:p text:style-name="P14"><text:change text:change-id="ct139674374640024"/><text:change-start text:change-id="ct139674374640408"/>-<text:change-end text:change-id="ct139674374640408"/></text:p>
          </table:table-cell>
          <table:table-cell table:style-name="Tabela7.A1" office:value-type="string">
            <text:p text:style-name="P14"><text:change-start text:change-id="ct139674374640216"/>-<text:change-end text:change-id="ct139674374640216"/></text:p>
          </table:table-cell>
          <table:table-cell table:style-name="Tabela7.A1" office:value-type="string">
            <text:p text:style-name="P14"><text:change-start text:change-id="ct139674374640600"/>-<text:change-end text:change-id="ct139674374640600"/></text:p>
          </table:table-cell>
          <table:table-cell table:style-name="Tabela7.A1" office:value-type="string">
            <text:p text:style-name="P14"><text:change text:change-id="ct139674374641176"/><text:change text:change-id="ct139674374640792"/><text:change-start text:change-id="ct139674374641368"/>-<text:change-end text:change-id="ct139674374641368"/></text:p>
          </table:table-cell>
        </table:table-row>
        <table:table-row>
          <table:table-cell table:style-name="Tabela7.A11" office:value-type="string">
            <text:p text:style-name="P7"><text:change-start text:change-id="ct139674374640984"/>D1<text:change-end text:change-id="ct139674374640984"/></text:p>
          </table:table-cell>
          <table:table-cell table:style-name="Tabela7.A11" office:value-type="string">
            <text:p text:style-name="P14"><text:change-start text:change-id="ct139674374641752"/>-<text:change-end text:change-id="ct139674374641752"/></text:p>
          </table:table-cell>
          <table:table-cell table:style-name="Tabela7.A11" office:value-type="string">
            <text:p text:style-name="P14"><text:change-start text:change-id="ct139674374641944"/>-<text:change-end text:change-id="ct139674374641944"/></text:p>
          </table:table-cell>
          <table:table-cell table:style-name="Tabela7.A11" office:value-type="string">
            <text:p text:style-name="P14"><text:change-start text:change-id="ct139674374642136"/>-<text:change-end text:change-id="ct139674374642136"/></text:p>
          </table:table-cell>
          <table:table-cell table:style-name="Tabela7.A11" office:value-type="string">
            <text:p text:style-name="P14"><text:change text:change-id="ct139674374642328"/><text:change-start text:change-id="ct139674374642712"/>-<text:change-end text:change-id="ct139674374642712"/></text:p>
          </table:table-cell>
        </table:table-row>
      </table:table>
      <text:p text:style-name="P72"><text:change-start text:change-id="ct139674374641560"/><text:span text:style-name="Fonte_20_parág._20_padrão"><text:span text:style-name="T58">1</text:span></text:span> Acesso individual ao recurso poderá ser concedido para usuários mediante serviço "Solicitação de Celular Corporativo", disponível nos canais de atendimento, a ser autorizado pelo Ministro ou autoridade delegada. O Limite desses usuários será de R$ 150,00.</text:p>
      <text:p text:style-name="P48"><text:change-end text:change-id="ct139674374641560"/><text:change-start text:change-id="ct139674374643096"/></text:p>
      <text:list xml:id="list1757467952" text:continue-numbering="true" text:style-name="L5">
        <text:list-item>
          <text:p text:style-name="P137">DA REGRA DE CRIAÇÃO DE NOME DE USUÁRIO (LOGIN)</text:p>
        </text:list-item>
      </text:list>
      <text:p text:style-name="P56"/>
      <text:list xml:id="list1327761376" text:continue-numbering="true" text:style-name="L5">
        <text:list-item>
          <text:list>
            <text:list-item>
              <text:p text:style-name="P132">As regras de formação de nomes de usuários tem como base a padronização aprovada pela Worldwide Electronic Messaging Association-WEMA conforme padrões internacionais definidos pela ITU-International Telecommunications Union / Telecommunication Standardization Sector.</text:p>
            </text:list-item>
          </text:list>
        </text:list-item>
      </text:list>
      <text:p text:style-name="P26"/>
      <text:list xml:id="list2032489924" text:continue-numbering="true" text:style-name="L5">
        <text:list-item>
          <text:list>
            <text:list-item>
              <text:p text:style-name="P132">A identificação de uma pessoa é formada por pelo menos um nome e um sobrenome e pode conter nome(s) e sobrenome(s) intermediário(s).</text:p>
            </text:list-item>
          </text:list>
        </text:list-item>
      </text:list>
      <text:p text:style-name="P8"><text:span text:style-name="Fonte_20_parág._20_padrão"><text:span text:style-name="T8">Exemplo: </text:span></text:span><text:span text:style-name="Fonte_20_parág._20_padrão"><text:span text:style-name="T20">Joaquim José da Silva Xavier</text:span></text:span></text:p>
      <text:p text:style-name="P26"/>
      <text:list xml:id="list2020166379" text:continue-numbering="true" text:style-name="L5">
        <text:list-item>
          <text:list>
            <text:list-item>
              <text:p text:style-name="P132">Para efeito de formação, o nome do usuário é decomposto em três partes:</text:p>
            </text:list-item>
          </text:list>
        </text:list-item>
      </text:list>
      <text:p text:style-name="P8"><text:span text:style-name="Fonte_20_parág._20_padrão"><text:span text:style-name="T8">PRENOME (ou primeiro nome): </text:span></text:span><text:span text:style-name="Fonte_20_parág._20_padrão"><text:span text:style-name="T20">JOAQUIM</text:span></text:span></text:p>
      <text:p text:style-name="P8"><text:span text:style-name="Fonte_20_parág._20_padrão"><text:span text:style-name="T8">NOME(S) INTERMEDIÁRIO(S): </text:span></text:span><text:span text:style-name="Fonte_20_parág._20_padrão"><text:span text:style-name="T20">JOSÉ DA SILVA</text:span></text:span></text:p>
      <text:p text:style-name="P8"><text:span text:style-name="Fonte_20_parág._20_padrão"><text:span text:style-name="T8">SOBRENOME (ou último nome): </text:span></text:span><text:span text:style-name="Fonte_20_parág._20_padrão"><text:span text:style-name="T20">XAVIER</text:span></text:span></text:p>
      <text:p text:style-name="P26"/>
      <text:list xml:id="list2058903258" text:continue-numbering="true" text:style-name="L5">
        <text:list-item>
          <text:list>
            <text:list-item>
              <text:p text:style-name="P132">O nome do usuário deverá ter, sempre que possível, a forma mais simples, isto é, PRENOME seguido de um PONTO (.) seguido do SOBRENOME:</text:p>
            </text:list-item>
          </text:list>
        </text:list-item>
      </text:list>
      <text:p text:style-name="P71">JOAQUIM.XAVIER</text:p>
      <text:p text:style-name="P26"/>
      <text:list xml:id="list1489438054" text:continue-numbering="true" text:style-name="L5">
        <text:list-item>
          <text:list>
            <text:list-item>
              <text:p text:style-name="P132">No caso da existência de um usuário homônimo cadastrado, é necessário que o nome do novo usuário contenha um elemento que o diferencie do anterior. As alternativas são:</text:p>
            </text:list-item>
          </text:list>
        </text:list-item>
      </text:list>
      <text:p text:style-name="P25">Incluir a(s) inicial(is) do(s) nome(s) intermediário(s):</text:p>
      <text:p text:style-name="P71">joaquim.j.xavier ou</text:p>
      <text:p text:style-name="P71"><text:soft-page-break/>joaquim.s.xavier ou</text:p>
      <text:p text:style-name="P71">joaquim.js.xavier ou</text:p>
      <text:p text:style-name="P26"/>
      <text:list xml:id="list214829385" text:continue-numbering="true" text:style-name="L5">
        <text:list-item>
          <text:list>
            <text:list-item>
              <text:p text:style-name="P132">Formar prenome ou sobrenome compostos, usando o hífen para juntá-los:</text:p>
            </text:list-item>
          </text:list>
        </text:list-item>
      </text:list>
      <text:p text:style-name="P71">joaquim-jose.xavier ou</text:p>
      <text:p text:style-name="P71">joaquim.silva-xavier ou</text:p>
      <text:p text:style-name="P71">joaquim-jose.silva-xavier ou</text:p>
      <text:p text:style-name="P71">joaquim-jose.s.xavier ou</text:p>
      <text:p text:style-name="P71">joaquim.j.silva-xavier ou</text:p>
      <text:p text:style-name="P71">joaquim-jose.da-silva-xavier</text:p>
      <text:p text:style-name="P26"/>
      <text:list xml:id="list499127634" text:continue-numbering="true" text:style-name="L5">
        <text:list-item>
          <text:list>
            <text:list-item>
              <text:p text:style-name="P132">Porém, algumas restrições deverão ser observadas:</text:p>
            </text:list-item>
          </text:list>
        </text:list-item>
      </text:list>
      <text:p text:style-name="P25">Não utilizar acentos (til, agudo, grave, circunflexo, trema):</text:p>
      <text:p text:style-name="P8"><text:span text:style-name="Fonte_20_parág._20_padrão"><text:span text:style-name="T20">PRENOME</text:span></text:span><text:span text:style-name="Fonte_20_parág._20_padrão"><text:span text:style-name="T8">, simples ou composto, pode ter no máximo 16 caracteres, permitidos caracteres alfabéticos, maiúsculos ou minúsculos, e hífen, sem espaços entre eles.</text:span></text:span></text:p>
      <text:p text:style-name="P8"><text:span text:style-name="Fonte_20_parág._20_padrão"><text:span text:style-name="T20">INICIAIS</text:span></text:span><text:span text:style-name="Fonte_20_parág._20_padrão"><text:span text:style-name="T8"> dos nomes intermediários – máximo de três caracteres, permitidos caracteres alfabéticos, maiúsculos ou minúsculos, hífen e ponto, sem espaços entre eles.</text:span></text:span></text:p>
      <text:p text:style-name="P8"><text:span text:style-name="Fonte_20_parág._20_padrão"><text:span text:style-name="T20">SOBRENOME</text:span></text:span><text:span text:style-name="Fonte_20_parág._20_padrão"><text:span text:style-name="T8">, simples ou composto, pode ter no máximo 40 caracteres, permitidos caracteres alfabéticos, maiúsculos ou minúsculos, e hífen, sem espaços entre eles.</text:span></text:span></text:p>
      <text:p text:style-name="P25">Quando constarem do sobrenome qualificadores de geração (Júnior, Filho, Neto e outros), é recomendável usar o sobrenome composto:</text:p>
      <text:p text:style-name="P25">JOAQUIM.J.XAVIER-FILHO</text:p>
      <text:p text:style-name="P4"><text:change-end text:change-id="ct139674374643096"/><text:change-start text:change-id="ct139674374642520"/></text:p>
      <text:p text:style-name="P16"><text:change-end text:change-id="ct139674374642520"/><text:change text:change-id="ct139674374557704"/><text:change text:change-id="ct139674374643480"/><text:change-start text:change-id="ct139674374557896"/>ANEXO II</text:p>
      <text:p text:style-name="P17">DO USO DAS ESTAÇÕES DE TRABALHO</text:p>
      <text:p text:style-name="P56"/>
      <text:list xml:id="list229621662" text:continue-list="list605251352" text:style-name="L1">
        <text:list-item>
          <text:p text:style-name="P138">OBJETIVO</text:p>
        </text:list-item>
      </text:list>
      <text:p text:style-name="P100">Regulamentar a utilização dos equipamentos de hardware e software, aqui denominados estações de trabalho, disponibilizados aos usuários dos serviços de TIC do MinC.</text:p>
      <text:p text:style-name="P26"/>
      <text:list xml:id="list692047314" text:continue-numbering="true" text:style-name="L1">
        <text:list-item>
          <text:p text:style-name="P138">UTILIZAÇÃO DAS ESTAÇÕES DE TRABALHO</text:p>
        </text:list-item>
      </text:list>
      <text:p text:style-name="P56"/>
      <text:list xml:id="list824901108" text:continue-numbering="true" text:style-name="L1">
        <text:list-item>
          <text:list>
            <text:list-item>
              <text:p text:style-name="P21">As estações de trabalho destinam-se preferencialmente ao uso dos usuários do tipo servidores.</text:p>
            </text:list-item>
          </text:list>
        </text:list-item>
      </text:list>
      <text:p text:style-name="P26"/>
      <text:list xml:id="list930324146" text:continue-numbering="true" text:style-name="L1">
        <text:list-item>
          <text:list>
            <text:list-item>
              <text:p text:style-name="P21">Todos os usuários, exceto os de perfil visitante e público, farão jus a uma estação de trabalho enquanto perdurar o contrato ou serviço específico.<text:change-end text:change-id="ct139674374557896"/><text:change text:change-id="ct139674374558088"/><text:change-start text:change-id="ct139674374558280"/></text:p>
            </text:list-item>
          </text:list>
        </text:list-item>
      </text:list>
      <text:p text:style-name="P26"/>
      <text:list xml:id="list543679262" text:continue-numbering="true" text:style-name="L1">
        <text:list-item>
          <text:list>
            <text:list-item>
              <text:p text:style-name="P21">O usuário que necessitar de acesso administrador na sua estação de trabalho, deverá solicitar mediante formulário "Acesso de Usuário como Administrador de Computador", disponível na Intranet, por Coordenador-Geral ou equivalente e aprovação da CGTI.</text:p>
            </text:list-item>
          </text:list>
        </text:list-item>
      </text:list>
      <text:p text:style-name="P26"/>
      <text:list xml:id="list563200863" text:continue-numbering="true" text:style-name="L1">
        <text:list-item>
          <text:p text:style-name="P138">OBRIGAÇÕES DO USUÁRIO</text:p>
        </text:list-item>
      </text:list>
      <text:p text:style-name="P56"/>
      <text:p text:style-name="P5">São obrigações do usuário de uma estação de trabalho:</text:p>
      <text:p text:style-name="P26"/>
      <text:list xml:id="list1431948453" text:continue-numbering="true" text:style-name="L1">
        <text:list-item>
          <text:list>
            <text:list-item>
              <text:p text:style-name="P19">Manter o padrão de configuração de hardware e software das estações de trabalho estabelecido pela CGTI.<text:change-end text:change-id="ct139674374558280"/><text:change text:change-id="ct139674374558472"/><text:change-start text:change-id="ct139674374558664"/> Sendo permitida apenas à CGTI realizar alterações nestas configurações;<text:change-end text:change-id="ct139674374558664"/><text:change-start text:change-id="ct139674374558856"/></text:p>
              <text:p text:style-name="P19"/>
            </text:list-item>
            <text:list-item>
              <text:p text:style-name="P19"><text:change-end text:change-id="ct139674374558856"/><text:change text:change-id="ct139674374559048"/><text:change-start text:change-id="ct139674374559240"/>Manter a estação de trabalho em local seguro e arejado;<text:change-end text:change-id="ct139674374559240"/><text:change-start text:change-id="ct139674374559432"/></text:p>
              <text:p text:style-name="P19"><text:change-end text:change-id="ct139674374559432"/><text:change-start text:change-id="ct139674374559624"/></text:p>
            </text:list-item>
            <text:list-item>
              <text:p text:style-name="P19">Evitar consumo ou armazenamento de bebidas e comidas próximo à estação<text:change-end text:change-id="ct139674374559624"/><text:change text:change-id="ct139674374559816"/><text:change-start text:change-id="ct139674374560200"/> <text:change-end text:change-id="ct139674374560200"/><text:change-start text:change-id="ct139674374560008"/>de trabalho;<text:change-end text:change-id="ct139674374560008"/><text:change-start text:change-id="ct139674374560584"/></text:p>
              <text:p text:style-name="P19"><text:change-end text:change-id="ct139674374560584"/><text:change-start text:change-id="ct139674374560776"/></text:p>
            </text:list-item>
            <text:list-item>
              <text:p text:style-name="P19"><text:change-end text:change-id="ct139674374560776"/><text:change text:change-id="ct139674374560968"/><text:change-start text:change-id="ct139674374561160"/>Manter limpo o local onde a estação de trabalho está locada;<text:change-end text:change-id="ct139674374561160"/><text:change-start text:change-id="ct139674374561352"/></text:p>
            </text:list-item>
          </text:list>
        </text:list-item>
      </text:list>
      <text:p text:style-name="P18"><text:change-end text:change-id="ct139674374561352"/><text:change-start text:change-id="ct139674374561544"/></text:p>
      <text:list xml:id="list385307910" text:continue-numbering="true" text:style-name="L1">
        <text:list-item>
          <text:list>
            <text:list-item>
              <text:p text:style-name="P19">Manter a segurança de seus arquivos.<text:change-end text:change-id="ct139674374561544"/><text:change-start text:change-id="ct139674374574096"/></text:p>
              <text:p text:style-name="P19"><text:change-end text:change-id="ct139674374574096"/><text:change-start text:change-id="ct139674374574288"/></text:p>
            </text:list-item>
            <text:list-item>
              <text:p text:style-name="P19">Desligar ou bloquear o equipamento em caso de afastamento;<text:change-end text:change-id="ct139674374574288"/><text:change-start text:change-id="ct139674374574480"/></text:p>
              <text:p text:style-name="P19"><text:change-end text:change-id="ct139674374574480"/><text:change-start text:change-id="ct139674374574672"/></text:p>
            </text:list-item>
            <text:list-item>
              <text:p text:style-name="P19">Acionar a CGTI sempre que houver problemas técnicos com a estação de trabalho ou sua configuração;<text:change-end text:change-id="ct139674374574672"/><text:change-start text:change-id="ct139674374574864"/></text:p>
              <text:p text:style-name="P19"><text:change-end text:change-id="ct139674374574864"/><text:change-start text:change-id="ct139674374575056"/></text:p>
            </text:list-item>
            <text:list-item>
              <text:p text:style-name="P19">Desligar a estação de trabalho ao final do expediente.</text:p>
            </text:list-item>
          </text:list>
        </text:list-item>
      </text:list>
      <text:p text:style-name="P48"/>
      <text:list xml:id="list1452493544" text:continue-numbering="true" text:style-name="L1">
        <text:list-item>
          <text:p text:style-name="P138">USO INDEVIDO DAS ESTAÇÕES DE TRABALHO</text:p>
        </text:list-item>
      </text:list>
      <text:p text:style-name="P56"/>
      <text:p text:style-name="P5">No uso das estações de trabalho são vedadas as seguintes ações:</text:p>
      <text:list xml:id="list2080621356" text:continue-numbering="true" text:style-name="L1">
        <text:list-item>
          <text:list>
            <text:list-item>
              <text:p text:style-name="P21"><text:soft-page-break/>Expor a estação de trabalho a choques, interferências elétricas ou magnéticas, utilização de líquido corrosivo ou não e outras ações que possam provocar danos à mesma;<text:change-end text:change-id="ct139674374575056"/><text:change-start text:change-id="ct139674374575248"/></text:p>
            </text:list-item>
          </text:list>
        </text:list-item>
      </text:list>
      <text:p text:style-name="P18"><text:change-end text:change-id="ct139674374575248"/><text:change-start text:change-id="ct139674374575440"/></text:p>
      <text:list xml:id="list1762724313" text:continue-numbering="true" text:style-name="L1">
        <text:list-item>
          <text:list>
            <text:list-item>
              <text:p text:style-name="P21">Instalar ou alterar a configuração de hardware da Estação de Trabalho, sem a devida autorização da CGTI;<text:change-end text:change-id="ct139674374575440"/><text:change-start text:change-id="ct139674374575632"/></text:p>
              <text:p text:style-name="P19"><text:change-end text:change-id="ct139674374575632"/><text:change-start text:change-id="ct139674374575824"/></text:p>
            </text:list-item>
            <text:list-item>
              <text:p text:style-name="P21">Utilizar a estação de trabalho em atividades particulares com fins lucrativos;<text:change-end text:change-id="ct139674374575824"/><text:change-start text:change-id="ct139674374576016"/></text:p>
              <text:p text:style-name="P19"><text:change-end text:change-id="ct139674374576016"/><text:change-start text:change-id="ct139674374576400"/></text:p>
            </text:list-item>
            <text:list-item>
              <text:p text:style-name="P21">Abrir ou violar a estação de trabalho, para qualquer finalidade, sem a devida autorização da CGTI.<text:change-end text:change-id="ct139674374576400"/><text:change-start text:change-id="ct139674374576592"/></text:p>
              <text:p text:style-name="P19"><text:change-end text:change-id="ct139674374576592"/><text:change-start text:change-id="ct139674374576784"/></text:p>
            </text:list-item>
            <text:list-item>
              <text:p text:style-name="P21">Manter na estação de trabalho material obsceno, ofensivo, ilegal ou antiético, comercial privado ou que incentive ou instrua a invasão de equipamentos de informática;<text:change-end text:change-id="ct139674374576784"/><text:change-start text:change-id="ct139674374576976"/></text:p>
              <text:p text:style-name="P19"><text:change-end text:change-id="ct139674374576976"/><text:change-start text:change-id="ct139674374577168"/></text:p>
            </text:list-item>
            <text:list-item>
              <text:p text:style-name="P21"><text:change-end text:change-id="ct139674374577168"/><text:change text:change-id="ct139674374577360"/><text:change-start text:change-id="ct139674374577552"/>Copiar ou transmitir a terceiros, sem autorização prévia, dados, informações, programas de computador, procedimentos, instruções, controles e listas de endereços de correio eletrônico pertencentes ao MinC;</text:p>
            </text:list-item>
          </text:list>
        </text:list-item>
      </text:list>
      <text:p text:style-name="P26"/>
      <text:list xml:id="list663733456" text:continue-numbering="true" text:style-name="L1">
        <text:list-item>
          <text:p text:style-name="P138">UTILIZAÇÃO DOS PROGRAMAS DE COMPUTADOR (SOFTWARES)</text:p>
        </text:list-item>
      </text:list>
      <text:p text:style-name="P56"/>
      <text:list xml:id="list1503979227" text:continue-numbering="true" text:style-name="L1">
        <text:list-item>
          <text:list>
            <text:list-item>
              <text:p text:style-name="P21">Os softwares adquiridos ou desenvolvidos no âmbito do MinC, instalados nas estações de trabalho, descritos aqui simplesmente como softwares, são de propriedade e responsabilidade deste ministério.</text:p>
            </text:list-item>
          </text:list>
        </text:list-item>
      </text:list>
      <text:p text:style-name="P26"/>
      <text:list xml:id="list2068952479" text:continue-numbering="true" text:style-name="L1">
        <text:list-item>
          <text:list>
            <text:list-item>
              <text:p text:style-name="P21">A instalação de softwares nas estações de trabalho ou outros dispositivos será precedida da homologação dos mesmos pela equipe da CGTI.</text:p>
            </text:list-item>
          </text:list>
        </text:list-item>
      </text:list>
      <text:p text:style-name="P26"/>
      <text:list xml:id="list38294051" text:continue-numbering="true" text:style-name="L1">
        <text:list-item>
          <text:list>
            <text:list-item>
              <text:p text:style-name="P21">É vedada qualquer instalação de software nas estações de trabalho que não tenha sido previamente homologado pela CGTI.</text:p>
            </text:list-item>
          </text:list>
        </text:list-item>
      </text:list>
      <text:p text:style-name="P26"/>
      <text:list xml:id="list554820119" text:continue-numbering="true" text:style-name="L1">
        <text:list-item>
          <text:list>
            <text:list-item>
              <text:p text:style-name="P21">Os softwares somente poderão ser instalados pela CGTI, sendo vedada a instalação e alteração por parte dos usuários, exceto quando autorizado pela CGTI.</text:p>
            </text:list-item>
          </text:list>
        </text:list-item>
      </text:list>
      <text:p text:style-name="P26"/>
      <text:list xml:id="list698742299" text:continue-numbering="true" text:style-name="L1">
        <text:list-item>
          <text:list>
            <text:list-item>
              <text:p text:style-name="P21">Os programas de computador (softwares) de propriedade de terceiros instalados nas estações de trabalho também são de responsabilidade do MinC, os quais deverão acompanhar seus contratos específicos formalizados ou o seu termo de responsabilidade, juntamente com o comprovante da chave de registro do produto.</text:p>
            </text:list-item>
          </text:list>
        </text:list-item>
      </text:list>
      <text:p text:style-name="P26"/>
      <text:list xml:id="list1108236183" text:continue-numbering="true" text:style-name="L1">
        <text:list-item>
          <text:list>
            <text:list-item>
              <text:p text:style-name="P21">No uso de softwares dentro do ambiente do MinC são vedadas as seguintes ações:</text:p>
            </text:list-item>
          </text:list>
        </text:list-item>
      </text:list>
      <text:p text:style-name="P26"><text:soft-page-break/></text:p>
      <text:list xml:id="list1512217970" text:continue-numbering="true" text:style-name="L1">
        <text:list-item>
          <text:list>
            <text:list-item>
              <text:list>
                <text:list-item>
                  <text:p text:style-name="P120">Gerar, compilar, copiar, propagar, executar ou tentar introduzir em estações de trabalho ou sistemas do MinC códigos maliciosos ou softwares contendo processos destrutivos de espionagem ou propaganda;</text:p>
                </text:list-item>
                <text:list-item>
                  <text:p text:style-name="P120">Utilizar softwares para invasão de equipamentos e ou sistemas do MinC ou de seus servidores, com exceção das situações motivadas e aprovadas pela CGTI;</text:p>
                </text:list-item>
                <text:list-item>
                  <text:p text:style-name="P120">Utilizar softwares de propriedade do MinC em atividades particulares com fins lucrativos.</text:p>
                </text:list-item>
              </text:list>
            </text:list-item>
          </text:list>
        </text:list-item>
      </text:list>
      <text:p text:style-name="P4"><text:s/></text:p>
      <text:p text:style-name="P17"/>
      <text:p text:style-name="P16">ANEXO III</text:p>
      <text:p text:style-name="P17">DO SERVIÇO DE REDE DE COMUNICAÇÃO DE DADOS</text:p>
      <text:p text:style-name="P56"/>
      <text:list xml:id="list1132529994" text:continue-list="list622210127" text:style-name="L2">
        <text:list-item>
          <text:p text:style-name="P139">OBJETIVO</text:p>
        </text:list-item>
      </text:list>
      <text:p text:style-name="P100">Regulamentar os critérios e procedimentos para utilização dos serviços de acesso à rede digital de comunicação de dados do MinC, a partir dos perfis dos usuários.</text:p>
      <text:p text:style-name="P26"/>
      <text:list xml:id="list151075560" text:continue-numbering="true" text:style-name="L2">
        <text:list-item>
          <text:p text:style-name="P139">REDE LOCAL</text:p>
        </text:list-item>
      </text:list>
      <text:p text:style-name="P56"/>
      <text:list xml:id="list237833502" text:continue-numbering="true" text:style-name="L2">
        <text:list-item>
          <text:list>
            <text:list-item>
              <text:p text:style-name="P27">A utilização da rede local engloba desde o login, senhas, manutenção de arquivos em servidores, ao acesso a serviços diversos como correio eletrônico e sistemas departamentais e corporativos.</text:p>
            </text:list-item>
          </text:list>
        </text:list-item>
      </text:list>
      <text:p text:style-name="P26"/>
      <text:list xml:id="list2137066939" text:continue-numbering="true" text:style-name="L2">
        <text:list-item>
          <text:list>
            <text:list-item>
              <text:p text:style-name="P27">São regras para a utilização da rede local:<text:change-end text:change-id="ct139674374577552"/><text:change-start text:change-id="ct139674374577744"/></text:p>
              <text:p text:style-name="P27"><text:change-end text:change-id="ct139674374577744"/><text:change-start text:change-id="ct139674374479896"/></text:p>
              <text:list>
                <text:list-item>
                  <text:p text:style-name="P153">O usuário é o responsável pelo uso e pela segurança de sua conta de acesso, devendo seu nome de usuário e sua senha serem tratados de forma privada e confidencial, não devendo ser compartilhada com terceiros. A conta de acesso e os recursos e privilégios dela advindos são intransferíveis, sendo de inteira responsabilidade do usuário toda e qualquer consequência advinda de utilização indevida;</text:p>
                </text:list-item>
              </text:list>
            </text:list-item>
          </text:list>
        </text:list-item>
      </text:list>
      <text:p text:style-name="P61"><text:change-end text:change-id="ct139674374479896"/><text:change-start text:change-id="ct139674374480088"/></text:p>
      <text:list xml:id="list1874041409" text:continue-numbering="true" text:style-name="L2">
        <text:list-item>
          <text:list>
            <text:list-item>
              <text:list>
                <text:list-item>
                  <text:p text:style-name="P154"><text:change-end text:change-id="ct139674374480088"/><text:change-start text:change-id="ct139674374480280"/>Antes de ausentar-se do seu local de trabalho, o usuário deverá fechar todos os programas acessados, evitando, desta maneira, o acesso por pessoas não autorizadas. Deverá, também, efetuar o logout / logoff da rede ou o bloqueio da estação de trabalho, sendo inteira responsabilidade do usuário toda e qualquer consequência advinda de utilização indevida.</text:p>
                </text:list-item>
              </text:list>
            </text:list-item>
          </text:list>
        </text:list-item>
      </text:list>
      <text:p text:style-name="P26"/>
      <text:list xml:id="list1531092775" text:continue-numbering="true" text:style-name="L2">
        <text:list-item>
          <text:list>
            <text:list-item>
              <text:p text:style-name="P27">Acesso às pastas públicas localizadas nos servidores de arquivo:<text:change-end text:change-id="ct139674374480280"/><text:change-start text:change-id="ct139674374480472"/></text:p>
              <text:p text:style-name="P27"><text:change-end text:change-id="ct139674374480472"/><text:change-start text:change-id="ct139674374480664"/></text:p>
              <text:list>
                <text:list-item>
                  <text:p text:style-name="P154">Caso uma área julgue conveniente, poderá solicitar à CGTI área de armazenamento em servidor de arquivo para se valer das garantias de continuidade e cópias de segurança (backup) dos mesmos;<text:change-end text:change-id="ct139674374480664"/><text:change-start text:change-id="ct139674374480856"/></text:p>
                  <text:p text:style-name="P133"><text:change-end text:change-id="ct139674374480856"/><text:change-start text:change-id="ct139674374481048"/></text:p>
                </text:list-item>
                <text:list-item>
                  <text:p text:style-name="P151">A autorização de acesso a uma pasta pública deverá ser feita pelo chefe da área solicitante. O pedido de alteração ou revogação de acesso também será feito nas mesmas condições.<text:change-end text:change-id="ct139674374481048"/><text:change-start text:change-id="ct139674374481240"/></text:p>
                  <text:p text:style-name="P133"><text:change-end text:change-id="ct139674374481240"/><text:change-start text:change-id="ct139674374481432"/></text:p>
                </text:list-item>
                <text:list-item>
                  <text:p text:style-name="P151"><text:soft-page-break/>Os arquivos a serem armazenados nas pastas públicas serão os de natureza institucional. É vedado o armazenamento de arquivos não ligados às atividades profissionais ou os de natureza pessoal, respondendo à área responsável pela pasta pública pelo uso indevido da mesma.<text:change-end text:change-id="ct139674374481432"/><text:change-start text:change-id="ct139674374481624"/></text:p>
                  <text:p text:style-name="P133"><text:change-end text:change-id="ct139674374481624"/><text:change-start text:change-id="ct139674374481816"/></text:p>
                </text:list-item>
                <text:list-item>
                  <text:p text:style-name="P151">Caberá ao usuário periodicamente eliminar os arquivos que não tenham mais utilidade.</text:p>
                </text:list-item>
              </text:list>
            </text:list-item>
          </text:list>
        </text:list-item>
      </text:list>
      <text:p text:style-name="P26"/>
      <text:list xml:id="list1987571112" text:continue-numbering="true" text:style-name="L2">
        <text:list-item>
          <text:list>
            <text:list-item>
              <text:p text:style-name="P27">No uso da rede local são vedadas as seguintes ações:<text:change-end text:change-id="ct139674374481816"/><text:change-start text:change-id="ct139674374482008"/></text:p>
              <text:p text:style-name="P27"><text:change-end text:change-id="ct139674374482008"/><text:change-start text:change-id="ct139674374482392"/></text:p>
              <text:list>
                <text:list-item>
                  <text:p text:style-name="P151">Qualquer tentativa de obter acesso não autorizado, de fraudar a autenticação de usuário ou segurança de servidores de rede ou contas de usuários. Isso inclui acesso aos dados não disponíveis para o usuário, tentativas de conectar-se a servidor ou conta de usuário cujo acesso não seja expressamente autorizado ao usuário ou colocar à prova a segurança de qualquer rede ou equipamento;<text:change-end text:change-id="ct139674374482392"/><text:change-start text:change-id="ct139674374482584"/></text:p>
                  <text:p text:style-name="P151"><text:change-end text:change-id="ct139674374482584"/><text:change-start text:change-id="ct139674374482776"/></text:p>
                </text:list-item>
                <text:list-item>
                  <text:p text:style-name="P151">Tentativa de interferir nos serviços de qualquer outro usuário, servidores ou da rede. Isso inclui ataques do tipo "negação de <text:change-end text:change-id="ct139674374482776"/><text:change text:change-id="ct139674374482968"/><text:change-start text:change-id="ct139674374483160"/>serviço<text:change-end text:change-id="ct139674374483160"/><text:change-start text:change-id="ct139674374483352"/>", provocar congestionamento etc<text:change-end text:change-id="ct139674374483352"/><text:change text:change-id="ct139674374483544"/><text:change-start text:change-id="ct139674374483736"/>;<text:change-end text:change-id="ct139674374483736"/><text:change-start text:change-id="ct139674374520840"/></text:p>
                  <text:p text:style-name="P151"><text:change-end text:change-id="ct139674374520840"/><text:change-start text:change-id="ct139674374521032"/></text:p>
                </text:list-item>
                <text:list-item>
                  <text:p text:style-name="P151">Utilizar a rede para tentar sobrecarregar ou invadir um servidor;<text:change-end text:change-id="ct139674374521032"/><text:change-start text:change-id="ct139674374521224"/></text:p>
                  <text:p text:style-name="P133"><text:change-end text:change-id="ct139674374521224"/><text:change-start text:change-id="ct139674374521416"/></text:p>
                </text:list-item>
                <text:list-item>
                  <text:p text:style-name="P151">Uso de qualquer tipo de programa ou comando designado a interferir com sessão de usuários;<text:change-end text:change-id="ct139674374521416"/><text:change-start text:change-id="ct139674374521608"/></text:p>
                  <text:p text:style-name="P151"><text:change-end text:change-id="ct139674374521608"/><text:change-start text:change-id="ct139674374521800"/></text:p>
                </text:list-item>
                <text:list-item>
                  <text:p text:style-name="P151">Utilização de material de natureza pornográfica<text:change-end text:change-id="ct139674374521800"/><text:change text:change-id="ct139674374521992"/><text:change-start text:change-id="ct139674374522184"/>,<text:change-end text:change-id="ct139674374522184"/><text:change-start text:change-id="ct139674374522376"/> racista<text:change-end text:change-id="ct139674374522376"/><text:change-start text:change-id="ct139674374522568"/> ou violenta<text:change-end text:change-id="ct139674374522568"/><text:change text:change-id="ct139674374522760"/><text:change-start text:change-id="ct139674374522952"/>, armazenado, distribuído, editado ou gravado através do uso dos recursos computacionais da rede;<text:change-end text:change-id="ct139674374522952"/><text:change-start text:change-id="ct139674374523144"/></text:p>
                  <text:p text:style-name="P151"><text:change-end text:change-id="ct139674374523144"/><text:change-start text:change-id="ct139674374523336"/></text:p>
                </text:list-item>
                <text:list-item>
                  <text:p text:style-name="P151">Criar e/ou remover arquivos fora da área alocada ao usuário e/ou que venham a comprometer o desempenho e funcionamento dos sistemas.</text:p>
                </text:list-item>
              </text:list>
            </text:list-item>
          </text:list>
        </text:list-item>
      </text:list>
      <text:p text:style-name="P26"><text:change-end text:change-id="ct139674374523336"/><text:change-start text:change-id="ct139674374523528"/></text:p>
      <text:p text:style-name="P23"><text:change-end text:change-id="ct139674374523528"/><text:change text:change-id="ct139674374524104"/><text:change text:change-id="ct139674374523912"/><text:change text:change-id="ct139674374523720"/><text:change-start text:change-id="ct139674374524296"/></text:p>
      <text:p text:style-name="P56"/>
      <text:list xml:id="list1712222038" text:continue-numbering="true" text:style-name="L2">
        <text:list-item>
          <text:p text:style-name="P139">REDE SEM FIO</text:p>
        </text:list-item>
      </text:list>
      <text:p text:style-name="P56"/>
      <text:list xml:id="list1408010283" text:continue-numbering="true" text:style-name="L2">
        <text:list-item>
          <text:list>
            <text:list-item>
              <text:p text:style-name="P27">Esta rede consiste em infraestrutura computacional de pontos de acesso de rede sem fio (wireless Access Points ou wireless AP’s) e controlador de pontos de acesso, interligados à rede <text:soft-page-break/>de dados interna cabeada do MinC.</text:p>
            </text:list-item>
          </text:list>
        </text:list-item>
      </text:list>
      <text:p text:style-name="P26"/>
      <text:list xml:id="list1295023416" text:continue-numbering="true" text:style-name="L2">
        <text:list-item>
          <text:list>
            <text:list-item>
              <text:p text:style-name="P27">Descrição dos tipos:</text:p>
            </text:list-item>
          </text:list>
        </text:list-item>
      </text:list>
      <text:p text:style-name="P26"/>
      <text:p text:style-name="P25">Visitante<text:change-end text:change-id="ct139674374524296"/><text:change text:change-id="ct139674374524488"/><text:change-start text:change-id="ct139674374524680"/>: Destinado a permitir aos visitantes do Ministério da Cultura acesso à Internet para conveniência durante o período em que permanecerem nas instalações do MinC. <text:change-end text:change-id="ct139674374524680"/><text:change-start text:change-id="ct139674375323664"/>A <text:change-end text:change-id="ct139674375323664"/><text:change-start text:change-id="ct139674375323856"/>liberação do acesso <text:change-end text:change-id="ct139674375323856"/><text:change text:change-id="ct139674375324240"/><text:change text:change-id="ct139674375324048"/><text:change-start text:change-id="ct139674375324432"/>individual é <text:change-end text:change-id="ct139674375324432"/><text:change text:change-id="ct139674375324624"/><text:change-start text:change-id="ct139674375324816"/>realizada <text:change-end text:change-id="ct139674375324816"/><text:change text:change-id="ct139674375325200"/><text:change text:change-id="ct139674375325008"/><text:change-start text:change-id="ct139674375325392"/>pelo próprio usuário no momento que entrar na rede.<text:change-end text:change-id="ct139674375325392"/><text:change text:change-id="ct139674375325584"/><text:change-start text:change-id="ct139674375325776"/> <text:change-end text:change-id="ct139674375325776"/><text:change-start text:change-id="ct139674375325968"/>Por motivo de segurança, esta rede não terá acesso à Intranet e demais serviços restritos aos usuários corporativos do Ministério da Cultura.</text:p>
      <text:p text:style-name="P26"/>
      <text:p text:style-name="P25">Produção: Destinado aos usuários corporativos do Ministério da Cultura como alternativa ao acesso pela rede fixa cabeada convencional, sendo submetido às mesmas regras, direitos e limitações que o seu perfil de acesso pela rede fixa cabeada lhe permite. O acesso individual é atribuído através identificação de usuário e senha, realizada a partir do cadastro no sistema corporativo do MinC.</text:p>
      <text:p text:style-name="P26"><text:change-end text:change-id="ct139674375325968"/><text:change text:change-id="ct139674375326352"/><text:change text:change-id="ct139674375326160"/><text:change-start text:change-id="ct139674375326544"/></text:p>
      <text:p text:style-name="P26"/>
      <text:list xml:id="list1892549320" text:continue-numbering="true" text:style-name="L2">
        <text:list-item>
          <text:list>
            <text:list-item>
              <text:p text:style-name="P27">O acesso à rede PRODUÇÃO segue as regras e processos que norteiam o acesso à Intranet do Ministério da Cultura. É necessário seguir os procedimentos padrão para obtenção de conta e senha de acesso, cadastramento nos sistemas de controle e configuração específica do equipamento computacional – portátil ou não – executada pelos técnicos da CGTI.</text:p>
            </text:list-item>
          </text:list>
        </text:list-item>
      </text:list>
      <text:p text:style-name="P26"/>
      <text:list xml:id="list1872635814" text:continue-numbering="true" text:style-name="L2">
        <text:list-item>
          <text:list>
            <text:list-item>
              <text:p text:style-name="P27">Apenas os dispositivos conectados à rede sem fio PRODUÇÃO terão acesso aos recursos internos (Intranet) do MinC.<text:change-end text:change-id="ct139674375326544"/><text:change text:change-id="ct139674375326736"/><text:change-start text:change-id="ct139674375326928"/></text:p>
            </text:list-item>
          </text:list>
        </text:list-item>
      </text:list>
      <text:p text:style-name="P26"/>
      <text:list xml:id="list1490142975" text:continue-numbering="true" text:style-name="L2">
        <text:list-item>
          <text:list>
            <text:list-item>
              <text:p text:style-name="P27">Entende-se por dispositivos móveis passíveis de cadastramento e autorização os computadores portáteis (notebooks, netbooks, laptops) e outros equipamentos (tablets, smartphones, PDAs e celulares) compatíveis com o padrão IEEE 802.11.</text:p>
            </text:list-item>
          </text:list>
        </text:list-item>
      </text:list>
      <text:p text:style-name="P26"/>
      <text:list xml:id="list402610883" text:continue-numbering="true" text:style-name="L2">
        <text:list-item>
          <text:list>
            <text:list-item>
              <text:p text:style-name="P27">A<text:change-end text:change-id="ct139674375326928"/><text:change text:change-id="ct139674375327120"/><text:change-start text:change-id="ct139674375327312"/> rede<text:change-end text:change-id="ct139674375327312"/><text:change text:change-id="ct139674375327504"/><text:change-start text:change-id="ct139674375331864"/> VISITANTE <text:change-end text:change-id="ct139674375331864"/><text:change text:change-id="ct139674375332056"/><text:change-start text:change-id="ct139674375332248"/>não dever<text:change-end text:change-id="ct139674375332248"/><text:change text:change-id="ct139674375332440"/><text:change-start text:change-id="ct139674375332632"/>á<text:change-end text:change-id="ct139674375332632"/><text:change-start text:change-id="ct139674375332824"/> ser utilizada<text:change-end text:change-id="ct139674375332824"/><text:change text:change-id="ct139674375333016"/><text:change-start text:change-id="ct139674375333208"/> para trafegar informações sigilosas ou restritas do MinC.</text:p>
            </text:list-item>
          </text:list>
        </text:list-item>
      </text:list>
      <text:p text:style-name="P98"/>
      <text:list xml:id="list515551171" text:continue-numbering="true" text:style-name="L2">
        <text:list-item>
          <text:list>
            <text:list-item>
              <text:p text:style-name="P27">Todo tráfego da rede de dados sem fio será passível de monitoramento e investigação, caso haja indícios de quebra de segurança que comprometa a SIC no âmbito do MinC.</text:p>
            </text:list-item>
          </text:list>
        </text:list-item>
      </text:list>
      <text:p text:style-name="P61"/>
      <text:list xml:id="list238481370" text:continue-numbering="true" text:style-name="L2">
        <text:list-item>
          <text:list>
            <text:list-item>
              <text:p text:style-name="P27">O acesso a sítios impróprios ou que representam riscos à SIC estarão sujeitos a bloqueios automáticos realizados por filtro de conteúdo e de acordo com os procedimentos, normas e políticas de acesso vigentes no âmbito do MinC.</text:p>
            </text:list-item>
          </text:list>
        </text:list-item>
      </text:list>
      <text:p text:style-name="P98"><text:soft-page-break/></text:p>
      <text:list xml:id="list911788043" text:continue-numbering="true" text:style-name="L2">
        <text:list-item>
          <text:list>
            <text:list-item>
              <text:p text:style-name="P27">Os privilégios de acesso de qualquer usuário, cujas atividades estejam em desconformidade com este documento ou demais normas e políticas de SIC vigentes no âmbito do MinC, estarão sujeitos à suspensão temporária ou permanente ou sansões outras previstas nos instrumentos normativos do MinC ou determinados pelo CGSIC do MinC.</text:p>
            </text:list-item>
          </text:list>
        </text:list-item>
      </text:list>
      <text:p text:style-name="P98"/>
      <text:list xml:id="list1044249932" text:continue-numbering="true" text:style-name="L2">
        <text:list-item>
          <text:list>
            <text:list-item>
              <text:p text:style-name="P27">O tráfego de rede de dispositivo identificado como potencial ameaça à segurança da rede do Ministério da Cultura estará sujeito ao bloqueio de sua conexão, até a devida averiguação dos controles de segurança ou remoção das eventuais ameaças.</text:p>
            </text:list-item>
          </text:list>
        </text:list-item>
      </text:list>
      <text:p text:style-name="P96"/>
      <text:list xml:id="list1635927720" text:continue-numbering="true" text:style-name="L2">
        <text:list-item>
          <text:p text:style-name="P139">INTERNET</text:p>
        </text:list-item>
      </text:list>
      <text:p text:style-name="P96"/>
      <text:list xml:id="list1262593850" text:continue-numbering="true" text:style-name="L2">
        <text:list-item>
          <text:list>
            <text:list-item>
              <text:p text:style-name="P27">As normas de utilização da Internet englobam desde a navegação em sites até downloads e uploads de arquivos.</text:p>
            </text:list-item>
          </text:list>
        </text:list-item>
      </text:list>
      <text:p text:style-name="P95"/>
      <text:list xml:id="list314757725" text:continue-numbering="true" text:style-name="L2">
        <text:list-item>
          <text:list>
            <text:list-item>
              <text:p text:style-name="P27">A CGTI reserva-se ao direito de bloquear ou liberar o acesso aos sítios de internet, desde que o ato esteja amparado por justificativa plausível.</text:p>
            </text:list-item>
          </text:list>
        </text:list-item>
      </text:list>
      <text:p text:style-name="P95"/>
      <text:list xml:id="list1534563326" text:continue-numbering="true" text:style-name="L2">
        <text:list-item>
          <text:list>
            <text:list-item>
              <text:p text:style-name="P27">Do uso da Internet/Intranet na rede local:<text:change-end text:change-id="ct139674375333208"/><text:change-start text:change-id="ct139674375333400"/></text:p>
              <text:p text:style-name="P27"><text:change-end text:change-id="ct139674375333400"/><text:change-start text:change-id="ct139674375333592"/></text:p>
              <text:list>
                <text:list-item>
                  <text:p text:style-name="P28"><text:change-end text:change-id="ct139674375333592"/><text:change text:change-id="ct139674375333784"/><text:change-start text:change-id="ct139674375333976"/>É autorizado o acesso a endereços de internet de clientes, fornecedores, entidades acadêmicas, entre outros, naquilo que for pertinente ao trabalho realizado pelo usuário com objetivo de pesquisa e de aquisição de conhecimentos especializados;<text:change-end text:change-id="ct139674375333976"/><text:change-start text:change-id="ct139674375334168"/></text:p>
                </text:list-item>
              </text:list>
            </text:list-item>
          </text:list>
        </text:list-item>
      </text:list>
      <text:p text:style-name="P108"/>
      <text:list xml:id="list843332412" text:continue-numbering="true" text:style-name="L2">
        <text:list-item>
          <text:list>
            <text:list-item>
              <text:list>
                <text:list-item>
                  <text:p text:style-name="P29"><text:change-end text:change-id="ct139674375334168"/><text:change text:change-id="ct139674375334360"/><text:change-start text:change-id="ct139674375334552"/>É autorizado o acesso a endereços externos de organizações bancárias e mercantis, em volume razoável, necessário ao atendimento de necessidades pessoais do usuário com o objetivo de proporcionar-lhe maior comodidade e agilidade;<text:change-end text:change-id="ct139674375334552"/><text:change-start text:change-id="ct139674375334744"/></text:p>
                  <text:p text:style-name="P168"/>
                </text:list-item>
                <text:list-item>
                  <text:p text:style-name="P29"><text:change-end text:change-id="ct139674375334744"/><text:change text:change-id="ct139674375334936"/><text:change-start text:change-id="ct139674375335128"/>O usuário é responsável pelas informações e dados transmitidos ou recebidos por meio da Internet.</text:p>
                </text:list-item>
              </text:list>
            </text:list-item>
          </text:list>
        </text:list-item>
      </text:list>
      <text:p text:style-name="P95"/>
      <text:list xml:id="list943989079" text:continue-numbering="true" text:style-name="L2">
        <text:list-item>
          <text:list>
            <text:list-item>
              <text:p text:style-name="P27">No uso de Internet/Intranet são vedadas as seguintes ações:<text:change-end text:change-id="ct139674375335128"/><text:change-start text:change-id="ct139674375335320"/></text:p>
              <text:p text:style-name="P27"><text:change-end text:change-id="ct139674375335320"/><text:change-start text:change-id="ct139674375335512"/></text:p>
              <text:list>
                <text:list-item>
                  <text:p text:style-name="P28"><text:change-end text:change-id="ct139674375335512"/><text:change text:change-id="ct139674374430728"/><text:change-start text:change-id="ct139674374430920"/>Ações que possam resultar na invasão às estações de trabalho, microcomputadores, Internet/<text:change-end text:change-id="ct139674374430920"/><text:change-start text:change-id="ct139674374431112"/>Intranet<text:change-end text:change-id="ct139674374431112"/><text:change-start text:change-id="ct139674374431304"/> do Ministério da Cultura ou de redes externas;<text:change-end text:change-id="ct139674374431304"/><text:change-start text:change-id="ct139674375335704"/></text:p>
                  <text:p text:style-name="P29"/>
                </text:list-item>
                <text:list-item>
                  <text:p text:style-name="P29"><text:change-end text:change-id="ct139674375335704"/><text:change text:change-id="ct139674374431496"/><text:change-start text:change-id="ct139674374431688"/>Ações que possam resultar em acessos não autorizados a servidores da rede de <text:soft-page-break/>Computadores do Ministério da Cultura ou de redes externas;<text:change-end text:change-id="ct139674374431688"/><text:change-start text:change-id="ct139674374431880"/></text:p>
                  <text:p text:style-name="P29"/>
                </text:list-item>
                <text:list-item>
                  <text:p text:style-name="P29"><text:change-end text:change-id="ct139674374431880"/><text:change text:change-id="ct139674374432072"/><text:change-start text:change-id="ct139674374432264"/>Cópia e distribuição de material ou software protegido por lei de direito autoral, por qualquer meio.</text:p>
                </text:list-item>
              </text:list>
            </text:list-item>
          </text:list>
        </text:list-item>
      </text:list>
      <text:p text:style-name="P25"><text:s/><text:change-end text:change-id="ct139674374432264"/><text:change text:change-id="ct139674374432456"/><text:change-start text:change-id="ct139674374432648"/></text:p>
      <text:p text:style-name="P16">ANEXO IV</text:p>
      <text:p text:style-name="P17">CORREIO ELETRÔNICO<text:change-end text:change-id="ct139674374432648"/><text:change text:change-id="ct139674374432840"/><text:change-start text:change-id="ct139674374433032"/></text:p>
      <text:p text:style-name="P78"/>
      <text:list xml:id="list856556802" text:continue-list="list511720032" text:style-name="L3">
        <text:list-item>
          <text:p text:style-name="P140">OBJETIVO</text:p>
        </text:list-item>
      </text:list>
      <text:p text:style-name="P100">Regulamentar os critérios e procedimentos para utilização dos serviços de correio eletrônico do MinC.</text:p>
      <text:p text:style-name="P79"/>
      <text:list xml:id="list730299140" text:continue-numbering="true" text:style-name="L3">
        <text:list-item>
          <text:p text:style-name="P140">UTILIZAÇÃO</text:p>
        </text:list-item>
      </text:list>
      <text:p text:style-name="P78"/>
      <text:list xml:id="list947781027" text:continue-numbering="true" text:style-name="L3">
        <text:list-item>
          <text:list>
            <text:list-item>
              <text:p text:style-name="P134">Fica definido que a utilização de e-mail engloba desde o envio até o recebimento e gerenciamento das caixas de e-mail de usuários.</text:p>
            </text:list-item>
          </text:list>
        </text:list-item>
      </text:list>
      <text:p text:style-name="P79"/>
      <text:list xml:id="list1376874818" text:continue-numbering="true" text:style-name="L3">
        <text:list-item>
          <text:list>
            <text:list-item>
              <text:p text:style-name="P134">Da utilização do correio eletrônico:<text:change-end text:change-id="ct139674374433032"/><text:change-start text:change-id="ct139674374433224"/></text:p>
              <text:p text:style-name="P134"/>
              <text:list>
                <text:list-item>
                  <text:p text:style-name="P32"><text:change-end text:change-id="ct139674374433224"/><text:change text:change-id="ct139674374433608"/><text:change-start text:change-id="ct139674374433800"/>Todo servidor será o titular de uma única caixa postal no Correio Eletrônico do Ministério da Cultura, salvo em casos de caixas corporativas com a devida autorização superior da CGTI;<text:change-end text:change-id="ct139674374433800"/><text:change-start text:change-id="ct139674374433416"/></text:p>
                  <text:p text:style-name="P33"/>
                </text:list-item>
                <text:list-item>
                  <text:p text:style-name="P33"><text:change-end text:change-id="ct139674374433416"/><text:change text:change-id="ct139674374433992"/><text:change-start text:change-id="ct139674374434184"/>O titular da unidade administrativa detentora de Caixa Postal Corporativa do Correio Eletrônico do Ministério da Cultura designará um responsável e um substituto pela administração da caixa, bem como os usuários que a ela terão acesso;<text:change-end text:change-id="ct139674374434184"/><text:change-start text:change-id="ct139674374434376"/></text:p>
                  <text:p text:style-name="P33"/>
                </text:list-item>
                <text:list-item>
                  <text:p text:style-name="P33"><text:change-end text:change-id="ct139674374434376"/><text:change text:change-id="ct139674374434568"/><text:change-start text:change-id="ct139674374336528"/>O tamanho da caixa do Correio Eletrônico do usuário do Ministério da Cultura para o envio e recebimento será determinado de acordo com o Anexo I desta Norma.</text:p>
                </text:list-item>
              </text:list>
            </text:list-item>
          </text:list>
        </text:list-item>
      </text:list>
      <text:p text:style-name="P79"/>
      <text:list xml:id="list1394539336" text:continue-numbering="true" text:style-name="L3">
        <text:list-item>
          <text:list>
            <text:list-item>
              <text:p text:style-name="P134">Os servidores deverão utilizar a assinatura padrão nos e-mails conforme definida pela Assessoria de Comunicação - ASCOM.</text:p>
            </text:list-item>
          </text:list>
        </text:list-item>
      </text:list>
      <text:p text:style-name="P79"/>
      <text:list xml:id="list2021515107" text:continue-numbering="true" text:style-name="L3">
        <text:list-item>
          <text:p text:style-name="P140">NA UTILIZAÇÃO DO CORREIO ELETRÔNICO SÃO VEDADAS AS SEGUINTES AÇÕES</text:p>
        </text:list-item>
      </text:list>
      <text:p text:style-name="P78"/>
      <text:list xml:id="list707107037" text:continue-numbering="true" text:style-name="L3">
        <text:list-item>
          <text:list>
            <text:list-item>
              <text:p text:style-name="P134">Utilização de correio eletrônico distintos do provido pelo Ministério da Cultura, inclusive os pessoais, para transmissão e recebimento de mensagens institucionais, exceto para os casos devidamente justificados;</text:p>
            </text:list-item>
          </text:list>
        </text:list-item>
      </text:list>
      <text:p text:style-name="P79"/>
      <text:list xml:id="list345083579" text:continue-numbering="true" text:style-name="L3">
        <text:list-item>
          <text:list>
            <text:list-item>
              <text:p text:style-name="P134">Tentativa de acesso não autorizado à caixa postal de terceiros;</text:p>
            </text:list-item>
          </text:list>
        </text:list-item>
      </text:list>
      <text:p text:style-name="P79"/>
      <text:list xml:id="list2138088564" text:continue-numbering="true" text:style-name="L3">
        <text:list-item>
          <text:list>
            <text:list-item>
              <text:p text:style-name="P134">Tentativa de acesso não autorizado ao Servidor de e-mail;</text:p>
            </text:list-item>
          </text:list>
        </text:list-item>
      </text:list>
      <text:p text:style-name="P79"><text:soft-page-break/></text:p>
      <text:list xml:id="list910438437" text:continue-numbering="true" text:style-name="L3">
        <text:list-item>
          <text:list>
            <text:list-item>
              <text:p text:style-name="P134">Envio de informações sensíveis, classificadas ou proprietárias, inclusive senhas, para pessoas ou organizações, sem prévia e expressa autorização superior;<text:change-end text:change-id="ct139674374336528"/><text:change-start text:change-id="ct139674374336720"/></text:p>
              <text:p text:style-name="P134"><text:change-end text:change-id="ct139674374336720"/><text:change-start text:change-id="ct139674374337104"/></text:p>
            </text:list-item>
            <text:list-item>
              <text:p text:style-name="P134">Envio intencional de material obsceno, ofensivo, ilegal ou antiético;</text:p>
            </text:list-item>
          </text:list>
        </text:list-item>
      </text:list>
      <text:p text:style-name="P79"/>
      <text:list xml:id="list300164768" text:continue-numbering="true" text:style-name="L3">
        <text:list-item>
          <text:list>
            <text:list-item>
              <text:p text:style-name="P143"><text:span text:style-name="Fonte_20_parág._20_padrão"><text:span text:style-name="T8">Envio de mensagens de e-mail (“</text:span></text:span><text:span text:style-name="Fonte_20_parág._20_padrão"><text:span text:style-name="T45">junk mail</text:span></text:span><text:span text:style-name="Fonte_20_parág._20_padrão"><text:span text:style-name="T8">” ou “</text:span></text:span><text:span text:style-name="Fonte_20_parág._20_padrão"><text:span text:style-name="T45">spam</text:span></text:span><text:span text:style-name="Fonte_20_parág._20_padrão"><text:span text:style-name="T8">”) que, de acordo com a capacidade técnica da rede, seja prejudicial ou gere reclamações de outros usuários. Isso inclui qualquer tipo de mala direta, como, por exemplo, publicidade comercial ou não, anúncios, informativos e propaganda política;</text:span></text:span></text:p>
            </text:list-item>
          </text:list>
        </text:list-item>
      </text:list>
      <text:p text:style-name="P79"/>
      <text:list xml:id="list1830144223" text:continue-numbering="true" text:style-name="L3">
        <text:list-item>
          <text:list>
            <text:list-item>
              <text:p text:style-name="P134">Envio intencional de mensagens que contenham vírus ou qualquer forma de rotinas de programação de computador prejudiciais ou danosas;</text:p>
            </text:list-item>
          </text:list>
        </text:list-item>
      </text:list>
      <text:p text:style-name="P79"/>
      <text:list xml:id="list259545461" text:continue-numbering="true" text:style-name="L3">
        <text:list-item>
          <text:list>
            <text:list-item>
              <text:p text:style-name="P134">Transmissão e/ou retransmissão de mensagens com finalidade comercial de interesse particular ou de terceiros;</text:p>
            </text:list-item>
          </text:list>
        </text:list-item>
      </text:list>
      <text:p text:style-name="P95"/>
      <text:list xml:id="list105750129" text:continue-numbering="true" text:style-name="L3">
        <text:list-item>
          <text:list>
            <text:list-item>
              <text:p text:style-name="P134">Redirecionamento das caixas de Correio Eletrônico do Ministério da Cultura, da qual o usuário é o titular, para correios de provedores externos. Exceto para os casos devidamente justificados;</text:p>
            </text:list-item>
          </text:list>
        </text:list-item>
      </text:list>
      <text:p text:style-name="P79"/>
      <text:list xml:id="list1360380510" text:continue-numbering="true" text:style-name="L3">
        <text:list-item>
          <text:list>
            <text:list-item>
              <text:p text:style-name="P134">Assédio ou perturbação de outrem, seja através de linguagem utilizada, frequência ou tamanho das mensagens;</text:p>
            </text:list-item>
          </text:list>
        </text:list-item>
      </text:list>
      <text:p text:style-name="P79"/>
      <text:list xml:id="list1633053641" text:continue-numbering="true" text:style-name="L3">
        <text:list-item>
          <text:list>
            <text:list-item>
              <text:p text:style-name="P134">Reenviar ou de qualquer forma propagar mensagens em cadeia ou "pirâmides";</text:p>
            </text:list-item>
          </text:list>
        </text:list-item>
      </text:list>
      <text:p text:style-name="P79"/>
      <text:list xml:id="list1366271442" text:continue-numbering="true" text:style-name="L3">
        <text:list-item>
          <text:list>
            <text:list-item>
              <text:p text:style-name="P134">Envio de e-mail mal-intencionado ou sobrecarregar um usuário, site ou servidor com e-mails muito extensos ou numerosos;</text:p>
            </text:list-item>
          </text:list>
        </text:list-item>
      </text:list>
      <text:p text:style-name="P79"/>
      <text:list xml:id="list1070944079" text:continue-numbering="true" text:style-name="L3">
        <text:list-item>
          <text:list>
            <text:list-item>
              <text:p text:style-name="P134">Utilizar e-mail como instrumento de ameaça, calúnia, injúria, difamação ou ofensa;</text:p>
            </text:list-item>
          </text:list>
        </text:list-item>
      </text:list>
      <text:p text:style-name="P79"/>
      <text:list xml:id="list1323703705" text:continue-numbering="true" text:style-name="L3">
        <text:list-item>
          <text:list>
            <text:list-item>
              <text:p text:style-name="P134">Envio de e-mail com arquivos anexos que comprometa o uso da rede ou perturbe o bom andamento dos trabalhos.</text:p>
            </text:list-item>
          </text:list>
        </text:list-item>
      </text:list>
      <text:p text:style-name="P80"><text:s/></text:p>
      <text:p text:style-name="P80"/>
      <text:p text:style-name="P80"/>
      <text:p text:style-name="P80"/>
      <text:p text:style-name="P80"/>
      <text:p text:style-name="P80"/>
      <text:p text:style-name="P80"/>
      <text:p text:style-name="P80"/>
      <text:p text:style-name="P35"><text:change-end text:change-id="ct139674374337104"/><text:change text:change-id="ct139674374337296"/><text:change-start text:change-id="ct139674374337680"/><text:soft-page-break/>ANEXO V</text:p>
      <text:p text:style-name="Normal"><text:span text:style-name="Fonte_20_parág._20_padrão"><text:span text:style-name="T48">SERVIÇOS DE TELEFONIA FIXA E MÓVEL </text:span></text:span></text:p>
      <text:p text:style-name="P87"/>
      <text:p text:style-name="P87"/>
      <text:list xml:id="list674428666" text:continue-list="list2033617699" text:style-name="L4">
        <text:list-item>
          <text:p text:style-name="P145">OBJETIVO</text:p>
        </text:list-item>
      </text:list>
      <text:p text:style-name="P101">Regulamentar os procedimentos para a prestação dos Serviços de Telefonia Fixa e Móvel no âmbito do Ministério da Cultura.</text:p>
      <text:p text:style-name="P102"/>
      <text:list xml:id="list1439052859" text:continue-numbering="true" text:style-name="L4">
        <text:list-item>
          <text:p text:style-name="P146">DA CARACTERIZAÇÃO DOS SERVIÇOS</text:p>
        </text:list-item>
      </text:list>
      <text:p text:style-name="P103"/>
      <text:list xml:id="list1804752773" text:continue-numbering="true" text:style-name="L4">
        <text:list-item>
          <text:list>
            <text:list-item>
              <text:p text:style-name="P169">Disciplinar a utilização do Serviço de Telefonia Fixa Comutada (STFC) e do Serviço de Telefonia Móvel Pessoal (STMP), no âmbito do Ministério da Cultura (MinC).</text:p>
            </text:list-item>
          </text:list>
        </text:list-item>
      </text:list>
      <text:p text:style-name="P104"/>
      <text:list xml:id="list878407934" text:continue-numbering="true" text:style-name="L4">
        <text:list-item>
          <text:list>
            <text:list-item>
              <text:p text:style-name="P169">Os serviços de telefonia são caracterizados da seguinte maneira:</text:p>
            </text:list-item>
          </text:list>
        </text:list-item>
      </text:list>
      <text:p text:style-name="P104"/>
      <text:h text:style-name="P37" text:outline-level="1">I – Rede Fixa Comutada compõem-se do aparelho central de comunicação (Servidor de voz<text:change-end text:change-id="ct139674374337680"/><text:change text:change-id="ct139674374337872"/><text:change-start text:change-id="ct139674374338064"/> <text:change-end text:change-id="ct139674374338064"/><text:change-start text:change-id="ct139674374338256"/>-<text:change-end text:change-id="ct139674374338256"/><text:change text:change-id="ct139674374338448"/><text:change-start text:change-id="ct139674374338640"/> <text:change-end text:change-id="ct139674374338640"/><text:change-start text:change-id="ct139674374338832"/>VoIP), dos aparelhos telefônicos, fac-símile, do conjunto de aparelhos e cabeamento necessário à interligação dos equipamentos através do Serviço de Telefonia Fixa Comutada (STFC); e</text:h>
      <text:h text:style-name="P37" text:outline-level="1">II – Rede Móvel: composta pelo chip que constitui o identificador numérico da linha de voz, do aparelho de telefonia celular Smartphones, Modem, Tablet ou aparelho similar, destinado à conexão da Internet Móvel para conexão de dados e voz através do Serviço de Telefonia Móvel Pessoal (STMP).</text:h>
      <text:p text:style-name="P104"/>
      <text:list xml:id="list168855151" text:continue-numbering="true" text:style-name="L4">
        <text:list-item>
          <text:list>
            <text:list-item>
              <text:p text:style-name="P169">A disponibilização e a utilização dos STFC e STMP dar-se-ão no estrito interesse do serviço público.</text:p>
            </text:list-item>
          </text:list>
        </text:list-item>
      </text:list>
      <text:p text:style-name="P104"/>
      <text:list xml:id="list667016954" text:continue-numbering="true" text:style-name="L4">
        <text:list-item>
          <text:p text:style-name="P146">DAS DISPOSIÇÕES GERAIS</text:p>
        </text:list-item>
      </text:list>
      <text:p text:style-name="P103"/>
      <text:list xml:id="list332349903" text:continue-numbering="true" text:style-name="L4">
        <text:list-item>
          <text:list>
            <text:list-item>
              <text:p text:style-name="P169">O Ministério disponibilizará os equipamentos, aparelhos e acessórios para uso dos serviços conforme tabela de perfis citado no Anexo I desta Norma Operacional.</text:p>
            </text:list-item>
          </text:list>
        </text:list-item>
      </text:list>
      <text:p text:style-name="P104"><text:change-end text:change-id="ct139674374338832"/><text:change-start text:change-id="ct139674374339024"/></text:p>
      <text:list xml:id="list1396946898" text:continue-numbering="true" text:style-name="L4">
        <text:list-item>
          <text:list>
            <text:list-item>
              <text:p text:style-name="P169">No ato do recebimento dos equipamentos, aparelhos e acessórios, os usuários deverão assinar o Termo de Responsabilidade.</text:p>
            </text:list-item>
          </text:list>
        </text:list-item>
      </text:list>
      <text:p text:style-name="P104"/>
      <text:list xml:id="list947272577" text:continue-numbering="true" text:style-name="L4">
        <text:list-item>
          <text:list>
            <text:list-item>
              <text:p text:style-name="P169">O usuário não mais detentor de autorização para uso dos equipamentos, aparelhos e acessórios, deverá, necessariamente, devolver à CGTI para baixa do termo.</text:p>
            </text:list-item>
          </text:list>
        </text:list-item>
      </text:list>
      <text:p text:style-name="P104"/>
      <text:list xml:id="list1832411126" text:continue-numbering="true" text:style-name="L4">
        <text:list-item>
          <text:list>
            <text:list-item>
              <text:p text:style-name="P169">Será proibido ao usuário de STFC disponibilizar a linha/aparelho a outro servidor, sem autorização expressa da CGTI, o que, caso ocorra, acarretará no bloqueio imediato dos serviços.</text:p>
            </text:list-item>
          </text:list>
        </text:list-item>
      </text:list>
      <text:p text:style-name="P97"><text:soft-page-break/></text:p>
      <text:list xml:id="list58293559" text:continue-numbering="true" text:style-name="L4">
        <text:list-item>
          <text:list>
            <text:list-item>
              <text:p text:style-name="P169">É vedada a transferência de uso do aparelho de STMP ou aparelhos de conexão banda larga 3G, ou superior, ou plataforma Tablet a terceiros, sem a prévia autorização da CGTI, em conformidade com esta normativa e mediante assinatura de Termo de Responsabilidade do novo usuário, o que, caso ocorra, acarretará no bloqueio imediato dos serviços e ressarcimento do valor gerado durante a utilização indevida do serviço.</text:p>
            </text:list-item>
          </text:list>
        </text:list-item>
      </text:list>
      <text:p text:style-name="P97"/>
      <text:list xml:id="list1856759553" text:continue-numbering="true" text:style-name="L4">
        <text:list-item>
          <text:list>
            <text:list-item>
              <text:p text:style-name="P169">Aos usuários ficará proibida a utilização dos serviços para o envio de telegramas, anúncios fonados, disque amizade ou assemelhados, recebimento de ligações a cobrar e realização de chamadas telefônicas com o auxílio de telefonista.</text:p>
            </text:list-item>
          </text:list>
        </text:list-item>
      </text:list>
      <text:p text:style-name="P105"/>
      <text:list xml:id="list506982178" text:continue-numbering="true" text:style-name="L4">
        <text:list-item>
          <text:list>
            <text:list-item>
              <text:p text:style-name="P169">Os custos decorrentes de eventual utilização indevida dos serviços deverão ser integralmente ressarcidos aos cofres da União, na forma prevista.</text:p>
            </text:list-item>
          </text:list>
        </text:list-item>
      </text:list>
      <text:p text:style-name="P104"/>
      <text:list xml:id="list754090596" text:continue-numbering="true" text:style-name="L4">
        <text:list-item>
          <text:list>
            <text:list-item>
              <text:p text:style-name="P169">Cabe aos usuários zelar pelo uso econômico e racional dos recursos, evitando utilização prolongada e/ou desnecessária; </text:p>
            </text:list-item>
          </text:list>
        </text:list-item>
      </text:list>
      <text:p text:style-name="P104"/>
      <text:list xml:id="list622554829" text:continue-numbering="true" text:style-name="L4">
        <text:list-item>
          <text:list>
            <text:list-item>
              <text:p text:style-name="P169">A utilização do STMP apenas em locais onde não disponham de canal de voz ou outros meios mais econômicos de comunicação; <text:change-end text:change-id="ct139674374339024"/><text:change-start text:change-id="ct139674374339792"/></text:p>
            </text:list-item>
          </text:list>
        </text:list-item>
      </text:list>
      <text:p text:style-name="P103"/>
      <text:list xml:id="list1849354893" text:continue-numbering="true" text:style-name="L4">
        <text:list-item>
          <text:p text:style-name="P146">DOS SERVIÇOS DE TELEFONIA FIXA COMUTADO (STFC)</text:p>
        </text:list-item>
      </text:list>
      <text:p text:style-name="P103"/>
      <text:list xml:id="list2114127829" text:continue-numbering="true" text:style-name="L4">
        <text:list-item>
          <text:list>
            <text:list-item>
              <text:p text:style-name="P169">A telefonia STFC será disponibilizada nas seguintes modalidades:</text:p>
            </text:list-item>
          </text:list>
        </text:list-item>
      </text:list>
      <text:p text:style-name="P104"/>
      <text:h text:style-name="P112" text:outline-level="1">I – Serviço de comunicação entre ramais realizado através de central telefônica privada;</text:h>
      <text:h text:style-name="P112" text:outline-level="1">II – Serviço de comunicação de voz local (mesma área);</text:h>
      <text:h text:style-name="P112" text:outline-level="1">III – Serviço de comunicação de voz local para telefone móvel (mesma área);</text:h>
      <text:h text:style-name="P112" text:outline-level="1">IV – Serviço de comunicações de voz longa distância nacional - DDD (Fixo-Fixo e Fixo-Móvel);</text:h>
      <text:h text:style-name="P112" text:outline-level="1">V – Serviço de comunicações de longa distância internacional - DDI (Fixo-Fixo e Fixo-Móvel); e</text:h>
      <text:p text:style-name="P104"/>
      <text:list xml:id="list462084186" text:continue-numbering="true" text:style-name="L4">
        <text:list-item>
          <text:list>
            <text:list-item>
              <text:p text:style-name="P169">As ligações de longa distância nacional e internacional, deverão ser realizadas, obrigatoriamente, por intermédio das operadoras contratadas pelo Ministério, devendo ser objeto de ressarcimento pelos usuários aquelas realizadas em desacordo com os serviços contratados.</text:p>
            </text:list-item>
          </text:list>
        </text:list-item>
      </text:list>
      <text:p text:style-name="P104"/>
      <text:list xml:id="list374476180" text:continue-numbering="true" text:style-name="L4">
        <text:list-item>
          <text:list>
            <text:list-item>
              <text:p text:style-name="P169">As solicitações de desbloqueio para ligações internacionais em caráter temporário deverão ser encaminhadas com o período de utilização.</text:p>
            </text:list-item>
          </text:list>
        </text:list-item>
      </text:list>
      <text:p text:style-name="P88"><text:soft-page-break/></text:p>
      <text:list xml:id="list277225658" text:continue-numbering="true" text:style-name="L4">
        <text:list-item>
          <text:list>
            <text:list-item>
              <text:p text:style-name="P169">Os aparelhos, equipamentos e demais acessórios de comunicação que integram o STFC são objetos de controle patrimonial sendo que a posse dos equipamentos deve ser disciplinada e acompanhada pelo chefe de cada unidade, sendo ele o responsável por qualquer alteração de informações pertinentes.</text:p>
            </text:list-item>
          </text:list>
        </text:list-item>
      </text:list>
      <text:p text:style-name="P88"/>
      <text:list xml:id="list418186999" text:continue-numbering="true" text:style-name="L4">
        <text:list-item>
          <text:list>
            <text:list-item>
              <text:p text:style-name="P169">É vedado ao usuário dos serviços de telefonia fixa comutada:</text:p>
            </text:list-item>
          </text:list>
        </text:list-item>
      </text:list>
      <text:p text:style-name="P88"/>
      <text:h text:style-name="P37" text:outline-level="1">I – Efetuar e receber ligações a cobrar, sejam elas locais, DDD ou DDI tanto para telefones fixos quanto para móveis.</text:h>
      <text:h text:style-name="P37" text:outline-level="1">II – Realizar ligações para serviços especiais tarifados, tais como 102, 130, 134, e aos prefixos 0300, 0500, 0900 e demais prefixos que possam gerar qualquer tipo de cobrança sem previsão contratual. </text:h>
      <text:h text:style-name="P37" text:outline-level="1">III – No caso de haver dispositivo de controle de senha é terminantemente proibido fornecer a senha pessoal para a utilização dos serviços STFC. </text:h>
      <text:p text:style-name="P88"/>
      <text:list xml:id="list1250412514" text:continue-numbering="true" text:style-name="L4">
        <text:list-item>
          <text:p text:style-name="P146">DOS SERVIÇOS DE TELEFONIA MOVEL PESSOAL - STMP</text:p>
        </text:list-item>
      </text:list>
      <text:p text:style-name="P88"/>
      <text:list xml:id="list542888323" text:continue-numbering="true" text:style-name="L4">
        <text:list-item>
          <text:list>
            <text:list-item>
              <text:p text:style-name="P169">O STMP será disponibilizado nas seguintes modalidades:</text:p>
            </text:list-item>
          </text:list>
        </text:list-item>
      </text:list>
      <text:p text:style-name="P88"/>
      <text:h text:style-name="P37" text:outline-level="1">I – Serviço de comunicação de voz local e SMS (na mesma área de DDD)</text:h>
      <text:h text:style-name="P110" text:outline-level="1"><text:span text:style-name="Fonte_20_parág._20_padrão"><text:span text:style-name="T42">II – Serviço de comunicação de voz e SMS em </text:span></text:span><text:span text:style-name="Fonte_20_parág._20_padrão"><text:span text:style-name="T43">roaming</text:span></text:span><text:span text:style-name="Fonte_20_parág._20_padrão"><text:span text:style-name="T42"> nacional. </text:span></text:span></text:h>
      <text:h text:style-name="P110" text:outline-level="1"><text:span text:style-name="Fonte_20_parág._20_padrão"><text:span text:style-name="T42">III – Serviço de comunicação de voz e SMS em </text:span></text:span><text:span text:style-name="Fonte_20_parág._20_padrão"><text:span text:style-name="T43">roaming</text:span></text:span><text:span text:style-name="Fonte_20_parág._20_padrão"><text:span text:style-name="T42"> Internacional.</text:span></text:span></text:h>
      <text:h text:style-name="P37" text:outline-level="1">IV – Serviço de comunicação de voz de longa distância nacional (DDD) e internacional (DDI).</text:h>
      <text:h text:style-name="P110" text:outline-level="1"><text:span text:style-name="Fonte_20_parág._20_padrão"><text:span text:style-name="T42">V – Serviço de acesso à Internet de alta velocidade em celulares inteligentes (</text:span></text:span><text:span text:style-name="Fonte_20_parág._20_padrão"><text:span text:style-name="T43">Smartphones</text:span></text:span><text:span text:style-name="Fonte_20_parág._20_padrão"><text:span text:style-name="T42">) via rede de dados 3G.</text:span></text:span></text:h>
      <text:h text:style-name="P110" text:outline-level="1"><text:span text:style-name="Fonte_20_parág._20_padrão"><text:span text:style-name="T42">VI – Serviço de conexão à rede de dados 3G ou superior, via modem externo, ou em plataforma Tablet.</text:span></text:span></text:h>
      <text:p text:style-name="P88"/>
      <text:list xml:id="list66345471" text:continue-numbering="true" text:style-name="L4">
        <text:list-item>
          <text:list>
            <text:list-item>
              <text:p text:style-name="P170"><text:span text:style-name="Fonte_20_parág._20_padrão"><text:span text:style-name="T10">A utilização temporária ou permanente do STMP será disponibilizada </text:span></text:span><text:span text:style-name="Fonte_20_parág._20_padrão"><text:span text:style-name="T35">conforme tabela de perfis citados no Anexo I, podendo ser estendidos para os demais cargos, de forma temporária, </text:span></text:span><text:span text:style-name="Fonte_20_parág._20_padrão"><text:span text:style-name="T10">levando em consideração as seguintes diretrizes:</text:span></text:span></text:p>
            </text:list-item>
          </text:list>
        </text:list-item>
      </text:list>
      <text:p text:style-name="P89"/>
      <text:p text:style-name="P83"><text:span text:style-name="Fonte_20_parág._20_padrão"><text:span text:style-name="T10">I –</text:span></text:span><text:span text:style-name="Fonte_20_parág._20_padrão"><text:span text:style-name="T41"> </text:span></text:span><text:span text:style-name="Fonte_20_parág._20_padrão"><text:span text:style-name="T10">comprovação da essencialidade do serviço para o desenvolvimento das atividades do setor.</text:span></text:span></text:p>
      <text:p text:style-name="P83"><text:span text:style-name="Fonte_20_parág._20_padrão"><text:span text:style-name="T10">II – autorização da autoridade imediata do servidor/usuário, obedecendo a estrutura organizacional do Ministério a partir das áreas que o compõem, </text:span></text:span><text:span text:style-name="Fonte_20_parág._20_padrão"><text:span text:style-name="T35">por servidor de função </text:span></text:span><text:soft-page-break/><text:span text:style-name="Fonte_20_parág._20_padrão"><text:span text:style-name="T35">DAS 4 ou superior.</text:span></text:span></text:p>
      <text:p text:style-name="P38">III – autorização d<text:change-end text:change-id="ct139674374339792"/><text:change text:change-id="ct139674374339216"/><text:change-start text:change-id="ct139674374339984"/>o Ministro de Estado da Cultura, ou autoridade delegada,<text:change-end text:change-id="ct139674374339984"/><text:change-start text:change-id="ct139674374339408"/> desde que exista disponibilidade do serviço ou do correspondente equipamento, devendo a solicitação ser efetuada com antecedência mínima de 2 (dois) dias úteis para deliberação.</text:p>
      <text:p text:style-name="P90"/>
      <text:list xml:id="list1475455872" text:continue-numbering="true" text:style-name="L4">
        <text:list-item>
          <text:list>
            <text:list-item>
              <text:p text:style-name="P169">A utilização temporária das modalidades de STMP serão disponibilizadas levando em consideração as seguintes diretrizes:</text:p>
            </text:list-item>
          </text:list>
        </text:list-item>
      </text:list>
      <text:p text:style-name="P88"/>
      <text:list xml:id="list614136349" text:continue-numbering="true" text:style-name="L4">
        <text:list-item>
          <text:list>
            <text:list-item>
              <text:list>
                <text:list-item>
                  <text:p text:style-name="P160"><text:change-end text:change-id="ct139674374339408"/><text:change text:change-id="ct139674374340368"/><text:change-start text:change-id="ct139674374340176"/>A prestação de STMP temporária destina-se à:</text:p>
                </text:list-item>
              </text:list>
            </text:list-item>
          </text:list>
        </text:list-item>
      </text:list>
      <text:p text:style-name="P88"/>
      <text:h text:style-name="P40" text:outline-level="1">I – apoio esporádico as atividades desenvolvidas pelas áreas;</text:h>
      <text:h text:style-name="P40" text:outline-level="1">II - viagem ou participação em evento oficial no País.</text:h>
      <text:h text:style-name="P40" text:outline-level="1">III - viagem ou participação em evento oficial no exterior.</text:h>
      <text:p text:style-name="P91"/>
      <text:list xml:id="list1392223878" text:continue-numbering="true" text:style-name="L4">
        <text:list-item>
          <text:list>
            <text:list-item>
              <text:list>
                <text:list-item>
                  <text:p text:style-name="P160">O telefone móvel, bem como os aparelhos de conexão banda larga 3G, ou superior, ou plataforma Tablet cedidos de forma temporária, serão disponibilizados sob a responsabilidade de um único servidor/usuário detentor de bem patrimonial comodato, a quem caberá o controle de utilização referente ao período solicitado mediante o preenchimento do formulário de Controle de Cessão Temporária de Equipamento e assinatura do Termo de Responsabilidade</text:p>
                </text:list-item>
              </text:list>
            </text:list-item>
          </text:list>
        </text:list-item>
      </text:list>
      <text:p text:style-name="P91"/>
      <text:list xml:id="list926523763" text:continue-numbering="true" text:style-name="L4">
        <text:list-item>
          <text:list>
            <text:list-item>
              <text:list>
                <text:list-item>
                  <text:p text:style-name="P160">A devolução dos equipamentos deverão ser feitas mediante o Termo de Devolução de Equipamento, em até 5 (cinco) dias úteis, após a conclusão do período solicitado para a utilização do serviço.</text:p>
                </text:list-item>
              </text:list>
            </text:list-item>
          </text:list>
        </text:list-item>
      </text:list>
      <text:p text:style-name="P88"/>
      <text:list xml:id="list1945905689" text:continue-numbering="true" text:style-name="L4">
        <text:list-item>
          <text:list>
            <text:list-item>
              <text:list>
                <text:list-item>
                  <text:p text:style-name="P160">Toda e qualquer utilização realizada fora do período solicitado, deverá ser ressarcidas ao erário no prazo máximo de 5 (cinco) dias, contados a partir da apresentação da conta telefônica, devendo o recolhimento ser efetuado por meio de Guia de Recolhimento da União - GRU.</text:p>
                </text:list-item>
              </text:list>
            </text:list-item>
          </text:list>
        </text:list-item>
      </text:list>
      <text:p text:style-name="P91"/>
      <text:list xml:id="list281182206" text:continue-numbering="true" text:style-name="L4">
        <text:list-item>
          <text:p text:style-name="P146">DO RESSARCIMENTOS</text:p>
        </text:list-item>
      </text:list>
      <text:p text:style-name="P91"/>
      <text:list xml:id="list68241717" text:continue-numbering="true" text:style-name="L4">
        <text:list-item>
          <text:list>
            <text:list-item>
              <text:p text:style-name="P169">Os limites de valores para utilização dos serviços de comunicação de voz por meio de telefonia fixa, móvel e de dados estão definidos conforme tabela de perfis constantes no Anexo I desta Norma Operacional.</text:p>
            </text:list-item>
          </text:list>
        </text:list-item>
      </text:list>
      <text:p text:style-name="P88"/>
      <text:list xml:id="list438348604" text:continue-numbering="true" text:style-name="L4">
        <text:list-item>
          <text:list>
            <text:list-item>
              <text:p text:style-name="P169">Os valores que excederem os limites estabelecidos deverão ser recolhidos aos cofres da União, pelos respectivos usuários, mediante Guia de Recolhimento da União - GRU, no prazo <text:soft-page-break/>máximo de 5 dias úteis, a contar do recebimento da fatura, ressalvados os casos de excepcionalidade.</text:p>
            </text:list-item>
          </text:list>
        </text:list-item>
      </text:list>
      <text:p text:style-name="P88"/>
      <text:list xml:id="list1685732963" text:continue-numbering="true" text:style-name="L4">
        <text:list-item>
          <text:list>
            <text:list-item>
              <text:p text:style-name="P169">Para efeito do cálculo dos limites estabelecidos, será computado o valor total da fatura emitida pela operadora prestadora dos serviços, excluídas as taxas fixas referentes à prestação do serviço, tais como:</text:p>
            </text:list-item>
          </text:list>
        </text:list-item>
      </text:list>
      <text:p text:style-name="P88"/>
      <text:h text:style-name="P40" text:outline-level="1">I – Assinatura básica;</text:h>
      <text:h text:style-name="P40" text:outline-level="1">II – Gestor Online;</text:h>
      <text:h text:style-name="P40" text:outline-level="1">III – Serviço tarifa zero;</text:h>
      <text:p text:style-name="P92"/>
      <text:list xml:id="list1838492387" text:continue-numbering="true" text:style-name="L4">
        <text:list-item>
          <text:list>
            <text:list-item>
              <text:p text:style-name="P170"><text:span text:style-name="Fonte_20_parág._20_padrão"><text:span text:style-name="T10">O recolhimento dos valores excedentes ou decorrentes de ligações realizadas em caráter particular deverá ser feito mediante Guia de Recolhimento da União – GRU, solicitada a Coordenação-Geral de Execução Orçamentária e Financeira - CGEXE. </text:span></text:span></text:p>
            </text:list-item>
          </text:list>
        </text:list-item>
      </text:list>
      <text:p text:style-name="P82"/>
      <text:list xml:id="list1282254435" text:continue-numbering="true" text:style-name="L4">
        <text:list-item>
          <text:list>
            <text:list-item>
              <text:p text:style-name="P169">Em caso excepcional, e desde que devidamente justificado, o usuário poderá requerer a liberação do pagamento do valor excedente ao limite estabelecido para realização de despesas, por meio do formulário "Justificativa de Excedente do Consumo de Telefonia" disponível na Intranet, devidamente, assinado pelo usuário, pelo Coordenador-Geral imediato ou equivalente e aprovação da CGTI.</text:p>
            </text:list-item>
          </text:list>
        </text:list-item>
      </text:list>
      <text:p text:style-name="P38"/>
      <text:list xml:id="list1820086011" text:continue-numbering="true" text:style-name="L4">
        <text:list-item>
          <text:list>
            <text:list-item>
              <text:p text:style-name="P169">No formulário, o servidor deverá relacionar todos os gastos constantes da fatura, com seus respectivos valores, inclusive as que estão dentro do limite estabelecido, ficando dispensado de listar aqueles que serão por ele ressarcidas.</text:p>
            </text:list-item>
          </text:list>
        </text:list-item>
      </text:list>
      <text:p text:style-name="P88"/>
      <text:list xml:id="list323523591" text:continue-numbering="true" text:style-name="L4">
        <text:list-item>
          <text:list>
            <text:list-item>
              <text:p text:style-name="P169">O usuário ficará isento de ressarcir o montante relativo aos gastos a serviço, cuja justificativa tenha sido aprovada pela CGTI.</text:p>
            </text:list-item>
          </text:list>
        </text:list-item>
      </text:list>
      <text:p text:style-name="P88"/>
      <text:list xml:id="list1580102236" text:continue-numbering="true" text:style-name="L4">
        <text:list-item>
          <text:list>
            <text:list-item>
              <text:p text:style-name="P42">Caso a solicitação de excepcionalidade seja indeferida, o usuário deverá efetuar o recolhimento no prazo de 5 dias úteis, a contar da data de ciência do indeferimento.</text:p>
            </text:list-item>
          </text:list>
        </text:list-item>
      </text:list>
      <text:p text:style-name="P89"/>
      <text:list xml:id="list1035047159" text:continue-numbering="true" text:style-name="L4">
        <text:list-item>
          <text:list>
            <text:list-item>
              <text:p text:style-name="P42">Caso configurada a existência de débitos indeferidos acumulados pelo período de 90 dias, a Coordenação-Geral de Gestão de Pessoas - COGEP deverá instar o usuário a quitar o débito ou autorizar eventual ajuste de contas, sob pena de inscrição em dívida ativa, suspenção do direito de uso do serviço, podendo ainda, estar sujeito a aplicação de medidas complementares previstas na legislação vigente. </text:p>
            </text:list-item>
          </text:list>
        </text:list-item>
      </text:list>
      <text:p text:style-name="P97"/>
      <text:list xml:id="list1236294065" text:continue-numbering="true" text:style-name="L4">
        <text:list-item>
          <text:list>
            <text:list-item>
              <text:p text:style-name="P42"><text:soft-page-break/>O Gestor Administrativo do Contrato poderá bloquear os serviços prestados em caso de não cumprimento dos prazos aqui estabelecidos.</text:p>
            </text:list-item>
          </text:list>
        </text:list-item>
      </text:list>
      <text:p text:style-name="P88"/>
      <text:list xml:id="list1230527611" text:continue-numbering="true" text:style-name="L4">
        <text:list-item>
          <text:p text:style-name="P146">DO ATESTE</text:p>
        </text:list-item>
      </text:list>
      <text:p text:style-name="P88"/>
      <text:list xml:id="list1058838615" text:continue-numbering="true" text:style-name="L4">
        <text:list-item>
          <text:list>
            <text:list-item>
              <text:p text:style-name="P42">As faturas dos serviços prestados deverão ser devidamente atestadas pelo usuário e devolvidas a CGTI, no prazo máximo de 10 (dez) dias úteis, a contar da data de recebimento da fatura mensal pelo servidor/usuário, cabendo-lhe:</text:p>
            </text:list-item>
          </text:list>
        </text:list-item>
      </text:list>
      <text:p text:style-name="P88"/>
      <text:h text:style-name="P113" text:outline-level="1">I – conferir, identificar e ressarcir ao erário as ligações efetuadas em caráter particular, devendo o recolhimento ser efetuado por meio de Guia de Recolhimento da União - GRU; </text:h>
      <text:h text:style-name="P113" text:outline-level="1">II – todas as faturas deverão ser devolvidas devidamente atestadas mediante carimbo, matricula SIAPE e assinatura do usuário;</text:h>
      <text:h text:style-name="P113" text:outline-level="1">III – todas as faturas passivas de ressarcimento deverão ser devolvidas devidamente atestadas mediante carimbo, matricula SIAPE, assinatura do usuário e com a cópia da GRU e do comprovante de pagamento;</text:h>
      <text:p text:style-name="P88"/>
      <text:list xml:id="list911067867" text:continue-numbering="true" text:style-name="L4">
        <text:list-item>
          <text:list>
            <text:list-item>
              <text:p text:style-name="P171">Excedidos os limites de consumo, constantes no Anexo I desta norma, caberá ao usuário o ateste e devolução da fatura no prazo máximo de 5 dias úteis após o pagamento da GRU.</text:p>
            </text:list-item>
          </text:list>
        </text:list-item>
      </text:list>
      <text:p text:style-name="P88"/>
      <text:list xml:id="list1703007686" text:continue-numbering="true" text:style-name="L4">
        <text:list-item>
          <text:list>
            <text:list-item>
              <text:p text:style-name="P42">O Gestor Administrativo do Contrato bloqueará os serviços prestados em caso de não cumprimento do disposto nos termos dos itens acima.</text:p>
            </text:list-item>
          </text:list>
        </text:list-item>
      </text:list>
      <text:p text:style-name="P88"/>
      <text:list xml:id="list1778427109" text:continue-numbering="true" text:style-name="L4">
        <text:list-item>
          <text:p text:style-name="P146">DISCAGEM DE LONGA DISTÂNCIA NACIONAL E INTERNACIONAL </text:p>
        </text:list-item>
      </text:list>
      <text:p text:style-name="P106"/>
      <text:list xml:id="list1499120593" text:continue-numbering="true" text:style-name="L4">
        <text:list-item>
          <text:list>
            <text:list-item>
              <text:p text:style-name="P42">O usuário do Serviço STMP, quando estiver nas dependências do MinC, deverá utilizar preferencialmente recursos do STFC para a realização de chamadas DDD e DDI. </text:p>
            </text:list-item>
          </text:list>
        </text:list-item>
      </text:list>
      <text:p text:style-name="P107"/>
      <text:list xml:id="list1370376829" text:continue-numbering="true" text:style-name="L4">
        <text:list-item>
          <text:list>
            <text:list-item>
              <text:p text:style-name="P42">A realização de ligações DDD e DDI deverá ser executada exclusivamente através da operadora de longa distância nacional ou internacional indicada pelo MinC em razão de contrato firmado. </text:p>
            </text:list-item>
          </text:list>
        </text:list-item>
      </text:list>
      <text:p text:style-name="P107"/>
      <text:list xml:id="list1710569187" text:continue-numbering="true" text:style-name="L4">
        <text:list-item>
          <text:list>
            <text:list-item>
              <text:p text:style-name="P42">A realização de ligações DDD e DDI em outra operadora distinta da contratada pelo MinC ensejará obrigatoriamente, o ressarcimento das despesas ao erário.</text:p>
            </text:list-item>
          </text:list>
        </text:list-item>
      </text:list>
      <text:p text:style-name="P107"/>
      <text:list xml:id="list1926702676" text:continue-numbering="true" text:style-name="L4">
        <text:list-item>
          <text:p text:style-name="P146">ROAMING INTERNACIONAL </text:p>
        </text:list-item>
      </text:list>
      <text:p text:style-name="P107"/>
      <text:list xml:id="list1710350906" text:continue-numbering="true" text:style-name="L4">
        <text:list-item>
          <text:list>
            <text:list-item>
              <text:p text:style-name="P42">O serviço de roaming internacional para realizar e receber ligações internacionais, será <text:soft-page-break/>habilitado somente na ocasião de afastamento temporário do servidor no interesse da administração por prazo determinado, publicado em portaria.</text:p>
            </text:list-item>
          </text:list>
        </text:list-item>
      </text:list>
      <text:p text:style-name="P107"/>
      <text:list xml:id="list1953292742" text:continue-numbering="true" text:style-name="L4">
        <text:list-item>
          <text:list>
            <text:list-item>
              <text:p text:style-name="P42">O usuário deverá solicitar a habilitação do serviço de roaming Internacional à Coordenação-Geral de Tecnologia da Informação com antecedência de 2 (dois) dias úteis indicando:</text:p>
            </text:list-item>
          </text:list>
        </text:list-item>
      </text:list>
      <text:p text:style-name="P107"/>
      <text:h text:style-name="P113" text:outline-level="1">I – Número do telefone celular;</text:h>
      <text:h text:style-name="P113" text:outline-level="1">II – Responsável pela linha;</text:h>
      <text:h text:style-name="P113" text:outline-level="1">III – Unidade de lotação/Cargo;</text:h>
      <text:h text:style-name="P113" text:outline-level="1">IV – País(es) e cidade(s) de destino;</text:h>
      <text:h text:style-name="P113" text:outline-level="1">V – Período da viagem; e</text:h>
      <text:h text:style-name="P113" text:outline-level="1">VI – Cópia da publicação do Diário Oficial da União do afastamento do país.</text:h>
      <text:p text:style-name="P107"/>
      <text:list xml:id="list162903925" text:continue-numbering="true" text:style-name="L4">
        <text:list-item>
          <text:list>
            <text:list-item>
              <text:p text:style-name="P42">É vedada a utilização simultânea de pacote de dados e conexão de banda larga 3G ou superior, via modem externo, ou em plataforma Tablet em roaming Internacional, salvo os casos de servidores ocupantes de Cargo de Natureza Especial.</text:p>
            </text:list-item>
          </text:list>
        </text:list-item>
      </text:list>
      <text:p text:style-name="P107"/>
      <text:list xml:id="list778777669" text:continue-numbering="true" text:style-name="L4">
        <text:list-item>
          <text:p text:style-name="P146">DA RESPONSABILIDADE DOS USUÁRIOS</text:p>
        </text:list-item>
      </text:list>
      <text:p text:style-name="P107"/>
      <text:list xml:id="list314195314" text:continue-numbering="true" text:style-name="L4">
        <text:list-item>
          <text:list>
            <text:list-item>
              <text:p text:style-name="P42">Os equipamentos e acessórios que integram o conjunto do Serviço de Telefonia Móvel Celular e conexão banda larga 3G ou superior, ou em plataforma Tablet serão objetos de efetivo controle por parte do Chefe da Divisão de Telefonia - DITEL, devendo a responsabilidade pelo uso e guarda realizar-se em caráter pessoal e intransferível pelo usuário, conforme Termo de Responsabilidade.</text:p>
            </text:list-item>
          </text:list>
        </text:list-item>
      </text:list>
      <text:p text:style-name="P107"/>
      <text:list xml:id="list194747293" text:continue-numbering="true" text:style-name="L4">
        <text:list-item>
          <text:list>
            <text:list-item>
              <text:p text:style-name="P42">Nos casos de danos ou extravios dos equipamentos, que eventualmente forem disponibilizados ao MinC em regime de comodato pela operadora contratada, o usuário será o fiel depositário do aparelho, respondendo pelas avarias, extravios e consequente reposição, nas condições que forem estabelecidas pelo efetivo proprietário do bem.</text:p>
            </text:list-item>
          </text:list>
        </text:list-item>
      </text:list>
      <text:p text:style-name="P41"/>
      <text:list xml:id="list72247790" text:continue-numbering="true" text:style-name="L4">
        <text:list-item>
          <text:list>
            <text:list-item>
              <text:p text:style-name="P42">Ocorrendo avarias ou funcionamento irregular do aparelho, o usuário do equipamento relatará o feito, de pronto, à Coordenação-Geral de Tecnologia da Informação (CGTI) para que sejam adotas as seguintes providências:</text:p>
            </text:list-item>
          </text:list>
        </text:list-item>
      </text:list>
      <text:p text:style-name="P94"/>
      <text:h text:style-name="P40" text:outline-level="1"><text:soft-page-break/>I - caso a falha decorra de mau uso, comprovada por laudo emitido por empresa de assistência técnica, o detentor da responsabilidade do aparelho responderá pelo respectivo ônus, sujeitando-se a arcar com as despesas de recuperação do material em assistência técnica autorizada; ou</text:h>
      <text:h text:style-name="P40" text:outline-level="1">II – indenizar o material, a preço especificado no termo de responsabilidade, devendo o recolhimento ser efetuado por meio de Guia de Recolhimento da União - GRU<text:change-end text:change-id="ct139674374340176"/><text:change text:change-id="ct139674374324248"/><text:change-start text:change-id="ct139674374324632"/></text:h>
      <text:p text:style-name="P88"/>
      <text:list xml:id="list893829561" text:continue-numbering="true" text:style-name="L4">
        <text:list-item>
          <text:list>
            <text:list-item>
              <text:p text:style-name="P42">Na ocorrência de extravios, o usuário do equipamento relatará o feito, de pronto, à CGTI para que seja providenciada a suspensão dos serviços junto à empresa concessionária, ficando o usuário da linha responsabilizado pelo registro da ocorrência policial e seu encaminhamento a CGTI.</text:p>
            </text:list-item>
          </text:list>
        </text:list-item>
      </text:list>
      <text:p text:style-name="P64"/>
      <text:list xml:id="list1552469069" text:continue-numbering="true" text:style-name="L4">
        <text:list-item>
          <text:list>
            <text:list-item>
              <text:p text:style-name="P42">As situações previstas no item 10.3 e 10.4 dispensarão instauração de sindicância, quando se tratar de conduta culposa, para casos de dano ou desaparecimento de bem público que implicar prejuízo de pequeno valor, cujo procedimento processual será realizado por intermédio de Termo Circunstanciado Administrativo (TCA), na forma estabelecida na Instrução Normativa nº 4, de 17 de fevereiro de 2009, da Controladoria Geral da União.</text:p>
            </text:list-item>
          </text:list>
        </text:list-item>
      </text:list>
      <text:p text:style-name="P63"/>
      <text:list xml:id="list964269450" text:continue-numbering="true" text:style-name="L4">
        <text:list-item>
          <text:list>
            <text:list-item>
              <text:p text:style-name="P42">Na hipótese de clonagem da linha telefônica móvel celular, o usuário comunicará de imediato à CGTI para as providências cabíveis.</text:p>
            </text:list-item>
          </text:list>
        </text:list-item>
      </text:list>
      <text:p text:style-name="P41"/>
      <text:list xml:id="list657749499" text:continue-numbering="true" text:style-name="L4">
        <text:list-item>
          <text:list>
            <text:list-item>
              <text:p text:style-name="P42">No caso de exoneração ou qualquer outro fato que motive o encerramento do Serviço de Telefonia Móvel o servidor/usuário, deverá devolver diretamente à CGTI o aparelho de telefonia sob sua guarda e/ou os aparelhos de conexão banda larga 3G, ou superior, ou plataforma Tablet, em condições de uso, nos seguintes prazos: </text:p>
            </text:list-item>
          </text:list>
        </text:list-item>
      </text:list>
      <text:p text:style-name="P88"/>
      <text:h text:style-name="P113" text:outline-level="1">I - em até 10 (dez) dias úteis, para ocupantes de cargo em comissão de Natureza Especial; e</text:h>
      <text:h text:style-name="P113" text:outline-level="1">II – em até 5 (cinco) dias úteis, para os demais servidores/usuários.</text:h>
      <text:p text:style-name="P93"/>
      <text:list xml:id="list1799149172" text:continue-numbering="true" text:style-name="L4">
        <text:list-item>
          <text:list>
            <text:list-item>
              <text:p text:style-name="P42">A devolução dos aparelhos deverá ser feita mediante o Termo de Devolução do Aparelho de Telefonia Móvel Celular e aparelhos de conexão banda larga 3G, ou superior, ou plataforma Tablet.</text:p>
            </text:list-item>
          </text:list>
        </text:list-item>
      </text:list>
      <text:p text:style-name="P63"/>
      <text:list xml:id="list998009064" text:continue-numbering="true" text:style-name="L4">
        <text:list-item>
          <text:list>
            <text:list-item>
              <text:p text:style-name="P42">Os usuários deverão informar à CGTI sempre que houver alteração de cargo e lotação.</text:p>
            </text:list-item>
          </text:list>
        </text:list-item>
      </text:list>
      <text:p text:style-name="P86"/>
      <text:list xml:id="list1061596000" text:continue-numbering="true" text:style-name="L4">
        <text:list-item>
          <text:p text:style-name="P146">DIPOSIÇÕES FINAIS</text:p>
        </text:list-item>
      </text:list>
      <text:p text:style-name="P86"/>
      <text:list xml:id="list1302896384" text:continue-numbering="true" text:style-name="L4">
        <text:list-item>
          <text:list>
            <text:list-item>
              <text:p text:style-name="P42"><text:soft-page-break/>Caberá à Coordenação-Geral de Gestão de Pessoas - COGEP, responsável pela análise do procedimento de exoneração do usuário, solicitar manifestação da CGTI para obtenção de pendências do usuário.</text:p>
            </text:list-item>
          </text:list>
        </text:list-item>
      </text:list>
      <text:p text:style-name="P41"/>
      <text:list xml:id="list654515701" text:continue-numbering="true" text:style-name="L4">
        <text:list-item>
          <text:list>
            <text:list-item>
              <text:p text:style-name="P42">Caso reste configurada a existência de débitos em favor da Administração, a COGEP deverá instar o usuário a quitar o débito ou autorizar eventual ajuste de contas, sob pena de inscrição em dívida ativa, podendo ainda, estar sujeito a aplicação de medidas complementares previstas na legislação vigente. </text:p>
            </text:list-item>
          </text:list>
        </text:list-item>
      </text:list>
      <text:p text:style-name="P41"/>
      <text:list xml:id="list161864685" text:continue-numbering="true" text:style-name="L4">
        <text:list-item>
          <text:list>
            <text:list-item>
              <text:p text:style-name="P42">A CGTI deverá divulgar aos servidores/usuários dos serviços de telefonia fixa e móvel a tarifação contratada pelo MinC, bem como informações relativas à utilização dos equipamentos. </text:p>
            </text:list-item>
          </text:list>
        </text:list-item>
      </text:list>
      <text:p text:style-name="P44"><text:change-end text:change-id="ct139674374324632"/><text:change text:change-id="ct139674374324824"/><text:span text:style-name="Fonte_20_parág._20_padrão"><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Noto Sans" svg:font-family="'Noto Sans'"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Noto Sans1" svg:font-family="'Noto Sans'" style:font-family-generic="swiss" style:font-pitch="variable"/>
    <style:font-face style:name="Segoe UI" svg:font-family="'Segoe UI'" style:font-family-generic="swiss" style:font-pitch="variable"/>
    <style:font-face style:name="Times New Roman2" svg:font-family="'Times New Roman'" style:font-family-generic="swiss" style:font-pitch="variable"/>
    <style:font-face style:name="DejaVu Sans Condensed" svg:font-family="'DejaVu Sans Condensed'"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6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WenQuanYi Micro Hei" style:font-size-asian="14pt" style:font-name-complex="DejaVu Sans Condensed"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Normal" style:next-style-name="Normal" style:default-outline-level="1" style:class="text">
      <style:paragraph-properties loext:contextual-spacing="false" fo:margin-top="0.423cm" fo:margin-bottom="0.106cm" fo:hyphenation-ladder-count="no-limit" fo:keep-with-next="always" style:vertical-align="auto"/>
      <style:text-properties style:font-name="Arial" fo:font-size="16pt" fo:font-weight="bold" style:font-name-asian="Arial Unicode MS" style:font-size-asian="16pt" style:language-asian="ar" style:country-asian="SA" style:font-weight-asian="bold" style:font-name-complex="Arial" style:font-size-complex="16pt" style:language-complex="ar" style:country-complex="SA"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text-align="center" style:justify-single-word="false" fo:hyphenation-ladder-count="no-limit" fo:keep-with-next="always" style:vertical-align="auto"/>
      <style:text-properties fo:font-weight="bold" style:letter-kerning="false" style:font-name-asian="Arial Unicode MS" style:language-asian="ar" style:country-asian="SA" style:font-weight-asian="bold" style:font-name-complex="Times New Roman" style:font-size-complex="10pt" style:language-complex="ar" style:country-complex="S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size-complex="10.5pt" fo:hyphenate="false" fo:hyphenation-remain-char-count="0" fo:hyphenation-push-char-count="0"/>
    </style:style>
    <style:style style:name="Fonte_20_parág._20_padrão" style:display-name="Fonte parág. padrão" style:family="text"/>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6_20_1" style:display-name="RTF_Num 6 1" style:family="text"/>
    <style:style style:name="RTF_5f_Num_20_6_20_2" style:display-name="RTF_Num 6 2"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6_20_1" style:display-name="RTF_Num 16 1" style:family="text"/>
    <style:style style:name="RTF_5f_Num_20_17_20_1" style:display-name="RTF_Num 17 1" style:family="text"/>
    <style:style style:name="RTF_5f_Num_20_18_20_1" style:display-name="RTF_Num 18 1"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Texto_20_de_20_balão_20_Char" style:display-name="Texto de balão Char" style:family="text" style:parent-style-name="Fonte_20_parág._20_padrão">
      <style:text-properties style:font-name="Segoe UI" fo:font-size="9pt" style:font-size-asian="9pt" style:font-name-complex="Mangal" style:font-size-complex="8pt"/>
    </style:style>
    <style:style style:name="Título_20_1_20_Char" style:display-name="Título 1 Char" style:family="text" style:parent-style-name="Fonte_20_parág._20_padrão">
      <style:text-properties style:font-name="Arial" fo:font-size="16pt" fo:font-weight="bold" style:letter-kerning="true" style:font-name-asian="Arial Unicode MS" style:font-size-asian="16pt" style:language-asian="ar" style:country-asian="SA" style:font-weight-asian="bold" style:font-name-complex="Arial" style:font-size-complex="16pt" style:language-complex="ar" style:country-complex="SA" style:font-weight-complex="bold"/>
    </style:style>
    <style:style style:name="Título_20_3_20_Char" style:display-name="Título 3 Char" style:family="text" style:parent-style-name="Fonte_20_parág._20_padrão">
      <style:text-properties fo:font-weight="bold" style:letter-kerning="false" style:font-name-asian="Arial Unicode MS" style:language-asian="ar" style:country-asian="SA" style:font-weight-asian="bold" style:font-name-complex="Times New Roman" style:font-size-complex="10pt" style:language-complex="ar" style:country-complex="SA"/>
    </style:style>
    <style:style style:name="Cabeçalho_20_Char" style:display-name="Cabeçalho Char" style:family="text" style:parent-style-name="Fonte_20_parág._20_padrão">
      <style:text-properties style:font-name-complex="Mangal" style:font-size-complex="10.5pt"/>
    </style:style>
    <style:style style:name="Rodapé_20_Char" style:display-name="Rodapé Char" style:family="text" style:parent-style-name="Fonte_20_parág._20_padrão">
      <style:text-properties style:font-name-complex="Mangal" style:font-size-complex="10.5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9" style:display-name="RTF_Num 9">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0" style:display-name="RTF_Num 10">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1" style:display-name="RTF_Num 1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2" style:display-name="RTF_Num 1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3" style:display-name="RTF_Num 1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4" style:display-name="RTF_Num 1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5" style:display-name="RTF_Num 1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6" style:display-name="RTF_Num 1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7" style:display-name="RTF_Num 17">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8" style:display-name="RTF_Num 1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dc:title/>
    <meta:initial-creator>Diego Aguilera</meta:initial-creator>
    <meta:creation-date>2015-09-24T21:40:00Z</meta:creation-date>
    <dc:date>2015-11-03T14:35:10</dc:date>
    <meta:print-date>2015-09-24T17:01:00Z</meta:print-date>
    <meta:editing-cycles>264</meta:editing-cycles>
    <meta:editing-duration>PT11H49M16S</meta:editing-duration>
    <dc:creator>christian </dc:creator>
    <meta:document-statistic meta:table-count="7" meta:image-count="0" meta:object-count="0" meta:page-count="27" meta:paragraph-count="777" meta:word-count="7294" meta:character-count="45361"/>
    <meta:template xlink:type="simple" xlink:actuate="onRequest" xlink:title="" xlink:href="Normal"/>
  </office:meta>
</office:document-meta>
</file>